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A0000020EA3D83DAC695DBB61.png" manifest:media-type="image/png"/>
  <manifest:file-entry manifest:full-path="Pictures/10000000000000120000015F82365475875EF4B2.png" manifest:media-type="image/png"/>
  <manifest:file-entry manifest:full-path="Pictures/10000000000000120000015F7F8477838F622351.png" manifest:media-type="image/png"/>
  <manifest:file-entry manifest:full-path="Pictures/10000000000000120000015F587F1F9B1F9A79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" svg:font-family="NimbusRoman"/>
    <style:font-face style:name="OpenSymbol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NimbusRoman1" svg:font-family="NimbusRoman" style:font-pitch="variable"/>
    <style:font-face style:name="OpenSymbol1" svg:font-family="Open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3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0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25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08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15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0.12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08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8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94cm" fo:min-width="0.20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6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9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ffffff"/>
    </style:style>
    <style:style style:name="gr13" style:family="graphic" style:parent-style-name="standard">
      <style:graphic-properties draw:stroke="none" draw:fill="solid" draw:fill-color="#e0ecf8"/>
    </style:style>
    <style:style style:name="gr14" style:family="graphic" style:parent-style-name="standard">
      <style:graphic-properties draw:stroke="none" draw:fill="solid" draw:fill-color="#dfecf7"/>
    </style:style>
    <style:style style:name="gr15" style:family="graphic" style:parent-style-name="standard">
      <style:graphic-properties draw:stroke="none" draw:fill="solid" draw:fill-color="#ddeaf7"/>
    </style:style>
    <style:style style:name="gr16" style:family="graphic" style:parent-style-name="standard">
      <style:graphic-properties draw:stroke="none" draw:fill="solid" draw:fill-color="#dbe9f6"/>
    </style:style>
    <style:style style:name="gr17" style:family="graphic" style:parent-style-name="standard">
      <style:graphic-properties draw:stroke="none" draw:fill="solid" draw:fill-color="#d9e8f5"/>
    </style:style>
    <style:style style:name="gr18" style:family="graphic" style:parent-style-name="standard">
      <style:graphic-properties draw:stroke="none" draw:fill="solid" draw:fill-color="#dae8f6"/>
    </style:style>
    <style:style style:name="gr19" style:family="graphic" style:parent-style-name="standard">
      <style:graphic-properties draw:stroke="none" draw:fill="solid" draw:fill-color="#d9e7f5"/>
    </style:style>
    <style:style style:name="gr20" style:family="graphic" style:parent-style-name="standard">
      <style:graphic-properties draw:stroke="none" draw:fill="solid" draw:fill-color="#deebf7"/>
    </style:style>
    <style:style style:name="gr21" style:family="graphic" style:parent-style-name="standard">
      <style:graphic-properties draw:stroke="none" draw:fill="solid" draw:fill-color="#dfebf7"/>
    </style:style>
    <style:style style:name="gr22" style:family="graphic" style:parent-style-name="standard">
      <style:graphic-properties draw:stroke="none" draw:fill="solid" draw:fill-color="#dce9f6"/>
    </style:style>
    <style:style style:name="gr23" style:family="graphic" style:parent-style-name="standard">
      <style:graphic-properties draw:stroke="none" draw:fill="solid" draw:fill-color="#dceaf6"/>
    </style:style>
    <style:style style:name="gr24" style:family="graphic" style:parent-style-name="standard">
      <style:graphic-properties draw:stroke="none" draw:fill="solid" draw:fill-color="#e3eef8"/>
    </style:style>
    <style:style style:name="gr25" style:family="graphic" style:parent-style-name="standard">
      <style:graphic-properties draw:stroke="none" draw:fill="solid" draw:fill-color="#e5eff9"/>
    </style:style>
    <style:style style:name="gr26" style:family="graphic" style:parent-style-name="standard">
      <style:graphic-properties draw:stroke="none" draw:fill="solid" draw:fill-color="#e9f2fa"/>
    </style:style>
    <style:style style:name="gr27" style:family="graphic" style:parent-style-name="standard">
      <style:graphic-properties draw:stroke="none" draw:fill="solid" draw:fill-color="#eaf3fb"/>
    </style:style>
    <style:style style:name="gr28" style:family="graphic" style:parent-style-name="standard">
      <style:graphic-properties draw:stroke="none" draw:fill="solid" draw:fill-color="#ebf3fb"/>
    </style:style>
    <style:style style:name="gr29" style:family="graphic" style:parent-style-name="standard">
      <style:graphic-properties draw:stroke="none" draw:fill="solid" draw:fill-color="#d5e5f4"/>
    </style:style>
    <style:style style:name="gr30" style:family="graphic" style:parent-style-name="standard">
      <style:graphic-properties draw:stroke="none" draw:fill="solid" draw:fill-color="#d1e2f3"/>
    </style:style>
    <style:style style:name="gr31" style:family="graphic" style:parent-style-name="standard">
      <style:graphic-properties draw:stroke="none" draw:fill="solid" draw:fill-color="#c6dbef"/>
    </style:style>
    <style:style style:name="gr32" style:family="graphic" style:parent-style-name="standard">
      <style:graphic-properties draw:stroke="none" draw:fill="solid" draw:fill-color="#b7d4ea"/>
    </style:style>
    <style:style style:name="gr33" style:family="graphic" style:parent-style-name="standard">
      <style:graphic-properties draw:stroke="none" draw:fill="solid" draw:fill-color="#97c6df"/>
    </style:style>
    <style:style style:name="gr34" style:family="graphic" style:parent-style-name="standard">
      <style:graphic-properties draw:stroke="none" draw:fill="solid" draw:fill-color="#5ca4d0"/>
    </style:style>
    <style:style style:name="gr35" style:family="graphic" style:parent-style-name="standard">
      <style:graphic-properties draw:stroke="none" draw:fill="solid" draw:fill-color="#79b5d9"/>
    </style:style>
    <style:style style:name="gr36" style:family="graphic" style:parent-style-name="standard">
      <style:graphic-properties draw:stroke="none" draw:fill="solid" draw:fill-color="#69add5"/>
    </style:style>
    <style:style style:name="gr37" style:family="graphic" style:parent-style-name="standard">
      <style:graphic-properties draw:stroke="none" draw:fill="solid" draw:fill-color="#4997c9"/>
    </style:style>
    <style:style style:name="gr38" style:family="graphic" style:parent-style-name="standard">
      <style:graphic-properties draw:stroke="none" draw:fill="solid" draw:fill-color="#3181bd"/>
    </style:style>
    <style:style style:name="gr39" style:family="graphic" style:parent-style-name="standard">
      <style:graphic-properties draw:stroke="none" draw:fill="solid" draw:fill-color="#1663aa"/>
    </style:style>
    <style:style style:name="gr40" style:family="graphic" style:parent-style-name="standard">
      <style:graphic-properties draw:stroke="none" draw:fill="solid" draw:fill-color="#0a539e"/>
    </style:style>
    <style:style style:name="gr41" style:family="graphic" style:parent-style-name="standard">
      <style:graphic-properties draw:stroke="none" draw:fill="solid" draw:fill-color="#0e59a2"/>
    </style:style>
    <style:style style:name="gr42" style:family="graphic" style:parent-style-name="standard">
      <style:graphic-properties draw:stroke="none" draw:fill="solid" draw:fill-color="#1562a9"/>
    </style:style>
    <style:style style:name="gr43" style:family="graphic" style:parent-style-name="standard">
      <style:graphic-properties draw:stroke="none" draw:fill="solid" draw:fill-color="#084e98"/>
    </style:style>
    <style:style style:name="gr44" style:family="graphic" style:parent-style-name="standard">
      <style:graphic-properties draw:stroke="none" draw:fill="solid" draw:fill-color="#083b7c"/>
    </style:style>
    <style:style style:name="gr45" style:family="graphic" style:parent-style-name="standard">
      <style:graphic-properties draw:stroke="none" draw:fill="solid" draw:fill-color="#08306b"/>
    </style:style>
    <style:style style:name="gr46" style:family="graphic" style:parent-style-name="standard">
      <style:graphic-properties draw:stroke="none" draw:fill="solid" draw:fill-color="#083d7f"/>
    </style:style>
    <style:style style:name="gr47" style:family="graphic" style:parent-style-name="standard">
      <style:graphic-properties draw:stroke="none" draw:fill="solid" draw:fill-color="#084488"/>
    </style:style>
    <style:style style:name="gr48" style:family="graphic" style:parent-style-name="standard">
      <style:graphic-properties draw:stroke="none" draw:fill="solid" draw:fill-color="#08316d"/>
    </style:style>
    <style:style style:name="gr49" style:family="graphic" style:parent-style-name="standard">
      <style:graphic-properties draw:stroke="none" draw:fill="solid" draw:fill-color="#084c95"/>
    </style:style>
    <style:style style:name="gr50" style:family="graphic" style:parent-style-name="standard">
      <style:graphic-properties draw:stroke="none" draw:fill="solid" draw:fill-color="#3a8ac2"/>
    </style:style>
    <style:style style:name="gr51" style:family="graphic" style:parent-style-name="standard">
      <style:graphic-properties draw:stroke="none" draw:fill="solid" draw:fill-color="#a1cbe2"/>
    </style:style>
    <style:style style:name="gr52" style:family="graphic" style:parent-style-name="standard">
      <style:graphic-properties draw:stroke="none" draw:fill="solid" draw:fill-color="#c8dcf0"/>
    </style:style>
    <style:style style:name="gr53" style:family="graphic" style:parent-style-name="standard">
      <style:graphic-properties draw:stroke="none" draw:fill="solid" draw:fill-color="#bfd8ed"/>
    </style:style>
    <style:style style:name="gr54" style:family="graphic" style:parent-style-name="standard">
      <style:graphic-properties draw:stroke="none" draw:fill="solid" draw:fill-color="#c7dbef"/>
    </style:style>
    <style:style style:name="gr55" style:family="graphic" style:parent-style-name="standard">
      <style:graphic-properties draw:stroke="none" draw:fill="solid" draw:fill-color="#caddf0"/>
    </style:style>
    <style:style style:name="gr56" style:family="graphic" style:parent-style-name="standard">
      <style:graphic-properties draw:stroke="none" draw:fill="solid" draw:fill-color="#e7f1fa"/>
    </style:style>
    <style:style style:name="gr57" style:family="graphic" style:parent-style-name="standard">
      <style:graphic-properties draw:stroke="none" draw:fill="solid" draw:fill-color="#e8f1fa"/>
    </style:style>
    <style:style style:name="gr58" style:family="graphic" style:parent-style-name="standard">
      <style:graphic-properties draw:stroke="none" draw:fill="solid" draw:fill-color="#e7f0fa"/>
    </style:style>
    <style:style style:name="gr59" style:family="graphic" style:parent-style-name="standard">
      <style:graphic-properties draw:stroke="none" draw:fill="solid" draw:fill-color="#e4eff9"/>
    </style:style>
    <style:style style:name="gr60" style:family="graphic" style:parent-style-name="standard">
      <style:graphic-properties draw:stroke="none" draw:fill="solid" draw:fill-color="#e3eef9"/>
    </style:style>
    <style:style style:name="gr61" style:family="graphic" style:parent-style-name="standard">
      <style:graphic-properties draw:stroke="none" draw:fill="solid" draw:fill-color="#e6f0f9"/>
    </style:style>
    <style:style style:name="gr62" style:family="graphic" style:parent-style-name="standard">
      <style:graphic-properties draw:stroke="none" draw:fill="solid" draw:fill-color="#eaf2fb"/>
    </style:style>
    <style:style style:name="gr63" style:family="graphic" style:parent-style-name="standard">
      <style:graphic-properties draw:stroke="none" draw:fill="solid" draw:fill-color="#4d99ca"/>
    </style:style>
    <style:style style:name="gr64" style:family="graphic" style:parent-style-name="standard">
      <style:graphic-properties draw:stroke="none" draw:fill="solid" draw:fill-color="#5da5d1"/>
    </style:style>
    <style:style style:name="gr65" style:family="graphic" style:parent-style-name="standard">
      <style:graphic-properties draw:stroke="none" draw:fill="solid" draw:fill-color="#74b3d8"/>
    </style:style>
    <style:style style:name="gr66" style:family="graphic" style:parent-style-name="standard">
      <style:graphic-properties draw:stroke="none" draw:fill="solid" draw:fill-color="#94c4df"/>
    </style:style>
    <style:style style:name="gr67" style:family="graphic" style:parent-style-name="standard">
      <style:graphic-properties draw:stroke="none" draw:fill="solid" draw:fill-color="#b0d2e7"/>
    </style:style>
    <style:style style:name="gr68" style:family="graphic" style:parent-style-name="standard">
      <style:graphic-properties draw:stroke="none" draw:fill="solid" draw:fill-color="#cadef0"/>
    </style:style>
    <style:style style:name="gr69" style:family="graphic" style:parent-style-name="standard">
      <style:graphic-properties draw:stroke="none" draw:fill="solid" draw:fill-color="#d7e6f5"/>
    </style:style>
    <style:style style:name="gr70" style:family="graphic" style:parent-style-name="standard">
      <style:graphic-properties draw:stroke="none" draw:fill="solid" draw:fill-color="#e2edf8"/>
    </style:style>
    <style:style style:name="gr71" style:family="graphic" style:parent-style-name="standard">
      <style:graphic-properties draw:stroke="none" draw:fill="solid" draw:fill-color="#000000"/>
    </style:style>
    <style:style style:name="gr72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62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84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8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555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44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79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65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44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solid" draw:fill-color="#eef8ea"/>
    </style:style>
    <style:style style:name="gr85" style:family="graphic" style:parent-style-name="standard">
      <style:graphic-properties draw:stroke="none" draw:fill="solid" draw:fill-color="#edf8ea"/>
    </style:style>
    <style:style style:name="gr86" style:family="graphic" style:parent-style-name="standard">
      <style:graphic-properties draw:stroke="none" draw:fill="solid" draw:fill-color="#ecf8e8"/>
    </style:style>
    <style:style style:name="gr87" style:family="graphic" style:parent-style-name="standard">
      <style:graphic-properties draw:stroke="none" draw:fill="solid" draw:fill-color="#eff9eb"/>
    </style:style>
    <style:style style:name="gr88" style:family="graphic" style:parent-style-name="standard">
      <style:graphic-properties draw:stroke="none" draw:fill="solid" draw:fill-color="#ebf7e7"/>
    </style:style>
    <style:style style:name="gr89" style:family="graphic" style:parent-style-name="standard">
      <style:graphic-properties draw:stroke="none" draw:fill="solid" draw:fill-color="#edf8e9"/>
    </style:style>
    <style:style style:name="gr90" style:family="graphic" style:parent-style-name="standard">
      <style:graphic-properties draw:stroke="none" draw:fill="solid" draw:fill-color="#f0f9ec"/>
    </style:style>
    <style:style style:name="gr91" style:family="graphic" style:parent-style-name="standard">
      <style:graphic-properties draw:stroke="none" draw:fill="solid" draw:fill-color="#e9f7e5"/>
    </style:style>
    <style:style style:name="gr92" style:family="graphic" style:parent-style-name="standard">
      <style:graphic-properties draw:stroke="none" draw:fill="solid" draw:fill-color="#e7f6e3"/>
    </style:style>
    <style:style style:name="gr93" style:family="graphic" style:parent-style-name="standard">
      <style:graphic-properties draw:stroke="none" draw:fill="solid" draw:fill-color="#e7f6e2"/>
    </style:style>
    <style:style style:name="gr94" style:family="graphic" style:parent-style-name="standard">
      <style:graphic-properties draw:stroke="none" draw:fill="solid" draw:fill-color="#eaf7e6"/>
    </style:style>
    <style:style style:name="gr95" style:family="graphic" style:parent-style-name="standard">
      <style:graphic-properties draw:stroke="none" draw:fill="solid" draw:fill-color="#e8f6e3"/>
    </style:style>
    <style:style style:name="gr96" style:family="graphic" style:parent-style-name="standard">
      <style:graphic-properties draw:stroke="none" draw:fill="solid" draw:fill-color="#def2d9"/>
    </style:style>
    <style:style style:name="gr97" style:family="graphic" style:parent-style-name="standard">
      <style:graphic-properties draw:stroke="none" draw:fill="solid" draw:fill-color="#d4eece"/>
    </style:style>
    <style:style style:name="gr98" style:family="graphic" style:parent-style-name="standard">
      <style:graphic-properties draw:stroke="none" draw:fill="solid" draw:fill-color="#ceecc8"/>
    </style:style>
    <style:style style:name="gr99" style:family="graphic" style:parent-style-name="standard">
      <style:graphic-properties draw:stroke="none" draw:fill="solid" draw:fill-color="#cfecc9"/>
    </style:style>
    <style:style style:name="gr100" style:family="graphic" style:parent-style-name="standard">
      <style:graphic-properties draw:stroke="none" draw:fill="solid" draw:fill-color="#cdecc7"/>
    </style:style>
    <style:style style:name="gr101" style:family="graphic" style:parent-style-name="standard">
      <style:graphic-properties draw:stroke="none" draw:fill="solid" draw:fill-color="#d3eecd"/>
    </style:style>
    <style:style style:name="gr102" style:family="graphic" style:parent-style-name="standard">
      <style:graphic-properties draw:stroke="none" draw:fill="solid" draw:fill-color="#aedea7"/>
    </style:style>
    <style:style style:name="gr103" style:family="graphic" style:parent-style-name="standard">
      <style:graphic-properties draw:stroke="none" draw:fill="solid" draw:fill-color="#b6e2af"/>
    </style:style>
    <style:style style:name="gr104" style:family="graphic" style:parent-style-name="standard">
      <style:graphic-properties draw:stroke="none" draw:fill="solid" draw:fill-color="#c8e9c1"/>
    </style:style>
    <style:style style:name="gr105" style:family="graphic" style:parent-style-name="standard">
      <style:graphic-properties draw:stroke="none" draw:fill="solid" draw:fill-color="#dff3da"/>
    </style:style>
    <style:style style:name="gr106" style:family="graphic" style:parent-style-name="standard">
      <style:graphic-properties draw:stroke="none" draw:fill="solid" draw:fill-color="#e8f6e4"/>
    </style:style>
    <style:style style:name="gr107" style:family="graphic" style:parent-style-name="standard">
      <style:graphic-properties draw:stroke="none" draw:fill="solid" draw:fill-color="#eff9ec"/>
    </style:style>
    <style:style style:name="gr108" style:family="graphic" style:parent-style-name="standard">
      <style:graphic-properties draw:stroke="none" draw:fill="solid" draw:fill-color="#f0f9ed"/>
    </style:style>
    <style:style style:name="gr109" style:family="graphic" style:parent-style-name="standard">
      <style:graphic-properties draw:stroke="none" draw:fill="solid" draw:fill-color="#e6f5e1"/>
    </style:style>
    <style:style style:name="gr110" style:family="graphic" style:parent-style-name="standard">
      <style:graphic-properties draw:stroke="none" draw:fill="solid" draw:fill-color="#e5f5e1"/>
    </style:style>
    <style:style style:name="gr111" style:family="graphic" style:parent-style-name="standard">
      <style:graphic-properties draw:stroke="none" draw:fill="solid" draw:fill-color="#e4f5df"/>
    </style:style>
    <style:style style:name="gr112" style:family="graphic" style:parent-style-name="standard">
      <style:graphic-properties draw:stroke="none" draw:fill="solid" draw:fill-color="#e5f5e0"/>
    </style:style>
    <style:style style:name="gr113" style:family="graphic" style:parent-style-name="standard">
      <style:graphic-properties draw:stroke="none" draw:fill="solid" draw:fill-color="#f1faee"/>
    </style:style>
    <style:style style:name="gr114" style:family="graphic" style:parent-style-name="standard">
      <style:graphic-properties draw:stroke="none" draw:fill="solid" draw:fill-color="#f2faf0"/>
    </style:style>
    <style:style style:name="gr115" style:family="graphic" style:parent-style-name="standard">
      <style:graphic-properties draw:stroke="none" draw:fill="solid" draw:fill-color="#f3faf0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8cm" fo:min-width="0.352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solid" draw:fill-color="#fff5f0"/>
    </style:style>
    <style:style style:name="gr118" style:family="graphic" style:parent-style-name="standard">
      <style:graphic-properties draw:stroke="none" draw:fill="solid" draw:fill-color="#fff4ee"/>
    </style:style>
    <style:style style:name="gr119" style:family="graphic" style:parent-style-name="standard">
      <style:graphic-properties draw:stroke="none" draw:fill="solid" draw:fill-color="#fff3ed"/>
    </style:style>
    <style:style style:name="gr120" style:family="graphic" style:parent-style-name="standard">
      <style:graphic-properties draw:stroke="none" draw:fill="solid" draw:fill-color="#fff2eb"/>
    </style:style>
    <style:style style:name="gr121" style:family="graphic" style:parent-style-name="standard">
      <style:graphic-properties draw:stroke="none" draw:fill="solid" draw:fill-color="#fff2ec"/>
    </style:style>
    <style:style style:name="gr122" style:family="graphic" style:parent-style-name="standard">
      <style:graphic-properties draw:stroke="none" draw:fill="solid" draw:fill-color="#fff0e9"/>
    </style:style>
    <style:style style:name="gr123" style:family="graphic" style:parent-style-name="standard">
      <style:graphic-properties draw:stroke="none" draw:fill="solid" draw:fill-color="#fff1ea"/>
    </style:style>
    <style:style style:name="gr124" style:family="graphic" style:parent-style-name="standard">
      <style:graphic-properties draw:stroke="none" draw:fill="solid" draw:fill-color="#fff0e8"/>
    </style:style>
    <style:style style:name="gr125" style:family="graphic" style:parent-style-name="standard">
      <style:graphic-properties draw:stroke="none" draw:fill="solid" draw:fill-color="#ffefe8"/>
    </style:style>
    <style:style style:name="gr126" style:family="graphic" style:parent-style-name="standard">
      <style:graphic-properties draw:stroke="none" draw:fill="solid" draw:fill-color="#ffece4"/>
    </style:style>
    <style:style style:name="gr127" style:family="graphic" style:parent-style-name="standard">
      <style:graphic-properties draw:stroke="none" draw:fill="solid" draw:fill-color="#ffede5"/>
    </style:style>
    <style:style style:name="gr128" style:family="graphic" style:parent-style-name="standard">
      <style:graphic-properties draw:stroke="none" draw:fill="solid" draw:fill-color="#feeae0"/>
    </style:style>
    <style:style style:name="gr129" style:family="graphic" style:parent-style-name="standard">
      <style:graphic-properties draw:stroke="none" draw:fill="solid" draw:fill-color="#fee9df"/>
    </style:style>
    <style:style style:name="gr130" style:family="graphic" style:parent-style-name="standard">
      <style:graphic-properties draw:stroke="none" draw:fill="solid" draw:fill-color="#fee6da"/>
    </style:style>
    <style:style style:name="gr131" style:family="graphic" style:parent-style-name="standard">
      <style:graphic-properties draw:stroke="none" draw:fill="solid" draw:fill-color="#feeae1"/>
    </style:style>
    <style:style style:name="gr132" style:family="graphic" style:parent-style-name="standard">
      <style:graphic-properties draw:stroke="none" draw:fill="solid" draw:fill-color="#ffeee6"/>
    </style:style>
    <style:style style:name="gr133" style:family="graphic" style:parent-style-name="standard">
      <style:graphic-properties draw:stroke="none" draw:fill="solid" draw:fill-color="#fff4ef"/>
    </style:style>
    <style:style style:name="gr134" style:family="graphic" style:parent-style-name="standard">
      <style:graphic-properties draw:stroke="none" draw:fill="solid" draw:fill-color="#fedecf"/>
    </style:style>
    <style:style style:name="gr135" style:family="graphic" style:parent-style-name="standard">
      <style:graphic-properties draw:stroke="none" draw:fill="solid" draw:fill-color="#fc9e80"/>
    </style:style>
    <style:style style:name="gr136" style:family="graphic" style:parent-style-name="standard">
      <style:graphic-properties draw:stroke="none" draw:fill="solid" draw:fill-color="#fc8666"/>
    </style:style>
    <style:style style:name="gr137" style:family="graphic" style:parent-style-name="standard">
      <style:graphic-properties draw:stroke="none" draw:fill="solid" draw:fill-color="#67000d"/>
    </style:style>
    <style:style style:name="gr138" style:family="graphic" style:parent-style-name="standard">
      <style:graphic-properties draw:stroke="none" draw:fill="solid" draw:fill-color="#fc9070"/>
    </style:style>
    <style:style style:name="gr139" style:family="graphic" style:parent-style-name="standard">
      <style:graphic-properties draw:stroke="none" draw:fill="solid" draw:fill-color="#fcb499"/>
    </style:style>
    <style:style style:name="gr140" style:family="graphic" style:parent-style-name="standard">
      <style:graphic-properties draw:stroke="none" draw:fill="solid" draw:fill-color="#fdcbb6"/>
    </style:style>
    <style:style style:name="gr141" style:family="graphic" style:parent-style-name="standard">
      <style:graphic-properties draw:stroke="none" draw:fill="solid" draw:fill-color="#fee3d6"/>
    </style:style>
    <style:style style:name="gr142" style:family="graphic" style:parent-style-name="standard">
      <style:graphic-properties draw:stroke="none" draw:fill="solid" draw:fill-color="#ffece3"/>
    </style:style>
    <style:style style:name="gr143" style:family="graphic" style:parent-style-name="standard">
      <style:graphic-properties draw:stroke="none" svg:stroke-color="#000000" draw:fill="none" draw:fill-color="#ffffff" fo:min-height="2.346cm"/>
      <style:paragraph-properties style:writing-mode="lr-tb"/>
    </style:style>
    <style:style style:name="gr144" style:family="graphic" style:parent-style-name="standard">
      <style:graphic-properties draw:stroke="none" draw:fill="solid" draw:fill-color="#f6f6f6"/>
    </style:style>
    <style:style style:name="gr145" style:family="graphic" style:parent-style-name="standard">
      <style:graphic-properties draw:stroke="none" draw:fill="solid" draw:fill-color="#f7f7f7"/>
    </style:style>
    <style:style style:name="gr146" style:family="graphic" style:parent-style-name="standard">
      <style:graphic-properties draw:stroke="none" draw:fill="solid" draw:fill-color="#f5f5f5"/>
    </style:style>
    <style:style style:name="gr147" style:family="graphic" style:parent-style-name="standard">
      <style:graphic-properties draw:stroke="none" draw:fill="solid" draw:fill-color="#f8f8f8"/>
    </style:style>
    <style:style style:name="gr148" style:family="graphic" style:parent-style-name="standard">
      <style:graphic-properties draw:stroke="none" draw:fill="solid" draw:fill-color="#f9f9f9"/>
    </style:style>
    <style:style style:name="gr149" style:family="graphic" style:parent-style-name="standard">
      <style:graphic-properties draw:stroke="none" draw:fill="solid" draw:fill-color="#fafafa"/>
    </style:style>
    <style:style style:name="gr150" style:family="graphic" style:parent-style-name="standard">
      <style:graphic-properties draw:stroke="none" draw:fill="solid" draw:fill-color="#f4f4f4"/>
    </style:style>
    <style:style style:name="gr151" style:family="graphic" style:parent-style-name="standard">
      <style:graphic-properties draw:stroke="none" draw:fill="solid" draw:fill-color="#ededed"/>
    </style:style>
    <style:style style:name="gr152" style:family="graphic" style:parent-style-name="standard">
      <style:graphic-properties draw:stroke="none" draw:fill="solid" draw:fill-color="#e7e7e7"/>
    </style:style>
    <style:style style:name="gr153" style:family="graphic" style:parent-style-name="standard">
      <style:graphic-properties draw:stroke="none" draw:fill="solid" draw:fill-color="#d7d7d7"/>
    </style:style>
    <style:style style:name="gr154" style:family="graphic" style:parent-style-name="standard">
      <style:graphic-properties draw:stroke="none" draw:fill="solid" draw:fill-color="#b2b2b2"/>
    </style:style>
    <style:style style:name="gr155" style:family="graphic" style:parent-style-name="standard">
      <style:graphic-properties draw:stroke="none" draw:fill="solid" draw:fill-color="#c4c4c4"/>
    </style:style>
    <style:style style:name="gr156" style:family="graphic" style:parent-style-name="standard">
      <style:graphic-properties draw:stroke="none" draw:fill="solid" draw:fill-color="#b8b8b8"/>
    </style:style>
    <style:style style:name="gr157" style:family="graphic" style:parent-style-name="standard">
      <style:graphic-properties draw:stroke="none" draw:fill="solid" draw:fill-color="#979797"/>
    </style:style>
    <style:style style:name="gr158" style:family="graphic" style:parent-style-name="standard">
      <style:graphic-properties draw:stroke="none" draw:fill="solid" draw:fill-color="#7d7d7d"/>
    </style:style>
    <style:style style:name="gr159" style:family="graphic" style:parent-style-name="standard">
      <style:graphic-properties draw:stroke="none" draw:fill="solid" draw:fill-color="#636363"/>
    </style:style>
    <style:style style:name="gr160" style:family="graphic" style:parent-style-name="standard">
      <style:graphic-properties draw:stroke="none" draw:fill="solid" draw:fill-color="#555555"/>
    </style:style>
    <style:style style:name="gr161" style:family="graphic" style:parent-style-name="standard">
      <style:graphic-properties draw:stroke="none" draw:fill="solid" draw:fill-color="#5d5d5d"/>
    </style:style>
    <style:style style:name="gr162" style:family="graphic" style:parent-style-name="standard">
      <style:graphic-properties draw:stroke="none" draw:fill="solid" draw:fill-color="#696969"/>
    </style:style>
    <style:style style:name="gr163" style:family="graphic" style:parent-style-name="standard">
      <style:graphic-properties draw:stroke="none" draw:fill="solid" draw:fill-color="#646464"/>
    </style:style>
    <style:style style:name="gr164" style:family="graphic" style:parent-style-name="standard">
      <style:graphic-properties draw:stroke="none" draw:fill="solid" draw:fill-color="#5a5a5a"/>
    </style:style>
    <style:style style:name="gr165" style:family="graphic" style:parent-style-name="standard">
      <style:graphic-properties draw:stroke="none" draw:fill="solid" draw:fill-color="#3f3f3f"/>
    </style:style>
    <style:style style:name="gr166" style:family="graphic" style:parent-style-name="standard">
      <style:graphic-properties draw:stroke="none" draw:fill="solid" draw:fill-color="#535353"/>
    </style:style>
    <style:style style:name="gr167" style:family="graphic" style:parent-style-name="standard">
      <style:graphic-properties draw:stroke="none" draw:fill="solid" draw:fill-color="#656565"/>
    </style:style>
    <style:style style:name="gr168" style:family="graphic" style:parent-style-name="standard">
      <style:graphic-properties draw:stroke="none" draw:fill="solid" draw:fill-color="#717171"/>
    </style:style>
    <style:style style:name="gr169" style:family="graphic" style:parent-style-name="standard">
      <style:graphic-properties draw:stroke="none" draw:fill="solid" draw:fill-color="#838383"/>
    </style:style>
    <style:style style:name="gr170" style:family="graphic" style:parent-style-name="standard">
      <style:graphic-properties draw:stroke="none" draw:fill="solid" draw:fill-color="#909090"/>
    </style:style>
    <style:style style:name="gr171" style:family="graphic" style:parent-style-name="standard">
      <style:graphic-properties draw:stroke="none" draw:fill="solid" draw:fill-color="#c0c0c0"/>
    </style:style>
    <style:style style:name="gr172" style:family="graphic" style:parent-style-name="standard">
      <style:graphic-properties draw:stroke="none" draw:fill="solid" draw:fill-color="#e2e2e2"/>
    </style:style>
    <style:style style:name="gr173" style:family="graphic" style:parent-style-name="standard">
      <style:graphic-properties draw:stroke="none" draw:fill="solid" draw:fill-color="#f0f0f0"/>
    </style:style>
    <style:style style:name="gr174" style:family="graphic" style:parent-style-name="standard">
      <style:graphic-properties draw:stroke="none" draw:fill="solid" draw:fill-color="#e9e9e9"/>
    </style:style>
    <style:style style:name="gr175" style:family="graphic" style:parent-style-name="standard">
      <style:graphic-properties draw:stroke="none" draw:fill="solid" draw:fill-color="#eeeeee"/>
    </style:style>
    <style:style style:name="gr176" style:family="graphic" style:parent-style-name="standard">
      <style:graphic-properties draw:stroke="none" draw:fill="solid" draw:fill-color="#fbfbfb"/>
    </style:style>
    <style:style style:name="gr177" style:family="graphic" style:parent-style-name="standard">
      <style:graphic-properties draw:stroke="none" draw:fill="solid" draw:fill-color="#fcfcfc"/>
    </style:style>
    <style:style style:name="gr178" style:family="graphic" style:parent-style-name="standard">
      <style:graphic-properties draw:stroke="none" draw:fill="solid" draw:fill-color="#e1e1e1"/>
    </style:style>
    <style:style style:name="gr179" style:family="graphic" style:parent-style-name="standard">
      <style:graphic-properties draw:stroke="none" draw:fill="solid" draw:fill-color="#fdfdfd"/>
    </style:style>
    <style:style style:name="gr180" style:family="graphic" style:parent-style-name="standard">
      <style:graphic-properties draw:stroke="none" draw:fill="solid" draw:fill-color="#f2f2f2"/>
    </style:style>
    <style:style style:name="gr181" style:family="graphic" style:parent-style-name="standard">
      <style:graphic-properties draw:stroke="none" draw:fill="solid" draw:fill-color="#e8e8e8"/>
    </style:style>
    <style:style style:name="gr182" style:family="graphic" style:parent-style-name="standard">
      <style:graphic-properties draw:stroke="none" draw:fill="solid" draw:fill-color="#dddddd"/>
    </style:style>
    <style:style style:name="gr183" style:family="graphic" style:parent-style-name="standard">
      <style:graphic-properties draw:stroke="none" draw:fill="solid" draw:fill-color="#dfdfdf"/>
    </style:style>
    <style:style style:name="gr184" style:family="graphic" style:parent-style-name="standard">
      <style:graphic-properties draw:stroke="none" draw:fill="solid" draw:fill-color="#e4e4e4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14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62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9cm" fo:min-width="0.208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02cm" fo:min-width="0.063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67cm" fo:min-width="0.203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13pt" fo:font-style="italic" style:font-size-asian="49.7999992370606pt" style:font-style-asian="italic" style:font-size-complex="49.7999992370606pt" style:font-style-complex="italic"/>
    </style:style>
    <style:style style:name="P5" style:family="paragraph">
      <loext:graphic-properties draw:fill="none"/>
      <style:paragraph-properties fo:text-align="start" style:writing-mode="lr-tb"/>
      <style:text-properties fo:font-size="7pt" fo:font-style="italic" style:font-size-asian="7pt" style:font-size-complex="7pt"/>
    </style:style>
    <style:style style:name="P6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7" style:family="paragraph">
      <loext:graphic-properties draw:fill="none"/>
      <style:paragraph-properties fo:text-align="start" style:writing-mode="lr-tb"/>
      <style:text-properties fo:font-size="7pt" fo:font-style="italic" style:font-size-asian="29.8999996185303pt" style:font-style-asian="italic" style:font-size-complex="29.8999996185303pt" style:font-style-complex="italic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e0ecf8"/>
    </style:style>
    <style:style style:name="P10" style:family="paragraph">
      <loext:graphic-properties draw:fill="solid" draw:fill-color="#dfecf7"/>
    </style:style>
    <style:style style:name="P11" style:family="paragraph">
      <loext:graphic-properties draw:fill="solid" draw:fill-color="#ddeaf7"/>
    </style:style>
    <style:style style:name="P12" style:family="paragraph">
      <loext:graphic-properties draw:fill="solid" draw:fill-color="#dbe9f6"/>
    </style:style>
    <style:style style:name="P13" style:family="paragraph">
      <loext:graphic-properties draw:fill="solid" draw:fill-color="#d9e8f5"/>
    </style:style>
    <style:style style:name="P14" style:family="paragraph">
      <loext:graphic-properties draw:fill="solid" draw:fill-color="#dae8f6"/>
    </style:style>
    <style:style style:name="P15" style:family="paragraph">
      <loext:graphic-properties draw:fill="solid" draw:fill-color="#d9e7f5"/>
    </style:style>
    <style:style style:name="P16" style:family="paragraph">
      <loext:graphic-properties draw:fill="solid" draw:fill-color="#deebf7"/>
    </style:style>
    <style:style style:name="P17" style:family="paragraph">
      <loext:graphic-properties draw:fill="solid" draw:fill-color="#dfebf7"/>
    </style:style>
    <style:style style:name="P18" style:family="paragraph">
      <loext:graphic-properties draw:fill="solid" draw:fill-color="#dce9f6"/>
    </style:style>
    <style:style style:name="P19" style:family="paragraph">
      <loext:graphic-properties draw:fill="solid" draw:fill-color="#dceaf6"/>
    </style:style>
    <style:style style:name="P20" style:family="paragraph">
      <loext:graphic-properties draw:fill="solid" draw:fill-color="#e3eef8"/>
    </style:style>
    <style:style style:name="P21" style:family="paragraph">
      <loext:graphic-properties draw:fill="solid" draw:fill-color="#e5eff9"/>
    </style:style>
    <style:style style:name="P22" style:family="paragraph">
      <loext:graphic-properties draw:fill="solid" draw:fill-color="#e9f2fa"/>
    </style:style>
    <style:style style:name="P23" style:family="paragraph">
      <loext:graphic-properties draw:fill="solid" draw:fill-color="#eaf3fb"/>
    </style:style>
    <style:style style:name="P24" style:family="paragraph">
      <loext:graphic-properties draw:fill="solid" draw:fill-color="#ebf3fb"/>
    </style:style>
    <style:style style:name="P25" style:family="paragraph">
      <loext:graphic-properties draw:fill="solid" draw:fill-color="#d5e5f4"/>
    </style:style>
    <style:style style:name="P26" style:family="paragraph">
      <loext:graphic-properties draw:fill="solid" draw:fill-color="#d1e2f3"/>
    </style:style>
    <style:style style:name="P27" style:family="paragraph">
      <loext:graphic-properties draw:fill="solid" draw:fill-color="#c6dbef"/>
    </style:style>
    <style:style style:name="P28" style:family="paragraph">
      <loext:graphic-properties draw:fill="solid" draw:fill-color="#b7d4ea"/>
    </style:style>
    <style:style style:name="P29" style:family="paragraph">
      <loext:graphic-properties draw:fill="solid" draw:fill-color="#97c6df"/>
    </style:style>
    <style:style style:name="P30" style:family="paragraph">
      <loext:graphic-properties draw:fill="solid" draw:fill-color="#5ca4d0"/>
    </style:style>
    <style:style style:name="P31" style:family="paragraph">
      <loext:graphic-properties draw:fill="solid" draw:fill-color="#79b5d9"/>
    </style:style>
    <style:style style:name="P32" style:family="paragraph">
      <loext:graphic-properties draw:fill="solid" draw:fill-color="#69add5"/>
    </style:style>
    <style:style style:name="P33" style:family="paragraph">
      <loext:graphic-properties draw:fill="solid" draw:fill-color="#4997c9"/>
    </style:style>
    <style:style style:name="P34" style:family="paragraph">
      <loext:graphic-properties draw:fill="solid" draw:fill-color="#3181bd"/>
    </style:style>
    <style:style style:name="P35" style:family="paragraph">
      <loext:graphic-properties draw:fill="solid" draw:fill-color="#1663aa"/>
    </style:style>
    <style:style style:name="P36" style:family="paragraph">
      <loext:graphic-properties draw:fill="solid" draw:fill-color="#0a539e"/>
    </style:style>
    <style:style style:name="P37" style:family="paragraph">
      <loext:graphic-properties draw:fill="solid" draw:fill-color="#0e59a2"/>
    </style:style>
    <style:style style:name="P38" style:family="paragraph">
      <loext:graphic-properties draw:fill="solid" draw:fill-color="#1562a9"/>
    </style:style>
    <style:style style:name="P39" style:family="paragraph">
      <loext:graphic-properties draw:fill="solid" draw:fill-color="#084e98"/>
    </style:style>
    <style:style style:name="P40" style:family="paragraph">
      <loext:graphic-properties draw:fill="solid" draw:fill-color="#083b7c"/>
    </style:style>
    <style:style style:name="P41" style:family="paragraph">
      <loext:graphic-properties draw:fill="solid" draw:fill-color="#08306b"/>
    </style:style>
    <style:style style:name="P42" style:family="paragraph">
      <loext:graphic-properties draw:fill="solid" draw:fill-color="#083d7f"/>
    </style:style>
    <style:style style:name="P43" style:family="paragraph">
      <loext:graphic-properties draw:fill="solid" draw:fill-color="#084488"/>
    </style:style>
    <style:style style:name="P44" style:family="paragraph">
      <loext:graphic-properties draw:fill="solid" draw:fill-color="#08316d"/>
    </style:style>
    <style:style style:name="P45" style:family="paragraph">
      <loext:graphic-properties draw:fill="solid" draw:fill-color="#084c95"/>
    </style:style>
    <style:style style:name="P46" style:family="paragraph">
      <loext:graphic-properties draw:fill="solid" draw:fill-color="#3a8ac2"/>
    </style:style>
    <style:style style:name="P47" style:family="paragraph">
      <loext:graphic-properties draw:fill="solid" draw:fill-color="#a1cbe2"/>
    </style:style>
    <style:style style:name="P48" style:family="paragraph">
      <loext:graphic-properties draw:fill="solid" draw:fill-color="#c8dcf0"/>
    </style:style>
    <style:style style:name="P49" style:family="paragraph">
      <loext:graphic-properties draw:fill="solid" draw:fill-color="#bfd8ed"/>
    </style:style>
    <style:style style:name="P50" style:family="paragraph">
      <loext:graphic-properties draw:fill="solid" draw:fill-color="#c7dbef"/>
    </style:style>
    <style:style style:name="P51" style:family="paragraph">
      <loext:graphic-properties draw:fill="solid" draw:fill-color="#caddf0"/>
    </style:style>
    <style:style style:name="P52" style:family="paragraph">
      <loext:graphic-properties draw:fill="solid" draw:fill-color="#e7f1fa"/>
    </style:style>
    <style:style style:name="P53" style:family="paragraph">
      <loext:graphic-properties draw:fill="solid" draw:fill-color="#e8f1fa"/>
    </style:style>
    <style:style style:name="P54" style:family="paragraph">
      <loext:graphic-properties draw:fill="solid" draw:fill-color="#e7f0fa"/>
    </style:style>
    <style:style style:name="P55" style:family="paragraph">
      <loext:graphic-properties draw:fill="solid" draw:fill-color="#e4eff9"/>
    </style:style>
    <style:style style:name="P56" style:family="paragraph">
      <loext:graphic-properties draw:fill="solid" draw:fill-color="#e3eef9"/>
    </style:style>
    <style:style style:name="P57" style:family="paragraph">
      <loext:graphic-properties draw:fill="solid" draw:fill-color="#e6f0f9"/>
    </style:style>
    <style:style style:name="P58" style:family="paragraph">
      <loext:graphic-properties draw:fill="solid" draw:fill-color="#eaf2fb"/>
    </style:style>
    <style:style style:name="P59" style:family="paragraph">
      <loext:graphic-properties draw:fill="solid" draw:fill-color="#4d99ca"/>
    </style:style>
    <style:style style:name="P60" style:family="paragraph">
      <loext:graphic-properties draw:fill="solid" draw:fill-color="#5da5d1"/>
    </style:style>
    <style:style style:name="P61" style:family="paragraph">
      <loext:graphic-properties draw:fill="solid" draw:fill-color="#74b3d8"/>
    </style:style>
    <style:style style:name="P62" style:family="paragraph">
      <loext:graphic-properties draw:fill="solid" draw:fill-color="#94c4df"/>
    </style:style>
    <style:style style:name="P63" style:family="paragraph">
      <loext:graphic-properties draw:fill="solid" draw:fill-color="#b0d2e7"/>
    </style:style>
    <style:style style:name="P64" style:family="paragraph">
      <loext:graphic-properties draw:fill="solid" draw:fill-color="#cadef0"/>
    </style:style>
    <style:style style:name="P65" style:family="paragraph">
      <loext:graphic-properties draw:fill="solid" draw:fill-color="#d7e6f5"/>
    </style:style>
    <style:style style:name="P66" style:family="paragraph">
      <loext:graphic-properties draw:fill="solid" draw:fill-color="#e2edf8"/>
    </style:style>
    <style:style style:name="P67" style:family="paragraph">
      <loext:graphic-properties draw:fill="solid" draw:fill-color="#000000"/>
    </style:style>
    <style:style style:name="P68" style:family="paragraph">
      <loext:graphic-properties draw:fill="none"/>
    </style:style>
    <style:style style:name="P69" style:family="paragraph">
      <loext:graphic-properties draw:fill="solid" draw:fill-color="#eef8ea"/>
    </style:style>
    <style:style style:name="P70" style:family="paragraph">
      <loext:graphic-properties draw:fill="solid" draw:fill-color="#edf8ea"/>
    </style:style>
    <style:style style:name="P71" style:family="paragraph">
      <loext:graphic-properties draw:fill="solid" draw:fill-color="#ecf8e8"/>
    </style:style>
    <style:style style:name="P72" style:family="paragraph">
      <loext:graphic-properties draw:fill="solid" draw:fill-color="#eff9eb"/>
    </style:style>
    <style:style style:name="P73" style:family="paragraph">
      <loext:graphic-properties draw:fill="solid" draw:fill-color="#ebf7e7"/>
    </style:style>
    <style:style style:name="P74" style:family="paragraph">
      <loext:graphic-properties draw:fill="solid" draw:fill-color="#edf8e9"/>
    </style:style>
    <style:style style:name="P75" style:family="paragraph">
      <loext:graphic-properties draw:fill="solid" draw:fill-color="#f0f9ec"/>
    </style:style>
    <style:style style:name="P76" style:family="paragraph">
      <loext:graphic-properties draw:fill="solid" draw:fill-color="#e9f7e5"/>
    </style:style>
    <style:style style:name="P77" style:family="paragraph">
      <loext:graphic-properties draw:fill="solid" draw:fill-color="#e7f6e3"/>
    </style:style>
    <style:style style:name="P78" style:family="paragraph">
      <loext:graphic-properties draw:fill="solid" draw:fill-color="#e7f6e2"/>
    </style:style>
    <style:style style:name="P79" style:family="paragraph">
      <loext:graphic-properties draw:fill="solid" draw:fill-color="#eaf7e6"/>
    </style:style>
    <style:style style:name="P80" style:family="paragraph">
      <loext:graphic-properties draw:fill="solid" draw:fill-color="#e8f6e3"/>
    </style:style>
    <style:style style:name="P81" style:family="paragraph">
      <loext:graphic-properties draw:fill="solid" draw:fill-color="#def2d9"/>
    </style:style>
    <style:style style:name="P82" style:family="paragraph">
      <loext:graphic-properties draw:fill="solid" draw:fill-color="#d4eece"/>
    </style:style>
    <style:style style:name="P83" style:family="paragraph">
      <loext:graphic-properties draw:fill="solid" draw:fill-color="#ceecc8"/>
    </style:style>
    <style:style style:name="P84" style:family="paragraph">
      <loext:graphic-properties draw:fill="solid" draw:fill-color="#cfecc9"/>
    </style:style>
    <style:style style:name="P85" style:family="paragraph">
      <loext:graphic-properties draw:fill="solid" draw:fill-color="#cdecc7"/>
    </style:style>
    <style:style style:name="P86" style:family="paragraph">
      <loext:graphic-properties draw:fill="solid" draw:fill-color="#d3eecd"/>
    </style:style>
    <style:style style:name="P87" style:family="paragraph">
      <loext:graphic-properties draw:fill="solid" draw:fill-color="#aedea7"/>
    </style:style>
    <style:style style:name="P88" style:family="paragraph">
      <loext:graphic-properties draw:fill="solid" draw:fill-color="#b6e2af"/>
    </style:style>
    <style:style style:name="P89" style:family="paragraph">
      <loext:graphic-properties draw:fill="solid" draw:fill-color="#c8e9c1"/>
    </style:style>
    <style:style style:name="P90" style:family="paragraph">
      <loext:graphic-properties draw:fill="solid" draw:fill-color="#dff3da"/>
    </style:style>
    <style:style style:name="P91" style:family="paragraph">
      <loext:graphic-properties draw:fill="solid" draw:fill-color="#e8f6e4"/>
    </style:style>
    <style:style style:name="P92" style:family="paragraph">
      <loext:graphic-properties draw:fill="solid" draw:fill-color="#eff9ec"/>
    </style:style>
    <style:style style:name="P93" style:family="paragraph">
      <loext:graphic-properties draw:fill="solid" draw:fill-color="#f0f9ed"/>
    </style:style>
    <style:style style:name="P94" style:family="paragraph">
      <loext:graphic-properties draw:fill="solid" draw:fill-color="#e6f5e1"/>
    </style:style>
    <style:style style:name="P95" style:family="paragraph">
      <loext:graphic-properties draw:fill="solid" draw:fill-color="#e5f5e1"/>
    </style:style>
    <style:style style:name="P96" style:family="paragraph">
      <loext:graphic-properties draw:fill="solid" draw:fill-color="#e4f5df"/>
    </style:style>
    <style:style style:name="P97" style:family="paragraph">
      <loext:graphic-properties draw:fill="solid" draw:fill-color="#e5f5e0"/>
    </style:style>
    <style:style style:name="P98" style:family="paragraph">
      <loext:graphic-properties draw:fill="solid" draw:fill-color="#f1faee"/>
    </style:style>
    <style:style style:name="P99" style:family="paragraph">
      <loext:graphic-properties draw:fill="solid" draw:fill-color="#f2faf0"/>
    </style:style>
    <style:style style:name="P100" style:family="paragraph">
      <loext:graphic-properties draw:fill="solid" draw:fill-color="#f3faf0"/>
    </style:style>
    <style:style style:name="P10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02" style:family="paragraph">
      <loext:graphic-properties draw:fill="solid" draw:fill-color="#fff5f0"/>
    </style:style>
    <style:style style:name="P103" style:family="paragraph">
      <loext:graphic-properties draw:fill="solid" draw:fill-color="#fff4ee"/>
    </style:style>
    <style:style style:name="P104" style:family="paragraph">
      <loext:graphic-properties draw:fill="solid" draw:fill-color="#fff3ed"/>
    </style:style>
    <style:style style:name="P105" style:family="paragraph">
      <loext:graphic-properties draw:fill="solid" draw:fill-color="#fff2eb"/>
    </style:style>
    <style:style style:name="P106" style:family="paragraph">
      <loext:graphic-properties draw:fill="solid" draw:fill-color="#fff2ec"/>
    </style:style>
    <style:style style:name="P107" style:family="paragraph">
      <loext:graphic-properties draw:fill="solid" draw:fill-color="#fff0e9"/>
    </style:style>
    <style:style style:name="P108" style:family="paragraph">
      <loext:graphic-properties draw:fill="solid" draw:fill-color="#fff1ea"/>
    </style:style>
    <style:style style:name="P109" style:family="paragraph">
      <loext:graphic-properties draw:fill="solid" draw:fill-color="#fff0e8"/>
    </style:style>
    <style:style style:name="P110" style:family="paragraph">
      <loext:graphic-properties draw:fill="solid" draw:fill-color="#ffefe8"/>
    </style:style>
    <style:style style:name="P111" style:family="paragraph">
      <loext:graphic-properties draw:fill="solid" draw:fill-color="#ffece4"/>
    </style:style>
    <style:style style:name="P112" style:family="paragraph">
      <loext:graphic-properties draw:fill="solid" draw:fill-color="#ffede5"/>
    </style:style>
    <style:style style:name="P113" style:family="paragraph">
      <loext:graphic-properties draw:fill="solid" draw:fill-color="#feeae0"/>
    </style:style>
    <style:style style:name="P114" style:family="paragraph">
      <loext:graphic-properties draw:fill="solid" draw:fill-color="#fee9df"/>
    </style:style>
    <style:style style:name="P115" style:family="paragraph">
      <loext:graphic-properties draw:fill="solid" draw:fill-color="#fee6da"/>
    </style:style>
    <style:style style:name="P116" style:family="paragraph">
      <loext:graphic-properties draw:fill="solid" draw:fill-color="#feeae1"/>
    </style:style>
    <style:style style:name="P117" style:family="paragraph">
      <loext:graphic-properties draw:fill="solid" draw:fill-color="#ffeee6"/>
    </style:style>
    <style:style style:name="P118" style:family="paragraph">
      <loext:graphic-properties draw:fill="solid" draw:fill-color="#fff4ef"/>
    </style:style>
    <style:style style:name="P119" style:family="paragraph">
      <loext:graphic-properties draw:fill="solid" draw:fill-color="#fedecf"/>
    </style:style>
    <style:style style:name="P120" style:family="paragraph">
      <loext:graphic-properties draw:fill="solid" draw:fill-color="#fc9e80"/>
    </style:style>
    <style:style style:name="P121" style:family="paragraph">
      <loext:graphic-properties draw:fill="solid" draw:fill-color="#fc8666"/>
    </style:style>
    <style:style style:name="P122" style:family="paragraph">
      <loext:graphic-properties draw:fill="solid" draw:fill-color="#67000d"/>
    </style:style>
    <style:style style:name="P123" style:family="paragraph">
      <loext:graphic-properties draw:fill="solid" draw:fill-color="#fc9070"/>
    </style:style>
    <style:style style:name="P124" style:family="paragraph">
      <loext:graphic-properties draw:fill="solid" draw:fill-color="#fcb499"/>
    </style:style>
    <style:style style:name="P125" style:family="paragraph">
      <loext:graphic-properties draw:fill="solid" draw:fill-color="#fdcbb6"/>
    </style:style>
    <style:style style:name="P126" style:family="paragraph">
      <loext:graphic-properties draw:fill="solid" draw:fill-color="#fee3d6"/>
    </style:style>
    <style:style style:name="P127" style:family="paragraph">
      <loext:graphic-properties draw:fill="solid" draw:fill-color="#ffece3"/>
    </style:style>
    <style:style style:name="P128" style:family="paragraph">
      <style:text-properties fo:font-size="60pt" style:font-size-asian="60pt" style:font-size-complex="60pt"/>
    </style:style>
    <style:style style:name="P129" style:family="paragraph">
      <loext:graphic-properties draw:fill="none" draw:fill-color="#ffffff"/>
      <style:text-properties fo:font-size="60pt" style:font-size-asian="60pt" style:font-size-complex="60pt"/>
    </style:style>
    <style:style style:name="P130" style:family="paragraph">
      <style:paragraph-properties fo:text-align="start" style:writing-mode="lr-tb"/>
      <style:text-properties fo:font-size="150pt" style:font-size-asian="150pt" style:font-size-complex="150pt"/>
    </style:style>
    <style:style style:name="P131" style:family="paragraph">
      <loext:graphic-properties draw:fill="none" draw:fill-color="#ffffff"/>
      <style:text-properties fo:font-size="150pt" style:font-size-asian="150pt" style:font-size-complex="150pt"/>
    </style:style>
    <style:style style:name="P132" style:family="paragraph">
      <style:text-properties fo:font-size="54pt" style:font-size-asian="54pt" style:font-size-complex="54pt"/>
    </style:style>
    <style:style style:name="P133" style:family="paragraph">
      <loext:graphic-properties draw:fill="none" draw:fill-color="#ffffff"/>
      <style:text-properties fo:font-size="54pt" style:font-size-asian="54pt" style:font-size-complex="54pt"/>
    </style:style>
    <style:style style:name="P134" style:family="paragraph">
      <loext:graphic-properties draw:fill="solid" draw:fill-color="#f6f6f6"/>
    </style:style>
    <style:style style:name="P135" style:family="paragraph">
      <loext:graphic-properties draw:fill="solid" draw:fill-color="#f7f7f7"/>
    </style:style>
    <style:style style:name="P136" style:family="paragraph">
      <loext:graphic-properties draw:fill="solid" draw:fill-color="#f5f5f5"/>
    </style:style>
    <style:style style:name="P137" style:family="paragraph">
      <loext:graphic-properties draw:fill="solid" draw:fill-color="#f8f8f8"/>
    </style:style>
    <style:style style:name="P138" style:family="paragraph">
      <loext:graphic-properties draw:fill="solid" draw:fill-color="#f9f9f9"/>
    </style:style>
    <style:style style:name="P139" style:family="paragraph">
      <loext:graphic-properties draw:fill="solid" draw:fill-color="#fafafa"/>
    </style:style>
    <style:style style:name="P140" style:family="paragraph">
      <loext:graphic-properties draw:fill="solid" draw:fill-color="#f4f4f4"/>
    </style:style>
    <style:style style:name="P141" style:family="paragraph">
      <loext:graphic-properties draw:fill="solid" draw:fill-color="#ededed"/>
    </style:style>
    <style:style style:name="P142" style:family="paragraph">
      <loext:graphic-properties draw:fill="solid" draw:fill-color="#e7e7e7"/>
    </style:style>
    <style:style style:name="P143" style:family="paragraph">
      <loext:graphic-properties draw:fill="solid" draw:fill-color="#d7d7d7"/>
    </style:style>
    <style:style style:name="P144" style:family="paragraph">
      <loext:graphic-properties draw:fill="solid" draw:fill-color="#b2b2b2"/>
    </style:style>
    <style:style style:name="P145" style:family="paragraph">
      <loext:graphic-properties draw:fill="solid" draw:fill-color="#c4c4c4"/>
    </style:style>
    <style:style style:name="P146" style:family="paragraph">
      <loext:graphic-properties draw:fill="solid" draw:fill-color="#b8b8b8"/>
    </style:style>
    <style:style style:name="P147" style:family="paragraph">
      <loext:graphic-properties draw:fill="solid" draw:fill-color="#979797"/>
    </style:style>
    <style:style style:name="P148" style:family="paragraph">
      <loext:graphic-properties draw:fill="solid" draw:fill-color="#7d7d7d"/>
    </style:style>
    <style:style style:name="P149" style:family="paragraph">
      <loext:graphic-properties draw:fill="solid" draw:fill-color="#636363"/>
    </style:style>
    <style:style style:name="P150" style:family="paragraph">
      <loext:graphic-properties draw:fill="solid" draw:fill-color="#555555"/>
    </style:style>
    <style:style style:name="P151" style:family="paragraph">
      <loext:graphic-properties draw:fill="solid" draw:fill-color="#5d5d5d"/>
    </style:style>
    <style:style style:name="P152" style:family="paragraph">
      <loext:graphic-properties draw:fill="solid" draw:fill-color="#696969"/>
    </style:style>
    <style:style style:name="P153" style:family="paragraph">
      <loext:graphic-properties draw:fill="solid" draw:fill-color="#646464"/>
    </style:style>
    <style:style style:name="P154" style:family="paragraph">
      <loext:graphic-properties draw:fill="solid" draw:fill-color="#5a5a5a"/>
    </style:style>
    <style:style style:name="P155" style:family="paragraph">
      <loext:graphic-properties draw:fill="solid" draw:fill-color="#3f3f3f"/>
    </style:style>
    <style:style style:name="P156" style:family="paragraph">
      <loext:graphic-properties draw:fill="solid" draw:fill-color="#535353"/>
    </style:style>
    <style:style style:name="P157" style:family="paragraph">
      <loext:graphic-properties draw:fill="solid" draw:fill-color="#656565"/>
    </style:style>
    <style:style style:name="P158" style:family="paragraph">
      <loext:graphic-properties draw:fill="solid" draw:fill-color="#717171"/>
    </style:style>
    <style:style style:name="P159" style:family="paragraph">
      <loext:graphic-properties draw:fill="solid" draw:fill-color="#838383"/>
    </style:style>
    <style:style style:name="P160" style:family="paragraph">
      <loext:graphic-properties draw:fill="solid" draw:fill-color="#909090"/>
    </style:style>
    <style:style style:name="P161" style:family="paragraph">
      <loext:graphic-properties draw:fill="solid" draw:fill-color="#c0c0c0"/>
    </style:style>
    <style:style style:name="P162" style:family="paragraph">
      <loext:graphic-properties draw:fill="solid" draw:fill-color="#e2e2e2"/>
    </style:style>
    <style:style style:name="P163" style:family="paragraph">
      <loext:graphic-properties draw:fill="solid" draw:fill-color="#f0f0f0"/>
    </style:style>
    <style:style style:name="P164" style:family="paragraph">
      <loext:graphic-properties draw:fill="solid" draw:fill-color="#e9e9e9"/>
    </style:style>
    <style:style style:name="P165" style:family="paragraph">
      <loext:graphic-properties draw:fill="solid" draw:fill-color="#eeeeee"/>
    </style:style>
    <style:style style:name="P166" style:family="paragraph">
      <loext:graphic-properties draw:fill="solid" draw:fill-color="#fbfbfb"/>
    </style:style>
    <style:style style:name="P167" style:family="paragraph">
      <loext:graphic-properties draw:fill="solid" draw:fill-color="#fcfcfc"/>
    </style:style>
    <style:style style:name="P168" style:family="paragraph">
      <loext:graphic-properties draw:fill="solid" draw:fill-color="#e1e1e1"/>
    </style:style>
    <style:style style:name="P169" style:family="paragraph">
      <loext:graphic-properties draw:fill="solid" draw:fill-color="#fdfdfd"/>
    </style:style>
    <style:style style:name="P170" style:family="paragraph">
      <loext:graphic-properties draw:fill="solid" draw:fill-color="#f2f2f2"/>
    </style:style>
    <style:style style:name="P171" style:family="paragraph">
      <loext:graphic-properties draw:fill="solid" draw:fill-color="#e8e8e8"/>
    </style:style>
    <style:style style:name="P172" style:family="paragraph">
      <loext:graphic-properties draw:fill="solid" draw:fill-color="#dddddd"/>
    </style:style>
    <style:style style:name="P173" style:family="paragraph">
      <loext:graphic-properties draw:fill="solid" draw:fill-color="#dfdfdf"/>
    </style:style>
    <style:style style:name="P174" style:family="paragraph">
      <loext:graphic-properties draw:fill="solid" draw:fill-color="#e4e4e4"/>
    </style:style>
    <style:style style:name="P175" style:family="paragraph">
      <loext:graphic-properties draw:fill="none"/>
      <style:text-properties fo:font-size="10pt" style:font-size-asian="10pt" style:font-size-complex="10pt"/>
    </style:style>
    <style:style style:name="P176" style:family="paragraph">
      <style:paragraph-properties fo:text-align="end" style:writing-mode="lr-tb"/>
    </style:style>
    <style:style style:name="P17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78" style:family="paragraph">
      <style:paragraph-properties fo:text-align="start" style:writing-mode="lr-tb"/>
      <style:text-properties fo:font-size="15pt" style:font-size-asian="15pt" style:font-size-complex="15pt"/>
    </style:style>
    <style:style style:name="P179" style:family="paragraph">
      <loext:graphic-properties draw:fill="none"/>
      <style:paragraph-properties fo:text-align="start" style:writing-mode="lr-tb"/>
      <style:text-properties fo:font-size="15pt" fo:font-style="italic" style:font-size-asian="15pt" style:font-style-asian="italic" style:font-size-complex="15pt" style:font-style-complex="italic"/>
    </style:style>
    <style:style style:name="P180" style:family="paragraph">
      <style:paragraph-properties fo:text-align="start" style:writing-mode="lr-tb"/>
      <style:text-properties fo:font-size="9pt" style:font-size-asian="9pt" style:font-size-complex="9pt"/>
    </style:style>
    <style:style style:name="P181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82" style:family="paragraph">
      <loext:graphic-properties draw:fill="none"/>
      <style:paragraph-properties fo:text-align="start" style:writing-mode="lr-tb"/>
      <style:text-properties fo:font-size="9pt" fo:font-style="italic" style:font-size-asian="9pt" style:font-style-asian="italic" style:font-size-complex="9pt" style:font-style-complex="italic"/>
    </style:style>
    <style:style style:name="P183" style:family="paragraph">
      <loext:graphic-properties draw:fill="none"/>
      <style:paragraph-properties fo:text-align="start" style:writing-mode="lr-tb"/>
      <style:text-properties fo:font-size="9pt" fo:font-style="italic" style:font-size-asian="9pt" style:font-size-complex="9pt"/>
    </style:style>
    <style:style style:name="P184" style:family="paragraph">
      <style:paragraph-properties fo:text-align="start" style:writing-mode="lr-tb"/>
      <style:text-properties fo:font-size="16pt" style:font-size-asian="16pt" style:font-size-complex="16pt"/>
    </style:style>
    <style:style style:name="P185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186" style:family="paragraph">
      <style:paragraph-properties fo:text-align="start" style:writing-mode="lr-tb"/>
      <style:text-properties fo:font-size="16pt" style:font-size-asian="13pt" style:font-size-complex="13pt"/>
    </style:style>
    <style:style style:name="P187" style:family="paragraph">
      <loext:graphic-properties draw:fill="none"/>
      <style:paragraph-properties fo:text-align="start" style:writing-mode="lr-tb"/>
      <style:text-properties fo:font-size="16pt" style:font-size-asian="13pt" style:font-size-complex="13pt"/>
    </style:style>
    <style:style style:name="P188" style:family="paragraph">
      <style:paragraph-properties fo:text-align="start" style:writing-mode="lr-tb"/>
      <style:text-properties fo:font-size="14pt" style:font-size-asian="14pt" style:font-size-complex="14pt"/>
    </style:style>
    <style:style style:name="P189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T1" style:family="text">
      <style:text-properties fo:color="#000000" style:font-name="TimesNewRoman1" fo:font-size="10pt" style:font-size-asian="10pt" style:font-name-complex="TimesNewRoman1" style:font-size-complex="10pt"/>
    </style:style>
    <style:style style:name="T2" style:family="text">
      <style:text-properties fo:color="#000000" style:font-name="TimesNewRoman1" fo:font-size="12pt" style:font-size-asian="12pt" style:font-name-complex="TimesNewRoman1" style:font-size-complex="12pt"/>
    </style:style>
    <style:style style:name="T3" style:family="text">
      <style:text-properties fo:color="#000000" style:font-name="NimbusRoman" fo:font-size="13pt" fo:font-style="italic" style:font-size-asian="49.7999992370606pt" style:font-style-asian="italic" style:font-name-complex="NimbusRoman" style:font-size-complex="49.7999992370606pt" style:font-style-complex="italic"/>
    </style:style>
    <style:style style:name="T4" style:family="text">
      <style:text-properties fo:color="#000000" style:font-name="NimbusRoman" fo:font-size="7pt" fo:font-style="italic" style:font-size-asian="7pt" style:font-name-complex="NimbusRoman" style:font-size-complex="7pt"/>
    </style:style>
    <style:style style:name="T5" style:family="text">
      <style:text-properties fo:color="#000000" style:font-name="OpenSymbol" fo:font-size="7pt" style:font-size-asian="7pt" style:font-name-complex="OpenSymbol" style:font-size-complex="7pt"/>
    </style:style>
    <style:style style:name="T6" style:family="text">
      <style:text-properties fo:color="#000000" style:font-name="NimbusRoman" fo:font-size="7pt" fo:font-style="italic" style:font-size-asian="29.8999996185303pt" style:font-style-asian="italic" style:font-name-complex="NimbusRoman" style:font-size-complex="29.8999996185303pt" style:font-style-complex="italic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color="#000000" style:font-name="OpenSymbol" fo:font-size="150pt" style:font-size-asian="150pt" style:font-name-complex="OpenSymbol" style:font-size-complex="150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color="#000000" style:font-name="TimesNewRoman1" fo:font-size="15pt" style:font-size-asian="15pt" style:font-name-complex="TimesNewRoman1" style:font-size-complex="15pt"/>
    </style:style>
    <style:style style:name="T11" style:family="text">
      <style:text-properties fo:color="#000000" style:font-name="NimbusRoman" fo:font-size="15pt" fo:font-style="italic" style:font-size-asian="15pt" style:font-style-asian="italic" style:font-name-complex="NimbusRoman" style:font-size-complex="15pt" style:font-style-complex="italic"/>
    </style:style>
    <style:style style:name="T12" style:family="text">
      <style:text-properties fo:color="#000000" style:font-name="OpenSymbol" fo:font-size="9pt" style:font-size-asian="9pt" style:font-name-complex="OpenSymbol" style:font-size-complex="9pt"/>
    </style:style>
    <style:style style:name="T13" style:family="text">
      <style:text-properties fo:color="#000000" style:font-name="NimbusRoman" fo:font-size="9pt" fo:font-style="italic" style:font-size-asian="9pt" style:font-style-asian="italic" style:font-name-complex="NimbusRoman" style:font-size-complex="9pt" style:font-style-complex="italic"/>
    </style:style>
    <style:style style:name="T14" style:family="text">
      <style:text-properties fo:color="#000000" style:font-name="NimbusRoman" fo:font-size="9pt" fo:font-style="italic" style:font-size-asian="9pt" style:font-name-complex="NimbusRoman" style:font-size-complex="9pt"/>
    </style:style>
    <style:style style:name="T15" style:family="text">
      <style:text-properties fo:color="#000000" style:font-name="TimesNewRoman1" fo:font-size="16pt" style:font-size-asian="16pt" style:font-name-complex="TimesNewRoman1" style:font-size-complex="16pt"/>
    </style:style>
    <style:style style:name="T16" style:family="text">
      <style:text-properties fo:color="#000000" style:font-name="OpenSymbol" style:font-size-asian="13pt" style:font-name-complex="OpenSymbol" style:font-size-complex="13pt"/>
    </style:style>
    <style:style style:name="T17" style:family="text">
      <style:text-properties fo:color="#000000" style:font-name="TimesNewRoman1" fo:font-size="14pt" style:font-size-asian="14pt" style:font-name-complex="TimesNewRoman1" style:font-size-complex="14pt"/>
    </style:style>
    <style:style style:name="T18" style:family="text">
      <style:text-properties fo:color="#000000" style:font-name="OpenSymbol" fo:font-size="16pt" style:font-size-asian="16pt" style:font-name-complex="OpenSymbol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37cm" svg:height="0.39cm" svg:x="4.981cm" svg:y="7.957cm">
          <draw:text-box>
            <text:p text:style-name="P1"><text:span text:style-name="T1">c</text:span><text:span text:style-name="T1">e</text:span><text:span text:style-name="T1">n</text:span><text:span text:style-name="T1">t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v</text:span><text:span text:style-name="T1">a</text:span><text:span text:style-name="T1">l</text:span><text:span text:style-name="T1"> </text:span><text:span text:style-name="T1">o</text:span><text:span text:style-name="T1">f</text:span><text:span text:style-name="T1"> </text:span><text:span text:style-name="T1">1</text:span><text:span text:style-name="T1">0</text:span><text:span text:style-name="T1"> </text:span><text:span text:style-name="T1">p</text:span><text:span text:style-name="T1">a</text:span><text:span text:style-name="T1">t</text:span><text:span text:style-name="T1">c</text:span><text:span text:style-name="T1">h</text:span><text:span text:style-name="T1">e</text:span><text:span text:style-name="T1">d</text:span><text:span text:style-name="T1"> </text:span><text:span text:style-name="T1">l</text:span><text:span text:style-name="T1">a</text:span><text:span text:style-name="T1">y</text:span><text:span text:style-name="T1">e</text:span><text:span text:style-name="T1">r</text:span><text:span text:style-name="T1">s</text:span></text:p>
          </draw:text-box>
        </draw:frame>
        <draw:frame draw:style-name="gr2" draw:text-style-name="P3" draw:layer="layout" svg:width="4.104cm" svg:height="0.471cm" svg:x="3.335cm" svg:y="2.18cm">
          <draw:text-box>
            <text:p text:style-name="P1"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 </text:span><text:span text:style-name="T2">I</text:span><text:span text:style-name="T2">E </text:span><text:span text:style-name="T2">o</text:span><text:span text:style-name="T2">f </text:span><text:span text:style-name="T2">r</text:span><text:span text:style-name="T2">e</text:span><text:span text:style-name="T2">st</text:span><text:span text:style-name="T2">o</text:span><text:span text:style-name="T2">ri</text:span><text:span text:style-name="T2">n</text:span><text:span text:style-name="T2">g </text:span></text:p>
          </draw:text-box>
        </draw:frame>
        <draw:frame draw:style-name="gr3" draw:text-style-name="P4" draw:layer="layout" svg:width="0.254cm" svg:height="0.458cm" svg:x="7.474cm" svg:y="2.261cm">
          <draw:text-box>
            <text:p text:style-name="P1"><text:span text:style-name="T3">o</text:span></text:p>
          </draw:text-box>
        </draw:frame>
        <draw:frame draw:style-name="gr4" draw:text-style-name="P5" draw:layer="layout" svg:width="0.088cm" svg:height="0.247cm" svg:x="7.702cm" svg:y="2.528cm">
          <draw:text-box>
            <text:p text:style-name="P1"><text:span text:style-name="T4">i</text:span></text:p>
          </draw:text-box>
        </draw:frame>
        <draw:frame draw:style-name="gr5" draw:text-style-name="P6" draw:layer="layout" svg:width="0.159cm" svg:height="0.225cm" svg:x="7.667cm" svg:y="2.151cm">
          <draw:text-box>
            <text:p text:style-name="P1"><text:span text:style-name="T5">(</text:span></text:p>
          </draw:text-box>
        </draw:frame>
        <draw:frame draw:style-name="gr6" draw:text-style-name="P7" draw:layer="layout" svg:width="0.129cm" svg:height="0.32cm" svg:x="7.776cm" svg:y="2.161cm">
          <draw:text-box>
            <text:p text:style-name="P1"><text:span text:style-name="T6">l</text:span></text:p>
          </draw:text-box>
        </draw:frame>
        <draw:frame draw:style-name="gr7" draw:text-style-name="P6" draw:layer="layout" svg:width="0.088cm" svg:height="0.225cm" svg:x="7.864cm" svg:y="2.151cm">
          <draw:text-box>
            <text:p text:style-name="P1"><text:span text:style-name="T5">)</text:span></text:p>
          </draw:text-box>
        </draw:frame>
        <draw:frame draw:style-name="gr8" draw:text-style-name="P3" draw:layer="layout" svg:width="2.987cm" svg:height="0.471cm" svg:x="8.035cm" svg:y="2.181cm">
          <draw:text-box>
            <text:p text:style-name="P1"><text:span text:style-name="T2">o</text:span><text:span text:style-name="T2">v</text:span><text:span text:style-name="T2">e</text:span><text:span text:style-name="T2">r</text:span><text:span text:style-name="T2"> </text:span><text:span text:style-name="T2">4</text:span><text:span text:style-name="T2">0</text:span><text:span text:style-name="T2">0</text:span><text:span text:style-name="T2"> </text:span><text:span text:style-name="T2">p</text:span><text:span text:style-name="T2">r</text:span><text:span text:style-name="T2">o</text:span><text:span text:style-name="T2">m</text:span><text:span text:style-name="T2">p</text:span><text:span text:style-name="T2">t</text:span><text:span text:style-name="T2">s</text:span></text:p>
          </draw:text-box>
        </draw:frame>
        <draw:frame draw:style-name="gr2" draw:text-style-name="P3" draw:layer="layout" svg:width="4.104cm" svg:height="0.471cm" svg:x="15.336cm" svg:y="2.174cm">
          <draw:text-box>
            <text:p text:style-name="P1"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 </text:span><text:span text:style-name="T2">I</text:span><text:span text:style-name="T2">E</text:span><text:span text:style-name="T2"> </text:span><text:span text:style-name="T2">o</text:span><text:span text:style-name="T2">f</text:span><text:span text:style-name="T2"> </text:span><text:span text:style-name="T2">r</text:span><text:span text:style-name="T2">e</text:span><text:span text:style-name="T2">s</text:span><text:span text:style-name="T2">t</text:span><text:span text:style-name="T2">o</text:span><text:span text:style-name="T2">r</text:span><text:span text:style-name="T2">i</text:span><text:span text:style-name="T2">n</text:span><text:span text:style-name="T2">g</text:span><text:span text:style-name="T2"> </text:span></text:p>
          </draw:text-box>
        </draw:frame>
        <draw:frame draw:style-name="gr3" draw:text-style-name="P4" draw:layer="layout" svg:width="0.254cm" svg:height="0.458cm" svg:x="19.475cm" svg:y="2.255cm">
          <draw:text-box>
            <text:p text:style-name="P1"><text:span text:style-name="T3">g</text:span></text:p>
          </draw:text-box>
        </draw:frame>
        <draw:frame draw:style-name="gr4" draw:text-style-name="P5" draw:layer="layout" svg:width="0.088cm" svg:height="0.247cm" svg:x="19.675cm" svg:y="2.586cm">
          <draw:text-box>
            <text:p text:style-name="P1"><text:span text:style-name="T4">i</text:span></text:p>
          </draw:text-box>
        </draw:frame>
        <draw:frame draw:style-name="gr5" draw:text-style-name="P6" draw:layer="layout" svg:width="0.159cm" svg:height="0.225cm" svg:x="19.668cm" svg:y="2.145cm">
          <draw:text-box>
            <text:p text:style-name="P1"><text:span text:style-name="T5">(</text:span></text:p>
          </draw:text-box>
        </draw:frame>
        <draw:frame draw:style-name="gr6" draw:text-style-name="P7" draw:layer="layout" svg:width="0.129cm" svg:height="0.32cm" svg:x="19.777cm" svg:y="2.155cm">
          <draw:text-box>
            <text:p text:style-name="P1"><text:span text:style-name="T6">l</text:span></text:p>
          </draw:text-box>
        </draw:frame>
        <draw:frame draw:style-name="gr7" draw:text-style-name="P6" draw:layer="layout" svg:width="0.088cm" svg:height="0.225cm" svg:x="19.865cm" svg:y="2.145cm">
          <draw:text-box>
            <text:p text:style-name="P1"><text:span text:style-name="T5">)</text:span></text:p>
          </draw:text-box>
        </draw:frame>
        <draw:frame draw:style-name="gr2" draw:text-style-name="P3" draw:layer="layout" svg:width="4.104cm" svg:height="0.471cm" svg:x="24.194cm" svg:y="2.174cm">
          <draw:text-box>
            <text:p text:style-name="P1"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 </text:span><text:span text:style-name="T2">I</text:span><text:span text:style-name="T2">E</text:span><text:span text:style-name="T2"> </text:span><text:span text:style-name="T2">o</text:span><text:span text:style-name="T2">f</text:span><text:span text:style-name="T2"> </text:span><text:span text:style-name="T2">r</text:span><text:span text:style-name="T2">e</text:span><text:span text:style-name="T2">s</text:span><text:span text:style-name="T2">t</text:span><text:span text:style-name="T2">o</text:span><text:span text:style-name="T2">r</text:span><text:span text:style-name="T2">i</text:span><text:span text:style-name="T2">n</text:span><text:span text:style-name="T2">g</text:span><text:span text:style-name="T2"> </text:span></text:p>
          </draw:text-box>
        </draw:frame>
        <draw:frame draw:style-name="gr3" draw:text-style-name="P4" draw:layer="layout" svg:width="0.254cm" svg:height="0.458cm" svg:x="28.333cm" svg:y="2.255cm">
          <draw:text-box>
            <text:p text:style-name="P1"><text:span text:style-name="T3">s</text:span></text:p>
          </draw:text-box>
        </draw:frame>
        <draw:frame draw:style-name="gr9" draw:text-style-name="P5" draw:layer="layout" svg:width="0.208cm" svg:height="0.294cm" svg:x="28.495cm" svg:y="2.459cm">
          <draw:text-box>
            <text:p text:style-name="P1"><text:span text:style-name="T4">i</text:span></text:p>
          </draw:text-box>
        </draw:frame>
        <draw:frame draw:style-name="gr5" draw:text-style-name="P6" draw:layer="layout" svg:width="0.159cm" svg:height="0.225cm" svg:x="28.526cm" svg:y="2.145cm">
          <draw:text-box>
            <text:p text:style-name="P1"><text:span text:style-name="T5">(</text:span></text:p>
          </draw:text-box>
        </draw:frame>
        <draw:frame draw:style-name="gr6" draw:text-style-name="P7" draw:layer="layout" svg:width="0.129cm" svg:height="0.32cm" svg:x="28.635cm" svg:y="2.155cm">
          <draw:text-box>
            <text:p text:style-name="P1"><text:span text:style-name="T6">l</text:span></text:p>
          </draw:text-box>
        </draw:frame>
        <draw:frame draw:style-name="gr7" draw:text-style-name="P6" draw:layer="layout" svg:width="0.088cm" svg:height="0.225cm" svg:x="28.723cm" svg:y="2.145cm">
          <draw:text-box>
            <text:p text:style-name="P1"><text:span text:style-name="T5">)</text:span></text:p>
          </draw:text-box>
        </draw:frame>
        <draw:frame draw:style-name="gr10" draw:text-style-name="P3" draw:layer="layout" svg:width="0.468cm" svg:height="0.471cm" svg:x="2.74cm" svg:y="2.147cm">
          <draw:text-box>
            <text:p text:style-name="P1"><text:span text:style-name="T2">(a)</text:span></text:p>
          </draw:text-box>
        </draw:frame>
        <draw:frame draw:style-name="gr11" draw:text-style-name="P3" draw:layer="layout" svg:width="0.493cm" svg:height="0.471cm" svg:x="14.722cm" svg:y="2.131cm">
          <draw:text-box>
            <text:p text:style-name="P1"><text:span text:style-name="T2">(</text:span><text:span text:style-name="T2">b</text:span><text:span text:style-name="T2">)</text:span></text:p>
          </draw:text-box>
        </draw:frame>
        <draw:frame draw:style-name="gr10" draw:text-style-name="P3" draw:layer="layout" svg:width="0.468cm" svg:height="0.471cm" svg:x="23.542cm" svg:y="2.131cm">
          <draw:text-box>
            <text:p text:style-name="P1"><text:span text:style-name="T2">(</text:span><text:span text:style-name="T2">c</text:span><text:span text:style-name="T2">)</text:span></text:p>
          </draw:text-box>
        </draw:frame>
        <draw:polygon draw:style-name="gr12" draw:text-style-name="P8" draw:layer="layout" svg:width="5.512cm" svg:height="4.459cm" svg:x="4.848cm" svg:y="2.859cm" svg:viewBox="0 0 5513 4460" draw:points="0,4460 5513,4460 5513,0 0,0">
          <text:p/>
        </draw:polygon>
        <draw:polygon draw:style-name="gr13" draw:text-style-name="P9" draw:layer="layout" svg:width="0.086cm" svg:height="0.744cm" svg:x="4.848cm" svg:y="4.345cm" svg:viewBox="0 0 87 745" draw:points="0,0 0,745 87,745 87,0">
          <text:p/>
        </draw:polygon>
        <draw:polygon draw:style-name="gr14" draw:text-style-name="P10" draw:layer="layout" svg:width="0.086cm" svg:height="0.744cm" svg:x="4.934cm" svg:y="4.345cm" svg:viewBox="0 0 87 745" draw:points="0,0 0,745 87,745 87,0">
          <text:p/>
        </draw:polygon>
        <draw:polygon draw:style-name="gr15" draw:text-style-name="P11" draw:layer="layout" svg:width="0.087cm" svg:height="0.744cm" svg:x="5.02cm" svg:y="4.345cm" svg:viewBox="0 0 88 745" draw:points="0,0 0,745 88,745 88,0">
          <text:p/>
        </draw:polygon>
        <draw:polygon draw:style-name="gr16" draw:text-style-name="P12" draw:layer="layout" svg:width="0.086cm" svg:height="0.744cm" svg:x="5.107cm" svg:y="4.345cm" svg:viewBox="0 0 87 745" draw:points="0,0 0,745 87,745 87,0">
          <text:p/>
        </draw:polygon>
        <draw:polygon draw:style-name="gr17" draw:text-style-name="P13" draw:layer="layout" svg:width="0.086cm" svg:height="0.744cm" svg:x="5.193cm" svg:y="4.345cm" svg:viewBox="0 0 87 745" draw:points="0,0 0,745 87,745 87,0">
          <text:p/>
        </draw:polygon>
        <draw:polygon draw:style-name="gr18" draw:text-style-name="P14" draw:layer="layout" svg:width="0.086cm" svg:height="0.744cm" svg:x="5.279cm" svg:y="4.345cm" svg:viewBox="0 0 87 745" draw:points="0,0 0,745 87,745 87,0">
          <text:p/>
        </draw:polygon>
        <draw:polygon draw:style-name="gr19" draw:text-style-name="P15" draw:layer="layout" svg:width="0.086cm" svg:height="0.744cm" svg:x="5.365cm" svg:y="4.345cm" svg:viewBox="0 0 87 745" draw:points="0,0 0,745 87,745 87,0">
          <text:p/>
        </draw:polygon>
        <draw:polygon draw:style-name="gr20" draw:text-style-name="P16" draw:layer="layout" svg:width="0.086cm" svg:height="0.744cm" svg:x="5.451cm" svg:y="4.345cm" svg:viewBox="0 0 87 745" draw:points="0,0 0,745 87,745 87,0">
          <text:p/>
        </draw:polygon>
        <draw:polygon draw:style-name="gr21" draw:text-style-name="P17" draw:layer="layout" svg:width="0.086cm" svg:height="0.744cm" svg:x="5.537cm" svg:y="4.345cm" svg:viewBox="0 0 87 745" draw:points="0,0 0,745 87,745 87,0">
          <text:p/>
        </draw:polygon>
        <draw:polygon draw:style-name="gr14" draw:text-style-name="P10" draw:layer="layout" svg:width="0.086cm" svg:height="0.744cm" svg:x="5.623cm" svg:y="4.345cm" svg:viewBox="0 0 87 745" draw:points="0,0 0,745 87,745 87,0">
          <text:p/>
        </draw:polygon>
        <draw:polygon draw:style-name="gr16" draw:text-style-name="P12" draw:layer="layout" svg:width="0.087cm" svg:height="0.744cm" svg:x="5.709cm" svg:y="4.345cm" svg:viewBox="0 0 88 745" draw:points="0,0 0,745 88,745 88,0">
          <text:p/>
        </draw:polygon>
        <draw:polygon draw:style-name="gr22" draw:text-style-name="P18" draw:layer="layout" svg:width="0.086cm" svg:height="0.744cm" svg:x="5.796cm" svg:y="4.345cm" svg:viewBox="0 0 87 745" draw:points="0,0 0,745 87,745 87,0">
          <text:p/>
        </draw:polygon>
        <draw:polygon draw:style-name="gr23" draw:text-style-name="P19" draw:layer="layout" svg:width="0.086cm" svg:height="0.744cm" svg:x="5.882cm" svg:y="4.345cm" svg:viewBox="0 0 87 745" draw:points="0,0 0,745 87,745 87,0">
          <text:p/>
        </draw:polygon>
        <draw:polygon draw:style-name="gr20" draw:text-style-name="P16" draw:layer="layout" svg:width="0.086cm" svg:height="0.744cm" svg:x="5.968cm" svg:y="4.345cm" svg:viewBox="0 0 87 745" draw:points="0,0 0,745 87,745 87,0">
          <text:p/>
        </draw:polygon>
        <draw:polygon draw:style-name="gr14" draw:text-style-name="P10" draw:layer="layout" svg:width="0.086cm" svg:height="0.744cm" svg:x="6.054cm" svg:y="4.345cm" svg:viewBox="0 0 87 745" draw:points="0,0 0,745 87,745 87,0">
          <text:p/>
        </draw:polygon>
        <draw:polygon draw:style-name="gr13" draw:text-style-name="P9" draw:layer="layout" svg:width="0.086cm" svg:height="0.744cm" svg:x="6.14cm" svg:y="4.345cm" svg:viewBox="0 0 87 745" draw:points="0,0 0,745 87,745 87,0">
          <text:p/>
        </draw:polygon>
        <draw:polygon draw:style-name="gr13" draw:text-style-name="P9" draw:layer="layout" svg:width="0.086cm" svg:height="0.744cm" svg:x="6.226cm" svg:y="4.345cm" svg:viewBox="0 0 87 745" draw:points="0,0 0,745 87,745 87,0">
          <text:p/>
        </draw:polygon>
        <draw:polygon draw:style-name="gr24" draw:text-style-name="P20" draw:layer="layout" svg:width="0.086cm" svg:height="0.744cm" svg:x="6.312cm" svg:y="4.345cm" svg:viewBox="0 0 87 745" draw:points="0,0 0,745 87,745 87,0">
          <text:p/>
        </draw:polygon>
        <draw:polygon draw:style-name="gr25" draw:text-style-name="P21" draw:layer="layout" svg:width="0.086cm" svg:height="0.744cm" svg:x="6.398cm" svg:y="4.345cm" svg:viewBox="0 0 87 745" draw:points="0,0 0,745 87,745 87,0">
          <text:p/>
        </draw:polygon>
        <draw:polygon draw:style-name="gr25" draw:text-style-name="P21" draw:layer="layout" svg:width="0.087cm" svg:height="0.744cm" svg:x="6.484cm" svg:y="4.345cm" svg:viewBox="0 0 88 745" draw:points="0,0 0,745 88,745 88,0">
          <text:p/>
        </draw:polygon>
        <draw:polygon draw:style-name="gr26" draw:text-style-name="P22" draw:layer="layout" svg:width="0.086cm" svg:height="0.744cm" svg:x="6.571cm" svg:y="4.345cm" svg:viewBox="0 0 87 745" draw:points="0,0 0,745 87,745 87,0">
          <text:p/>
        </draw:polygon>
        <draw:polygon draw:style-name="gr27" draw:text-style-name="P23" draw:layer="layout" svg:width="0.086cm" svg:height="0.744cm" svg:x="6.657cm" svg:y="4.345cm" svg:viewBox="0 0 87 745" draw:points="0,0 0,745 87,745 87,0">
          <text:p/>
        </draw:polygon>
        <draw:polygon draw:style-name="gr27" draw:text-style-name="P23" draw:layer="layout" svg:width="0.086cm" svg:height="0.744cm" svg:x="6.743cm" svg:y="4.345cm" svg:viewBox="0 0 87 745" draw:points="0,0 0,745 87,745 87,0">
          <text:p/>
        </draw:polygon>
        <draw:polygon draw:style-name="gr27" draw:text-style-name="P23" draw:layer="layout" svg:width="0.086cm" svg:height="0.744cm" svg:x="6.829cm" svg:y="4.345cm" svg:viewBox="0 0 87 745" draw:points="0,0 0,745 87,745 87,0">
          <text:p/>
        </draw:polygon>
        <draw:polygon draw:style-name="gr27" draw:text-style-name="P23" draw:layer="layout" svg:width="0.086cm" svg:height="0.744cm" svg:x="6.915cm" svg:y="4.345cm" svg:viewBox="0 0 87 745" draw:points="0,0 0,745 87,745 87,0">
          <text:p/>
        </draw:polygon>
        <draw:polygon draw:style-name="gr27" draw:text-style-name="P23" draw:layer="layout" svg:width="0.086cm" svg:height="0.744cm" svg:x="7.001cm" svg:y="4.345cm" svg:viewBox="0 0 87 745" draw:points="0,0 0,745 87,745 87,0">
          <text:p/>
        </draw:polygon>
        <draw:polygon draw:style-name="gr27" draw:text-style-name="P23" draw:layer="layout" svg:width="0.086cm" svg:height="0.744cm" svg:x="7.087cm" svg:y="4.345cm" svg:viewBox="0 0 87 745" draw:points="0,0 0,745 87,745 87,0">
          <text:p/>
        </draw:polygon>
        <draw:polygon draw:style-name="gr28" draw:text-style-name="P24" draw:layer="layout" svg:width="0.087cm" svg:height="0.744cm" svg:x="7.173cm" svg:y="4.345cm" svg:viewBox="0 0 88 745" draw:points="0,0 0,745 88,745 88,0">
          <text:p/>
        </draw:polygon>
        <draw:polygon draw:style-name="gr28" draw:text-style-name="P24" draw:layer="layout" svg:width="0.086cm" svg:height="0.744cm" svg:x="7.26cm" svg:y="4.345cm" svg:viewBox="0 0 87 745" draw:points="0,0 0,745 87,745 87,0">
          <text:p/>
        </draw:polygon>
        <draw:polygon draw:style-name="gr28" draw:text-style-name="P24" draw:layer="layout" svg:width="0.086cm" svg:height="0.744cm" svg:x="7.346cm" svg:y="4.345cm" svg:viewBox="0 0 87 745" draw:points="0,0 0,745 87,745 87,0">
          <text:p/>
        </draw:polygon>
        <draw:polygon draw:style-name="gr28" draw:text-style-name="P24" draw:layer="layout" svg:width="0.086cm" svg:height="0.744cm" svg:x="7.432cm" svg:y="4.345cm" svg:viewBox="0 0 87 745" draw:points="0,0 0,745 87,745 87,0">
          <text:p/>
        </draw:polygon>
        <draw:polygon draw:style-name="gr28" draw:text-style-name="P24" draw:layer="layout" svg:width="0.086cm" svg:height="0.744cm" svg:x="7.518cm" svg:y="4.345cm" svg:viewBox="0 0 87 745" draw:points="0,0 0,745 87,745 87,0">
          <text:p/>
        </draw:polygon>
        <draw:polygon draw:style-name="gr28" draw:text-style-name="P24" draw:layer="layout" svg:width="0.086cm" svg:height="0.744cm" svg:x="7.604cm" svg:y="4.345cm" svg:viewBox="0 0 87 745" draw:points="0,0 0,745 87,745 87,0">
          <text:p/>
        </draw:polygon>
        <draw:polygon draw:style-name="gr28" draw:text-style-name="P24" draw:layer="layout" svg:width="0.086cm" svg:height="0.744cm" svg:x="7.69cm" svg:y="4.345cm" svg:viewBox="0 0 87 745" draw:points="0,0 0,745 87,745 87,0">
          <text:p/>
        </draw:polygon>
        <draw:polygon draw:style-name="gr28" draw:text-style-name="P24" draw:layer="layout" svg:width="0.086cm" svg:height="0.744cm" svg:x="7.776cm" svg:y="4.345cm" svg:viewBox="0 0 87 745" draw:points="0,0 0,745 87,745 87,0">
          <text:p/>
        </draw:polygon>
        <draw:polygon draw:style-name="gr28" draw:text-style-name="P24" draw:layer="layout" svg:width="0.088cm" svg:height="0.744cm" svg:x="7.862cm" svg:y="4.345cm" svg:viewBox="0 0 89 745" draw:points="0,0 0,745 89,745 89,0">
          <text:p/>
        </draw:polygon>
        <draw:polygon draw:style-name="gr28" draw:text-style-name="P24" draw:layer="layout" svg:width="0.086cm" svg:height="0.744cm" svg:x="7.949cm" svg:y="4.345cm" svg:viewBox="0 0 87 745" draw:points="0,0 0,745 87,745 87,0">
          <text:p/>
        </draw:polygon>
        <draw:polygon draw:style-name="gr28" draw:text-style-name="P24" draw:layer="layout" svg:width="0.086cm" svg:height="0.744cm" svg:x="8.035cm" svg:y="4.345cm" svg:viewBox="0 0 87 745" draw:points="0,0 0,745 87,745 87,0">
          <text:p/>
        </draw:polygon>
        <draw:polygon draw:style-name="gr28" draw:text-style-name="P24" draw:layer="layout" svg:width="0.086cm" svg:height="0.744cm" svg:x="8.121cm" svg:y="4.345cm" svg:viewBox="0 0 87 745" draw:points="0,0 0,745 87,745 87,0">
          <text:p/>
        </draw:polygon>
        <draw:polygon draw:style-name="gr28" draw:text-style-name="P24" draw:layer="layout" svg:width="0.086cm" svg:height="0.744cm" svg:x="8.207cm" svg:y="4.345cm" svg:viewBox="0 0 87 745" draw:points="0,0 0,745 87,745 87,0">
          <text:p/>
        </draw:polygon>
        <draw:polygon draw:style-name="gr28" draw:text-style-name="P24" draw:layer="layout" svg:width="0.086cm" svg:height="0.744cm" svg:x="8.293cm" svg:y="4.345cm" svg:viewBox="0 0 87 745" draw:points="0,0 0,745 87,745 87,0">
          <text:p/>
        </draw:polygon>
        <draw:polygon draw:style-name="gr28" draw:text-style-name="P24" draw:layer="layout" svg:width="0.086cm" svg:height="0.744cm" svg:x="8.379cm" svg:y="4.345cm" svg:viewBox="0 0 87 745" draw:points="0,0 0,745 87,745 87,0">
          <text:p/>
        </draw:polygon>
        <draw:polygon draw:style-name="gr28" draw:text-style-name="P24" draw:layer="layout" svg:width="0.086cm" svg:height="0.744cm" svg:x="8.465cm" svg:y="4.345cm" svg:viewBox="0 0 87 745" draw:points="0,0 0,745 87,745 87,0">
          <text:p/>
        </draw:polygon>
        <draw:polygon draw:style-name="gr28" draw:text-style-name="P24" draw:layer="layout" svg:width="0.087cm" svg:height="0.744cm" svg:x="8.551cm" svg:y="4.345cm" svg:viewBox="0 0 88 745" draw:points="0,0 0,745 88,745 88,0">
          <text:p/>
        </draw:polygon>
        <draw:polygon draw:style-name="gr28" draw:text-style-name="P24" draw:layer="layout" svg:width="0.086cm" svg:height="0.744cm" svg:x="8.638cm" svg:y="4.345cm" svg:viewBox="0 0 87 745" draw:points="0,0 0,745 87,745 87,0">
          <text:p/>
        </draw:polygon>
        <draw:polygon draw:style-name="gr28" draw:text-style-name="P24" draw:layer="layout" svg:width="0.086cm" svg:height="0.744cm" svg:x="8.724cm" svg:y="4.345cm" svg:viewBox="0 0 87 745" draw:points="0,0 0,745 87,745 87,0">
          <text:p/>
        </draw:polygon>
        <draw:polygon draw:style-name="gr28" draw:text-style-name="P24" draw:layer="layout" svg:width="0.086cm" svg:height="0.744cm" svg:x="8.81cm" svg:y="4.345cm" svg:viewBox="0 0 87 745" draw:points="0,0 0,745 87,745 87,0">
          <text:p/>
        </draw:polygon>
        <draw:polygon draw:style-name="gr28" draw:text-style-name="P24" draw:layer="layout" svg:width="0.086cm" svg:height="0.744cm" svg:x="8.896cm" svg:y="4.345cm" svg:viewBox="0 0 87 745" draw:points="0,0 0,745 87,745 87,0">
          <text:p/>
        </draw:polygon>
        <draw:polygon draw:style-name="gr28" draw:text-style-name="P24" draw:layer="layout" svg:width="0.086cm" svg:height="0.744cm" svg:x="8.982cm" svg:y="4.345cm" svg:viewBox="0 0 87 745" draw:points="0,0 0,745 87,745 87,0">
          <text:p/>
        </draw:polygon>
        <draw:polygon draw:style-name="gr28" draw:text-style-name="P24" draw:layer="layout" svg:width="0.086cm" svg:height="0.744cm" svg:x="9.068cm" svg:y="4.345cm" svg:viewBox="0 0 87 745" draw:points="0,0 0,745 87,745 87,0">
          <text:p/>
        </draw:polygon>
        <draw:polygon draw:style-name="gr28" draw:text-style-name="P24" draw:layer="layout" svg:width="0.086cm" svg:height="0.744cm" svg:x="9.154cm" svg:y="4.345cm" svg:viewBox="0 0 87 745" draw:points="0,0 0,745 87,745 87,0">
          <text:p/>
        </draw:polygon>
        <draw:polygon draw:style-name="gr28" draw:text-style-name="P24" draw:layer="layout" svg:width="0.086cm" svg:height="0.744cm" svg:x="9.24cm" svg:y="4.345cm" svg:viewBox="0 0 87 745" draw:points="0,0 0,745 87,745 87,0">
          <text:p/>
        </draw:polygon>
        <draw:polygon draw:style-name="gr28" draw:text-style-name="P24" draw:layer="layout" svg:width="0.087cm" svg:height="0.744cm" svg:x="9.326cm" svg:y="4.345cm" svg:viewBox="0 0 88 745" draw:points="0,0 0,745 88,745 88,0">
          <text:p/>
        </draw:polygon>
        <draw:polygon draw:style-name="gr28" draw:text-style-name="P24" draw:layer="layout" svg:width="0.086cm" svg:height="0.744cm" svg:x="9.413cm" svg:y="4.345cm" svg:viewBox="0 0 87 745" draw:points="0,0 0,745 87,745 87,0">
          <text:p/>
        </draw:polygon>
        <draw:polygon draw:style-name="gr28" draw:text-style-name="P24" draw:layer="layout" svg:width="0.086cm" svg:height="0.744cm" svg:x="9.499cm" svg:y="4.345cm" svg:viewBox="0 0 87 745" draw:points="0,0 0,745 87,745 87,0">
          <text:p/>
        </draw:polygon>
        <draw:polygon draw:style-name="gr28" draw:text-style-name="P24" draw:layer="layout" svg:width="0.086cm" svg:height="0.744cm" svg:x="9.585cm" svg:y="4.345cm" svg:viewBox="0 0 87 745" draw:points="0,0 0,745 87,745 87,0">
          <text:p/>
        </draw:polygon>
        <draw:polygon draw:style-name="gr28" draw:text-style-name="P24" draw:layer="layout" svg:width="0.086cm" svg:height="0.744cm" svg:x="9.671cm" svg:y="4.345cm" svg:viewBox="0 0 87 745" draw:points="0,0 0,745 87,745 87,0">
          <text:p/>
        </draw:polygon>
        <draw:polygon draw:style-name="gr28" draw:text-style-name="P24" draw:layer="layout" svg:width="0.086cm" svg:height="0.744cm" svg:x="9.757cm" svg:y="4.345cm" svg:viewBox="0 0 87 745" draw:points="0,0 0,745 87,745 87,0">
          <text:p/>
        </draw:polygon>
        <draw:polygon draw:style-name="gr28" draw:text-style-name="P24" draw:layer="layout" svg:width="0.086cm" svg:height="0.744cm" svg:x="9.843cm" svg:y="4.345cm" svg:viewBox="0 0 87 745" draw:points="0,0 0,745 87,745 87,0">
          <text:p/>
        </draw:polygon>
        <draw:polygon draw:style-name="gr28" draw:text-style-name="P24" draw:layer="layout" svg:width="0.086cm" svg:height="0.744cm" svg:x="9.929cm" svg:y="4.345cm" svg:viewBox="0 0 87 745" draw:points="0,0 0,745 87,745 87,0">
          <text:p/>
        </draw:polygon>
        <draw:polygon draw:style-name="gr28" draw:text-style-name="P24" draw:layer="layout" svg:width="0.087cm" svg:height="0.744cm" svg:x="10.015cm" svg:y="4.345cm" svg:viewBox="0 0 88 745" draw:points="0,0 0,745 88,745 88,0">
          <text:p/>
        </draw:polygon>
        <draw:polygon draw:style-name="gr28" draw:text-style-name="P24" draw:layer="layout" svg:width="0.086cm" svg:height="0.744cm" svg:x="10.102cm" svg:y="4.345cm" svg:viewBox="0 0 87 745" draw:points="0,0 0,745 87,745 87,0">
          <text:p/>
        </draw:polygon>
        <draw:polygon draw:style-name="gr28" draw:text-style-name="P24" draw:layer="layout" svg:width="0.086cm" svg:height="0.744cm" svg:x="10.188cm" svg:y="4.345cm" svg:viewBox="0 0 87 745" draw:points="0,0 0,745 87,745 87,0">
          <text:p/>
        </draw:polygon>
        <draw:polygon draw:style-name="gr28" draw:text-style-name="P24" draw:layer="layout" svg:width="0.086cm" svg:height="0.744cm" svg:x="10.274cm" svg:y="4.345cm" svg:viewBox="0 0 87 745" draw:points="0,0 0,745 87,745 87,0">
          <text:p/>
        </draw:polygon>
        <draw:polygon draw:style-name="gr17" draw:text-style-name="P13" draw:layer="layout" svg:width="0.086cm" svg:height="0.743cm" svg:x="4.848cm" svg:y="5.089cm" svg:viewBox="0 0 87 744" draw:points="0,0 0,744 87,744 87,0">
          <text:p/>
        </draw:polygon>
        <draw:polygon draw:style-name="gr29" draw:text-style-name="P25" draw:layer="layout" svg:width="0.086cm" svg:height="0.743cm" svg:x="4.934cm" svg:y="5.089cm" svg:viewBox="0 0 87 744" draw:points="0,0 0,744 87,744 87,0">
          <text:p/>
        </draw:polygon>
        <draw:polygon draw:style-name="gr30" draw:text-style-name="P26" draw:layer="layout" svg:width="0.087cm" svg:height="0.743cm" svg:x="5.02cm" svg:y="5.089cm" svg:viewBox="0 0 88 744" draw:points="0,0 0,744 88,744 88,0">
          <text:p/>
        </draw:polygon>
        <draw:polygon draw:style-name="gr31" draw:text-style-name="P27" draw:layer="layout" svg:width="0.086cm" svg:height="0.743cm" svg:x="5.107cm" svg:y="5.089cm" svg:viewBox="0 0 87 744" draw:points="0,0 0,744 87,744 87,0">
          <text:p/>
        </draw:polygon>
        <draw:polygon draw:style-name="gr32" draw:text-style-name="P28" draw:layer="layout" svg:width="0.086cm" svg:height="0.743cm" svg:x="5.193cm" svg:y="5.089cm" svg:viewBox="0 0 87 744" draw:points="0,0 0,744 87,744 87,0">
          <text:p/>
        </draw:polygon>
        <draw:polygon draw:style-name="gr33" draw:text-style-name="P29" draw:layer="layout" svg:width="0.086cm" svg:height="0.743cm" svg:x="5.279cm" svg:y="5.089cm" svg:viewBox="0 0 87 744" draw:points="0,0 0,744 87,744 87,0">
          <text:p/>
        </draw:polygon>
        <draw:polygon draw:style-name="gr34" draw:text-style-name="P30" draw:layer="layout" svg:width="0.086cm" svg:height="0.743cm" svg:x="5.365cm" svg:y="5.089cm" svg:viewBox="0 0 87 744" draw:points="0,0 0,744 87,744 87,0">
          <text:p/>
        </draw:polygon>
        <draw:polygon draw:style-name="gr35" draw:text-style-name="P31" draw:layer="layout" svg:width="0.086cm" svg:height="0.743cm" svg:x="5.451cm" svg:y="5.089cm" svg:viewBox="0 0 87 744" draw:points="0,0 0,744 87,744 87,0">
          <text:p/>
        </draw:polygon>
        <draw:polygon draw:style-name="gr36" draw:text-style-name="P32" draw:layer="layout" svg:width="0.086cm" svg:height="0.743cm" svg:x="5.537cm" svg:y="5.089cm" svg:viewBox="0 0 87 744" draw:points="0,0 0,744 87,744 87,0">
          <text:p/>
        </draw:polygon>
        <draw:polygon draw:style-name="gr37" draw:text-style-name="P33" draw:layer="layout" svg:width="0.086cm" svg:height="0.743cm" svg:x="5.623cm" svg:y="5.089cm" svg:viewBox="0 0 87 744" draw:points="0,0 0,744 87,744 87,0">
          <text:p/>
        </draw:polygon>
        <draw:polygon draw:style-name="gr38" draw:text-style-name="P34" draw:layer="layout" svg:width="0.087cm" svg:height="0.743cm" svg:x="5.709cm" svg:y="5.089cm" svg:viewBox="0 0 88 744" draw:points="0,0 0,744 88,744 88,0">
          <text:p/>
        </draw:polygon>
        <draw:polygon draw:style-name="gr39" draw:text-style-name="P35" draw:layer="layout" svg:width="0.086cm" svg:height="0.743cm" svg:x="5.796cm" svg:y="5.089cm" svg:viewBox="0 0 87 744" draw:points="0,0 0,744 87,744 87,0">
          <text:p/>
        </draw:polygon>
        <draw:polygon draw:style-name="gr40" draw:text-style-name="P36" draw:layer="layout" svg:width="0.086cm" svg:height="0.743cm" svg:x="5.882cm" svg:y="5.089cm" svg:viewBox="0 0 87 744" draw:points="0,0 0,744 87,744 87,0">
          <text:p/>
        </draw:polygon>
        <draw:polygon draw:style-name="gr41" draw:text-style-name="P37" draw:layer="layout" svg:width="0.086cm" svg:height="0.743cm" svg:x="5.968cm" svg:y="5.089cm" svg:viewBox="0 0 87 744" draw:points="0,0 0,744 87,744 87,0">
          <text:p/>
        </draw:polygon>
        <draw:polygon draw:style-name="gr42" draw:text-style-name="P38" draw:layer="layout" svg:width="0.086cm" svg:height="0.743cm" svg:x="6.054cm" svg:y="5.089cm" svg:viewBox="0 0 87 744" draw:points="0,0 0,744 87,744 87,0">
          <text:p/>
        </draw:polygon>
        <draw:polygon draw:style-name="gr43" draw:text-style-name="P39" draw:layer="layout" svg:width="0.086cm" svg:height="0.743cm" svg:x="6.14cm" svg:y="5.089cm" svg:viewBox="0 0 87 744" draw:points="0,0 0,744 87,744 87,0">
          <text:p/>
        </draw:polygon>
        <draw:polygon draw:style-name="gr44" draw:text-style-name="P40" draw:layer="layout" svg:width="0.086cm" svg:height="0.743cm" svg:x="6.226cm" svg:y="5.089cm" svg:viewBox="0 0 87 744" draw:points="0,0 0,744 87,744 87,0">
          <text:p/>
        </draw:polygon>
        <draw:polygon draw:style-name="gr45" draw:text-style-name="P41" draw:layer="layout" svg:width="0.086cm" svg:height="0.743cm" svg:x="6.312cm" svg:y="5.089cm" svg:viewBox="0 0 87 744" draw:points="0,0 0,744 87,744 87,0">
          <text:p/>
        </draw:polygon>
        <draw:polygon draw:style-name="gr45" draw:text-style-name="P41" draw:layer="layout" svg:width="0.086cm" svg:height="0.743cm" svg:x="6.398cm" svg:y="5.089cm" svg:viewBox="0 0 87 744" draw:points="0,0 0,744 87,744 87,0">
          <text:p/>
        </draw:polygon>
        <draw:polygon draw:style-name="gr45" draw:text-style-name="P41" draw:layer="layout" svg:width="0.087cm" svg:height="0.743cm" svg:x="6.484cm" svg:y="5.089cm" svg:viewBox="0 0 88 744" draw:points="0,0 0,744 88,744 88,0">
          <text:p/>
        </draw:polygon>
        <draw:polygon draw:style-name="gr46" draw:text-style-name="P42" draw:layer="layout" svg:width="0.086cm" svg:height="0.743cm" svg:x="6.571cm" svg:y="5.089cm" svg:viewBox="0 0 87 744" draw:points="0,0 0,744 87,744 87,0">
          <text:p/>
        </draw:polygon>
        <draw:polygon draw:style-name="gr46" draw:text-style-name="P42" draw:layer="layout" svg:width="0.086cm" svg:height="0.743cm" svg:x="6.657cm" svg:y="5.089cm" svg:viewBox="0 0 87 744" draw:points="0,0 0,744 87,744 87,0">
          <text:p/>
        </draw:polygon>
        <draw:polygon draw:style-name="gr47" draw:text-style-name="P43" draw:layer="layout" svg:width="0.086cm" svg:height="0.743cm" svg:x="6.743cm" svg:y="5.089cm" svg:viewBox="0 0 87 744" draw:points="0,0 0,744 87,744 87,0">
          <text:p/>
        </draw:polygon>
        <draw:polygon draw:style-name="gr48" draw:text-style-name="P44" draw:layer="layout" svg:width="0.086cm" svg:height="0.743cm" svg:x="6.829cm" svg:y="5.089cm" svg:viewBox="0 0 87 744" draw:points="0,0 0,744 87,744 87,0">
          <text:p/>
        </draw:polygon>
        <draw:polygon draw:style-name="gr49" draw:text-style-name="P45" draw:layer="layout" svg:width="0.086cm" svg:height="0.743cm" svg:x="6.915cm" svg:y="5.089cm" svg:viewBox="0 0 87 744" draw:points="0,0 0,744 87,744 87,0">
          <text:p/>
        </draw:polygon>
        <draw:polygon draw:style-name="gr50" draw:text-style-name="P46" draw:layer="layout" svg:width="0.086cm" svg:height="0.743cm" svg:x="7.001cm" svg:y="5.089cm" svg:viewBox="0 0 87 744" draw:points="0,0 0,744 87,744 87,0">
          <text:p/>
        </draw:polygon>
        <draw:polygon draw:style-name="gr51" draw:text-style-name="P47" draw:layer="layout" svg:width="0.086cm" svg:height="0.743cm" svg:x="7.087cm" svg:y="5.089cm" svg:viewBox="0 0 87 744" draw:points="0,0 0,744 87,744 87,0">
          <text:p/>
        </draw:polygon>
        <draw:polygon draw:style-name="gr52" draw:text-style-name="P48" draw:layer="layout" svg:width="0.087cm" svg:height="0.743cm" svg:x="7.173cm" svg:y="5.089cm" svg:viewBox="0 0 88 744" draw:points="0,0 0,744 88,744 88,0">
          <text:p/>
        </draw:polygon>
        <draw:polygon draw:style-name="gr53" draw:text-style-name="P49" draw:layer="layout" svg:width="0.086cm" svg:height="0.743cm" svg:x="7.26cm" svg:y="5.089cm" svg:viewBox="0 0 87 744" draw:points="0,0 0,744 87,744 87,0">
          <text:p/>
        </draw:polygon>
        <draw:polygon draw:style-name="gr54" draw:text-style-name="P50" draw:layer="layout" svg:width="0.086cm" svg:height="0.743cm" svg:x="7.346cm" svg:y="5.089cm" svg:viewBox="0 0 87 744" draw:points="0,0 0,744 87,744 87,0">
          <text:p/>
        </draw:polygon>
        <draw:polygon draw:style-name="gr55" draw:text-style-name="P51" draw:layer="layout" svg:width="0.086cm" svg:height="0.743cm" svg:x="7.432cm" svg:y="5.089cm" svg:viewBox="0 0 87 744" draw:points="0,0 0,744 87,744 87,0">
          <text:p/>
        </draw:polygon>
        <draw:polygon draw:style-name="gr16" draw:text-style-name="P12" draw:layer="layout" svg:width="0.086cm" svg:height="0.743cm" svg:x="7.518cm" svg:y="5.089cm" svg:viewBox="0 0 87 744" draw:points="0,0 0,744 87,744 87,0">
          <text:p/>
        </draw:polygon>
        <draw:polygon draw:style-name="gr20" draw:text-style-name="P16" draw:layer="layout" svg:width="0.086cm" svg:height="0.743cm" svg:x="7.604cm" svg:y="5.089cm" svg:viewBox="0 0 87 744" draw:points="0,0 0,744 87,744 87,0">
          <text:p/>
        </draw:polygon>
        <draw:polygon draw:style-name="gr56" draw:text-style-name="P52" draw:layer="layout" svg:width="0.086cm" svg:height="0.743cm" svg:x="7.69cm" svg:y="5.089cm" svg:viewBox="0 0 87 744" draw:points="0,0 0,744 87,744 87,0">
          <text:p/>
        </draw:polygon>
        <draw:polygon draw:style-name="gr56" draw:text-style-name="P52" draw:layer="layout" svg:width="0.086cm" svg:height="0.743cm" svg:x="7.776cm" svg:y="5.089cm" svg:viewBox="0 0 87 744" draw:points="0,0 0,744 87,744 87,0">
          <text:p/>
        </draw:polygon>
        <draw:polygon draw:style-name="gr57" draw:text-style-name="P53" draw:layer="layout" svg:width="0.088cm" svg:height="0.743cm" svg:x="7.862cm" svg:y="5.089cm" svg:viewBox="0 0 89 744" draw:points="0,0 0,744 89,744 89,0">
          <text:p/>
        </draw:polygon>
        <draw:polygon draw:style-name="gr56" draw:text-style-name="P52" draw:layer="layout" svg:width="0.086cm" svg:height="0.743cm" svg:x="7.949cm" svg:y="5.089cm" svg:viewBox="0 0 87 744" draw:points="0,0 0,744 87,744 87,0">
          <text:p/>
        </draw:polygon>
        <draw:polygon draw:style-name="gr57" draw:text-style-name="P53" draw:layer="layout" svg:width="0.086cm" svg:height="0.743cm" svg:x="8.035cm" svg:y="5.089cm" svg:viewBox="0 0 87 744" draw:points="0,0 0,744 87,744 87,0">
          <text:p/>
        </draw:polygon>
        <draw:polygon draw:style-name="gr57" draw:text-style-name="P53" draw:layer="layout" svg:width="0.086cm" svg:height="0.743cm" svg:x="8.121cm" svg:y="5.089cm" svg:viewBox="0 0 87 744" draw:points="0,0 0,744 87,744 87,0">
          <text:p/>
        </draw:polygon>
        <draw:polygon draw:style-name="gr56" draw:text-style-name="P52" draw:layer="layout" svg:width="0.086cm" svg:height="0.743cm" svg:x="8.207cm" svg:y="5.089cm" svg:viewBox="0 0 87 744" draw:points="0,0 0,744 87,744 87,0">
          <text:p/>
        </draw:polygon>
        <draw:polygon draw:style-name="gr58" draw:text-style-name="P54" draw:layer="layout" svg:width="0.086cm" svg:height="0.743cm" svg:x="8.293cm" svg:y="5.089cm" svg:viewBox="0 0 87 744" draw:points="0,0 0,744 87,744 87,0">
          <text:p/>
        </draw:polygon>
        <draw:polygon draw:style-name="gr59" draw:text-style-name="P55" draw:layer="layout" svg:width="0.086cm" svg:height="0.743cm" svg:x="8.379cm" svg:y="5.089cm" svg:viewBox="0 0 87 744" draw:points="0,0 0,744 87,744 87,0">
          <text:p/>
        </draw:polygon>
        <draw:polygon draw:style-name="gr24" draw:text-style-name="P20" draw:layer="layout" svg:width="0.086cm" svg:height="0.743cm" svg:x="8.465cm" svg:y="5.089cm" svg:viewBox="0 0 87 744" draw:points="0,0 0,744 87,744 87,0">
          <text:p/>
        </draw:polygon>
        <draw:polygon draw:style-name="gr60" draw:text-style-name="P56" draw:layer="layout" svg:width="0.087cm" svg:height="0.743cm" svg:x="8.551cm" svg:y="5.089cm" svg:viewBox="0 0 88 744" draw:points="0,0 0,744 88,744 88,0">
          <text:p/>
        </draw:polygon>
        <draw:polygon draw:style-name="gr60" draw:text-style-name="P56" draw:layer="layout" svg:width="0.086cm" svg:height="0.743cm" svg:x="8.638cm" svg:y="5.089cm" svg:viewBox="0 0 87 744" draw:points="0,0 0,744 87,744 87,0">
          <text:p/>
        </draw:polygon>
        <draw:polygon draw:style-name="gr60" draw:text-style-name="P56" draw:layer="layout" svg:width="0.086cm" svg:height="0.743cm" svg:x="8.724cm" svg:y="5.089cm" svg:viewBox="0 0 87 744" draw:points="0,0 0,744 87,744 87,0">
          <text:p/>
        </draw:polygon>
        <draw:polygon draw:style-name="gr59" draw:text-style-name="P55" draw:layer="layout" svg:width="0.086cm" svg:height="0.743cm" svg:x="8.81cm" svg:y="5.089cm" svg:viewBox="0 0 87 744" draw:points="0,0 0,744 87,744 87,0">
          <text:p/>
        </draw:polygon>
        <draw:polygon draw:style-name="gr59" draw:text-style-name="P55" draw:layer="layout" svg:width="0.086cm" svg:height="0.743cm" svg:x="8.896cm" svg:y="5.089cm" svg:viewBox="0 0 87 744" draw:points="0,0 0,744 87,744 87,0">
          <text:p/>
        </draw:polygon>
        <draw:polygon draw:style-name="gr61" draw:text-style-name="P57" draw:layer="layout" svg:width="0.086cm" svg:height="0.743cm" svg:x="8.982cm" svg:y="5.089cm" svg:viewBox="0 0 87 744" draw:points="0,0 0,744 87,744 87,0">
          <text:p/>
        </draw:polygon>
        <draw:polygon draw:style-name="gr61" draw:text-style-name="P57" draw:layer="layout" svg:width="0.086cm" svg:height="0.743cm" svg:x="9.068cm" svg:y="5.089cm" svg:viewBox="0 0 87 744" draw:points="0,0 0,744 87,744 87,0">
          <text:p/>
        </draw:polygon>
        <draw:polygon draw:style-name="gr56" draw:text-style-name="P52" draw:layer="layout" svg:width="0.086cm" svg:height="0.743cm" svg:x="9.154cm" svg:y="5.089cm" svg:viewBox="0 0 87 744" draw:points="0,0 0,744 87,744 87,0">
          <text:p/>
        </draw:polygon>
        <draw:polygon draw:style-name="gr62" draw:text-style-name="P58" draw:layer="layout" svg:width="0.086cm" svg:height="0.743cm" svg:x="9.24cm" svg:y="5.089cm" svg:viewBox="0 0 87 744" draw:points="0,0 0,744 87,744 87,0">
          <text:p/>
        </draw:polygon>
        <draw:polygon draw:style-name="gr28" draw:text-style-name="P24" draw:layer="layout" svg:width="0.087cm" svg:height="0.743cm" svg:x="9.326cm" svg:y="5.089cm" svg:viewBox="0 0 88 744" draw:points="0,0 0,744 88,744 88,0">
          <text:p/>
        </draw:polygon>
        <draw:polygon draw:style-name="gr28" draw:text-style-name="P24" draw:layer="layout" svg:width="0.086cm" svg:height="0.743cm" svg:x="9.413cm" svg:y="5.089cm" svg:viewBox="0 0 87 744" draw:points="0,0 0,744 87,744 87,0">
          <text:p/>
        </draw:polygon>
        <draw:polygon draw:style-name="gr28" draw:text-style-name="P24" draw:layer="layout" svg:width="0.086cm" svg:height="0.743cm" svg:x="9.499cm" svg:y="5.089cm" svg:viewBox="0 0 87 744" draw:points="0,0 0,744 87,744 87,0">
          <text:p/>
        </draw:polygon>
        <draw:polygon draw:style-name="gr28" draw:text-style-name="P24" draw:layer="layout" svg:width="0.086cm" svg:height="0.743cm" svg:x="9.585cm" svg:y="5.089cm" svg:viewBox="0 0 87 744" draw:points="0,0 0,744 87,744 87,0">
          <text:p/>
        </draw:polygon>
        <draw:polygon draw:style-name="gr28" draw:text-style-name="P24" draw:layer="layout" svg:width="0.086cm" svg:height="0.743cm" svg:x="9.671cm" svg:y="5.089cm" svg:viewBox="0 0 87 744" draw:points="0,0 0,744 87,744 87,0">
          <text:p/>
        </draw:polygon>
        <draw:polygon draw:style-name="gr28" draw:text-style-name="P24" draw:layer="layout" svg:width="0.086cm" svg:height="0.743cm" svg:x="9.757cm" svg:y="5.089cm" svg:viewBox="0 0 87 744" draw:points="0,0 0,744 87,744 87,0">
          <text:p/>
        </draw:polygon>
        <draw:polygon draw:style-name="gr28" draw:text-style-name="P24" draw:layer="layout" svg:width="0.086cm" svg:height="0.743cm" svg:x="9.843cm" svg:y="5.089cm" svg:viewBox="0 0 87 744" draw:points="0,0 0,744 87,744 87,0">
          <text:p/>
        </draw:polygon>
        <draw:polygon draw:style-name="gr28" draw:text-style-name="P24" draw:layer="layout" svg:width="0.086cm" svg:height="0.743cm" svg:x="9.929cm" svg:y="5.089cm" svg:viewBox="0 0 87 744" draw:points="0,0 0,744 87,744 87,0">
          <text:p/>
        </draw:polygon>
        <draw:polygon draw:style-name="gr28" draw:text-style-name="P24" draw:layer="layout" svg:width="0.087cm" svg:height="0.743cm" svg:x="10.015cm" svg:y="5.089cm" svg:viewBox="0 0 88 744" draw:points="0,0 0,744 88,744 88,0">
          <text:p/>
        </draw:polygon>
        <draw:polygon draw:style-name="gr28" draw:text-style-name="P24" draw:layer="layout" svg:width="0.086cm" svg:height="0.743cm" svg:x="10.102cm" svg:y="5.089cm" svg:viewBox="0 0 87 744" draw:points="0,0 0,744 87,744 87,0">
          <text:p/>
        </draw:polygon>
        <draw:polygon draw:style-name="gr28" draw:text-style-name="P24" draw:layer="layout" svg:width="0.086cm" svg:height="0.743cm" svg:x="10.188cm" svg:y="5.089cm" svg:viewBox="0 0 87 744" draw:points="0,0 0,744 87,744 87,0">
          <text:p/>
        </draw:polygon>
        <draw:polygon draw:style-name="gr28" draw:text-style-name="P24" draw:layer="layout" svg:width="0.086cm" svg:height="0.743cm" svg:x="10.274cm" svg:y="5.089cm" svg:viewBox="0 0 87 744" draw:points="0,0 0,744 87,744 87,0">
          <text:p/>
        </draw:polygon>
        <draw:polygon draw:style-name="gr27" draw:text-style-name="P23" draw:layer="layout" svg:width="0.086cm" svg:height="0.743cm" svg:x="4.848cm" svg:y="5.832cm" svg:viewBox="0 0 87 744" draw:points="0,0 0,744 87,744 87,0">
          <text:p/>
        </draw:polygon>
        <draw:polygon draw:style-name="gr27" draw:text-style-name="P23" draw:layer="layout" svg:width="0.086cm" svg:height="0.743cm" svg:x="4.934cm" svg:y="5.832cm" svg:viewBox="0 0 87 744" draw:points="0,0 0,744 87,744 87,0">
          <text:p/>
        </draw:polygon>
        <draw:polygon draw:style-name="gr27" draw:text-style-name="P23" draw:layer="layout" svg:width="0.087cm" svg:height="0.743cm" svg:x="5.02cm" svg:y="5.832cm" svg:viewBox="0 0 88 744" draw:points="0,0 0,744 88,744 88,0">
          <text:p/>
        </draw:polygon>
        <draw:polygon draw:style-name="gr27" draw:text-style-name="P23" draw:layer="layout" svg:width="0.086cm" svg:height="0.743cm" svg:x="5.107cm" svg:y="5.832cm" svg:viewBox="0 0 87 744" draw:points="0,0 0,744 87,744 87,0">
          <text:p/>
        </draw:polygon>
        <draw:polygon draw:style-name="gr27" draw:text-style-name="P23" draw:layer="layout" svg:width="0.086cm" svg:height="0.743cm" svg:x="5.193cm" svg:y="5.832cm" svg:viewBox="0 0 87 744" draw:points="0,0 0,744 87,744 87,0">
          <text:p/>
        </draw:polygon>
        <draw:polygon draw:style-name="gr27" draw:text-style-name="P23" draw:layer="layout" svg:width="0.086cm" svg:height="0.743cm" svg:x="5.279cm" svg:y="5.832cm" svg:viewBox="0 0 87 744" draw:points="0,0 0,744 87,744 87,0">
          <text:p/>
        </draw:polygon>
        <draw:polygon draw:style-name="gr27" draw:text-style-name="P23" draw:layer="layout" svg:width="0.086cm" svg:height="0.743cm" svg:x="5.365cm" svg:y="5.832cm" svg:viewBox="0 0 87 744" draw:points="0,0 0,744 87,744 87,0">
          <text:p/>
        </draw:polygon>
        <draw:polygon draw:style-name="gr27" draw:text-style-name="P23" draw:layer="layout" svg:width="0.086cm" svg:height="0.743cm" svg:x="5.451cm" svg:y="5.832cm" svg:viewBox="0 0 87 744" draw:points="0,0 0,744 87,744 87,0">
          <text:p/>
        </draw:polygon>
        <draw:polygon draw:style-name="gr27" draw:text-style-name="P23" draw:layer="layout" svg:width="0.086cm" svg:height="0.743cm" svg:x="5.537cm" svg:y="5.832cm" svg:viewBox="0 0 87 744" draw:points="0,0 0,744 87,744 87,0">
          <text:p/>
        </draw:polygon>
        <draw:polygon draw:style-name="gr27" draw:text-style-name="P23" draw:layer="layout" svg:width="0.086cm" svg:height="0.743cm" svg:x="5.623cm" svg:y="5.832cm" svg:viewBox="0 0 87 744" draw:points="0,0 0,744 87,744 87,0">
          <text:p/>
        </draw:polygon>
        <draw:polygon draw:style-name="gr27" draw:text-style-name="P23" draw:layer="layout" svg:width="0.087cm" svg:height="0.743cm" svg:x="5.709cm" svg:y="5.832cm" svg:viewBox="0 0 88 744" draw:points="0,0 0,744 88,744 88,0">
          <text:p/>
        </draw:polygon>
        <draw:polygon draw:style-name="gr27" draw:text-style-name="P23" draw:layer="layout" svg:width="0.086cm" svg:height="0.743cm" svg:x="5.796cm" svg:y="5.832cm" svg:viewBox="0 0 87 744" draw:points="0,0 0,744 87,744 87,0">
          <text:p/>
        </draw:polygon>
        <draw:polygon draw:style-name="gr27" draw:text-style-name="P23" draw:layer="layout" svg:width="0.086cm" svg:height="0.743cm" svg:x="5.882cm" svg:y="5.832cm" svg:viewBox="0 0 87 744" draw:points="0,0 0,744 87,744 87,0">
          <text:p/>
        </draw:polygon>
        <draw:polygon draw:style-name="gr27" draw:text-style-name="P23" draw:layer="layout" svg:width="0.086cm" svg:height="0.743cm" svg:x="5.968cm" svg:y="5.832cm" svg:viewBox="0 0 87 744" draw:points="0,0 0,744 87,744 87,0">
          <text:p/>
        </draw:polygon>
        <draw:polygon draw:style-name="gr27" draw:text-style-name="P23" draw:layer="layout" svg:width="0.086cm" svg:height="0.743cm" svg:x="6.054cm" svg:y="5.832cm" svg:viewBox="0 0 87 744" draw:points="0,0 0,744 87,744 87,0">
          <text:p/>
        </draw:polygon>
        <draw:polygon draw:style-name="gr27" draw:text-style-name="P23" draw:layer="layout" svg:width="0.086cm" svg:height="0.743cm" svg:x="6.14cm" svg:y="5.832cm" svg:viewBox="0 0 87 744" draw:points="0,0 0,744 87,744 87,0">
          <text:p/>
        </draw:polygon>
        <draw:polygon draw:style-name="gr27" draw:text-style-name="P23" draw:layer="layout" svg:width="0.086cm" svg:height="0.743cm" svg:x="6.226cm" svg:y="5.832cm" svg:viewBox="0 0 87 744" draw:points="0,0 0,744 87,744 87,0">
          <text:p/>
        </draw:polygon>
        <draw:polygon draw:style-name="gr27" draw:text-style-name="P23" draw:layer="layout" svg:width="0.086cm" svg:height="0.743cm" svg:x="6.312cm" svg:y="5.832cm" svg:viewBox="0 0 87 744" draw:points="0,0 0,744 87,744 87,0">
          <text:p/>
        </draw:polygon>
        <draw:polygon draw:style-name="gr27" draw:text-style-name="P23" draw:layer="layout" svg:width="0.086cm" svg:height="0.743cm" svg:x="6.398cm" svg:y="5.832cm" svg:viewBox="0 0 87 744" draw:points="0,0 0,744 87,744 87,0">
          <text:p/>
        </draw:polygon>
        <draw:polygon draw:style-name="gr28" draw:text-style-name="P24" draw:layer="layout" svg:width="0.087cm" svg:height="0.743cm" svg:x="6.484cm" svg:y="5.832cm" svg:viewBox="0 0 88 744" draw:points="0,0 0,744 88,744 88,0">
          <text:p/>
        </draw:polygon>
        <draw:polygon draw:style-name="gr28" draw:text-style-name="P24" draw:layer="layout" svg:width="0.086cm" svg:height="0.743cm" svg:x="6.571cm" svg:y="5.832cm" svg:viewBox="0 0 87 744" draw:points="0,0 0,744 87,744 87,0">
          <text:p/>
        </draw:polygon>
        <draw:polygon draw:style-name="gr28" draw:text-style-name="P24" draw:layer="layout" svg:width="0.086cm" svg:height="0.743cm" svg:x="6.657cm" svg:y="5.832cm" svg:viewBox="0 0 87 744" draw:points="0,0 0,744 87,744 87,0">
          <text:p/>
        </draw:polygon>
        <draw:polygon draw:style-name="gr28" draw:text-style-name="P24" draw:layer="layout" svg:width="0.086cm" svg:height="0.743cm" svg:x="6.743cm" svg:y="5.832cm" svg:viewBox="0 0 87 744" draw:points="0,0 0,744 87,744 87,0">
          <text:p/>
        </draw:polygon>
        <draw:polygon draw:style-name="gr28" draw:text-style-name="P24" draw:layer="layout" svg:width="0.086cm" svg:height="0.743cm" svg:x="6.829cm" svg:y="5.832cm" svg:viewBox="0 0 87 744" draw:points="0,0 0,744 87,744 87,0">
          <text:p/>
        </draw:polygon>
        <draw:polygon draw:style-name="gr28" draw:text-style-name="P24" draw:layer="layout" svg:width="0.086cm" svg:height="0.743cm" svg:x="6.915cm" svg:y="5.832cm" svg:viewBox="0 0 87 744" draw:points="0,0 0,744 87,744 87,0">
          <text:p/>
        </draw:polygon>
        <draw:polygon draw:style-name="gr28" draw:text-style-name="P24" draw:layer="layout" svg:width="0.086cm" svg:height="0.743cm" svg:x="7.001cm" svg:y="5.832cm" svg:viewBox="0 0 87 744" draw:points="0,0 0,744 87,744 87,0">
          <text:p/>
        </draw:polygon>
        <draw:polygon draw:style-name="gr28" draw:text-style-name="P24" draw:layer="layout" svg:width="0.086cm" svg:height="0.743cm" svg:x="7.087cm" svg:y="5.832cm" svg:viewBox="0 0 87 744" draw:points="0,0 0,744 87,744 87,0">
          <text:p/>
        </draw:polygon>
        <draw:polygon draw:style-name="gr28" draw:text-style-name="P24" draw:layer="layout" svg:width="0.087cm" svg:height="0.743cm" svg:x="7.173cm" svg:y="5.832cm" svg:viewBox="0 0 88 744" draw:points="0,0 0,744 88,744 88,0">
          <text:p/>
        </draw:polygon>
        <draw:polygon draw:style-name="gr27" draw:text-style-name="P23" draw:layer="layout" svg:width="0.086cm" svg:height="0.743cm" svg:x="7.26cm" svg:y="5.832cm" svg:viewBox="0 0 87 744" draw:points="0,0 0,744 87,744 87,0">
          <text:p/>
        </draw:polygon>
        <draw:polygon draw:style-name="gr27" draw:text-style-name="P23" draw:layer="layout" svg:width="0.086cm" svg:height="0.743cm" svg:x="7.346cm" svg:y="5.832cm" svg:viewBox="0 0 87 744" draw:points="0,0 0,744 87,744 87,0">
          <text:p/>
        </draw:polygon>
        <draw:polygon draw:style-name="gr28" draw:text-style-name="P24" draw:layer="layout" svg:width="0.086cm" svg:height="0.743cm" svg:x="7.432cm" svg:y="5.832cm" svg:viewBox="0 0 87 744" draw:points="0,0 0,744 87,744 87,0">
          <text:p/>
        </draw:polygon>
        <draw:polygon draw:style-name="gr28" draw:text-style-name="P24" draw:layer="layout" svg:width="0.086cm" svg:height="0.743cm" svg:x="7.518cm" svg:y="5.832cm" svg:viewBox="0 0 87 744" draw:points="0,0 0,744 87,744 87,0">
          <text:p/>
        </draw:polygon>
        <draw:polygon draw:style-name="gr27" draw:text-style-name="P23" draw:layer="layout" svg:width="0.086cm" svg:height="0.743cm" svg:x="7.604cm" svg:y="5.832cm" svg:viewBox="0 0 87 744" draw:points="0,0 0,744 87,744 87,0">
          <text:p/>
        </draw:polygon>
        <draw:polygon draw:style-name="gr27" draw:text-style-name="P23" draw:layer="layout" svg:width="0.086cm" svg:height="0.743cm" svg:x="7.69cm" svg:y="5.832cm" svg:viewBox="0 0 87 744" draw:points="0,0 0,744 87,744 87,0">
          <text:p/>
        </draw:polygon>
        <draw:polygon draw:style-name="gr27" draw:text-style-name="P23" draw:layer="layout" svg:width="0.086cm" svg:height="0.743cm" svg:x="7.776cm" svg:y="5.832cm" svg:viewBox="0 0 87 744" draw:points="0,0 0,744 87,744 87,0">
          <text:p/>
        </draw:polygon>
        <draw:polygon draw:style-name="gr27" draw:text-style-name="P23" draw:layer="layout" svg:width="0.088cm" svg:height="0.743cm" svg:x="7.862cm" svg:y="5.832cm" svg:viewBox="0 0 89 744" draw:points="0,0 0,744 89,744 89,0">
          <text:p/>
        </draw:polygon>
        <draw:polygon draw:style-name="gr27" draw:text-style-name="P23" draw:layer="layout" svg:width="0.086cm" svg:height="0.743cm" svg:x="7.949cm" svg:y="5.832cm" svg:viewBox="0 0 87 744" draw:points="0,0 0,744 87,744 87,0">
          <text:p/>
        </draw:polygon>
        <draw:polygon draw:style-name="gr27" draw:text-style-name="P23" draw:layer="layout" svg:width="0.086cm" svg:height="0.743cm" svg:x="8.035cm" svg:y="5.832cm" svg:viewBox="0 0 87 744" draw:points="0,0 0,744 87,744 87,0">
          <text:p/>
        </draw:polygon>
        <draw:polygon draw:style-name="gr27" draw:text-style-name="P23" draw:layer="layout" svg:width="0.086cm" svg:height="0.743cm" svg:x="8.121cm" svg:y="5.832cm" svg:viewBox="0 0 87 744" draw:points="0,0 0,744 87,744 87,0">
          <text:p/>
        </draw:polygon>
        <draw:polygon draw:style-name="gr62" draw:text-style-name="P58" draw:layer="layout" svg:width="0.086cm" svg:height="0.743cm" svg:x="8.207cm" svg:y="5.832cm" svg:viewBox="0 0 87 744" draw:points="0,0 0,744 87,744 87,0">
          <text:p/>
        </draw:polygon>
        <draw:polygon draw:style-name="gr62" draw:text-style-name="P58" draw:layer="layout" svg:width="0.086cm" svg:height="0.743cm" svg:x="8.293cm" svg:y="5.832cm" svg:viewBox="0 0 87 744" draw:points="0,0 0,744 87,744 87,0">
          <text:p/>
        </draw:polygon>
        <draw:polygon draw:style-name="gr62" draw:text-style-name="P58" draw:layer="layout" svg:width="0.086cm" svg:height="0.743cm" svg:x="8.379cm" svg:y="5.832cm" svg:viewBox="0 0 87 744" draw:points="0,0 0,744 87,744 87,0">
          <text:p/>
        </draw:polygon>
        <draw:polygon draw:style-name="gr62" draw:text-style-name="P58" draw:layer="layout" svg:width="0.086cm" svg:height="0.743cm" svg:x="8.465cm" svg:y="5.832cm" svg:viewBox="0 0 87 744" draw:points="0,0 0,744 87,744 87,0">
          <text:p/>
        </draw:polygon>
        <draw:polygon draw:style-name="gr26" draw:text-style-name="P22" draw:layer="layout" svg:width="0.087cm" svg:height="0.743cm" svg:x="8.551cm" svg:y="5.832cm" svg:viewBox="0 0 88 744" draw:points="0,0 0,744 88,744 88,0">
          <text:p/>
        </draw:polygon>
        <draw:polygon draw:style-name="gr26" draw:text-style-name="P22" draw:layer="layout" svg:width="0.086cm" svg:height="0.743cm" svg:x="8.638cm" svg:y="5.832cm" svg:viewBox="0 0 87 744" draw:points="0,0 0,744 87,744 87,0">
          <text:p/>
        </draw:polygon>
        <draw:polygon draw:style-name="gr26" draw:text-style-name="P22" draw:layer="layout" svg:width="0.086cm" svg:height="0.743cm" svg:x="8.724cm" svg:y="5.832cm" svg:viewBox="0 0 87 744" draw:points="0,0 0,744 87,744 87,0">
          <text:p/>
        </draw:polygon>
        <draw:polygon draw:style-name="gr26" draw:text-style-name="P22" draw:layer="layout" svg:width="0.086cm" svg:height="0.743cm" svg:x="8.81cm" svg:y="5.832cm" svg:viewBox="0 0 87 744" draw:points="0,0 0,744 87,744 87,0">
          <text:p/>
        </draw:polygon>
        <draw:polygon draw:style-name="gr26" draw:text-style-name="P22" draw:layer="layout" svg:width="0.086cm" svg:height="0.743cm" svg:x="8.896cm" svg:y="5.832cm" svg:viewBox="0 0 87 744" draw:points="0,0 0,744 87,744 87,0">
          <text:p/>
        </draw:polygon>
        <draw:polygon draw:style-name="gr26" draw:text-style-name="P22" draw:layer="layout" svg:width="0.086cm" svg:height="0.743cm" svg:x="8.982cm" svg:y="5.832cm" svg:viewBox="0 0 87 744" draw:points="0,0 0,744 87,744 87,0">
          <text:p/>
        </draw:polygon>
        <draw:polygon draw:style-name="gr62" draw:text-style-name="P58" draw:layer="layout" svg:width="0.086cm" svg:height="0.743cm" svg:x="9.068cm" svg:y="5.832cm" svg:viewBox="0 0 87 744" draw:points="0,0 0,744 87,744 87,0">
          <text:p/>
        </draw:polygon>
        <draw:polygon draw:style-name="gr62" draw:text-style-name="P58" draw:layer="layout" svg:width="0.086cm" svg:height="0.743cm" svg:x="9.154cm" svg:y="5.832cm" svg:viewBox="0 0 87 744" draw:points="0,0 0,744 87,744 87,0">
          <text:p/>
        </draw:polygon>
        <draw:polygon draw:style-name="gr62" draw:text-style-name="P58" draw:layer="layout" svg:width="0.086cm" svg:height="0.743cm" svg:x="9.24cm" svg:y="5.832cm" svg:viewBox="0 0 87 744" draw:points="0,0 0,744 87,744 87,0">
          <text:p/>
        </draw:polygon>
        <draw:polygon draw:style-name="gr62" draw:text-style-name="P58" draw:layer="layout" svg:width="0.087cm" svg:height="0.743cm" svg:x="9.326cm" svg:y="5.832cm" svg:viewBox="0 0 88 744" draw:points="0,0 0,744 88,744 88,0">
          <text:p/>
        </draw:polygon>
        <draw:polygon draw:style-name="gr27" draw:text-style-name="P23" draw:layer="layout" svg:width="0.086cm" svg:height="0.743cm" svg:x="9.413cm" svg:y="5.832cm" svg:viewBox="0 0 87 744" draw:points="0,0 0,744 87,744 87,0">
          <text:p/>
        </draw:polygon>
        <draw:polygon draw:style-name="gr27" draw:text-style-name="P23" draw:layer="layout" svg:width="0.086cm" svg:height="0.743cm" svg:x="9.499cm" svg:y="5.832cm" svg:viewBox="0 0 87 744" draw:points="0,0 0,744 87,744 87,0">
          <text:p/>
        </draw:polygon>
        <draw:polygon draw:style-name="gr27" draw:text-style-name="P23" draw:layer="layout" svg:width="0.086cm" svg:height="0.743cm" svg:x="9.585cm" svg:y="5.832cm" svg:viewBox="0 0 87 744" draw:points="0,0 0,744 87,744 87,0">
          <text:p/>
        </draw:polygon>
        <draw:polygon draw:style-name="gr27" draw:text-style-name="P23" draw:layer="layout" svg:width="0.086cm" svg:height="0.743cm" svg:x="9.671cm" svg:y="5.832cm" svg:viewBox="0 0 87 744" draw:points="0,0 0,744 87,744 87,0">
          <text:p/>
        </draw:polygon>
        <draw:polygon draw:style-name="gr28" draw:text-style-name="P24" draw:layer="layout" svg:width="0.086cm" svg:height="0.743cm" svg:x="9.757cm" svg:y="5.832cm" svg:viewBox="0 0 87 744" draw:points="0,0 0,744 87,744 87,0">
          <text:p/>
        </draw:polygon>
        <draw:polygon draw:style-name="gr28" draw:text-style-name="P24" draw:layer="layout" svg:width="0.086cm" svg:height="0.743cm" svg:x="9.843cm" svg:y="5.832cm" svg:viewBox="0 0 87 744" draw:points="0,0 0,744 87,744 87,0">
          <text:p/>
        </draw:polygon>
        <draw:polygon draw:style-name="gr28" draw:text-style-name="P24" draw:layer="layout" svg:width="0.086cm" svg:height="0.743cm" svg:x="9.929cm" svg:y="5.832cm" svg:viewBox="0 0 87 744" draw:points="0,0 0,744 87,744 87,0">
          <text:p/>
        </draw:polygon>
        <draw:polygon draw:style-name="gr28" draw:text-style-name="P24" draw:layer="layout" svg:width="0.087cm" svg:height="0.743cm" svg:x="10.015cm" svg:y="5.832cm" svg:viewBox="0 0 88 744" draw:points="0,0 0,744 88,744 88,0">
          <text:p/>
        </draw:polygon>
        <draw:polygon draw:style-name="gr28" draw:text-style-name="P24" draw:layer="layout" svg:width="0.086cm" svg:height="0.743cm" svg:x="10.102cm" svg:y="5.832cm" svg:viewBox="0 0 87 744" draw:points="0,0 0,744 87,744 87,0">
          <text:p/>
        </draw:polygon>
        <draw:polygon draw:style-name="gr28" draw:text-style-name="P24" draw:layer="layout" svg:width="0.086cm" svg:height="0.743cm" svg:x="10.188cm" svg:y="5.832cm" svg:viewBox="0 0 87 744" draw:points="0,0 0,744 87,744 87,0">
          <text:p/>
        </draw:polygon>
        <draw:polygon draw:style-name="gr28" draw:text-style-name="P24" draw:layer="layout" svg:width="0.086cm" svg:height="0.743cm" svg:x="10.274cm" svg:y="5.832cm" svg:viewBox="0 0 87 744" draw:points="0,0 0,744 87,744 87,0">
          <text:p/>
        </draw:polygon>
        <draw:polygon draw:style-name="gr28" draw:text-style-name="P24" draw:layer="layout" svg:width="0.086cm" svg:height="0.743cm" svg:x="4.848cm" svg:y="6.575cm" svg:viewBox="0 0 87 744" draw:points="0,0 0,744 87,744 87,0">
          <text:p/>
        </draw:polygon>
        <draw:polygon draw:style-name="gr28" draw:text-style-name="P24" draw:layer="layout" svg:width="0.086cm" svg:height="0.743cm" svg:x="4.934cm" svg:y="6.575cm" svg:viewBox="0 0 87 744" draw:points="0,0 0,744 87,744 87,0">
          <text:p/>
        </draw:polygon>
        <draw:polygon draw:style-name="gr28" draw:text-style-name="P24" draw:layer="layout" svg:width="0.087cm" svg:height="0.743cm" svg:x="5.02cm" svg:y="6.575cm" svg:viewBox="0 0 88 744" draw:points="0,0 0,744 88,744 88,0">
          <text:p/>
        </draw:polygon>
        <draw:polygon draw:style-name="gr28" draw:text-style-name="P24" draw:layer="layout" svg:width="0.086cm" svg:height="0.743cm" svg:x="5.107cm" svg:y="6.575cm" svg:viewBox="0 0 87 744" draw:points="0,0 0,744 87,744 87,0">
          <text:p/>
        </draw:polygon>
        <draw:polygon draw:style-name="gr28" draw:text-style-name="P24" draw:layer="layout" svg:width="0.086cm" svg:height="0.743cm" svg:x="5.193cm" svg:y="6.575cm" svg:viewBox="0 0 87 744" draw:points="0,0 0,744 87,744 87,0">
          <text:p/>
        </draw:polygon>
        <draw:polygon draw:style-name="gr28" draw:text-style-name="P24" draw:layer="layout" svg:width="0.086cm" svg:height="0.743cm" svg:x="5.279cm" svg:y="6.575cm" svg:viewBox="0 0 87 744" draw:points="0,0 0,744 87,744 87,0">
          <text:p/>
        </draw:polygon>
        <draw:polygon draw:style-name="gr28" draw:text-style-name="P24" draw:layer="layout" svg:width="0.086cm" svg:height="0.743cm" svg:x="5.365cm" svg:y="6.575cm" svg:viewBox="0 0 87 744" draw:points="0,0 0,744 87,744 87,0">
          <text:p/>
        </draw:polygon>
        <draw:polygon draw:style-name="gr27" draw:text-style-name="P23" draw:layer="layout" svg:width="0.086cm" svg:height="0.743cm" svg:x="5.451cm" svg:y="6.575cm" svg:viewBox="0 0 87 744" draw:points="0,0 0,744 87,744 87,0">
          <text:p/>
        </draw:polygon>
        <draw:polygon draw:style-name="gr28" draw:text-style-name="P24" draw:layer="layout" svg:width="0.086cm" svg:height="0.743cm" svg:x="5.537cm" svg:y="6.575cm" svg:viewBox="0 0 87 744" draw:points="0,0 0,744 87,744 87,0">
          <text:p/>
        </draw:polygon>
        <draw:polygon draw:style-name="gr28" draw:text-style-name="P24" draw:layer="layout" svg:width="0.086cm" svg:height="0.743cm" svg:x="5.623cm" svg:y="6.575cm" svg:viewBox="0 0 87 744" draw:points="0,0 0,744 87,744 87,0">
          <text:p/>
        </draw:polygon>
        <draw:polygon draw:style-name="gr27" draw:text-style-name="P23" draw:layer="layout" svg:width="0.087cm" svg:height="0.743cm" svg:x="5.709cm" svg:y="6.575cm" svg:viewBox="0 0 88 744" draw:points="0,0 0,744 88,744 88,0">
          <text:p/>
        </draw:polygon>
        <draw:polygon draw:style-name="gr27" draw:text-style-name="P23" draw:layer="layout" svg:width="0.086cm" svg:height="0.743cm" svg:x="5.796cm" svg:y="6.575cm" svg:viewBox="0 0 87 744" draw:points="0,0 0,744 87,744 87,0">
          <text:p/>
        </draw:polygon>
        <draw:polygon draw:style-name="gr27" draw:text-style-name="P23" draw:layer="layout" svg:width="0.086cm" svg:height="0.743cm" svg:x="5.882cm" svg:y="6.575cm" svg:viewBox="0 0 87 744" draw:points="0,0 0,744 87,744 87,0">
          <text:p/>
        </draw:polygon>
        <draw:polygon draw:style-name="gr27" draw:text-style-name="P23" draw:layer="layout" svg:width="0.086cm" svg:height="0.743cm" svg:x="5.968cm" svg:y="6.575cm" svg:viewBox="0 0 87 744" draw:points="0,0 0,744 87,744 87,0">
          <text:p/>
        </draw:polygon>
        <draw:polygon draw:style-name="gr27" draw:text-style-name="P23" draw:layer="layout" svg:width="0.086cm" svg:height="0.743cm" svg:x="6.054cm" svg:y="6.575cm" svg:viewBox="0 0 87 744" draw:points="0,0 0,744 87,744 87,0">
          <text:p/>
        </draw:polygon>
        <draw:polygon draw:style-name="gr27" draw:text-style-name="P23" draw:layer="layout" svg:width="0.086cm" svg:height="0.743cm" svg:x="6.14cm" svg:y="6.575cm" svg:viewBox="0 0 87 744" draw:points="0,0 0,744 87,744 87,0">
          <text:p/>
        </draw:polygon>
        <draw:polygon draw:style-name="gr62" draw:text-style-name="P58" draw:layer="layout" svg:width="0.086cm" svg:height="0.743cm" svg:x="6.226cm" svg:y="6.575cm" svg:viewBox="0 0 87 744" draw:points="0,0 0,744 87,744 87,0">
          <text:p/>
        </draw:polygon>
        <draw:polygon draw:style-name="gr62" draw:text-style-name="P58" draw:layer="layout" svg:width="0.086cm" svg:height="0.743cm" svg:x="6.312cm" svg:y="6.575cm" svg:viewBox="0 0 87 744" draw:points="0,0 0,744 87,744 87,0">
          <text:p/>
        </draw:polygon>
        <draw:polygon draw:style-name="gr62" draw:text-style-name="P58" draw:layer="layout" svg:width="0.086cm" svg:height="0.743cm" svg:x="6.398cm" svg:y="6.575cm" svg:viewBox="0 0 87 744" draw:points="0,0 0,744 87,744 87,0">
          <text:p/>
        </draw:polygon>
        <draw:polygon draw:style-name="gr26" draw:text-style-name="P22" draw:layer="layout" svg:width="0.087cm" svg:height="0.743cm" svg:x="6.484cm" svg:y="6.575cm" svg:viewBox="0 0 88 744" draw:points="0,0 0,744 88,744 88,0">
          <text:p/>
        </draw:polygon>
        <draw:polygon draw:style-name="gr26" draw:text-style-name="P22" draw:layer="layout" svg:width="0.086cm" svg:height="0.743cm" svg:x="6.571cm" svg:y="6.575cm" svg:viewBox="0 0 87 744" draw:points="0,0 0,744 87,744 87,0">
          <text:p/>
        </draw:polygon>
        <draw:polygon draw:style-name="gr26" draw:text-style-name="P22" draw:layer="layout" svg:width="0.086cm" svg:height="0.743cm" svg:x="6.657cm" svg:y="6.575cm" svg:viewBox="0 0 87 744" draw:points="0,0 0,744 87,744 87,0">
          <text:p/>
        </draw:polygon>
        <draw:polygon draw:style-name="gr57" draw:text-style-name="P53" draw:layer="layout" svg:width="0.086cm" svg:height="0.743cm" svg:x="6.743cm" svg:y="6.575cm" svg:viewBox="0 0 87 744" draw:points="0,0 0,744 87,744 87,0">
          <text:p/>
        </draw:polygon>
        <draw:polygon draw:style-name="gr57" draw:text-style-name="P53" draw:layer="layout" svg:width="0.086cm" svg:height="0.743cm" svg:x="6.829cm" svg:y="6.575cm" svg:viewBox="0 0 87 744" draw:points="0,0 0,744 87,744 87,0">
          <text:p/>
        </draw:polygon>
        <draw:polygon draw:style-name="gr26" draw:text-style-name="P22" draw:layer="layout" svg:width="0.086cm" svg:height="0.743cm" svg:x="6.915cm" svg:y="6.575cm" svg:viewBox="0 0 87 744" draw:points="0,0 0,744 87,744 87,0">
          <text:p/>
        </draw:polygon>
        <draw:polygon draw:style-name="gr26" draw:text-style-name="P22" draw:layer="layout" svg:width="0.086cm" svg:height="0.743cm" svg:x="7.001cm" svg:y="6.575cm" svg:viewBox="0 0 87 744" draw:points="0,0 0,744 87,744 87,0">
          <text:p/>
        </draw:polygon>
        <draw:polygon draw:style-name="gr26" draw:text-style-name="P22" draw:layer="layout" svg:width="0.086cm" svg:height="0.743cm" svg:x="7.087cm" svg:y="6.575cm" svg:viewBox="0 0 87 744" draw:points="0,0 0,744 87,744 87,0">
          <text:p/>
        </draw:polygon>
        <draw:polygon draw:style-name="gr26" draw:text-style-name="P22" draw:layer="layout" svg:width="0.087cm" svg:height="0.743cm" svg:x="7.173cm" svg:y="6.575cm" svg:viewBox="0 0 88 744" draw:points="0,0 0,744 88,744 88,0">
          <text:p/>
        </draw:polygon>
        <draw:polygon draw:style-name="gr26" draw:text-style-name="P22" draw:layer="layout" svg:width="0.086cm" svg:height="0.743cm" svg:x="7.26cm" svg:y="6.575cm" svg:viewBox="0 0 87 744" draw:points="0,0 0,744 87,744 87,0">
          <text:p/>
        </draw:polygon>
        <draw:polygon draw:style-name="gr26" draw:text-style-name="P22" draw:layer="layout" svg:width="0.086cm" svg:height="0.743cm" svg:x="7.346cm" svg:y="6.575cm" svg:viewBox="0 0 87 744" draw:points="0,0 0,744 87,744 87,0">
          <text:p/>
        </draw:polygon>
        <draw:polygon draw:style-name="gr57" draw:text-style-name="P53" draw:layer="layout" svg:width="0.086cm" svg:height="0.743cm" svg:x="7.432cm" svg:y="6.575cm" svg:viewBox="0 0 87 744" draw:points="0,0 0,744 87,744 87,0">
          <text:p/>
        </draw:polygon>
        <draw:polygon draw:style-name="gr57" draw:text-style-name="P53" draw:layer="layout" svg:width="0.086cm" svg:height="0.743cm" svg:x="7.518cm" svg:y="6.575cm" svg:viewBox="0 0 87 744" draw:points="0,0 0,744 87,744 87,0">
          <text:p/>
        </draw:polygon>
        <draw:polygon draw:style-name="gr56" draw:text-style-name="P52" draw:layer="layout" svg:width="0.086cm" svg:height="0.743cm" svg:x="7.604cm" svg:y="6.575cm" svg:viewBox="0 0 87 744" draw:points="0,0 0,744 87,744 87,0">
          <text:p/>
        </draw:polygon>
        <draw:polygon draw:style-name="gr58" draw:text-style-name="P54" draw:layer="layout" svg:width="0.086cm" svg:height="0.743cm" svg:x="7.69cm" svg:y="6.575cm" svg:viewBox="0 0 87 744" draw:points="0,0 0,744 87,744 87,0">
          <text:p/>
        </draw:polygon>
        <draw:polygon draw:style-name="gr61" draw:text-style-name="P57" draw:layer="layout" svg:width="0.086cm" svg:height="0.743cm" svg:x="7.776cm" svg:y="6.575cm" svg:viewBox="0 0 87 744" draw:points="0,0 0,744 87,744 87,0">
          <text:p/>
        </draw:polygon>
        <draw:polygon draw:style-name="gr61" draw:text-style-name="P57" draw:layer="layout" svg:width="0.088cm" svg:height="0.743cm" svg:x="7.862cm" svg:y="6.575cm" svg:viewBox="0 0 89 744" draw:points="0,0 0,744 89,744 89,0">
          <text:p/>
        </draw:polygon>
        <draw:polygon draw:style-name="gr25" draw:text-style-name="P21" draw:layer="layout" svg:width="0.086cm" svg:height="0.743cm" svg:x="7.949cm" svg:y="6.575cm" svg:viewBox="0 0 87 744" draw:points="0,0 0,744 87,744 87,0">
          <text:p/>
        </draw:polygon>
        <draw:polygon draw:style-name="gr25" draw:text-style-name="P21" draw:layer="layout" svg:width="0.086cm" svg:height="0.743cm" svg:x="8.035cm" svg:y="6.575cm" svg:viewBox="0 0 87 744" draw:points="0,0 0,744 87,744 87,0">
          <text:p/>
        </draw:polygon>
        <draw:polygon draw:style-name="gr25" draw:text-style-name="P21" draw:layer="layout" svg:width="0.086cm" svg:height="0.743cm" svg:x="8.121cm" svg:y="6.575cm" svg:viewBox="0 0 87 744" draw:points="0,0 0,744 87,744 87,0">
          <text:p/>
        </draw:polygon>
        <draw:polygon draw:style-name="gr17" draw:text-style-name="P13" draw:layer="layout" svg:width="0.086cm" svg:height="0.743cm" svg:x="8.207cm" svg:y="6.575cm" svg:viewBox="0 0 87 744" draw:points="0,0 0,744 87,744 87,0">
          <text:p/>
        </draw:polygon>
        <draw:polygon draw:style-name="gr31" draw:text-style-name="P27" draw:layer="layout" svg:width="0.086cm" svg:height="0.743cm" svg:x="8.293cm" svg:y="6.575cm" svg:viewBox="0 0 87 744" draw:points="0,0 0,744 87,744 87,0">
          <text:p/>
        </draw:polygon>
        <draw:polygon draw:style-name="gr34" draw:text-style-name="P30" draw:layer="layout" svg:width="0.086cm" svg:height="0.743cm" svg:x="8.379cm" svg:y="6.575cm" svg:viewBox="0 0 87 744" draw:points="0,0 0,744 87,744 87,0">
          <text:p/>
        </draw:polygon>
        <draw:polygon draw:style-name="gr38" draw:text-style-name="P34" draw:layer="layout" svg:width="0.086cm" svg:height="0.743cm" svg:x="8.465cm" svg:y="6.575cm" svg:viewBox="0 0 87 744" draw:points="0,0 0,744 87,744 87,0">
          <text:p/>
        </draw:polygon>
        <draw:polygon draw:style-name="gr45" draw:text-style-name="P41" draw:layer="layout" svg:width="0.087cm" svg:height="0.743cm" svg:x="8.551cm" svg:y="6.575cm" svg:viewBox="0 0 88 744" draw:points="0,0 0,744 88,744 88,0">
          <text:p/>
        </draw:polygon>
        <draw:polygon draw:style-name="gr45" draw:text-style-name="P41" draw:layer="layout" svg:width="0.086cm" svg:height="0.743cm" svg:x="8.638cm" svg:y="6.575cm" svg:viewBox="0 0 87 744" draw:points="0,0 0,744 87,744 87,0">
          <text:p/>
        </draw:polygon>
        <draw:polygon draw:style-name="gr45" draw:text-style-name="P41" draw:layer="layout" svg:width="0.086cm" svg:height="0.743cm" svg:x="8.724cm" svg:y="6.575cm" svg:viewBox="0 0 87 744" draw:points="0,0 0,744 87,744 87,0">
          <text:p/>
        </draw:polygon>
        <draw:polygon draw:style-name="gr45" draw:text-style-name="P41" draw:layer="layout" svg:width="0.086cm" svg:height="0.743cm" svg:x="8.81cm" svg:y="6.575cm" svg:viewBox="0 0 87 744" draw:points="0,0 0,744 87,744 87,0">
          <text:p/>
        </draw:polygon>
        <draw:polygon draw:style-name="gr45" draw:text-style-name="P41" draw:layer="layout" svg:width="0.086cm" svg:height="0.743cm" svg:x="8.896cm" svg:y="6.575cm" svg:viewBox="0 0 87 744" draw:points="0,0 0,744 87,744 87,0">
          <text:p/>
        </draw:polygon>
        <draw:polygon draw:style-name="gr45" draw:text-style-name="P41" draw:layer="layout" svg:width="0.086cm" svg:height="0.743cm" svg:x="8.982cm" svg:y="6.575cm" svg:viewBox="0 0 87 744" draw:points="0,0 0,744 87,744 87,0">
          <text:p/>
        </draw:polygon>
        <draw:polygon draw:style-name="gr45" draw:text-style-name="P41" draw:layer="layout" svg:width="0.086cm" svg:height="0.743cm" svg:x="9.068cm" svg:y="6.575cm" svg:viewBox="0 0 87 744" draw:points="0,0 0,744 87,744 87,0">
          <text:p/>
        </draw:polygon>
        <draw:polygon draw:style-name="gr45" draw:text-style-name="P41" draw:layer="layout" svg:width="0.086cm" svg:height="0.743cm" svg:x="9.154cm" svg:y="6.575cm" svg:viewBox="0 0 87 744" draw:points="0,0 0,744 87,744 87,0">
          <text:p/>
        </draw:polygon>
        <draw:polygon draw:style-name="gr45" draw:text-style-name="P41" draw:layer="layout" svg:width="0.086cm" svg:height="0.743cm" svg:x="9.24cm" svg:y="6.575cm" svg:viewBox="0 0 87 744" draw:points="0,0 0,744 87,744 87,0">
          <text:p/>
        </draw:polygon>
        <draw:polygon draw:style-name="gr45" draw:text-style-name="P41" draw:layer="layout" svg:width="0.087cm" svg:height="0.743cm" svg:x="9.326cm" svg:y="6.575cm" svg:viewBox="0 0 88 744" draw:points="0,0 0,744 88,744 88,0">
          <text:p/>
        </draw:polygon>
        <draw:polygon draw:style-name="gr63" draw:text-style-name="P59" draw:layer="layout" svg:width="0.086cm" svg:height="0.743cm" svg:x="9.413cm" svg:y="6.575cm" svg:viewBox="0 0 87 744" draw:points="0,0 0,744 87,744 87,0">
          <text:p/>
        </draw:polygon>
        <draw:polygon draw:style-name="gr64" draw:text-style-name="P60" draw:layer="layout" svg:width="0.086cm" svg:height="0.743cm" svg:x="9.499cm" svg:y="6.575cm" svg:viewBox="0 0 87 744" draw:points="0,0 0,744 87,744 87,0">
          <text:p/>
        </draw:polygon>
        <draw:polygon draw:style-name="gr65" draw:text-style-name="P61" draw:layer="layout" svg:width="0.086cm" svg:height="0.743cm" svg:x="9.585cm" svg:y="6.575cm" svg:viewBox="0 0 87 744" draw:points="0,0 0,744 87,744 87,0">
          <text:p/>
        </draw:polygon>
        <draw:polygon draw:style-name="gr66" draw:text-style-name="P62" draw:layer="layout" svg:width="0.086cm" svg:height="0.743cm" svg:x="9.671cm" svg:y="6.575cm" svg:viewBox="0 0 87 744" draw:points="0,0 0,744 87,744 87,0">
          <text:p/>
        </draw:polygon>
        <draw:polygon draw:style-name="gr67" draw:text-style-name="P63" draw:layer="layout" svg:width="0.086cm" svg:height="0.743cm" svg:x="9.757cm" svg:y="6.575cm" svg:viewBox="0 0 87 744" draw:points="0,0 0,744 87,744 87,0">
          <text:p/>
        </draw:polygon>
        <draw:polygon draw:style-name="gr52" draw:text-style-name="P48" draw:layer="layout" svg:width="0.086cm" svg:height="0.743cm" svg:x="9.843cm" svg:y="6.575cm" svg:viewBox="0 0 87 744" draw:points="0,0 0,744 87,744 87,0">
          <text:p/>
        </draw:polygon>
        <draw:polygon draw:style-name="gr68" draw:text-style-name="P64" draw:layer="layout" svg:width="0.086cm" svg:height="0.743cm" svg:x="9.929cm" svg:y="6.575cm" svg:viewBox="0 0 87 744" draw:points="0,0 0,744 87,744 87,0">
          <text:p/>
        </draw:polygon>
        <draw:polygon draw:style-name="gr69" draw:text-style-name="P65" draw:layer="layout" svg:width="0.087cm" svg:height="0.743cm" svg:x="10.015cm" svg:y="6.575cm" svg:viewBox="0 0 88 744" draw:points="0,0 0,744 88,744 88,0">
          <text:p/>
        </draw:polygon>
        <draw:polygon draw:style-name="gr23" draw:text-style-name="P19" draw:layer="layout" svg:width="0.086cm" svg:height="0.743cm" svg:x="10.102cm" svg:y="6.575cm" svg:viewBox="0 0 87 744" draw:points="0,0 0,744 87,744 87,0">
          <text:p/>
        </draw:polygon>
        <draw:polygon draw:style-name="gr13" draw:text-style-name="P9" draw:layer="layout" svg:width="0.086cm" svg:height="0.743cm" svg:x="10.188cm" svg:y="6.575cm" svg:viewBox="0 0 87 744" draw:points="0,0 0,744 87,744 87,0">
          <text:p/>
        </draw:polygon>
        <draw:polygon draw:style-name="gr70" draw:text-style-name="P66" draw:layer="layout" svg:width="0.086cm" svg:height="0.743cm" svg:x="10.274cm" svg:y="6.575cm" svg:viewBox="0 0 87 744" draw:points="0,0 0,744 87,744 87,0">
          <text:p/>
        </draw:polygon>
        <draw:polygon draw:style-name="gr71" draw:text-style-name="P67" draw:layer="layout" svg:width="0cm" svg:height="0.123cm" svg:x="4.891cm" svg:y="7.318cm" svg:viewBox="0 0 0 124" draw:points="0,0 0,124">
          <text:p/>
        </draw:polygon>
        <draw:line draw:style-name="gr72" draw:text-style-name="P68" draw:layer="layout" svg:x1="4.891cm" svg:y1="7.318cm" svg:x2="4.891cm" svg:y2="7.442cm">
          <text:p/>
        </draw:line>
        <draw:polygon draw:style-name="gr71" draw:text-style-name="P67" draw:layer="layout" svg:width="0cm" svg:height="0.123cm" svg:x="5.322cm" svg:y="7.318cm" svg:viewBox="0 0 0 124" draw:points="0,0 0,124">
          <text:p/>
        </draw:polygon>
        <draw:line draw:style-name="gr72" draw:text-style-name="P68" draw:layer="layout" svg:x1="5.322cm" svg:y1="7.318cm" svg:x2="5.322cm" svg:y2="7.442cm">
          <text:p/>
        </draw:line>
        <draw:frame draw:style-name="gr73" draw:text-style-name="P2" draw:layer="layout" svg:width="0.352cm" svg:height="0.39cm" svg:x="4.804cm" svg:y="7.496cm">
          <draw:text-box>
            <text:p text:style-name="P1"><text:span text:style-name="T1">0</text:span></text:p>
          </draw:text-box>
        </draw:frame>
        <draw:polygon draw:style-name="gr71" draw:text-style-name="P67" draw:layer="layout" svg:width="0cm" svg:height="0.123cm" svg:x="5.752cm" svg:y="7.318cm" svg:viewBox="0 0 0 124" draw:points="0,0 0,124">
          <text:p/>
        </draw:polygon>
        <draw:line draw:style-name="gr72" draw:text-style-name="P68" draw:layer="layout" svg:x1="5.752cm" svg:y1="7.318cm" svg:x2="5.752cm" svg:y2="7.442cm">
          <text:p/>
        </draw:line>
        <draw:polygon draw:style-name="gr71" draw:text-style-name="P67" draw:layer="layout" svg:width="0cm" svg:height="0.123cm" svg:x="6.183cm" svg:y="7.318cm" svg:viewBox="0 0 0 124" draw:points="0,0 0,124">
          <text:p/>
        </draw:polygon>
        <draw:line draw:style-name="gr72" draw:text-style-name="P68" draw:layer="layout" svg:x1="6.183cm" svg:y1="7.318cm" svg:x2="6.183cm" svg:y2="7.442cm">
          <text:p/>
        </draw:line>
        <draw:polygon draw:style-name="gr71" draw:text-style-name="P67" draw:layer="layout" svg:width="0cm" svg:height="0.123cm" svg:x="6.614cm" svg:y="7.318cm" svg:viewBox="0 0 0 124" draw:points="0,0 0,124">
          <text:p/>
        </draw:polygon>
        <draw:line draw:style-name="gr72" draw:text-style-name="P68" draw:layer="layout" svg:x1="6.614cm" svg:y1="7.318cm" svg:x2="6.614cm" svg:y2="7.442cm">
          <text:p/>
        </draw:line>
        <draw:polygon draw:style-name="gr71" draw:text-style-name="P67" draw:layer="layout" svg:width="0cm" svg:height="0.123cm" svg:x="7.044cm" svg:y="7.318cm" svg:viewBox="0 0 0 124" draw:points="0,0 0,124">
          <text:p/>
        </draw:polygon>
        <draw:line draw:style-name="gr72" draw:text-style-name="P68" draw:layer="layout" svg:x1="7.044cm" svg:y1="7.318cm" svg:x2="7.044cm" svg:y2="7.442cm">
          <text:p/>
        </draw:line>
        <draw:polygon draw:style-name="gr71" draw:text-style-name="P67" draw:layer="layout" svg:width="0cm" svg:height="0.123cm" svg:x="7.475cm" svg:y="7.318cm" svg:viewBox="0 0 0 124" draw:points="0,0 0,124">
          <text:p/>
        </draw:polygon>
        <draw:line draw:style-name="gr72" draw:text-style-name="P68" draw:layer="layout" svg:x1="7.475cm" svg:y1="7.318cm" svg:x2="7.475cm" svg:y2="7.442cm">
          <text:p/>
        </draw:line>
        <draw:polygon draw:style-name="gr71" draw:text-style-name="P67" draw:layer="layout" svg:width="0cm" svg:height="0.123cm" svg:x="7.905cm" svg:y="7.318cm" svg:viewBox="0 0 0 124" draw:points="0,0 0,124">
          <text:p/>
        </draw:polygon>
        <draw:line draw:style-name="gr72" draw:text-style-name="P68" draw:layer="layout" svg:x1="7.905cm" svg:y1="7.318cm" svg:x2="7.905cm" svg:y2="7.442cm">
          <text:p/>
        </draw:line>
        <draw:polygon draw:style-name="gr71" draw:text-style-name="P67" draw:layer="layout" svg:width="0cm" svg:height="0.123cm" svg:x="8.336cm" svg:y="7.318cm" svg:viewBox="0 0 0 124" draw:points="0,0 0,124">
          <text:p/>
        </draw:polygon>
        <draw:line draw:style-name="gr72" draw:text-style-name="P68" draw:layer="layout" svg:x1="8.336cm" svg:y1="7.318cm" svg:x2="8.336cm" svg:y2="7.442cm">
          <text:p/>
        </draw:line>
        <draw:polygon draw:style-name="gr71" draw:text-style-name="P67" draw:layer="layout" svg:width="0cm" svg:height="0.123cm" svg:x="8.767cm" svg:y="7.318cm" svg:viewBox="0 0 0 124" draw:points="0,0 0,124">
          <text:p/>
        </draw:polygon>
        <draw:line draw:style-name="gr72" draw:text-style-name="P68" draw:layer="layout" svg:x1="8.767cm" svg:y1="7.318cm" svg:x2="8.767cm" svg:y2="7.442cm">
          <text:p/>
        </draw:line>
        <draw:polygon draw:style-name="gr71" draw:text-style-name="P67" draw:layer="layout" svg:width="0cm" svg:height="0.123cm" svg:x="9.197cm" svg:y="7.318cm" svg:viewBox="0 0 0 124" draw:points="0,0 0,124">
          <text:p/>
        </draw:polygon>
        <draw:line draw:style-name="gr72" draw:text-style-name="P68" draw:layer="layout" svg:x1="9.197cm" svg:y1="7.318cm" svg:x2="9.197cm" svg:y2="7.442cm">
          <text:p/>
        </draw:line>
        <draw:polygon draw:style-name="gr71" draw:text-style-name="P67" draw:layer="layout" svg:width="0cm" svg:height="0.123cm" svg:x="9.628cm" svg:y="7.318cm" svg:viewBox="0 0 0 124" draw:points="0,0 0,124">
          <text:p/>
        </draw:polygon>
        <draw:line draw:style-name="gr72" draw:text-style-name="P68" draw:layer="layout" svg:x1="9.628cm" svg:y1="7.318cm" svg:x2="9.628cm" svg:y2="7.442cm">
          <text:p/>
        </draw:line>
        <draw:frame draw:style-name="gr74" draw:text-style-name="P2" draw:layer="layout" svg:width="4.625cm" svg:height="0.39cm" svg:x="5.234cm" svg:y="7.496cm">
          <draw:text-box>
            <text:p text:style-name="P1"><text:span text:style-name="T1">5</text:span><text:span text:style-name="T1"> </text:span><text:span text:style-name="T1">1</text:span><text:span text:style-name="T1">0</text:span><text:span text:style-name="T1"> </text:span><text:span text:style-name="T1">1</text:span><text:span text:style-name="T1">5</text:span><text:span text:style-name="T1"> </text:span><text:span text:style-name="T1">2</text:span><text:span text:style-name="T1">0</text:span><text:span text:style-name="T1"> </text:span><text:span text:style-name="T1">2</text:span><text:span text:style-name="T1">5</text:span><text:span text:style-name="T1"> </text:span><text:span text:style-name="T1">3</text:span><text:span text:style-name="T1">0</text:span><text:span text:style-name="T1"> </text:span><text:span text:style-name="T1">3</text:span><text:span text:style-name="T1">5</text:span><text:span text:style-name="T1"> </text:span><text:span text:style-name="T1">4</text:span><text:span text:style-name="T1">0</text:span><text:span text:style-name="T1"> </text:span><text:span text:style-name="T1">4</text:span><text:span text:style-name="T1">5</text:span><text:span text:style-name="T1"> </text:span><text:span text:style-name="T1">5</text:span><text:span text:style-name="T1">0</text:span><text:span text:style-name="T1"> </text:span><text:span text:style-name="T1">5</text:span><text:span text:style-name="T1">5</text:span></text:p>
          </draw:text-box>
        </draw:frame>
        <draw:polygon draw:style-name="gr71" draw:text-style-name="P67" draw:layer="layout" svg:width="0.122cm" svg:height="0cm" svg:x="4.725cm" svg:y="3.231cm" svg:viewBox="0 0 123 0" draw:points="123,0 0,0">
          <text:p/>
        </draw:polygon>
        <draw:line draw:style-name="gr72" draw:text-style-name="P68" draw:layer="layout" svg:x1="4.848cm" svg:y1="3.231cm" svg:x2="4.725cm" svg:y2="3.231cm">
          <text:p/>
        </draw:line>
        <draw:polygon draw:style-name="gr71" draw:text-style-name="P67" draw:layer="layout" svg:width="0.122cm" svg:height="0cm" svg:x="4.725cm" svg:y="3.974cm" svg:viewBox="0 0 123 0" draw:points="123,0 0,0">
          <text:p/>
        </draw:polygon>
        <draw:line draw:style-name="gr72" draw:text-style-name="P68" draw:layer="layout" svg:x1="4.848cm" svg:y1="3.974cm" svg:x2="4.725cm" svg:y2="3.974cm">
          <text:p/>
        </draw:line>
        <draw:frame draw:style-name="gr75" draw:text-style-name="P2" draw:layer="layout" svg:width="0.849cm" svg:height="0.39cm" svg:x="3.759cm" svg:y="3.039cm">
          <draw:text-box>
            <text:p text:style-name="P1"><text:span text:style-name="T1">p</text:span><text:span text:style-name="T1">r</text:span><text:span text:style-name="T1">e</text:span><text:span text:style-name="T1">f</text:span><text:span text:style-name="T1">i</text:span><text:span text:style-name="T1">x</text:span></text:p>
          </draw:text-box>
        </draw:frame>
        <draw:polygon draw:style-name="gr71" draw:text-style-name="P67" draw:layer="layout" svg:width="0.122cm" svg:height="0cm" svg:x="4.725cm" svg:y="4.717cm" svg:viewBox="0 0 123 0" draw:points="123,0 0,0">
          <text:p/>
        </draw:polygon>
        <draw:line draw:style-name="gr72" draw:text-style-name="P68" draw:layer="layout" svg:x1="4.848cm" svg:y1="4.717cm" svg:x2="4.725cm" svg:y2="4.717cm">
          <text:p/>
        </draw:line>
        <draw:frame draw:style-name="gr76" draw:text-style-name="P2" draw:layer="layout" svg:width="1.987cm" svg:height="0.39cm" svg:x="2.623cm" svg:y="3.783cm">
          <draw:text-box>
            <text:p text:style-name="P1"><text:span text:style-name="T1">s</text:span><text:span text:style-name="T1">u</text:span><text:span text:style-name="T1">b</text:span><text:span text:style-name="T1">j</text:span><text:span text:style-name="T1">e</text:span><text:span text:style-name="T1">c</text:span><text:span text:style-name="T1">t</text:span><text:span text:style-name="T1">_</text:span><text:span text:style-name="T1">[</text:span><text:span text:style-name="T1">:</text:span><text:span text:style-name="T1">-</text:span><text:span text:style-name="T1">2</text:span><text:span text:style-name="T1">]</text:span><text:span text:style-name="T1">*</text:span></text:p>
          </draw:text-box>
        </draw:frame>
        <draw:polygon draw:style-name="gr71" draw:text-style-name="P67" draw:layer="layout" svg:width="0.122cm" svg:height="0cm" svg:x="4.725cm" svg:y="5.46cm" svg:viewBox="0 0 123 0" draw:points="123,0 0,0">
          <text:p/>
        </draw:polygon>
        <draw:line draw:style-name="gr72" draw:text-style-name="P68" draw:layer="layout" svg:x1="4.848cm" svg:y1="5.46cm" svg:x2="4.725cm" svg:y2="5.46cm">
          <text:p/>
        </draw:line>
        <draw:frame draw:style-name="gr77" draw:text-style-name="P2" draw:layer="layout" svg:width="2.555cm" svg:height="0.39cm" svg:x="2.054cm" svg:y="4.526cm">
          <draw:text-box>
            <text:p text:style-name="P1"><text:span text:style-name="T1">s</text:span><text:span text:style-name="T1">u</text:span><text:span text:style-name="T1">b</text:span><text:span text:style-name="T1">j</text:span><text:span text:style-name="T1">e</text:span><text:span text:style-name="T1">c</text:span><text:span text:style-name="T1">t</text:span><text:span text:style-name="T1">_</text:span><text:span text:style-name="T1">2</text:span><text:span text:style-name="T1">n</text:span><text:span text:style-name="T1">d</text:span><text:span text:style-name="T1">_</text:span><text:span text:style-name="T1">l</text:span><text:span text:style-name="T1">a</text:span><text:span text:style-name="T1">s</text:span><text:span text:style-name="T1">t</text:span><text:span text:style-name="T1">*</text:span></text:p>
          </draw:text-box>
        </draw:frame>
        <draw:polygon draw:style-name="gr71" draw:text-style-name="P67" draw:layer="layout" svg:width="0.122cm" svg:height="0cm" svg:x="4.725cm" svg:y="6.203cm" svg:viewBox="0 0 123 0" draw:points="123,0 0,0">
          <text:p/>
        </draw:polygon>
        <draw:line draw:style-name="gr72" draw:text-style-name="P68" draw:layer="layout" svg:x1="4.848cm" svg:y1="6.203cm" svg:x2="4.725cm" svg:y2="6.203cm">
          <text:p/>
        </draw:line>
        <draw:frame draw:style-name="gr78" draw:text-style-name="P2" draw:layer="layout" svg:width="1.844cm" svg:height="0.39cm" svg:x="2.76cm" svg:y="5.269cm">
          <draw:text-box>
            <text:p text:style-name="P1"><text:span text:style-name="T1">s</text:span><text:span text:style-name="T1">u</text:span><text:span text:style-name="T1">b</text:span><text:span text:style-name="T1">j</text:span><text:span text:style-name="T1">e</text:span><text:span text:style-name="T1">c</text:span><text:span text:style-name="T1">t</text:span><text:span text:style-name="T1">_</text:span><text:span text:style-name="T1">l</text:span><text:span text:style-name="T1">a</text:span><text:span text:style-name="T1">s</text:span><text:span text:style-name="T1">t</text:span><text:span text:style-name="T1">*</text:span></text:p>
          </draw:text-box>
        </draw:frame>
        <draw:polygon draw:style-name="gr71" draw:text-style-name="P67" draw:layer="layout" svg:width="0.122cm" svg:height="0cm" svg:x="4.725cm" svg:y="6.947cm" svg:viewBox="0 0 123 0" draw:points="123,0 0,0">
          <text:p/>
        </draw:polygon>
        <draw:line draw:style-name="gr72" draw:text-style-name="P68" draw:layer="layout" svg:x1="4.848cm" svg:y1="6.947cm" svg:x2="4.725cm" svg:y2="6.947cm">
          <text:p/>
        </draw:line>
        <draw:frame draw:style-name="gr79" draw:text-style-name="P2" draw:layer="layout" svg:width="1.979cm" svg:height="0.39cm" svg:x="2.633cm" svg:y="6.012cm">
          <draw:text-box>
            <text:p text:style-name="P1"><text:span text:style-name="T1">f</text:span><text:span text:style-name="T1">u</text:span><text:span text:style-name="T1">r</text:span><text:span text:style-name="T1">t</text:span><text:span text:style-name="T1">h</text:span><text:span text:style-name="T1">e</text:span><text:span text:style-name="T1">r</text:span><text:span text:style-name="T1"> </text:span><text:span text:style-name="T1">t</text:span><text:span text:style-name="T1">o</text:span><text:span text:style-name="T1">k</text:span><text:span text:style-name="T1">e</text:span><text:span text:style-name="T1">n</text:span><text:span text:style-name="T1">s</text:span></text:p>
          </draw:text-box>
        </draw:frame>
        <draw:line draw:style-name="gr80" draw:text-style-name="P68" draw:layer="layout" svg:x1="4.848cm" svg:y1="7.318cm" svg:x2="4.848cm" svg:y2="2.859cm">
          <text:p/>
        </draw:line>
        <draw:line draw:style-name="gr80" draw:text-style-name="P68" draw:layer="layout" svg:x1="10.36cm" svg:y1="7.318cm" svg:x2="10.36cm" svg:y2="2.859cm">
          <text:p/>
        </draw:line>
        <draw:line draw:style-name="gr80" draw:text-style-name="P68" draw:layer="layout" svg:x1="4.848cm" svg:y1="7.318cm" svg:x2="10.36cm" svg:y2="7.318cm">
          <text:p/>
        </draw:line>
        <draw:line draw:style-name="gr80" draw:text-style-name="P68" draw:layer="layout" svg:x1="4.848cm" svg:y1="2.859cm" svg:x2="10.36cm" svg:y2="2.859cm">
          <text:p/>
        </draw:line>
        <draw:frame draw:style-name="gr81" draw:text-style-name="P2" draw:layer="layout" svg:width="1.365cm" svg:height="0.39cm" svg:x="3.24cm" svg:y="6.755cm">
          <draw:text-box>
            <text:p text:style-name="P1"><text:span text:style-name="T1">l</text:span><text:span text:style-name="T1">a</text:span><text:span text:style-name="T1">s</text:span><text:span text:style-name="T1">t</text:span><text:span text:style-name="T1"> </text:span><text:span text:style-name="T1">t</text:span><text:span text:style-name="T1">o</text:span><text:span text:style-name="T1">k</text:span><text:span text:style-name="T1">e</text:span><text:span text:style-name="T1">n</text:span></text:p>
          </draw:text-box>
        </draw:frame>
        <draw:polygon draw:style-name="gr12" draw:text-style-name="P8" draw:layer="layout" svg:width="0.223cm" svg:height="4.459cm" svg:x="10.704cm" svg:y="2.859cm" svg:viewBox="0 0 224 4460" draw:points="0,4460 224,4460 224,0 0,0">
          <text:p/>
        </draw:polygon>
        <draw:frame draw:style-name="gr82" draw:text-style-name="P68" draw:layer="layout" svg:width="0.228cm" svg:height="4.457cm" svg:x="10.703cm" svg:y="2.849cm">
          <draw:image xlink:href="Pictures/10000000000000120000015F587F1F9B1F9A7913.png" xlink:type="simple" xlink:show="embed" xlink:actuate="onLoad" loext:mime-type="image/png">
            <text:p/>
          </draw:image>
        </draw:frame>
        <draw:polygon draw:style-name="gr71" draw:text-style-name="P67" draw:layer="layout" svg:width="0.123cm" svg:height="0cm" svg:x="10.927cm" svg:y="7.318cm" svg:viewBox="0 0 124 0" draw:points="0,0 124,0">
          <text:p/>
        </draw:polygon>
        <draw:line draw:style-name="gr72" draw:text-style-name="P68" draw:layer="layout" svg:x1="10.927cm" svg:y1="7.318cm" svg:x2="11.051cm" svg:y2="7.318cm">
          <text:p/>
        </draw:line>
        <draw:polygon draw:style-name="gr71" draw:text-style-name="P67" draw:layer="layout" svg:width="0.123cm" svg:height="0cm" svg:x="10.927cm" svg:y="6.426cm" svg:viewBox="0 0 124 0" draw:points="0,0 124,0">
          <text:p/>
        </draw:polygon>
        <draw:line draw:style-name="gr72" draw:text-style-name="P68" draw:layer="layout" svg:x1="10.927cm" svg:y1="6.426cm" svg:x2="11.051cm" svg:y2="6.426cm">
          <text:p/>
        </draw:line>
        <draw:frame draw:style-name="gr83" draw:text-style-name="P2" draw:layer="layout" svg:width="0.447cm" svg:height="0.39cm" svg:x="11.175cm" svg:y="7.127cm">
          <draw:text-box>
            <text:p text:style-name="P1"><text:span text:style-name="T1">0</text:span><text:span text:style-name="T1">.</text:span><text:span text:style-name="T1">0</text:span></text:p>
          </draw:text-box>
        </draw:frame>
        <draw:polygon draw:style-name="gr71" draw:text-style-name="P67" draw:layer="layout" svg:width="0.123cm" svg:height="0cm" svg:x="10.927cm" svg:y="5.534cm" svg:viewBox="0 0 124 0" draw:points="0,0 124,0">
          <text:p/>
        </draw:polygon>
        <draw:line draw:style-name="gr72" draw:text-style-name="P68" draw:layer="layout" svg:x1="10.927cm" svg:y1="5.534cm" svg:x2="11.051cm" svg:y2="5.534cm">
          <text:p/>
        </draw:line>
        <draw:frame draw:style-name="gr83" draw:text-style-name="P2" draw:layer="layout" svg:width="0.447cm" svg:height="0.39cm" svg:x="11.175cm" svg:y="6.235cm">
          <draw:text-box>
            <text:p text:style-name="P1"><text:span text:style-name="T1">0</text:span><text:span text:style-name="T1">.</text:span><text:span text:style-name="T1">1</text:span></text:p>
          </draw:text-box>
        </draw:frame>
        <draw:polygon draw:style-name="gr71" draw:text-style-name="P67" draw:layer="layout" svg:width="0.123cm" svg:height="0cm" svg:x="10.927cm" svg:y="4.643cm" svg:viewBox="0 0 124 0" draw:points="0,0 124,0">
          <text:p/>
        </draw:polygon>
        <draw:line draw:style-name="gr72" draw:text-style-name="P68" draw:layer="layout" svg:x1="10.927cm" svg:y1="4.643cm" svg:x2="11.051cm" svg:y2="4.643cm">
          <text:p/>
        </draw:line>
        <draw:frame draw:style-name="gr83" draw:text-style-name="P2" draw:layer="layout" svg:width="0.447cm" svg:height="0.39cm" svg:x="11.175cm" svg:y="5.343cm">
          <draw:text-box>
            <text:p text:style-name="P1"><text:span text:style-name="T1">0</text:span><text:span text:style-name="T1">.</text:span><text:span text:style-name="T1">2</text:span></text:p>
          </draw:text-box>
        </draw:frame>
        <draw:polygon draw:style-name="gr71" draw:text-style-name="P67" draw:layer="layout" svg:width="0.123cm" svg:height="0cm" svg:x="10.927cm" svg:y="3.751cm" svg:viewBox="0 0 124 0" draw:points="0,0 124,0">
          <text:p/>
        </draw:polygon>
        <draw:line draw:style-name="gr72" draw:text-style-name="P68" draw:layer="layout" svg:x1="10.927cm" svg:y1="3.751cm" svg:x2="11.051cm" svg:y2="3.751cm">
          <text:p/>
        </draw:line>
        <draw:frame draw:style-name="gr83" draw:text-style-name="P2" draw:layer="layout" svg:width="0.447cm" svg:height="0.39cm" svg:x="11.175cm" svg:y="4.451cm">
          <draw:text-box>
            <text:p text:style-name="P1"><text:span text:style-name="T1">0</text:span><text:span text:style-name="T1">.</text:span><text:span text:style-name="T1">3</text:span></text:p>
          </draw:text-box>
        </draw:frame>
        <draw:polygon draw:style-name="gr71" draw:text-style-name="P67" draw:layer="layout" svg:width="0.123cm" svg:height="0cm" svg:x="10.927cm" svg:y="2.859cm" svg:viewBox="0 0 124 0" draw:points="0,0 124,0">
          <text:p/>
        </draw:polygon>
        <draw:line draw:style-name="gr72" draw:text-style-name="P68" draw:layer="layout" svg:x1="10.927cm" svg:y1="2.859cm" svg:x2="11.051cm" svg:y2="2.859cm">
          <text:p/>
        </draw:line>
        <draw:frame draw:style-name="gr83" draw:text-style-name="P2" draw:layer="layout" svg:width="0.447cm" svg:height="0.39cm" svg:x="11.175cm" svg:y="3.559cm">
          <draw:text-box>
            <text:p text:style-name="P1"><text:span text:style-name="T1">0</text:span><text:span text:style-name="T1">.</text:span><text:span text:style-name="T1">4</text:span></text:p>
          </draw:text-box>
        </draw:frame>
        <draw:polygon draw:style-name="gr80" draw:text-style-name="P68" draw:layer="layout" svg:width="0.223cm" svg:height="4.459cm" svg:x="10.704cm" svg:y="2.859cm" svg:viewBox="0 0 224 4460" draw:points="0,4460 113,4460 224,4460 224,0 113,0 0,0">
          <text:p/>
        </draw:polygon>
        <draw:frame draw:style-name="gr83" draw:text-style-name="P2" draw:layer="layout" svg:width="0.447cm" svg:height="0.39cm" svg:x="11.175cm" svg:y="2.668cm">
          <draw:text-box>
            <text:p text:style-name="P1"><text:span text:style-name="T1">0</text:span><text:span text:style-name="T1">.</text:span><text:span text:style-name="T1">5</text:span></text:p>
          </draw:text-box>
        </draw:frame>
        <draw:frame draw:style-name="gr73" draw:text-style-name="P2" draw:layer="layout" svg:width="0.352cm" svg:height="0.39cm" svg:x="10.69cm" svg:y="7.434cm">
          <draw:text-box>
            <text:p text:style-name="P1"><text:span text:style-name="T1">I</text:span><text:span text:style-name="T1">E</text:span></text:p>
          </draw:text-box>
        </draw:frame>
        <draw:polygon draw:style-name="gr12" draw:text-style-name="P8" draw:layer="layout" svg:width="5.512cm" svg:height="4.459cm" svg:x="14.342cm" svg:y="2.859cm" svg:viewBox="0 0 5513 4460" draw:points="0,4460 5513,4460 5513,0 0,0">
          <text:p/>
        </draw:polygon>
        <draw:polygon draw:style-name="gr84" draw:text-style-name="P69" draw:layer="layout" svg:width="0.086cm" svg:height="0.744cm" svg:x="14.342cm" svg:y="4.345cm" svg:viewBox="0 0 87 745" draw:points="0,0 0,745 87,745 87,0">
          <text:p/>
        </draw:polygon>
        <draw:polygon draw:style-name="gr84" draw:text-style-name="P69" draw:layer="layout" svg:width="0.086cm" svg:height="0.744cm" svg:x="14.428cm" svg:y="4.345cm" svg:viewBox="0 0 87 745" draw:points="0,0 0,745 87,745 87,0">
          <text:p/>
        </draw:polygon>
        <draw:polygon draw:style-name="gr85" draw:text-style-name="P70" draw:layer="layout" svg:width="0.087cm" svg:height="0.744cm" svg:x="14.514cm" svg:y="4.345cm" svg:viewBox="0 0 88 745" draw:points="0,0 0,745 88,745 88,0">
          <text:p/>
        </draw:polygon>
        <draw:polygon draw:style-name="gr85" draw:text-style-name="P70" draw:layer="layout" svg:width="0.086cm" svg:height="0.744cm" svg:x="14.601cm" svg:y="4.345cm" svg:viewBox="0 0 87 745" draw:points="0,0 0,745 87,745 87,0">
          <text:p/>
        </draw:polygon>
        <draw:polygon draw:style-name="gr85" draw:text-style-name="P70" draw:layer="layout" svg:width="0.086cm" svg:height="0.744cm" svg:x="14.687cm" svg:y="4.345cm" svg:viewBox="0 0 87 745" draw:points="0,0 0,745 87,745 87,0">
          <text:p/>
        </draw:polygon>
        <draw:polygon draw:style-name="gr85" draw:text-style-name="P70" draw:layer="layout" svg:width="0.086cm" svg:height="0.744cm" svg:x="14.773cm" svg:y="4.345cm" svg:viewBox="0 0 87 745" draw:points="0,0 0,745 87,745 87,0">
          <text:p/>
        </draw:polygon>
        <draw:polygon draw:style-name="gr86" draw:text-style-name="P71" draw:layer="layout" svg:width="0.086cm" svg:height="0.744cm" svg:x="14.859cm" svg:y="4.345cm" svg:viewBox="0 0 87 745" draw:points="0,0 0,745 87,745 87,0">
          <text:p/>
        </draw:polygon>
        <draw:polygon draw:style-name="gr84" draw:text-style-name="P69" draw:layer="layout" svg:width="0.086cm" svg:height="0.744cm" svg:x="14.945cm" svg:y="4.345cm" svg:viewBox="0 0 87 745" draw:points="0,0 0,745 87,745 87,0">
          <text:p/>
        </draw:polygon>
        <draw:polygon draw:style-name="gr87" draw:text-style-name="P72" draw:layer="layout" svg:width="0.086cm" svg:height="0.744cm" svg:x="15.031cm" svg:y="4.345cm" svg:viewBox="0 0 87 745" draw:points="0,0 0,745 87,745 87,0">
          <text:p/>
        </draw:polygon>
        <draw:polygon draw:style-name="gr84" draw:text-style-name="P69" draw:layer="layout" svg:width="0.086cm" svg:height="0.744cm" svg:x="15.117cm" svg:y="4.345cm" svg:viewBox="0 0 87 745" draw:points="0,0 0,745 87,745 87,0">
          <text:p/>
        </draw:polygon>
        <draw:polygon draw:style-name="gr88" draw:text-style-name="P73" draw:layer="layout" svg:width="0.087cm" svg:height="0.744cm" svg:x="15.203cm" svg:y="4.345cm" svg:viewBox="0 0 88 745" draw:points="0,0 0,745 88,745 88,0">
          <text:p/>
        </draw:polygon>
        <draw:polygon draw:style-name="gr88" draw:text-style-name="P73" draw:layer="layout" svg:width="0.086cm" svg:height="0.744cm" svg:x="15.29cm" svg:y="4.345cm" svg:viewBox="0 0 87 745" draw:points="0,0 0,745 87,745 87,0">
          <text:p/>
        </draw:polygon>
        <draw:polygon draw:style-name="gr86" draw:text-style-name="P71" draw:layer="layout" svg:width="0.086cm" svg:height="0.744cm" svg:x="15.376cm" svg:y="4.345cm" svg:viewBox="0 0 87 745" draw:points="0,0 0,745 87,745 87,0">
          <text:p/>
        </draw:polygon>
        <draw:polygon draw:style-name="gr86" draw:text-style-name="P71" draw:layer="layout" svg:width="0.086cm" svg:height="0.744cm" svg:x="15.462cm" svg:y="4.345cm" svg:viewBox="0 0 87 745" draw:points="0,0 0,745 87,745 87,0">
          <text:p/>
        </draw:polygon>
        <draw:polygon draw:style-name="gr89" draw:text-style-name="P74" draw:layer="layout" svg:width="0.086cm" svg:height="0.744cm" svg:x="15.548cm" svg:y="4.345cm" svg:viewBox="0 0 87 745" draw:points="0,0 0,745 87,745 87,0">
          <text:p/>
        </draw:polygon>
        <draw:polygon draw:style-name="gr84" draw:text-style-name="P69" draw:layer="layout" svg:width="0.086cm" svg:height="0.744cm" svg:x="15.634cm" svg:y="4.345cm" svg:viewBox="0 0 87 745" draw:points="0,0 0,745 87,745 87,0">
          <text:p/>
        </draw:polygon>
        <draw:polygon draw:style-name="gr84" draw:text-style-name="P69" draw:layer="layout" svg:width="0.086cm" svg:height="0.744cm" svg:x="15.72cm" svg:y="4.345cm" svg:viewBox="0 0 87 745" draw:points="0,0 0,745 87,745 87,0">
          <text:p/>
        </draw:polygon>
        <draw:polygon draw:style-name="gr85" draw:text-style-name="P70" draw:layer="layout" svg:width="0.086cm" svg:height="0.744cm" svg:x="15.806cm" svg:y="4.345cm" svg:viewBox="0 0 87 745" draw:points="0,0 0,745 87,745 87,0">
          <text:p/>
        </draw:polygon>
        <draw:polygon draw:style-name="gr89" draw:text-style-name="P74" draw:layer="layout" svg:width="0.086cm" svg:height="0.744cm" svg:x="15.892cm" svg:y="4.345cm" svg:viewBox="0 0 87 745" draw:points="0,0 0,745 87,745 87,0">
          <text:p/>
        </draw:polygon>
        <draw:polygon draw:style-name="gr85" draw:text-style-name="P70" draw:layer="layout" svg:width="0.087cm" svg:height="0.744cm" svg:x="15.978cm" svg:y="4.345cm" svg:viewBox="0 0 88 745" draw:points="0,0 0,745 88,745 88,0">
          <text:p/>
        </draw:polygon>
        <draw:polygon draw:style-name="gr87" draw:text-style-name="P72" draw:layer="layout" svg:width="0.086cm" svg:height="0.744cm" svg:x="16.065cm" svg:y="4.345cm" svg:viewBox="0 0 87 745" draw:points="0,0 0,745 87,745 87,0">
          <text:p/>
        </draw:polygon>
        <draw:polygon draw:style-name="gr84" draw:text-style-name="P69" draw:layer="layout" svg:width="0.086cm" svg:height="0.744cm" svg:x="16.151cm" svg:y="4.345cm" svg:viewBox="0 0 87 745" draw:points="0,0 0,745 87,745 87,0">
          <text:p/>
        </draw:polygon>
        <draw:polygon draw:style-name="gr87" draw:text-style-name="P72" draw:layer="layout" svg:width="0.086cm" svg:height="0.744cm" svg:x="16.237cm" svg:y="4.345cm" svg:viewBox="0 0 87 745" draw:points="0,0 0,745 87,745 87,0">
          <text:p/>
        </draw:polygon>
        <draw:polygon draw:style-name="gr85" draw:text-style-name="P70" draw:layer="layout" svg:width="0.086cm" svg:height="0.744cm" svg:x="16.323cm" svg:y="4.345cm" svg:viewBox="0 0 87 745" draw:points="0,0 0,745 87,745 87,0">
          <text:p/>
        </draw:polygon>
        <draw:polygon draw:style-name="gr84" draw:text-style-name="P69" draw:layer="layout" svg:width="0.086cm" svg:height="0.744cm" svg:x="16.409cm" svg:y="4.345cm" svg:viewBox="0 0 87 745" draw:points="0,0 0,745 87,745 87,0">
          <text:p/>
        </draw:polygon>
        <draw:polygon draw:style-name="gr87" draw:text-style-name="P72" draw:layer="layout" svg:width="0.086cm" svg:height="0.744cm" svg:x="16.495cm" svg:y="4.345cm" svg:viewBox="0 0 87 745" draw:points="0,0 0,745 87,745 87,0">
          <text:p/>
        </draw:polygon>
        <draw:polygon draw:style-name="gr87" draw:text-style-name="P72" draw:layer="layout" svg:width="0.086cm" svg:height="0.744cm" svg:x="16.581cm" svg:y="4.345cm" svg:viewBox="0 0 87 745" draw:points="0,0 0,745 87,745 87,0">
          <text:p/>
        </draw:polygon>
        <draw:polygon draw:style-name="gr90" draw:text-style-name="P75" draw:layer="layout" svg:width="0.087cm" svg:height="0.744cm" svg:x="16.667cm" svg:y="4.345cm" svg:viewBox="0 0 88 745" draw:points="0,0 0,745 88,745 88,0">
          <text:p/>
        </draw:polygon>
        <draw:polygon draw:style-name="gr90" draw:text-style-name="P75" draw:layer="layout" svg:width="0.086cm" svg:height="0.744cm" svg:x="16.754cm" svg:y="4.345cm" svg:viewBox="0 0 87 745" draw:points="0,0 0,745 87,745 87,0">
          <text:p/>
        </draw:polygon>
        <draw:polygon draw:style-name="gr90" draw:text-style-name="P75" draw:layer="layout" svg:width="0.086cm" svg:height="0.744cm" svg:x="16.84cm" svg:y="4.345cm" svg:viewBox="0 0 87 745" draw:points="0,0 0,745 87,745 87,0">
          <text:p/>
        </draw:polygon>
        <draw:polygon draw:style-name="gr90" draw:text-style-name="P75" draw:layer="layout" svg:width="0.086cm" svg:height="0.744cm" svg:x="16.926cm" svg:y="4.345cm" svg:viewBox="0 0 87 745" draw:points="0,0 0,745 87,745 87,0">
          <text:p/>
        </draw:polygon>
        <draw:polygon draw:style-name="gr90" draw:text-style-name="P75" draw:layer="layout" svg:width="0.086cm" svg:height="0.744cm" svg:x="17.012cm" svg:y="4.345cm" svg:viewBox="0 0 87 745" draw:points="0,0 0,745 87,745 87,0">
          <text:p/>
        </draw:polygon>
        <draw:polygon draw:style-name="gr90" draw:text-style-name="P75" draw:layer="layout" svg:width="0.086cm" svg:height="0.744cm" svg:x="17.098cm" svg:y="4.345cm" svg:viewBox="0 0 87 745" draw:points="0,0 0,745 87,745 87,0">
          <text:p/>
        </draw:polygon>
        <draw:polygon draw:style-name="gr90" draw:text-style-name="P75" draw:layer="layout" svg:width="0.086cm" svg:height="0.744cm" svg:x="17.184cm" svg:y="4.345cm" svg:viewBox="0 0 87 745" draw:points="0,0 0,745 87,745 87,0">
          <text:p/>
        </draw:polygon>
        <draw:polygon draw:style-name="gr90" draw:text-style-name="P75" draw:layer="layout" svg:width="0.086cm" svg:height="0.744cm" svg:x="17.27cm" svg:y="4.345cm" svg:viewBox="0 0 87 745" draw:points="0,0 0,745 87,745 87,0">
          <text:p/>
        </draw:polygon>
        <draw:polygon draw:style-name="gr90" draw:text-style-name="P75" draw:layer="layout" svg:width="0.088cm" svg:height="0.744cm" svg:x="17.356cm" svg:y="4.345cm" svg:viewBox="0 0 89 745" draw:points="0,0 0,745 89,745 89,0">
          <text:p/>
        </draw:polygon>
        <draw:polygon draw:style-name="gr90" draw:text-style-name="P75" draw:layer="layout" svg:width="0.086cm" svg:height="0.744cm" svg:x="17.443cm" svg:y="4.345cm" svg:viewBox="0 0 87 745" draw:points="0,0 0,745 87,745 87,0">
          <text:p/>
        </draw:polygon>
        <draw:polygon draw:style-name="gr90" draw:text-style-name="P75" draw:layer="layout" svg:width="0.086cm" svg:height="0.744cm" svg:x="17.529cm" svg:y="4.345cm" svg:viewBox="0 0 87 745" draw:points="0,0 0,745 87,745 87,0">
          <text:p/>
        </draw:polygon>
        <draw:polygon draw:style-name="gr90" draw:text-style-name="P75" draw:layer="layout" svg:width="0.086cm" svg:height="0.744cm" svg:x="17.615cm" svg:y="4.345cm" svg:viewBox="0 0 87 745" draw:points="0,0 0,745 87,745 87,0">
          <text:p/>
        </draw:polygon>
        <draw:polygon draw:style-name="gr90" draw:text-style-name="P75" draw:layer="layout" svg:width="0.086cm" svg:height="0.744cm" svg:x="17.701cm" svg:y="4.345cm" svg:viewBox="0 0 87 745" draw:points="0,0 0,745 87,745 87,0">
          <text:p/>
        </draw:polygon>
        <draw:polygon draw:style-name="gr90" draw:text-style-name="P75" draw:layer="layout" svg:width="0.086cm" svg:height="0.744cm" svg:x="17.787cm" svg:y="4.345cm" svg:viewBox="0 0 87 745" draw:points="0,0 0,745 87,745 87,0">
          <text:p/>
        </draw:polygon>
        <draw:polygon draw:style-name="gr90" draw:text-style-name="P75" draw:layer="layout" svg:width="0.086cm" svg:height="0.744cm" svg:x="17.873cm" svg:y="4.345cm" svg:viewBox="0 0 87 745" draw:points="0,0 0,745 87,745 87,0">
          <text:p/>
        </draw:polygon>
        <draw:polygon draw:style-name="gr90" draw:text-style-name="P75" draw:layer="layout" svg:width="0.086cm" svg:height="0.744cm" svg:x="17.959cm" svg:y="4.345cm" svg:viewBox="0 0 87 745" draw:points="0,0 0,745 87,745 87,0">
          <text:p/>
        </draw:polygon>
        <draw:polygon draw:style-name="gr90" draw:text-style-name="P75" draw:layer="layout" svg:width="0.087cm" svg:height="0.744cm" svg:x="18.045cm" svg:y="4.345cm" svg:viewBox="0 0 88 745" draw:points="0,0 0,745 88,745 88,0">
          <text:p/>
        </draw:polygon>
        <draw:polygon draw:style-name="gr90" draw:text-style-name="P75" draw:layer="layout" svg:width="0.086cm" svg:height="0.744cm" svg:x="18.132cm" svg:y="4.345cm" svg:viewBox="0 0 87 745" draw:points="0,0 0,745 87,745 87,0">
          <text:p/>
        </draw:polygon>
        <draw:polygon draw:style-name="gr90" draw:text-style-name="P75" draw:layer="layout" svg:width="0.086cm" svg:height="0.744cm" svg:x="18.218cm" svg:y="4.345cm" svg:viewBox="0 0 87 745" draw:points="0,0 0,745 87,745 87,0">
          <text:p/>
        </draw:polygon>
        <draw:polygon draw:style-name="gr90" draw:text-style-name="P75" draw:layer="layout" svg:width="0.086cm" svg:height="0.744cm" svg:x="18.304cm" svg:y="4.345cm" svg:viewBox="0 0 87 745" draw:points="0,0 0,745 87,745 87,0">
          <text:p/>
        </draw:polygon>
        <draw:polygon draw:style-name="gr90" draw:text-style-name="P75" draw:layer="layout" svg:width="0.086cm" svg:height="0.744cm" svg:x="18.39cm" svg:y="4.345cm" svg:viewBox="0 0 87 745" draw:points="0,0 0,745 87,745 87,0">
          <text:p/>
        </draw:polygon>
        <draw:polygon draw:style-name="gr90" draw:text-style-name="P75" draw:layer="layout" svg:width="0.086cm" svg:height="0.744cm" svg:x="18.476cm" svg:y="4.345cm" svg:viewBox="0 0 87 745" draw:points="0,0 0,745 87,745 87,0">
          <text:p/>
        </draw:polygon>
        <draw:polygon draw:style-name="gr90" draw:text-style-name="P75" draw:layer="layout" svg:width="0.086cm" svg:height="0.744cm" svg:x="18.562cm" svg:y="4.345cm" svg:viewBox="0 0 87 745" draw:points="0,0 0,745 87,745 87,0">
          <text:p/>
        </draw:polygon>
        <draw:polygon draw:style-name="gr90" draw:text-style-name="P75" draw:layer="layout" svg:width="0.086cm" svg:height="0.744cm" svg:x="18.648cm" svg:y="4.345cm" svg:viewBox="0 0 87 745" draw:points="0,0 0,745 87,745 87,0">
          <text:p/>
        </draw:polygon>
        <draw:polygon draw:style-name="gr90" draw:text-style-name="P75" draw:layer="layout" svg:width="0.086cm" svg:height="0.744cm" svg:x="18.734cm" svg:y="4.345cm" svg:viewBox="0 0 87 745" draw:points="0,0 0,745 87,745 87,0">
          <text:p/>
        </draw:polygon>
        <draw:polygon draw:style-name="gr90" draw:text-style-name="P75" draw:layer="layout" svg:width="0.087cm" svg:height="0.744cm" svg:x="18.82cm" svg:y="4.345cm" svg:viewBox="0 0 88 745" draw:points="0,0 0,745 88,745 88,0">
          <text:p/>
        </draw:polygon>
        <draw:polygon draw:style-name="gr90" draw:text-style-name="P75" draw:layer="layout" svg:width="0.086cm" svg:height="0.744cm" svg:x="18.907cm" svg:y="4.345cm" svg:viewBox="0 0 87 745" draw:points="0,0 0,745 87,745 87,0">
          <text:p/>
        </draw:polygon>
        <draw:polygon draw:style-name="gr90" draw:text-style-name="P75" draw:layer="layout" svg:width="0.086cm" svg:height="0.744cm" svg:x="18.993cm" svg:y="4.345cm" svg:viewBox="0 0 87 745" draw:points="0,0 0,745 87,745 87,0">
          <text:p/>
        </draw:polygon>
        <draw:polygon draw:style-name="gr90" draw:text-style-name="P75" draw:layer="layout" svg:width="0.086cm" svg:height="0.744cm" svg:x="19.079cm" svg:y="4.345cm" svg:viewBox="0 0 87 745" draw:points="0,0 0,745 87,745 87,0">
          <text:p/>
        </draw:polygon>
        <draw:polygon draw:style-name="gr90" draw:text-style-name="P75" draw:layer="layout" svg:width="0.086cm" svg:height="0.744cm" svg:x="19.165cm" svg:y="4.345cm" svg:viewBox="0 0 87 745" draw:points="0,0 0,745 87,745 87,0">
          <text:p/>
        </draw:polygon>
        <draw:polygon draw:style-name="gr90" draw:text-style-name="P75" draw:layer="layout" svg:width="0.086cm" svg:height="0.744cm" svg:x="19.251cm" svg:y="4.345cm" svg:viewBox="0 0 87 745" draw:points="0,0 0,745 87,745 87,0">
          <text:p/>
        </draw:polygon>
        <draw:polygon draw:style-name="gr90" draw:text-style-name="P75" draw:layer="layout" svg:width="0.086cm" svg:height="0.744cm" svg:x="19.337cm" svg:y="4.345cm" svg:viewBox="0 0 87 745" draw:points="0,0 0,745 87,745 87,0">
          <text:p/>
        </draw:polygon>
        <draw:polygon draw:style-name="gr90" draw:text-style-name="P75" draw:layer="layout" svg:width="0.086cm" svg:height="0.744cm" svg:x="19.423cm" svg:y="4.345cm" svg:viewBox="0 0 87 745" draw:points="0,0 0,745 87,745 87,0">
          <text:p/>
        </draw:polygon>
        <draw:polygon draw:style-name="gr90" draw:text-style-name="P75" draw:layer="layout" svg:width="0.087cm" svg:height="0.744cm" svg:x="19.509cm" svg:y="4.345cm" svg:viewBox="0 0 88 745" draw:points="0,0 0,745 88,745 88,0">
          <text:p/>
        </draw:polygon>
        <draw:polygon draw:style-name="gr90" draw:text-style-name="P75" draw:layer="layout" svg:width="0.086cm" svg:height="0.744cm" svg:x="19.596cm" svg:y="4.345cm" svg:viewBox="0 0 87 745" draw:points="0,0 0,745 87,745 87,0">
          <text:p/>
        </draw:polygon>
        <draw:polygon draw:style-name="gr90" draw:text-style-name="P75" draw:layer="layout" svg:width="0.086cm" svg:height="0.744cm" svg:x="19.682cm" svg:y="4.345cm" svg:viewBox="0 0 87 745" draw:points="0,0 0,745 87,745 87,0">
          <text:p/>
        </draw:polygon>
        <draw:polygon draw:style-name="gr90" draw:text-style-name="P75" draw:layer="layout" svg:width="0.086cm" svg:height="0.744cm" svg:x="19.768cm" svg:y="4.345cm" svg:viewBox="0 0 87 745" draw:points="0,0 0,745 87,745 87,0">
          <text:p/>
        </draw:polygon>
        <draw:polygon draw:style-name="gr86" draw:text-style-name="P71" draw:layer="layout" svg:width="0.086cm" svg:height="0.743cm" svg:x="14.342cm" svg:y="5.089cm" svg:viewBox="0 0 87 744" draw:points="0,0 0,744 87,744 87,0">
          <text:p/>
        </draw:polygon>
        <draw:polygon draw:style-name="gr88" draw:text-style-name="P73" draw:layer="layout" svg:width="0.086cm" svg:height="0.743cm" svg:x="14.428cm" svg:y="5.089cm" svg:viewBox="0 0 87 744" draw:points="0,0 0,744 87,744 87,0">
          <text:p/>
        </draw:polygon>
        <draw:polygon draw:style-name="gr88" draw:text-style-name="P73" draw:layer="layout" svg:width="0.087cm" svg:height="0.743cm" svg:x="14.514cm" svg:y="5.089cm" svg:viewBox="0 0 88 744" draw:points="0,0 0,744 88,744 88,0">
          <text:p/>
        </draw:polygon>
        <draw:polygon draw:style-name="gr91" draw:text-style-name="P76" draw:layer="layout" svg:width="0.086cm" svg:height="0.743cm" svg:x="14.601cm" svg:y="5.089cm" svg:viewBox="0 0 87 744" draw:points="0,0 0,744 87,744 87,0">
          <text:p/>
        </draw:polygon>
        <draw:polygon draw:style-name="gr91" draw:text-style-name="P76" draw:layer="layout" svg:width="0.086cm" svg:height="0.743cm" svg:x="14.687cm" svg:y="5.089cm" svg:viewBox="0 0 87 744" draw:points="0,0 0,744 87,744 87,0">
          <text:p/>
        </draw:polygon>
        <draw:polygon draw:style-name="gr92" draw:text-style-name="P77" draw:layer="layout" svg:width="0.086cm" svg:height="0.743cm" svg:x="14.773cm" svg:y="5.089cm" svg:viewBox="0 0 87 744" draw:points="0,0 0,744 87,744 87,0">
          <text:p/>
        </draw:polygon>
        <draw:polygon draw:style-name="gr93" draw:text-style-name="P78" draw:layer="layout" svg:width="0.086cm" svg:height="0.743cm" svg:x="14.859cm" svg:y="5.089cm" svg:viewBox="0 0 87 744" draw:points="0,0 0,744 87,744 87,0">
          <text:p/>
        </draw:polygon>
        <draw:polygon draw:style-name="gr94" draw:text-style-name="P79" draw:layer="layout" svg:width="0.086cm" svg:height="0.743cm" svg:x="14.945cm" svg:y="5.089cm" svg:viewBox="0 0 87 744" draw:points="0,0 0,744 87,744 87,0">
          <text:p/>
        </draw:polygon>
        <draw:polygon draw:style-name="gr88" draw:text-style-name="P73" draw:layer="layout" svg:width="0.086cm" svg:height="0.743cm" svg:x="15.031cm" svg:y="5.089cm" svg:viewBox="0 0 87 744" draw:points="0,0 0,744 87,744 87,0">
          <text:p/>
        </draw:polygon>
        <draw:polygon draw:style-name="gr88" draw:text-style-name="P73" draw:layer="layout" svg:width="0.086cm" svg:height="0.743cm" svg:x="15.117cm" svg:y="5.089cm" svg:viewBox="0 0 87 744" draw:points="0,0 0,744 87,744 87,0">
          <text:p/>
        </draw:polygon>
        <draw:polygon draw:style-name="gr88" draw:text-style-name="P73" draw:layer="layout" svg:width="0.087cm" svg:height="0.743cm" svg:x="15.203cm" svg:y="5.089cm" svg:viewBox="0 0 88 744" draw:points="0,0 0,744 88,744 88,0">
          <text:p/>
        </draw:polygon>
        <draw:polygon draw:style-name="gr94" draw:text-style-name="P79" draw:layer="layout" svg:width="0.086cm" svg:height="0.743cm" svg:x="15.29cm" svg:y="5.089cm" svg:viewBox="0 0 87 744" draw:points="0,0 0,744 87,744 87,0">
          <text:p/>
        </draw:polygon>
        <draw:polygon draw:style-name="gr91" draw:text-style-name="P76" draw:layer="layout" svg:width="0.086cm" svg:height="0.743cm" svg:x="15.376cm" svg:y="5.089cm" svg:viewBox="0 0 87 744" draw:points="0,0 0,744 87,744 87,0">
          <text:p/>
        </draw:polygon>
        <draw:polygon draw:style-name="gr91" draw:text-style-name="P76" draw:layer="layout" svg:width="0.086cm" svg:height="0.743cm" svg:x="15.462cm" svg:y="5.089cm" svg:viewBox="0 0 87 744" draw:points="0,0 0,744 87,744 87,0">
          <text:p/>
        </draw:polygon>
        <draw:polygon draw:style-name="gr95" draw:text-style-name="P80" draw:layer="layout" svg:width="0.086cm" svg:height="0.743cm" svg:x="15.548cm" svg:y="5.089cm" svg:viewBox="0 0 87 744" draw:points="0,0 0,744 87,744 87,0">
          <text:p/>
        </draw:polygon>
        <draw:polygon draw:style-name="gr96" draw:text-style-name="P81" draw:layer="layout" svg:width="0.086cm" svg:height="0.743cm" svg:x="15.634cm" svg:y="5.089cm" svg:viewBox="0 0 87 744" draw:points="0,0 0,744 87,744 87,0">
          <text:p/>
        </draw:polygon>
        <draw:polygon draw:style-name="gr97" draw:text-style-name="P82" draw:layer="layout" svg:width="0.086cm" svg:height="0.743cm" svg:x="15.72cm" svg:y="5.089cm" svg:viewBox="0 0 87 744" draw:points="0,0 0,744 87,744 87,0">
          <text:p/>
        </draw:polygon>
        <draw:polygon draw:style-name="gr98" draw:text-style-name="P83" draw:layer="layout" svg:width="0.086cm" svg:height="0.743cm" svg:x="15.806cm" svg:y="5.089cm" svg:viewBox="0 0 87 744" draw:points="0,0 0,744 87,744 87,0">
          <text:p/>
        </draw:polygon>
        <draw:polygon draw:style-name="gr98" draw:text-style-name="P83" draw:layer="layout" svg:width="0.086cm" svg:height="0.743cm" svg:x="15.892cm" svg:y="5.089cm" svg:viewBox="0 0 87 744" draw:points="0,0 0,744 87,744 87,0">
          <text:p/>
        </draw:polygon>
        <draw:polygon draw:style-name="gr99" draw:text-style-name="P84" draw:layer="layout" svg:width="0.087cm" svg:height="0.743cm" svg:x="15.978cm" svg:y="5.089cm" svg:viewBox="0 0 88 744" draw:points="0,0 0,744 88,744 88,0">
          <text:p/>
        </draw:polygon>
        <draw:polygon draw:style-name="gr100" draw:text-style-name="P85" draw:layer="layout" svg:width="0.086cm" svg:height="0.743cm" svg:x="16.065cm" svg:y="5.089cm" svg:viewBox="0 0 87 744" draw:points="0,0 0,744 87,744 87,0">
          <text:p/>
        </draw:polygon>
        <draw:polygon draw:style-name="gr101" draw:text-style-name="P86" draw:layer="layout" svg:width="0.086cm" svg:height="0.743cm" svg:x="16.151cm" svg:y="5.089cm" svg:viewBox="0 0 87 744" draw:points="0,0 0,744 87,744 87,0">
          <text:p/>
        </draw:polygon>
        <draw:polygon draw:style-name="gr98" draw:text-style-name="P83" draw:layer="layout" svg:width="0.086cm" svg:height="0.743cm" svg:x="16.237cm" svg:y="5.089cm" svg:viewBox="0 0 87 744" draw:points="0,0 0,744 87,744 87,0">
          <text:p/>
        </draw:polygon>
        <draw:polygon draw:style-name="gr102" draw:text-style-name="P87" draw:layer="layout" svg:width="0.086cm" svg:height="0.743cm" svg:x="16.323cm" svg:y="5.089cm" svg:viewBox="0 0 87 744" draw:points="0,0 0,744 87,744 87,0">
          <text:p/>
        </draw:polygon>
        <draw:polygon draw:style-name="gr103" draw:text-style-name="P88" draw:layer="layout" svg:width="0.086cm" svg:height="0.743cm" svg:x="16.409cm" svg:y="5.089cm" svg:viewBox="0 0 87 744" draw:points="0,0 0,744 87,744 87,0">
          <text:p/>
        </draw:polygon>
        <draw:polygon draw:style-name="gr104" draw:text-style-name="P89" draw:layer="layout" svg:width="0.086cm" svg:height="0.743cm" svg:x="16.495cm" svg:y="5.089cm" svg:viewBox="0 0 87 744" draw:points="0,0 0,744 87,744 87,0">
          <text:p/>
        </draw:polygon>
        <draw:polygon draw:style-name="gr105" draw:text-style-name="P90" draw:layer="layout" svg:width="0.086cm" svg:height="0.743cm" svg:x="16.581cm" svg:y="5.089cm" svg:viewBox="0 0 87 744" draw:points="0,0 0,744 87,744 87,0">
          <text:p/>
        </draw:polygon>
        <draw:polygon draw:style-name="gr95" draw:text-style-name="P80" draw:layer="layout" svg:width="0.087cm" svg:height="0.743cm" svg:x="16.667cm" svg:y="5.089cm" svg:viewBox="0 0 88 744" draw:points="0,0 0,744 88,744 88,0">
          <text:p/>
        </draw:polygon>
        <draw:polygon draw:style-name="gr95" draw:text-style-name="P80" draw:layer="layout" svg:width="0.086cm" svg:height="0.743cm" svg:x="16.754cm" svg:y="5.089cm" svg:viewBox="0 0 87 744" draw:points="0,0 0,744 87,744 87,0">
          <text:p/>
        </draw:polygon>
        <draw:polygon draw:style-name="gr95" draw:text-style-name="P80" draw:layer="layout" svg:width="0.086cm" svg:height="0.743cm" svg:x="16.84cm" svg:y="5.089cm" svg:viewBox="0 0 87 744" draw:points="0,0 0,744 87,744 87,0">
          <text:p/>
        </draw:polygon>
        <draw:polygon draw:style-name="gr95" draw:text-style-name="P80" draw:layer="layout" svg:width="0.086cm" svg:height="0.743cm" svg:x="16.926cm" svg:y="5.089cm" svg:viewBox="0 0 87 744" draw:points="0,0 0,744 87,744 87,0">
          <text:p/>
        </draw:polygon>
        <draw:polygon draw:style-name="gr106" draw:text-style-name="P91" draw:layer="layout" svg:width="0.086cm" svg:height="0.743cm" svg:x="17.012cm" svg:y="5.089cm" svg:viewBox="0 0 87 744" draw:points="0,0 0,744 87,744 87,0">
          <text:p/>
        </draw:polygon>
        <draw:polygon draw:style-name="gr91" draw:text-style-name="P76" draw:layer="layout" svg:width="0.086cm" svg:height="0.743cm" svg:x="17.098cm" svg:y="5.089cm" svg:viewBox="0 0 87 744" draw:points="0,0 0,744 87,744 87,0">
          <text:p/>
        </draw:polygon>
        <draw:polygon draw:style-name="gr89" draw:text-style-name="P74" draw:layer="layout" svg:width="0.086cm" svg:height="0.743cm" svg:x="17.184cm" svg:y="5.089cm" svg:viewBox="0 0 87 744" draw:points="0,0 0,744 87,744 87,0">
          <text:p/>
        </draw:polygon>
        <draw:polygon draw:style-name="gr89" draw:text-style-name="P74" draw:layer="layout" svg:width="0.086cm" svg:height="0.743cm" svg:x="17.27cm" svg:y="5.089cm" svg:viewBox="0 0 87 744" draw:points="0,0 0,744 87,744 87,0">
          <text:p/>
        </draw:polygon>
        <draw:polygon draw:style-name="gr89" draw:text-style-name="P74" draw:layer="layout" svg:width="0.088cm" svg:height="0.743cm" svg:x="17.356cm" svg:y="5.089cm" svg:viewBox="0 0 89 744" draw:points="0,0 0,744 89,744 89,0">
          <text:p/>
        </draw:polygon>
        <draw:polygon draw:style-name="gr86" draw:text-style-name="P71" draw:layer="layout" svg:width="0.086cm" svg:height="0.743cm" svg:x="17.443cm" svg:y="5.089cm" svg:viewBox="0 0 87 744" draw:points="0,0 0,744 87,744 87,0">
          <text:p/>
        </draw:polygon>
        <draw:polygon draw:style-name="gr86" draw:text-style-name="P71" draw:layer="layout" svg:width="0.086cm" svg:height="0.743cm" svg:x="17.529cm" svg:y="5.089cm" svg:viewBox="0 0 87 744" draw:points="0,0 0,744 87,744 87,0">
          <text:p/>
        </draw:polygon>
        <draw:polygon draw:style-name="gr85" draw:text-style-name="P70" draw:layer="layout" svg:width="0.086cm" svg:height="0.743cm" svg:x="17.615cm" svg:y="5.089cm" svg:viewBox="0 0 87 744" draw:points="0,0 0,744 87,744 87,0">
          <text:p/>
        </draw:polygon>
        <draw:polygon draw:style-name="gr85" draw:text-style-name="P70" draw:layer="layout" svg:width="0.086cm" svg:height="0.743cm" svg:x="17.701cm" svg:y="5.089cm" svg:viewBox="0 0 87 744" draw:points="0,0 0,744 87,744 87,0">
          <text:p/>
        </draw:polygon>
        <draw:polygon draw:style-name="gr87" draw:text-style-name="P72" draw:layer="layout" svg:width="0.086cm" svg:height="0.743cm" svg:x="17.787cm" svg:y="5.089cm" svg:viewBox="0 0 87 744" draw:points="0,0 0,744 87,744 87,0">
          <text:p/>
        </draw:polygon>
        <draw:polygon draw:style-name="gr87" draw:text-style-name="P72" draw:layer="layout" svg:width="0.086cm" svg:height="0.743cm" svg:x="17.873cm" svg:y="5.089cm" svg:viewBox="0 0 87 744" draw:points="0,0 0,744 87,744 87,0">
          <text:p/>
        </draw:polygon>
        <draw:polygon draw:style-name="gr84" draw:text-style-name="P69" draw:layer="layout" svg:width="0.086cm" svg:height="0.743cm" svg:x="17.959cm" svg:y="5.089cm" svg:viewBox="0 0 87 744" draw:points="0,0 0,744 87,744 87,0">
          <text:p/>
        </draw:polygon>
        <draw:polygon draw:style-name="gr87" draw:text-style-name="P72" draw:layer="layout" svg:width="0.087cm" svg:height="0.743cm" svg:x="18.045cm" svg:y="5.089cm" svg:viewBox="0 0 88 744" draw:points="0,0 0,744 88,744 88,0">
          <text:p/>
        </draw:polygon>
        <draw:polygon draw:style-name="gr87" draw:text-style-name="P72" draw:layer="layout" svg:width="0.086cm" svg:height="0.743cm" svg:x="18.132cm" svg:y="5.089cm" svg:viewBox="0 0 87 744" draw:points="0,0 0,744 87,744 87,0">
          <text:p/>
        </draw:polygon>
        <draw:polygon draw:style-name="gr107" draw:text-style-name="P92" draw:layer="layout" svg:width="0.086cm" svg:height="0.743cm" svg:x="18.218cm" svg:y="5.089cm" svg:viewBox="0 0 87 744" draw:points="0,0 0,744 87,744 87,0">
          <text:p/>
        </draw:polygon>
        <draw:polygon draw:style-name="gr107" draw:text-style-name="P92" draw:layer="layout" svg:width="0.086cm" svg:height="0.743cm" svg:x="18.304cm" svg:y="5.089cm" svg:viewBox="0 0 87 744" draw:points="0,0 0,744 87,744 87,0">
          <text:p/>
        </draw:polygon>
        <draw:polygon draw:style-name="gr107" draw:text-style-name="P92" draw:layer="layout" svg:width="0.086cm" svg:height="0.743cm" svg:x="18.39cm" svg:y="5.089cm" svg:viewBox="0 0 87 744" draw:points="0,0 0,744 87,744 87,0">
          <text:p/>
        </draw:polygon>
        <draw:polygon draw:style-name="gr90" draw:text-style-name="P75" draw:layer="layout" svg:width="0.086cm" svg:height="0.743cm" svg:x="18.476cm" svg:y="5.089cm" svg:viewBox="0 0 87 744" draw:points="0,0 0,744 87,744 87,0">
          <text:p/>
        </draw:polygon>
        <draw:polygon draw:style-name="gr90" draw:text-style-name="P75" draw:layer="layout" svg:width="0.086cm" svg:height="0.743cm" svg:x="18.562cm" svg:y="5.089cm" svg:viewBox="0 0 87 744" draw:points="0,0 0,744 87,744 87,0">
          <text:p/>
        </draw:polygon>
        <draw:polygon draw:style-name="gr90" draw:text-style-name="P75" draw:layer="layout" svg:width="0.086cm" svg:height="0.743cm" svg:x="18.648cm" svg:y="5.089cm" svg:viewBox="0 0 87 744" draw:points="0,0 0,744 87,744 87,0">
          <text:p/>
        </draw:polygon>
        <draw:polygon draw:style-name="gr90" draw:text-style-name="P75" draw:layer="layout" svg:width="0.086cm" svg:height="0.743cm" svg:x="18.734cm" svg:y="5.089cm" svg:viewBox="0 0 87 744" draw:points="0,0 0,744 87,744 87,0">
          <text:p/>
        </draw:polygon>
        <draw:polygon draw:style-name="gr90" draw:text-style-name="P75" draw:layer="layout" svg:width="0.087cm" svg:height="0.743cm" svg:x="18.82cm" svg:y="5.089cm" svg:viewBox="0 0 88 744" draw:points="0,0 0,744 88,744 88,0">
          <text:p/>
        </draw:polygon>
        <draw:polygon draw:style-name="gr90" draw:text-style-name="P75" draw:layer="layout" svg:width="0.086cm" svg:height="0.743cm" svg:x="18.907cm" svg:y="5.089cm" svg:viewBox="0 0 87 744" draw:points="0,0 0,744 87,744 87,0">
          <text:p/>
        </draw:polygon>
        <draw:polygon draw:style-name="gr90" draw:text-style-name="P75" draw:layer="layout" svg:width="0.086cm" svg:height="0.743cm" svg:x="18.993cm" svg:y="5.089cm" svg:viewBox="0 0 87 744" draw:points="0,0 0,744 87,744 87,0">
          <text:p/>
        </draw:polygon>
        <draw:polygon draw:style-name="gr90" draw:text-style-name="P75" draw:layer="layout" svg:width="0.086cm" svg:height="0.743cm" svg:x="19.079cm" svg:y="5.089cm" svg:viewBox="0 0 87 744" draw:points="0,0 0,744 87,744 87,0">
          <text:p/>
        </draw:polygon>
        <draw:polygon draw:style-name="gr90" draw:text-style-name="P75" draw:layer="layout" svg:width="0.086cm" svg:height="0.743cm" svg:x="19.165cm" svg:y="5.089cm" svg:viewBox="0 0 87 744" draw:points="0,0 0,744 87,744 87,0">
          <text:p/>
        </draw:polygon>
        <draw:polygon draw:style-name="gr90" draw:text-style-name="P75" draw:layer="layout" svg:width="0.086cm" svg:height="0.743cm" svg:x="19.251cm" svg:y="5.089cm" svg:viewBox="0 0 87 744" draw:points="0,0 0,744 87,744 87,0">
          <text:p/>
        </draw:polygon>
        <draw:polygon draw:style-name="gr90" draw:text-style-name="P75" draw:layer="layout" svg:width="0.086cm" svg:height="0.743cm" svg:x="19.337cm" svg:y="5.089cm" svg:viewBox="0 0 87 744" draw:points="0,0 0,744 87,744 87,0">
          <text:p/>
        </draw:polygon>
        <draw:polygon draw:style-name="gr90" draw:text-style-name="P75" draw:layer="layout" svg:width="0.086cm" svg:height="0.743cm" svg:x="19.423cm" svg:y="5.089cm" svg:viewBox="0 0 87 744" draw:points="0,0 0,744 87,744 87,0">
          <text:p/>
        </draw:polygon>
        <draw:polygon draw:style-name="gr90" draw:text-style-name="P75" draw:layer="layout" svg:width="0.087cm" svg:height="0.743cm" svg:x="19.509cm" svg:y="5.089cm" svg:viewBox="0 0 88 744" draw:points="0,0 0,744 88,744 88,0">
          <text:p/>
        </draw:polygon>
        <draw:polygon draw:style-name="gr90" draw:text-style-name="P75" draw:layer="layout" svg:width="0.086cm" svg:height="0.743cm" svg:x="19.596cm" svg:y="5.089cm" svg:viewBox="0 0 87 744" draw:points="0,0 0,744 87,744 87,0">
          <text:p/>
        </draw:polygon>
        <draw:polygon draw:style-name="gr90" draw:text-style-name="P75" draw:layer="layout" svg:width="0.086cm" svg:height="0.743cm" svg:x="19.682cm" svg:y="5.089cm" svg:viewBox="0 0 87 744" draw:points="0,0 0,744 87,744 87,0">
          <text:p/>
        </draw:polygon>
        <draw:polygon draw:style-name="gr90" draw:text-style-name="P75" draw:layer="layout" svg:width="0.086cm" svg:height="0.743cm" svg:x="19.768cm" svg:y="5.089cm" svg:viewBox="0 0 87 744" draw:points="0,0 0,744 87,744 87,0">
          <text:p/>
        </draw:polygon>
        <draw:polygon draw:style-name="gr90" draw:text-style-name="P75" draw:layer="layout" svg:width="0.086cm" svg:height="0.743cm" svg:x="14.342cm" svg:y="5.832cm" svg:viewBox="0 0 87 744" draw:points="0,0 0,744 87,744 87,0">
          <text:p/>
        </draw:polygon>
        <draw:polygon draw:style-name="gr90" draw:text-style-name="P75" draw:layer="layout" svg:width="0.086cm" svg:height="0.743cm" svg:x="14.428cm" svg:y="5.832cm" svg:viewBox="0 0 87 744" draw:points="0,0 0,744 87,744 87,0">
          <text:p/>
        </draw:polygon>
        <draw:polygon draw:style-name="gr90" draw:text-style-name="P75" draw:layer="layout" svg:width="0.087cm" svg:height="0.743cm" svg:x="14.514cm" svg:y="5.832cm" svg:viewBox="0 0 88 744" draw:points="0,0 0,744 88,744 88,0">
          <text:p/>
        </draw:polygon>
        <draw:polygon draw:style-name="gr90" draw:text-style-name="P75" draw:layer="layout" svg:width="0.086cm" svg:height="0.743cm" svg:x="14.601cm" svg:y="5.832cm" svg:viewBox="0 0 87 744" draw:points="0,0 0,744 87,744 87,0">
          <text:p/>
        </draw:polygon>
        <draw:polygon draw:style-name="gr90" draw:text-style-name="P75" draw:layer="layout" svg:width="0.086cm" svg:height="0.743cm" svg:x="14.687cm" svg:y="5.832cm" svg:viewBox="0 0 87 744" draw:points="0,0 0,744 87,744 87,0">
          <text:p/>
        </draw:polygon>
        <draw:polygon draw:style-name="gr90" draw:text-style-name="P75" draw:layer="layout" svg:width="0.086cm" svg:height="0.743cm" svg:x="14.773cm" svg:y="5.832cm" svg:viewBox="0 0 87 744" draw:points="0,0 0,744 87,744 87,0">
          <text:p/>
        </draw:polygon>
        <draw:polygon draw:style-name="gr90" draw:text-style-name="P75" draw:layer="layout" svg:width="0.086cm" svg:height="0.743cm" svg:x="14.859cm" svg:y="5.832cm" svg:viewBox="0 0 87 744" draw:points="0,0 0,744 87,744 87,0">
          <text:p/>
        </draw:polygon>
        <draw:polygon draw:style-name="gr90" draw:text-style-name="P75" draw:layer="layout" svg:width="0.086cm" svg:height="0.743cm" svg:x="14.945cm" svg:y="5.832cm" svg:viewBox="0 0 87 744" draw:points="0,0 0,744 87,744 87,0">
          <text:p/>
        </draw:polygon>
        <draw:polygon draw:style-name="gr90" draw:text-style-name="P75" draw:layer="layout" svg:width="0.086cm" svg:height="0.743cm" svg:x="15.031cm" svg:y="5.832cm" svg:viewBox="0 0 87 744" draw:points="0,0 0,744 87,744 87,0">
          <text:p/>
        </draw:polygon>
        <draw:polygon draw:style-name="gr90" draw:text-style-name="P75" draw:layer="layout" svg:width="0.086cm" svg:height="0.743cm" svg:x="15.117cm" svg:y="5.832cm" svg:viewBox="0 0 87 744" draw:points="0,0 0,744 87,744 87,0">
          <text:p/>
        </draw:polygon>
        <draw:polygon draw:style-name="gr90" draw:text-style-name="P75" draw:layer="layout" svg:width="0.087cm" svg:height="0.743cm" svg:x="15.203cm" svg:y="5.832cm" svg:viewBox="0 0 88 744" draw:points="0,0 0,744 88,744 88,0">
          <text:p/>
        </draw:polygon>
        <draw:polygon draw:style-name="gr90" draw:text-style-name="P75" draw:layer="layout" svg:width="0.086cm" svg:height="0.743cm" svg:x="15.29cm" svg:y="5.832cm" svg:viewBox="0 0 87 744" draw:points="0,0 0,744 87,744 87,0">
          <text:p/>
        </draw:polygon>
        <draw:polygon draw:style-name="gr90" draw:text-style-name="P75" draw:layer="layout" svg:width="0.086cm" svg:height="0.743cm" svg:x="15.376cm" svg:y="5.832cm" svg:viewBox="0 0 87 744" draw:points="0,0 0,744 87,744 87,0">
          <text:p/>
        </draw:polygon>
        <draw:polygon draw:style-name="gr90" draw:text-style-name="P75" draw:layer="layout" svg:width="0.086cm" svg:height="0.743cm" svg:x="15.462cm" svg:y="5.832cm" svg:viewBox="0 0 87 744" draw:points="0,0 0,744 87,744 87,0">
          <text:p/>
        </draw:polygon>
        <draw:polygon draw:style-name="gr90" draw:text-style-name="P75" draw:layer="layout" svg:width="0.086cm" svg:height="0.743cm" svg:x="15.548cm" svg:y="5.832cm" svg:viewBox="0 0 87 744" draw:points="0,0 0,744 87,744 87,0">
          <text:p/>
        </draw:polygon>
        <draw:polygon draw:style-name="gr108" draw:text-style-name="P93" draw:layer="layout" svg:width="0.086cm" svg:height="0.743cm" svg:x="15.634cm" svg:y="5.832cm" svg:viewBox="0 0 87 744" draw:points="0,0 0,744 87,744 87,0">
          <text:p/>
        </draw:polygon>
        <draw:polygon draw:style-name="gr108" draw:text-style-name="P93" draw:layer="layout" svg:width="0.086cm" svg:height="0.743cm" svg:x="15.72cm" svg:y="5.832cm" svg:viewBox="0 0 87 744" draw:points="0,0 0,744 87,744 87,0">
          <text:p/>
        </draw:polygon>
        <draw:polygon draw:style-name="gr90" draw:text-style-name="P75" draw:layer="layout" svg:width="0.086cm" svg:height="0.743cm" svg:x="15.806cm" svg:y="5.832cm" svg:viewBox="0 0 87 744" draw:points="0,0 0,744 87,744 87,0">
          <text:p/>
        </draw:polygon>
        <draw:polygon draw:style-name="gr90" draw:text-style-name="P75" draw:layer="layout" svg:width="0.086cm" svg:height="0.743cm" svg:x="15.892cm" svg:y="5.832cm" svg:viewBox="0 0 87 744" draw:points="0,0 0,744 87,744 87,0">
          <text:p/>
        </draw:polygon>
        <draw:polygon draw:style-name="gr90" draw:text-style-name="P75" draw:layer="layout" svg:width="0.087cm" svg:height="0.743cm" svg:x="15.978cm" svg:y="5.832cm" svg:viewBox="0 0 88 744" draw:points="0,0 0,744 88,744 88,0">
          <text:p/>
        </draw:polygon>
        <draw:polygon draw:style-name="gr90" draw:text-style-name="P75" draw:layer="layout" svg:width="0.086cm" svg:height="0.743cm" svg:x="16.065cm" svg:y="5.832cm" svg:viewBox="0 0 87 744" draw:points="0,0 0,744 87,744 87,0">
          <text:p/>
        </draw:polygon>
        <draw:polygon draw:style-name="gr90" draw:text-style-name="P75" draw:layer="layout" svg:width="0.086cm" svg:height="0.743cm" svg:x="16.151cm" svg:y="5.832cm" svg:viewBox="0 0 87 744" draw:points="0,0 0,744 87,744 87,0">
          <text:p/>
        </draw:polygon>
        <draw:polygon draw:style-name="gr90" draw:text-style-name="P75" draw:layer="layout" svg:width="0.086cm" svg:height="0.743cm" svg:x="16.237cm" svg:y="5.832cm" svg:viewBox="0 0 87 744" draw:points="0,0 0,744 87,744 87,0">
          <text:p/>
        </draw:polygon>
        <draw:polygon draw:style-name="gr108" draw:text-style-name="P93" draw:layer="layout" svg:width="0.086cm" svg:height="0.743cm" svg:x="16.323cm" svg:y="5.832cm" svg:viewBox="0 0 87 744" draw:points="0,0 0,744 87,744 87,0">
          <text:p/>
        </draw:polygon>
        <draw:polygon draw:style-name="gr108" draw:text-style-name="P93" draw:layer="layout" svg:width="0.086cm" svg:height="0.743cm" svg:x="16.409cm" svg:y="5.832cm" svg:viewBox="0 0 87 744" draw:points="0,0 0,744 87,744 87,0">
          <text:p/>
        </draw:polygon>
        <draw:polygon draw:style-name="gr108" draw:text-style-name="P93" draw:layer="layout" svg:width="0.086cm" svg:height="0.743cm" svg:x="16.495cm" svg:y="5.832cm" svg:viewBox="0 0 87 744" draw:points="0,0 0,744 87,744 87,0">
          <text:p/>
        </draw:polygon>
        <draw:polygon draw:style-name="gr90" draw:text-style-name="P75" draw:layer="layout" svg:width="0.086cm" svg:height="0.743cm" svg:x="16.581cm" svg:y="5.832cm" svg:viewBox="0 0 87 744" draw:points="0,0 0,744 87,744 87,0">
          <text:p/>
        </draw:polygon>
        <draw:polygon draw:style-name="gr108" draw:text-style-name="P93" draw:layer="layout" svg:width="0.087cm" svg:height="0.743cm" svg:x="16.667cm" svg:y="5.832cm" svg:viewBox="0 0 88 744" draw:points="0,0 0,744 88,744 88,0">
          <text:p/>
        </draw:polygon>
        <draw:polygon draw:style-name="gr90" draw:text-style-name="P75" draw:layer="layout" svg:width="0.086cm" svg:height="0.743cm" svg:x="16.754cm" svg:y="5.832cm" svg:viewBox="0 0 87 744" draw:points="0,0 0,744 87,744 87,0">
          <text:p/>
        </draw:polygon>
        <draw:polygon draw:style-name="gr90" draw:text-style-name="P75" draw:layer="layout" svg:width="0.086cm" svg:height="0.743cm" svg:x="16.84cm" svg:y="5.832cm" svg:viewBox="0 0 87 744" draw:points="0,0 0,744 87,744 87,0">
          <text:p/>
        </draw:polygon>
        <draw:polygon draw:style-name="gr108" draw:text-style-name="P93" draw:layer="layout" svg:width="0.086cm" svg:height="0.743cm" svg:x="16.926cm" svg:y="5.832cm" svg:viewBox="0 0 87 744" draw:points="0,0 0,744 87,744 87,0">
          <text:p/>
        </draw:polygon>
        <draw:polygon draw:style-name="gr108" draw:text-style-name="P93" draw:layer="layout" svg:width="0.086cm" svg:height="0.743cm" svg:x="17.012cm" svg:y="5.832cm" svg:viewBox="0 0 87 744" draw:points="0,0 0,744 87,744 87,0">
          <text:p/>
        </draw:polygon>
        <draw:polygon draw:style-name="gr108" draw:text-style-name="P93" draw:layer="layout" svg:width="0.086cm" svg:height="0.743cm" svg:x="17.098cm" svg:y="5.832cm" svg:viewBox="0 0 87 744" draw:points="0,0 0,744 87,744 87,0">
          <text:p/>
        </draw:polygon>
        <draw:polygon draw:style-name="gr108" draw:text-style-name="P93" draw:layer="layout" svg:width="0.086cm" svg:height="0.743cm" svg:x="17.184cm" svg:y="5.832cm" svg:viewBox="0 0 87 744" draw:points="0,0 0,744 87,744 87,0">
          <text:p/>
        </draw:polygon>
        <draw:polygon draw:style-name="gr108" draw:text-style-name="P93" draw:layer="layout" svg:width="0.086cm" svg:height="0.743cm" svg:x="17.27cm" svg:y="5.832cm" svg:viewBox="0 0 87 744" draw:points="0,0 0,744 87,744 87,0">
          <text:p/>
        </draw:polygon>
        <draw:polygon draw:style-name="gr108" draw:text-style-name="P93" draw:layer="layout" svg:width="0.088cm" svg:height="0.743cm" svg:x="17.356cm" svg:y="5.832cm" svg:viewBox="0 0 89 744" draw:points="0,0 0,744 89,744 89,0">
          <text:p/>
        </draw:polygon>
        <draw:polygon draw:style-name="gr90" draw:text-style-name="P75" draw:layer="layout" svg:width="0.086cm" svg:height="0.743cm" svg:x="17.443cm" svg:y="5.832cm" svg:viewBox="0 0 87 744" draw:points="0,0 0,744 87,744 87,0">
          <text:p/>
        </draw:polygon>
        <draw:polygon draw:style-name="gr90" draw:text-style-name="P75" draw:layer="layout" svg:width="0.086cm" svg:height="0.743cm" svg:x="17.529cm" svg:y="5.832cm" svg:viewBox="0 0 87 744" draw:points="0,0 0,744 87,744 87,0">
          <text:p/>
        </draw:polygon>
        <draw:polygon draw:style-name="gr90" draw:text-style-name="P75" draw:layer="layout" svg:width="0.086cm" svg:height="0.743cm" svg:x="17.615cm" svg:y="5.832cm" svg:viewBox="0 0 87 744" draw:points="0,0 0,744 87,744 87,0">
          <text:p/>
        </draw:polygon>
        <draw:polygon draw:style-name="gr90" draw:text-style-name="P75" draw:layer="layout" svg:width="0.086cm" svg:height="0.743cm" svg:x="17.701cm" svg:y="5.832cm" svg:viewBox="0 0 87 744" draw:points="0,0 0,744 87,744 87,0">
          <text:p/>
        </draw:polygon>
        <draw:polygon draw:style-name="gr90" draw:text-style-name="P75" draw:layer="layout" svg:width="0.086cm" svg:height="0.743cm" svg:x="17.787cm" svg:y="5.832cm" svg:viewBox="0 0 87 744" draw:points="0,0 0,744 87,744 87,0">
          <text:p/>
        </draw:polygon>
        <draw:polygon draw:style-name="gr90" draw:text-style-name="P75" draw:layer="layout" svg:width="0.086cm" svg:height="0.743cm" svg:x="17.873cm" svg:y="5.832cm" svg:viewBox="0 0 87 744" draw:points="0,0 0,744 87,744 87,0">
          <text:p/>
        </draw:polygon>
        <draw:polygon draw:style-name="gr90" draw:text-style-name="P75" draw:layer="layout" svg:width="0.086cm" svg:height="0.743cm" svg:x="17.959cm" svg:y="5.832cm" svg:viewBox="0 0 87 744" draw:points="0,0 0,744 87,744 87,0">
          <text:p/>
        </draw:polygon>
        <draw:polygon draw:style-name="gr90" draw:text-style-name="P75" draw:layer="layout" svg:width="0.087cm" svg:height="0.743cm" svg:x="18.045cm" svg:y="5.832cm" svg:viewBox="0 0 88 744" draw:points="0,0 0,744 88,744 88,0">
          <text:p/>
        </draw:polygon>
        <draw:polygon draw:style-name="gr90" draw:text-style-name="P75" draw:layer="layout" svg:width="0.086cm" svg:height="0.743cm" svg:x="18.132cm" svg:y="5.832cm" svg:viewBox="0 0 87 744" draw:points="0,0 0,744 87,744 87,0">
          <text:p/>
        </draw:polygon>
        <draw:polygon draw:style-name="gr90" draw:text-style-name="P75" draw:layer="layout" svg:width="0.086cm" svg:height="0.743cm" svg:x="18.218cm" svg:y="5.832cm" svg:viewBox="0 0 87 744" draw:points="0,0 0,744 87,744 87,0">
          <text:p/>
        </draw:polygon>
        <draw:polygon draw:style-name="gr90" draw:text-style-name="P75" draw:layer="layout" svg:width="0.086cm" svg:height="0.743cm" svg:x="18.304cm" svg:y="5.832cm" svg:viewBox="0 0 87 744" draw:points="0,0 0,744 87,744 87,0">
          <text:p/>
        </draw:polygon>
        <draw:polygon draw:style-name="gr90" draw:text-style-name="P75" draw:layer="layout" svg:width="0.086cm" svg:height="0.743cm" svg:x="18.39cm" svg:y="5.832cm" svg:viewBox="0 0 87 744" draw:points="0,0 0,744 87,744 87,0">
          <text:p/>
        </draw:polygon>
        <draw:polygon draw:style-name="gr90" draw:text-style-name="P75" draw:layer="layout" svg:width="0.086cm" svg:height="0.743cm" svg:x="18.476cm" svg:y="5.832cm" svg:viewBox="0 0 87 744" draw:points="0,0 0,744 87,744 87,0">
          <text:p/>
        </draw:polygon>
        <draw:polygon draw:style-name="gr90" draw:text-style-name="P75" draw:layer="layout" svg:width="0.086cm" svg:height="0.743cm" svg:x="18.562cm" svg:y="5.832cm" svg:viewBox="0 0 87 744" draw:points="0,0 0,744 87,744 87,0">
          <text:p/>
        </draw:polygon>
        <draw:polygon draw:style-name="gr107" draw:text-style-name="P92" draw:layer="layout" svg:width="0.086cm" svg:height="0.743cm" svg:x="18.648cm" svg:y="5.832cm" svg:viewBox="0 0 87 744" draw:points="0,0 0,744 87,744 87,0">
          <text:p/>
        </draw:polygon>
        <draw:polygon draw:style-name="gr90" draw:text-style-name="P75" draw:layer="layout" svg:width="0.086cm" svg:height="0.743cm" svg:x="18.734cm" svg:y="5.832cm" svg:viewBox="0 0 87 744" draw:points="0,0 0,744 87,744 87,0">
          <text:p/>
        </draw:polygon>
        <draw:polygon draw:style-name="gr90" draw:text-style-name="P75" draw:layer="layout" svg:width="0.087cm" svg:height="0.743cm" svg:x="18.82cm" svg:y="5.832cm" svg:viewBox="0 0 88 744" draw:points="0,0 0,744 88,744 88,0">
          <text:p/>
        </draw:polygon>
        <draw:polygon draw:style-name="gr90" draw:text-style-name="P75" draw:layer="layout" svg:width="0.086cm" svg:height="0.743cm" svg:x="18.907cm" svg:y="5.832cm" svg:viewBox="0 0 87 744" draw:points="0,0 0,744 87,744 87,0">
          <text:p/>
        </draw:polygon>
        <draw:polygon draw:style-name="gr90" draw:text-style-name="P75" draw:layer="layout" svg:width="0.086cm" svg:height="0.743cm" svg:x="18.993cm" svg:y="5.832cm" svg:viewBox="0 0 87 744" draw:points="0,0 0,744 87,744 87,0">
          <text:p/>
        </draw:polygon>
        <draw:polygon draw:style-name="gr90" draw:text-style-name="P75" draw:layer="layout" svg:width="0.086cm" svg:height="0.743cm" svg:x="19.079cm" svg:y="5.832cm" svg:viewBox="0 0 87 744" draw:points="0,0 0,744 87,744 87,0">
          <text:p/>
        </draw:polygon>
        <draw:polygon draw:style-name="gr90" draw:text-style-name="P75" draw:layer="layout" svg:width="0.086cm" svg:height="0.743cm" svg:x="19.165cm" svg:y="5.832cm" svg:viewBox="0 0 87 744" draw:points="0,0 0,744 87,744 87,0">
          <text:p/>
        </draw:polygon>
        <draw:polygon draw:style-name="gr90" draw:text-style-name="P75" draw:layer="layout" svg:width="0.086cm" svg:height="0.743cm" svg:x="19.251cm" svg:y="5.832cm" svg:viewBox="0 0 87 744" draw:points="0,0 0,744 87,744 87,0">
          <text:p/>
        </draw:polygon>
        <draw:polygon draw:style-name="gr90" draw:text-style-name="P75" draw:layer="layout" svg:width="0.086cm" svg:height="0.743cm" svg:x="19.337cm" svg:y="5.832cm" svg:viewBox="0 0 87 744" draw:points="0,0 0,744 87,744 87,0">
          <text:p/>
        </draw:polygon>
        <draw:polygon draw:style-name="gr90" draw:text-style-name="P75" draw:layer="layout" svg:width="0.086cm" svg:height="0.743cm" svg:x="19.423cm" svg:y="5.832cm" svg:viewBox="0 0 87 744" draw:points="0,0 0,744 87,744 87,0">
          <text:p/>
        </draw:polygon>
        <draw:polygon draw:style-name="gr90" draw:text-style-name="P75" draw:layer="layout" svg:width="0.087cm" svg:height="0.743cm" svg:x="19.509cm" svg:y="5.832cm" svg:viewBox="0 0 88 744" draw:points="0,0 0,744 88,744 88,0">
          <text:p/>
        </draw:polygon>
        <draw:polygon draw:style-name="gr90" draw:text-style-name="P75" draw:layer="layout" svg:width="0.086cm" svg:height="0.743cm" svg:x="19.596cm" svg:y="5.832cm" svg:viewBox="0 0 87 744" draw:points="0,0 0,744 87,744 87,0">
          <text:p/>
        </draw:polygon>
        <draw:polygon draw:style-name="gr90" draw:text-style-name="P75" draw:layer="layout" svg:width="0.086cm" svg:height="0.743cm" svg:x="19.682cm" svg:y="5.832cm" svg:viewBox="0 0 87 744" draw:points="0,0 0,744 87,744 87,0">
          <text:p/>
        </draw:polygon>
        <draw:polygon draw:style-name="gr90" draw:text-style-name="P75" draw:layer="layout" svg:width="0.086cm" svg:height="0.743cm" svg:x="19.768cm" svg:y="5.832cm" svg:viewBox="0 0 87 744" draw:points="0,0 0,744 87,744 87,0">
          <text:p/>
        </draw:polygon>
        <draw:polygon draw:style-name="gr90" draw:text-style-name="P75" draw:layer="layout" svg:width="0.086cm" svg:height="0.743cm" svg:x="14.342cm" svg:y="6.575cm" svg:viewBox="0 0 87 744" draw:points="0,0 0,744 87,744 87,0">
          <text:p/>
        </draw:polygon>
        <draw:polygon draw:style-name="gr90" draw:text-style-name="P75" draw:layer="layout" svg:width="0.086cm" svg:height="0.743cm" svg:x="14.428cm" svg:y="6.575cm" svg:viewBox="0 0 87 744" draw:points="0,0 0,744 87,744 87,0">
          <text:p/>
        </draw:polygon>
        <draw:polygon draw:style-name="gr90" draw:text-style-name="P75" draw:layer="layout" svg:width="0.087cm" svg:height="0.743cm" svg:x="14.514cm" svg:y="6.575cm" svg:viewBox="0 0 88 744" draw:points="0,0 0,744 88,744 88,0">
          <text:p/>
        </draw:polygon>
        <draw:polygon draw:style-name="gr90" draw:text-style-name="P75" draw:layer="layout" svg:width="0.086cm" svg:height="0.743cm" svg:x="14.601cm" svg:y="6.575cm" svg:viewBox="0 0 87 744" draw:points="0,0 0,744 87,744 87,0">
          <text:p/>
        </draw:polygon>
        <draw:polygon draw:style-name="gr90" draw:text-style-name="P75" draw:layer="layout" svg:width="0.086cm" svg:height="0.743cm" svg:x="14.687cm" svg:y="6.575cm" svg:viewBox="0 0 87 744" draw:points="0,0 0,744 87,744 87,0">
          <text:p/>
        </draw:polygon>
        <draw:polygon draw:style-name="gr90" draw:text-style-name="P75" draw:layer="layout" svg:width="0.086cm" svg:height="0.743cm" svg:x="14.773cm" svg:y="6.575cm" svg:viewBox="0 0 87 744" draw:points="0,0 0,744 87,744 87,0">
          <text:p/>
        </draw:polygon>
        <draw:polygon draw:style-name="gr90" draw:text-style-name="P75" draw:layer="layout" svg:width="0.086cm" svg:height="0.743cm" svg:x="14.859cm" svg:y="6.575cm" svg:viewBox="0 0 87 744" draw:points="0,0 0,744 87,744 87,0">
          <text:p/>
        </draw:polygon>
        <draw:polygon draw:style-name="gr90" draw:text-style-name="P75" draw:layer="layout" svg:width="0.086cm" svg:height="0.743cm" svg:x="14.945cm" svg:y="6.575cm" svg:viewBox="0 0 87 744" draw:points="0,0 0,744 87,744 87,0">
          <text:p/>
        </draw:polygon>
        <draw:polygon draw:style-name="gr90" draw:text-style-name="P75" draw:layer="layout" svg:width="0.086cm" svg:height="0.743cm" svg:x="15.031cm" svg:y="6.575cm" svg:viewBox="0 0 87 744" draw:points="0,0 0,744 87,744 87,0">
          <text:p/>
        </draw:polygon>
        <draw:polygon draw:style-name="gr90" draw:text-style-name="P75" draw:layer="layout" svg:width="0.086cm" svg:height="0.743cm" svg:x="15.117cm" svg:y="6.575cm" svg:viewBox="0 0 87 744" draw:points="0,0 0,744 87,744 87,0">
          <text:p/>
        </draw:polygon>
        <draw:polygon draw:style-name="gr90" draw:text-style-name="P75" draw:layer="layout" svg:width="0.087cm" svg:height="0.743cm" svg:x="15.203cm" svg:y="6.575cm" svg:viewBox="0 0 88 744" draw:points="0,0 0,744 88,744 88,0">
          <text:p/>
        </draw:polygon>
        <draw:polygon draw:style-name="gr90" draw:text-style-name="P75" draw:layer="layout" svg:width="0.086cm" svg:height="0.743cm" svg:x="15.29cm" svg:y="6.575cm" svg:viewBox="0 0 87 744" draw:points="0,0 0,744 87,744 87,0">
          <text:p/>
        </draw:polygon>
        <draw:polygon draw:style-name="gr90" draw:text-style-name="P75" draw:layer="layout" svg:width="0.086cm" svg:height="0.743cm" svg:x="15.376cm" svg:y="6.575cm" svg:viewBox="0 0 87 744" draw:points="0,0 0,744 87,744 87,0">
          <text:p/>
        </draw:polygon>
        <draw:polygon draw:style-name="gr90" draw:text-style-name="P75" draw:layer="layout" svg:width="0.086cm" svg:height="0.743cm" svg:x="15.462cm" svg:y="6.575cm" svg:viewBox="0 0 87 744" draw:points="0,0 0,744 87,744 87,0">
          <text:p/>
        </draw:polygon>
        <draw:polygon draw:style-name="gr90" draw:text-style-name="P75" draw:layer="layout" svg:width="0.086cm" svg:height="0.743cm" svg:x="15.548cm" svg:y="6.575cm" svg:viewBox="0 0 87 744" draw:points="0,0 0,744 87,744 87,0">
          <text:p/>
        </draw:polygon>
        <draw:polygon draw:style-name="gr90" draw:text-style-name="P75" draw:layer="layout" svg:width="0.086cm" svg:height="0.743cm" svg:x="15.634cm" svg:y="6.575cm" svg:viewBox="0 0 87 744" draw:points="0,0 0,744 87,744 87,0">
          <text:p/>
        </draw:polygon>
        <draw:polygon draw:style-name="gr90" draw:text-style-name="P75" draw:layer="layout" svg:width="0.086cm" svg:height="0.743cm" svg:x="15.72cm" svg:y="6.575cm" svg:viewBox="0 0 87 744" draw:points="0,0 0,744 87,744 87,0">
          <text:p/>
        </draw:polygon>
        <draw:polygon draw:style-name="gr90" draw:text-style-name="P75" draw:layer="layout" svg:width="0.086cm" svg:height="0.743cm" svg:x="15.806cm" svg:y="6.575cm" svg:viewBox="0 0 87 744" draw:points="0,0 0,744 87,744 87,0">
          <text:p/>
        </draw:polygon>
        <draw:polygon draw:style-name="gr90" draw:text-style-name="P75" draw:layer="layout" svg:width="0.086cm" svg:height="0.743cm" svg:x="15.892cm" svg:y="6.575cm" svg:viewBox="0 0 87 744" draw:points="0,0 0,744 87,744 87,0">
          <text:p/>
        </draw:polygon>
        <draw:polygon draw:style-name="gr90" draw:text-style-name="P75" draw:layer="layout" svg:width="0.087cm" svg:height="0.743cm" svg:x="15.978cm" svg:y="6.575cm" svg:viewBox="0 0 88 744" draw:points="0,0 0,744 88,744 88,0">
          <text:p/>
        </draw:polygon>
        <draw:polygon draw:style-name="gr90" draw:text-style-name="P75" draw:layer="layout" svg:width="0.086cm" svg:height="0.743cm" svg:x="16.065cm" svg:y="6.575cm" svg:viewBox="0 0 87 744" draw:points="0,0 0,744 87,744 87,0">
          <text:p/>
        </draw:polygon>
        <draw:polygon draw:style-name="gr90" draw:text-style-name="P75" draw:layer="layout" svg:width="0.086cm" svg:height="0.743cm" svg:x="16.151cm" svg:y="6.575cm" svg:viewBox="0 0 87 744" draw:points="0,0 0,744 87,744 87,0">
          <text:p/>
        </draw:polygon>
        <draw:polygon draw:style-name="gr107" draw:text-style-name="P92" draw:layer="layout" svg:width="0.086cm" svg:height="0.743cm" svg:x="16.237cm" svg:y="6.575cm" svg:viewBox="0 0 87 744" draw:points="0,0 0,744 87,744 87,0">
          <text:p/>
        </draw:polygon>
        <draw:polygon draw:style-name="gr107" draw:text-style-name="P92" draw:layer="layout" svg:width="0.086cm" svg:height="0.743cm" svg:x="16.323cm" svg:y="6.575cm" svg:viewBox="0 0 87 744" draw:points="0,0 0,744 87,744 87,0">
          <text:p/>
        </draw:polygon>
        <draw:polygon draw:style-name="gr107" draw:text-style-name="P92" draw:layer="layout" svg:width="0.086cm" svg:height="0.743cm" svg:x="16.409cm" svg:y="6.575cm" svg:viewBox="0 0 87 744" draw:points="0,0 0,744 87,744 87,0">
          <text:p/>
        </draw:polygon>
        <draw:polygon draw:style-name="gr107" draw:text-style-name="P92" draw:layer="layout" svg:width="0.086cm" svg:height="0.743cm" svg:x="16.495cm" svg:y="6.575cm" svg:viewBox="0 0 87 744" draw:points="0,0 0,744 87,744 87,0">
          <text:p/>
        </draw:polygon>
        <draw:polygon draw:style-name="gr107" draw:text-style-name="P92" draw:layer="layout" svg:width="0.086cm" svg:height="0.743cm" svg:x="16.581cm" svg:y="6.575cm" svg:viewBox="0 0 87 744" draw:points="0,0 0,744 87,744 87,0">
          <text:p/>
        </draw:polygon>
        <draw:polygon draw:style-name="gr107" draw:text-style-name="P92" draw:layer="layout" svg:width="0.087cm" svg:height="0.743cm" svg:x="16.667cm" svg:y="6.575cm" svg:viewBox="0 0 88 744" draw:points="0,0 0,744 88,744 88,0">
          <text:p/>
        </draw:polygon>
        <draw:polygon draw:style-name="gr87" draw:text-style-name="P72" draw:layer="layout" svg:width="0.086cm" svg:height="0.743cm" svg:x="16.754cm" svg:y="6.575cm" svg:viewBox="0 0 87 744" draw:points="0,0 0,744 87,744 87,0">
          <text:p/>
        </draw:polygon>
        <draw:polygon draw:style-name="gr87" draw:text-style-name="P72" draw:layer="layout" svg:width="0.086cm" svg:height="0.743cm" svg:x="16.84cm" svg:y="6.575cm" svg:viewBox="0 0 87 744" draw:points="0,0 0,744 87,744 87,0">
          <text:p/>
        </draw:polygon>
        <draw:polygon draw:style-name="gr87" draw:text-style-name="P72" draw:layer="layout" svg:width="0.086cm" svg:height="0.743cm" svg:x="16.926cm" svg:y="6.575cm" svg:viewBox="0 0 87 744" draw:points="0,0 0,744 87,744 87,0">
          <text:p/>
        </draw:polygon>
        <draw:polygon draw:style-name="gr87" draw:text-style-name="P72" draw:layer="layout" svg:width="0.086cm" svg:height="0.743cm" svg:x="17.012cm" svg:y="6.575cm" svg:viewBox="0 0 87 744" draw:points="0,0 0,744 87,744 87,0">
          <text:p/>
        </draw:polygon>
        <draw:polygon draw:style-name="gr87" draw:text-style-name="P72" draw:layer="layout" svg:width="0.086cm" svg:height="0.743cm" svg:x="17.098cm" svg:y="6.575cm" svg:viewBox="0 0 87 744" draw:points="0,0 0,744 87,744 87,0">
          <text:p/>
        </draw:polygon>
        <draw:polygon draw:style-name="gr87" draw:text-style-name="P72" draw:layer="layout" svg:width="0.086cm" svg:height="0.743cm" svg:x="17.184cm" svg:y="6.575cm" svg:viewBox="0 0 87 744" draw:points="0,0 0,744 87,744 87,0">
          <text:p/>
        </draw:polygon>
        <draw:polygon draw:style-name="gr87" draw:text-style-name="P72" draw:layer="layout" svg:width="0.086cm" svg:height="0.743cm" svg:x="17.27cm" svg:y="6.575cm" svg:viewBox="0 0 87 744" draw:points="0,0 0,744 87,744 87,0">
          <text:p/>
        </draw:polygon>
        <draw:polygon draw:style-name="gr107" draw:text-style-name="P92" draw:layer="layout" svg:width="0.088cm" svg:height="0.743cm" svg:x="17.356cm" svg:y="6.575cm" svg:viewBox="0 0 89 744" draw:points="0,0 0,744 89,744 89,0">
          <text:p/>
        </draw:polygon>
        <draw:polygon draw:style-name="gr87" draw:text-style-name="P72" draw:layer="layout" svg:width="0.086cm" svg:height="0.743cm" svg:x="17.443cm" svg:y="6.575cm" svg:viewBox="0 0 87 744" draw:points="0,0 0,744 87,744 87,0">
          <text:p/>
        </draw:polygon>
        <draw:polygon draw:style-name="gr87" draw:text-style-name="P72" draw:layer="layout" svg:width="0.086cm" svg:height="0.743cm" svg:x="17.529cm" svg:y="6.575cm" svg:viewBox="0 0 87 744" draw:points="0,0 0,744 87,744 87,0">
          <text:p/>
        </draw:polygon>
        <draw:polygon draw:style-name="gr87" draw:text-style-name="P72" draw:layer="layout" svg:width="0.086cm" svg:height="0.743cm" svg:x="17.615cm" svg:y="6.575cm" svg:viewBox="0 0 87 744" draw:points="0,0 0,744 87,744 87,0">
          <text:p/>
        </draw:polygon>
        <draw:polygon draw:style-name="gr85" draw:text-style-name="P70" draw:layer="layout" svg:width="0.086cm" svg:height="0.743cm" svg:x="17.701cm" svg:y="6.575cm" svg:viewBox="0 0 87 744" draw:points="0,0 0,744 87,744 87,0">
          <text:p/>
        </draw:polygon>
        <draw:polygon draw:style-name="gr84" draw:text-style-name="P69" draw:layer="layout" svg:width="0.086cm" svg:height="0.743cm" svg:x="17.787cm" svg:y="6.575cm" svg:viewBox="0 0 87 744" draw:points="0,0 0,744 87,744 87,0">
          <text:p/>
        </draw:polygon>
        <draw:polygon draw:style-name="gr89" draw:text-style-name="P74" draw:layer="layout" svg:width="0.086cm" svg:height="0.743cm" svg:x="17.873cm" svg:y="6.575cm" svg:viewBox="0 0 87 744" draw:points="0,0 0,744 87,744 87,0">
          <text:p/>
        </draw:polygon>
        <draw:polygon draw:style-name="gr89" draw:text-style-name="P74" draw:layer="layout" svg:width="0.086cm" svg:height="0.743cm" svg:x="17.959cm" svg:y="6.575cm" svg:viewBox="0 0 87 744" draw:points="0,0 0,744 87,744 87,0">
          <text:p/>
        </draw:polygon>
        <draw:polygon draw:style-name="gr86" draw:text-style-name="P71" draw:layer="layout" svg:width="0.087cm" svg:height="0.743cm" svg:x="18.045cm" svg:y="6.575cm" svg:viewBox="0 0 88 744" draw:points="0,0 0,744 88,744 88,0">
          <text:p/>
        </draw:polygon>
        <draw:polygon draw:style-name="gr91" draw:text-style-name="P76" draw:layer="layout" svg:width="0.086cm" svg:height="0.743cm" svg:x="18.132cm" svg:y="6.575cm" svg:viewBox="0 0 87 744" draw:points="0,0 0,744 87,744 87,0">
          <text:p/>
        </draw:polygon>
        <draw:polygon draw:style-name="gr106" draw:text-style-name="P91" draw:layer="layout" svg:width="0.086cm" svg:height="0.743cm" svg:x="18.218cm" svg:y="6.575cm" svg:viewBox="0 0 87 744" draw:points="0,0 0,744 87,744 87,0">
          <text:p/>
        </draw:polygon>
        <draw:polygon draw:style-name="gr93" draw:text-style-name="P78" draw:layer="layout" svg:width="0.086cm" svg:height="0.743cm" svg:x="18.304cm" svg:y="6.575cm" svg:viewBox="0 0 87 744" draw:points="0,0 0,744 87,744 87,0">
          <text:p/>
        </draw:polygon>
        <draw:polygon draw:style-name="gr93" draw:text-style-name="P78" draw:layer="layout" svg:width="0.086cm" svg:height="0.743cm" svg:x="18.39cm" svg:y="6.575cm" svg:viewBox="0 0 87 744" draw:points="0,0 0,744 87,744 87,0">
          <text:p/>
        </draw:polygon>
        <draw:polygon draw:style-name="gr109" draw:text-style-name="P94" draw:layer="layout" svg:width="0.086cm" svg:height="0.743cm" svg:x="18.476cm" svg:y="6.575cm" svg:viewBox="0 0 87 744" draw:points="0,0 0,744 87,744 87,0">
          <text:p/>
        </draw:polygon>
        <draw:polygon draw:style-name="gr110" draw:text-style-name="P95" draw:layer="layout" svg:width="0.086cm" svg:height="0.743cm" svg:x="18.562cm" svg:y="6.575cm" svg:viewBox="0 0 87 744" draw:points="0,0 0,744 87,744 87,0">
          <text:p/>
        </draw:polygon>
        <draw:polygon draw:style-name="gr111" draw:text-style-name="P96" draw:layer="layout" svg:width="0.086cm" svg:height="0.743cm" svg:x="18.648cm" svg:y="6.575cm" svg:viewBox="0 0 87 744" draw:points="0,0 0,744 87,744 87,0">
          <text:p/>
        </draw:polygon>
        <draw:polygon draw:style-name="gr112" draw:text-style-name="P97" draw:layer="layout" svg:width="0.086cm" svg:height="0.743cm" svg:x="18.734cm" svg:y="6.575cm" svg:viewBox="0 0 87 744" draw:points="0,0 0,744 87,744 87,0">
          <text:p/>
        </draw:polygon>
        <draw:polygon draw:style-name="gr93" draw:text-style-name="P78" draw:layer="layout" svg:width="0.087cm" svg:height="0.743cm" svg:x="18.82cm" svg:y="6.575cm" svg:viewBox="0 0 88 744" draw:points="0,0 0,744 88,744 88,0">
          <text:p/>
        </draw:polygon>
        <draw:polygon draw:style-name="gr106" draw:text-style-name="P91" draw:layer="layout" svg:width="0.086cm" svg:height="0.743cm" svg:x="18.907cm" svg:y="6.575cm" svg:viewBox="0 0 87 744" draw:points="0,0 0,744 87,744 87,0">
          <text:p/>
        </draw:polygon>
        <draw:polygon draw:style-name="gr91" draw:text-style-name="P76" draw:layer="layout" svg:width="0.086cm" svg:height="0.743cm" svg:x="18.993cm" svg:y="6.575cm" svg:viewBox="0 0 87 744" draw:points="0,0 0,744 87,744 87,0">
          <text:p/>
        </draw:polygon>
        <draw:polygon draw:style-name="gr89" draw:text-style-name="P74" draw:layer="layout" svg:width="0.086cm" svg:height="0.743cm" svg:x="19.079cm" svg:y="6.575cm" svg:viewBox="0 0 87 744" draw:points="0,0 0,744 87,744 87,0">
          <text:p/>
        </draw:polygon>
        <draw:polygon draw:style-name="gr87" draw:text-style-name="P72" draw:layer="layout" svg:width="0.086cm" svg:height="0.743cm" svg:x="19.165cm" svg:y="6.575cm" svg:viewBox="0 0 87 744" draw:points="0,0 0,744 87,744 87,0">
          <text:p/>
        </draw:polygon>
        <draw:polygon draw:style-name="gr113" draw:text-style-name="P98" draw:layer="layout" svg:width="0.086cm" svg:height="0.743cm" svg:x="19.251cm" svg:y="6.575cm" svg:viewBox="0 0 87 744" draw:points="0,0 0,744 87,744 87,0">
          <text:p/>
        </draw:polygon>
        <draw:polygon draw:style-name="gr113" draw:text-style-name="P98" draw:layer="layout" svg:width="0.086cm" svg:height="0.743cm" svg:x="19.337cm" svg:y="6.575cm" svg:viewBox="0 0 87 744" draw:points="0,0 0,744 87,744 87,0">
          <text:p/>
        </draw:polygon>
        <draw:polygon draw:style-name="gr113" draw:text-style-name="P98" draw:layer="layout" svg:width="0.086cm" svg:height="0.743cm" svg:x="19.423cm" svg:y="6.575cm" svg:viewBox="0 0 87 744" draw:points="0,0 0,744 87,744 87,0">
          <text:p/>
        </draw:polygon>
        <draw:polygon draw:style-name="gr114" draw:text-style-name="P99" draw:layer="layout" svg:width="0.087cm" svg:height="0.743cm" svg:x="19.509cm" svg:y="6.575cm" svg:viewBox="0 0 88 744" draw:points="0,0 0,744 88,744 88,0">
          <text:p/>
        </draw:polygon>
        <draw:polygon draw:style-name="gr115" draw:text-style-name="P100" draw:layer="layout" svg:width="0.086cm" svg:height="0.743cm" svg:x="19.596cm" svg:y="6.575cm" svg:viewBox="0 0 87 744" draw:points="0,0 0,744 87,744 87,0">
          <text:p/>
        </draw:polygon>
        <draw:polygon draw:style-name="gr115" draw:text-style-name="P100" draw:layer="layout" svg:width="0.086cm" svg:height="0.743cm" svg:x="19.682cm" svg:y="6.575cm" svg:viewBox="0 0 87 744" draw:points="0,0 0,744 87,744 87,0">
          <text:p/>
        </draw:polygon>
        <draw:polygon draw:style-name="gr114" draw:text-style-name="P99" draw:layer="layout" svg:width="0.086cm" svg:height="0.743cm" svg:x="19.768cm" svg:y="6.575cm" svg:viewBox="0 0 87 744" draw:points="0,0 0,744 87,744 87,0">
          <text:p/>
        </draw:polygon>
        <draw:polygon draw:style-name="gr71" draw:text-style-name="P67" draw:layer="layout" svg:width="0cm" svg:height="0.123cm" svg:x="14.385cm" svg:y="7.318cm" svg:viewBox="0 0 0 124" draw:points="0,0 0,124">
          <text:p/>
        </draw:polygon>
        <draw:line draw:style-name="gr72" draw:text-style-name="P68" draw:layer="layout" svg:x1="14.385cm" svg:y1="7.318cm" svg:x2="14.385cm" svg:y2="7.442cm">
          <text:p/>
        </draw:line>
        <draw:polygon draw:style-name="gr71" draw:text-style-name="P67" draw:layer="layout" svg:width="0cm" svg:height="0.123cm" svg:x="14.816cm" svg:y="7.318cm" svg:viewBox="0 0 0 124" draw:points="0,0 0,124">
          <text:p/>
        </draw:polygon>
        <draw:line draw:style-name="gr72" draw:text-style-name="P68" draw:layer="layout" svg:x1="14.816cm" svg:y1="7.318cm" svg:x2="14.816cm" svg:y2="7.442cm">
          <text:p/>
        </draw:line>
        <draw:frame draw:style-name="gr73" draw:text-style-name="P2" draw:layer="layout" svg:width="0.352cm" svg:height="0.39cm" svg:x="14.298cm" svg:y="7.496cm">
          <draw:text-box>
            <text:p text:style-name="P1"><text:span text:style-name="T1">0</text:span></text:p>
          </draw:text-box>
        </draw:frame>
        <draw:polygon draw:style-name="gr71" draw:text-style-name="P67" draw:layer="layout" svg:width="0cm" svg:height="0.123cm" svg:x="15.246cm" svg:y="7.318cm" svg:viewBox="0 0 0 124" draw:points="0,0 0,124">
          <text:p/>
        </draw:polygon>
        <draw:line draw:style-name="gr72" draw:text-style-name="P68" draw:layer="layout" svg:x1="15.246cm" svg:y1="7.318cm" svg:x2="15.246cm" svg:y2="7.442cm">
          <text:p/>
        </draw:line>
        <draw:polygon draw:style-name="gr71" draw:text-style-name="P67" draw:layer="layout" svg:width="0cm" svg:height="0.123cm" svg:x="15.677cm" svg:y="7.318cm" svg:viewBox="0 0 0 124" draw:points="0,0 0,124">
          <text:p/>
        </draw:polygon>
        <draw:line draw:style-name="gr72" draw:text-style-name="P68" draw:layer="layout" svg:x1="15.677cm" svg:y1="7.318cm" svg:x2="15.677cm" svg:y2="7.442cm">
          <text:p/>
        </draw:line>
        <draw:polygon draw:style-name="gr71" draw:text-style-name="P67" draw:layer="layout" svg:width="0cm" svg:height="0.123cm" svg:x="16.108cm" svg:y="7.318cm" svg:viewBox="0 0 0 124" draw:points="0,0 0,124">
          <text:p/>
        </draw:polygon>
        <draw:line draw:style-name="gr72" draw:text-style-name="P68" draw:layer="layout" svg:x1="16.108cm" svg:y1="7.318cm" svg:x2="16.108cm" svg:y2="7.442cm">
          <text:p/>
        </draw:line>
        <draw:polygon draw:style-name="gr71" draw:text-style-name="P67" draw:layer="layout" svg:width="0cm" svg:height="0.123cm" svg:x="16.538cm" svg:y="7.318cm" svg:viewBox="0 0 0 124" draw:points="0,0 0,124">
          <text:p/>
        </draw:polygon>
        <draw:line draw:style-name="gr72" draw:text-style-name="P68" draw:layer="layout" svg:x1="16.538cm" svg:y1="7.318cm" svg:x2="16.538cm" svg:y2="7.442cm">
          <text:p/>
        </draw:line>
        <draw:polygon draw:style-name="gr71" draw:text-style-name="P67" draw:layer="layout" svg:width="0cm" svg:height="0.123cm" svg:x="16.969cm" svg:y="7.318cm" svg:viewBox="0 0 0 124" draw:points="0,0 0,124">
          <text:p/>
        </draw:polygon>
        <draw:line draw:style-name="gr72" draw:text-style-name="P68" draw:layer="layout" svg:x1="16.969cm" svg:y1="7.318cm" svg:x2="16.969cm" svg:y2="7.442cm">
          <text:p/>
        </draw:line>
        <draw:polygon draw:style-name="gr71" draw:text-style-name="P67" draw:layer="layout" svg:width="0cm" svg:height="0.123cm" svg:x="17.399cm" svg:y="7.318cm" svg:viewBox="0 0 0 124" draw:points="0,0 0,124">
          <text:p/>
        </draw:polygon>
        <draw:line draw:style-name="gr72" draw:text-style-name="P68" draw:layer="layout" svg:x1="17.399cm" svg:y1="7.318cm" svg:x2="17.399cm" svg:y2="7.442cm">
          <text:p/>
        </draw:line>
        <draw:polygon draw:style-name="gr71" draw:text-style-name="P67" draw:layer="layout" svg:width="0cm" svg:height="0.123cm" svg:x="17.83cm" svg:y="7.318cm" svg:viewBox="0 0 0 124" draw:points="0,0 0,124">
          <text:p/>
        </draw:polygon>
        <draw:line draw:style-name="gr72" draw:text-style-name="P68" draw:layer="layout" svg:x1="17.83cm" svg:y1="7.318cm" svg:x2="17.83cm" svg:y2="7.442cm">
          <text:p/>
        </draw:line>
        <draw:polygon draw:style-name="gr71" draw:text-style-name="P67" draw:layer="layout" svg:width="0cm" svg:height="0.123cm" svg:x="18.261cm" svg:y="7.318cm" svg:viewBox="0 0 0 124" draw:points="0,0 0,124">
          <text:p/>
        </draw:polygon>
        <draw:line draw:style-name="gr72" draw:text-style-name="P68" draw:layer="layout" svg:x1="18.261cm" svg:y1="7.318cm" svg:x2="18.261cm" svg:y2="7.442cm">
          <text:p/>
        </draw:line>
        <draw:polygon draw:style-name="gr71" draw:text-style-name="P67" draw:layer="layout" svg:width="0cm" svg:height="0.123cm" svg:x="18.691cm" svg:y="7.318cm" svg:viewBox="0 0 0 124" draw:points="0,0 0,124">
          <text:p/>
        </draw:polygon>
        <draw:line draw:style-name="gr72" draw:text-style-name="P68" draw:layer="layout" svg:x1="18.691cm" svg:y1="7.318cm" svg:x2="18.691cm" svg:y2="7.442cm">
          <text:p/>
        </draw:line>
        <draw:polygon draw:style-name="gr71" draw:text-style-name="P67" draw:layer="layout" svg:width="0cm" svg:height="0.123cm" svg:x="19.122cm" svg:y="7.318cm" svg:viewBox="0 0 0 124" draw:points="0,0 0,124">
          <text:p/>
        </draw:polygon>
        <draw:line draw:style-name="gr72" draw:text-style-name="P68" draw:layer="layout" svg:x1="19.122cm" svg:y1="7.318cm" svg:x2="19.122cm" svg:y2="7.442cm">
          <text:p/>
        </draw:line>
        <draw:frame draw:style-name="gr74" draw:text-style-name="P2" draw:layer="layout" svg:width="4.625cm" svg:height="0.39cm" svg:x="14.728cm" svg:y="7.496cm">
          <draw:text-box>
            <text:p text:style-name="P1"><text:span text:style-name="T1">5</text:span><text:span text:style-name="T1"> </text:span><text:span text:style-name="T1">1</text:span><text:span text:style-name="T1">0</text:span><text:span text:style-name="T1"> </text:span><text:span text:style-name="T1">1</text:span><text:span text:style-name="T1">5</text:span><text:span text:style-name="T1"> </text:span><text:span text:style-name="T1">2</text:span><text:span text:style-name="T1">0</text:span><text:span text:style-name="T1"> </text:span><text:span text:style-name="T1">2</text:span><text:span text:style-name="T1">5</text:span><text:span text:style-name="T1"> </text:span><text:span text:style-name="T1">3</text:span><text:span text:style-name="T1">0</text:span><text:span text:style-name="T1"> </text:span><text:span text:style-name="T1">3</text:span><text:span text:style-name="T1">5</text:span><text:span text:style-name="T1"> </text:span><text:span text:style-name="T1">4</text:span><text:span text:style-name="T1">0</text:span><text:span text:style-name="T1"> </text:span><text:span text:style-name="T1">4</text:span><text:span text:style-name="T1">5</text:span><text:span text:style-name="T1"> </text:span><text:span text:style-name="T1">5</text:span><text:span text:style-name="T1">0</text:span><text:span text:style-name="T1"> </text:span><text:span text:style-name="T1">5</text:span><text:span text:style-name="T1">5</text:span></text:p>
          </draw:text-box>
        </draw:frame>
        <draw:polygon draw:style-name="gr71" draw:text-style-name="P67" draw:layer="layout" svg:width="0.122cm" svg:height="0cm" svg:x="14.219cm" svg:y="3.231cm" svg:viewBox="0 0 123 0" draw:points="123,0 0,0">
          <text:p/>
        </draw:polygon>
        <draw:line draw:style-name="gr72" draw:text-style-name="P68" draw:layer="layout" svg:x1="14.342cm" svg:y1="3.231cm" svg:x2="14.219cm" svg:y2="3.231cm">
          <text:p/>
        </draw:line>
        <draw:polygon draw:style-name="gr71" draw:text-style-name="P67" draw:layer="layout" svg:width="0.122cm" svg:height="0cm" svg:x="14.219cm" svg:y="3.974cm" svg:viewBox="0 0 123 0" draw:points="123,0 0,0">
          <text:p/>
        </draw:polygon>
        <draw:line draw:style-name="gr72" draw:text-style-name="P68" draw:layer="layout" svg:x1="14.342cm" svg:y1="3.974cm" svg:x2="14.219cm" svg:y2="3.974cm">
          <text:p/>
        </draw:line>
        <draw:polygon draw:style-name="gr71" draw:text-style-name="P67" draw:layer="layout" svg:width="0.122cm" svg:height="0cm" svg:x="14.219cm" svg:y="4.717cm" svg:viewBox="0 0 123 0" draw:points="123,0 0,0">
          <text:p/>
        </draw:polygon>
        <draw:line draw:style-name="gr72" draw:text-style-name="P68" draw:layer="layout" svg:x1="14.342cm" svg:y1="4.717cm" svg:x2="14.219cm" svg:y2="4.717cm">
          <text:p/>
        </draw:line>
        <draw:polygon draw:style-name="gr71" draw:text-style-name="P67" draw:layer="layout" svg:width="0.122cm" svg:height="0cm" svg:x="14.219cm" svg:y="5.46cm" svg:viewBox="0 0 123 0" draw:points="123,0 0,0">
          <text:p/>
        </draw:polygon>
        <draw:line draw:style-name="gr72" draw:text-style-name="P68" draw:layer="layout" svg:x1="14.342cm" svg:y1="5.46cm" svg:x2="14.219cm" svg:y2="5.46cm">
          <text:p/>
        </draw:line>
        <draw:polygon draw:style-name="gr71" draw:text-style-name="P67" draw:layer="layout" svg:width="0.122cm" svg:height="0cm" svg:x="14.219cm" svg:y="6.203cm" svg:viewBox="0 0 123 0" draw:points="123,0 0,0">
          <text:p/>
        </draw:polygon>
        <draw:line draw:style-name="gr72" draw:text-style-name="P68" draw:layer="layout" svg:x1="14.342cm" svg:y1="6.203cm" svg:x2="14.219cm" svg:y2="6.203cm">
          <text:p/>
        </draw:line>
        <draw:polygon draw:style-name="gr71" draw:text-style-name="P67" draw:layer="layout" svg:width="0.122cm" svg:height="0cm" svg:x="14.219cm" svg:y="6.947cm" svg:viewBox="0 0 123 0" draw:points="123,0 0,0">
          <text:p/>
        </draw:polygon>
        <draw:line draw:style-name="gr72" draw:text-style-name="P68" draw:layer="layout" svg:x1="14.342cm" svg:y1="6.947cm" svg:x2="14.219cm" svg:y2="6.947cm">
          <text:p/>
        </draw:line>
        <draw:line draw:style-name="gr80" draw:text-style-name="P68" draw:layer="layout" svg:x1="14.342cm" svg:y1="7.318cm" svg:x2="14.342cm" svg:y2="2.859cm">
          <text:p/>
        </draw:line>
        <draw:line draw:style-name="gr80" draw:text-style-name="P68" draw:layer="layout" svg:x1="19.854cm" svg:y1="7.318cm" svg:x2="19.854cm" svg:y2="2.859cm">
          <text:p/>
        </draw:line>
        <draw:line draw:style-name="gr80" draw:text-style-name="P68" draw:layer="layout" svg:x1="14.342cm" svg:y1="7.318cm" svg:x2="19.854cm" svg:y2="7.318cm">
          <text:p/>
        </draw:line>
        <draw:line draw:style-name="gr80" draw:text-style-name="P68" draw:layer="layout" svg:x1="14.342cm" svg:y1="2.859cm" svg:x2="19.854cm" svg:y2="2.859cm">
          <text:p/>
        </draw:line>
        <draw:polygon draw:style-name="gr12" draw:text-style-name="P8" draw:layer="layout" svg:width="0.223cm" svg:height="4.459cm" svg:x="20.198cm" svg:y="2.859cm" svg:viewBox="0 0 224 4460" draw:points="0,4460 224,4460 224,0 0,0">
          <text:p/>
        </draw:polygon>
        <draw:frame draw:style-name="gr82" draw:text-style-name="P68" draw:layer="layout" svg:width="0.228cm" svg:height="4.457cm" svg:x="20.197cm" svg:y="2.849cm">
          <draw:image xlink:href="Pictures/10000000000000120000015F7F8477838F622351.png" xlink:type="simple" xlink:show="embed" xlink:actuate="onLoad" loext:mime-type="image/png">
            <text:p/>
          </draw:image>
        </draw:frame>
        <draw:polygon draw:style-name="gr71" draw:text-style-name="P67" draw:layer="layout" svg:width="0.123cm" svg:height="0cm" svg:x="20.421cm" svg:y="7.318cm" svg:viewBox="0 0 124 0" draw:points="0,0 124,0">
          <text:p/>
        </draw:polygon>
        <draw:line draw:style-name="gr72" draw:text-style-name="P68" draw:layer="layout" svg:x1="20.421cm" svg:y1="7.318cm" svg:x2="20.545cm" svg:y2="7.318cm">
          <text:p/>
        </draw:line>
        <draw:polygon draw:style-name="gr71" draw:text-style-name="P67" draw:layer="layout" svg:width="0.123cm" svg:height="0cm" svg:x="20.421cm" svg:y="6.426cm" svg:viewBox="0 0 124 0" draw:points="0,0 124,0">
          <text:p/>
        </draw:polygon>
        <draw:line draw:style-name="gr72" draw:text-style-name="P68" draw:layer="layout" svg:x1="20.421cm" svg:y1="6.426cm" svg:x2="20.545cm" svg:y2="6.426cm">
          <text:p/>
        </draw:line>
        <draw:frame draw:style-name="gr83" draw:text-style-name="P2" draw:layer="layout" svg:width="0.447cm" svg:height="0.39cm" svg:x="20.669cm" svg:y="7.127cm">
          <draw:text-box>
            <text:p text:style-name="P1"><text:span text:style-name="T1">0</text:span><text:span text:style-name="T1">.</text:span><text:span text:style-name="T1">0</text:span></text:p>
          </draw:text-box>
        </draw:frame>
        <draw:polygon draw:style-name="gr71" draw:text-style-name="P67" draw:layer="layout" svg:width="0.123cm" svg:height="0cm" svg:x="20.421cm" svg:y="5.534cm" svg:viewBox="0 0 124 0" draw:points="0,0 124,0">
          <text:p/>
        </draw:polygon>
        <draw:line draw:style-name="gr72" draw:text-style-name="P68" draw:layer="layout" svg:x1="20.421cm" svg:y1="5.534cm" svg:x2="20.545cm" svg:y2="5.534cm">
          <text:p/>
        </draw:line>
        <draw:frame draw:style-name="gr83" draw:text-style-name="P2" draw:layer="layout" svg:width="0.447cm" svg:height="0.39cm" svg:x="20.669cm" svg:y="6.235cm">
          <draw:text-box>
            <text:p text:style-name="P1"><text:span text:style-name="T1">0</text:span><text:span text:style-name="T1">.</text:span><text:span text:style-name="T1">1</text:span></text:p>
          </draw:text-box>
        </draw:frame>
        <draw:polygon draw:style-name="gr71" draw:text-style-name="P67" draw:layer="layout" svg:width="0.123cm" svg:height="0cm" svg:x="20.421cm" svg:y="4.643cm" svg:viewBox="0 0 124 0" draw:points="0,0 124,0">
          <text:p/>
        </draw:polygon>
        <draw:line draw:style-name="gr72" draw:text-style-name="P68" draw:layer="layout" svg:x1="20.421cm" svg:y1="4.643cm" svg:x2="20.545cm" svg:y2="4.643cm">
          <text:p/>
        </draw:line>
        <draw:frame draw:style-name="gr83" draw:text-style-name="P2" draw:layer="layout" svg:width="0.447cm" svg:height="0.39cm" svg:x="20.669cm" svg:y="5.343cm">
          <draw:text-box>
            <text:p text:style-name="P1"><text:span text:style-name="T1">0</text:span><text:span text:style-name="T1">.</text:span><text:span text:style-name="T1">2</text:span></text:p>
          </draw:text-box>
        </draw:frame>
        <draw:polygon draw:style-name="gr71" draw:text-style-name="P67" draw:layer="layout" svg:width="0.123cm" svg:height="0cm" svg:x="20.421cm" svg:y="3.751cm" svg:viewBox="0 0 124 0" draw:points="0,0 124,0">
          <text:p/>
        </draw:polygon>
        <draw:line draw:style-name="gr72" draw:text-style-name="P68" draw:layer="layout" svg:x1="20.421cm" svg:y1="3.751cm" svg:x2="20.545cm" svg:y2="3.751cm">
          <text:p/>
        </draw:line>
        <draw:frame draw:style-name="gr83" draw:text-style-name="P2" draw:layer="layout" svg:width="0.447cm" svg:height="0.39cm" svg:x="20.669cm" svg:y="4.451cm">
          <draw:text-box>
            <text:p text:style-name="P1"><text:span text:style-name="T1">0</text:span><text:span text:style-name="T1">.</text:span><text:span text:style-name="T1">3</text:span></text:p>
          </draw:text-box>
        </draw:frame>
        <draw:polygon draw:style-name="gr71" draw:text-style-name="P67" draw:layer="layout" svg:width="0.123cm" svg:height="0cm" svg:x="20.421cm" svg:y="2.859cm" svg:viewBox="0 0 124 0" draw:points="0,0 124,0">
          <text:p/>
        </draw:polygon>
        <draw:line draw:style-name="gr72" draw:text-style-name="P68" draw:layer="layout" svg:x1="20.421cm" svg:y1="2.859cm" svg:x2="20.545cm" svg:y2="2.859cm">
          <text:p/>
        </draw:line>
        <draw:frame draw:style-name="gr83" draw:text-style-name="P2" draw:layer="layout" svg:width="0.447cm" svg:height="0.39cm" svg:x="20.669cm" svg:y="3.559cm">
          <draw:text-box>
            <text:p text:style-name="P1"><text:span text:style-name="T1">0</text:span><text:span text:style-name="T1">.</text:span><text:span text:style-name="T1">4</text:span></text:p>
          </draw:text-box>
        </draw:frame>
        <draw:polygon draw:style-name="gr80" draw:text-style-name="P68" draw:layer="layout" svg:width="0.223cm" svg:height="4.459cm" svg:x="20.198cm" svg:y="2.859cm" svg:viewBox="0 0 224 4460" draw:points="0,4460 113,4460 224,4460 224,0 113,0 0,0">
          <text:p/>
        </draw:polygon>
        <draw:frame draw:style-name="gr83" draw:text-style-name="P2" draw:layer="layout" svg:width="0.447cm" svg:height="0.39cm" svg:x="20.669cm" svg:y="2.668cm">
          <draw:text-box>
            <text:p text:style-name="P1"><text:span text:style-name="T1">0</text:span><text:span text:style-name="T1">.</text:span><text:span text:style-name="T1">5</text:span></text:p>
          </draw:text-box>
        </draw:frame>
        <draw:frame draw:style-name="gr116" draw:text-style-name="P101" draw:layer="layout" svg:width="0.352cm" svg:height="0.418cm" svg:x="20.184cm" svg:y="7.434cm">
          <draw:text-box>
            <text:p text:style-name="P1"><text:span text:style-name="T1">I</text:span><text:span text:style-name="T1">E</text:span></text:p>
          </draw:text-box>
        </draw:frame>
        <draw:polygon draw:style-name="gr12" draw:text-style-name="P8" draw:layer="layout" svg:width="5.512cm" svg:height="4.459cm" svg:x="23.042cm" svg:y="2.859cm" svg:viewBox="0 0 5513 4460" draw:points="0,4460 5513,4460 5513,0 0,0">
          <text:p/>
        </draw:polygon>
        <draw:polygon draw:style-name="gr117" draw:text-style-name="P102" draw:layer="layout" svg:width="0.086cm" svg:height="0.744cm" svg:x="23.042cm" svg:y="4.345cm" svg:viewBox="0 0 87 745" draw:points="0,0 0,745 87,745 87,0">
          <text:p/>
        </draw:polygon>
        <draw:polygon draw:style-name="gr117" draw:text-style-name="P102" draw:layer="layout" svg:width="0.086cm" svg:height="0.744cm" svg:x="23.128cm" svg:y="4.345cm" svg:viewBox="0 0 87 745" draw:points="0,0 0,745 87,745 87,0">
          <text:p/>
        </draw:polygon>
        <draw:polygon draw:style-name="gr117" draw:text-style-name="P102" draw:layer="layout" svg:width="0.087cm" svg:height="0.744cm" svg:x="23.214cm" svg:y="4.345cm" svg:viewBox="0 0 88 745" draw:points="0,0 0,745 88,745 88,0">
          <text:p/>
        </draw:polygon>
        <draw:polygon draw:style-name="gr117" draw:text-style-name="P102" draw:layer="layout" svg:width="0.086cm" svg:height="0.744cm" svg:x="23.301cm" svg:y="4.345cm" svg:viewBox="0 0 87 745" draw:points="0,0 0,745 87,745 87,0">
          <text:p/>
        </draw:polygon>
        <draw:polygon draw:style-name="gr117" draw:text-style-name="P102" draw:layer="layout" svg:width="0.086cm" svg:height="0.744cm" svg:x="23.387cm" svg:y="4.345cm" svg:viewBox="0 0 87 745" draw:points="0,0 0,745 87,745 87,0">
          <text:p/>
        </draw:polygon>
        <draw:polygon draw:style-name="gr117" draw:text-style-name="P102" draw:layer="layout" svg:width="0.086cm" svg:height="0.744cm" svg:x="23.473cm" svg:y="4.345cm" svg:viewBox="0 0 87 745" draw:points="0,0 0,745 87,745 87,0">
          <text:p/>
        </draw:polygon>
        <draw:polygon draw:style-name="gr117" draw:text-style-name="P102" draw:layer="layout" svg:width="0.086cm" svg:height="0.744cm" svg:x="23.559cm" svg:y="4.345cm" svg:viewBox="0 0 87 745" draw:points="0,0 0,745 87,745 87,0">
          <text:p/>
        </draw:polygon>
        <draw:polygon draw:style-name="gr117" draw:text-style-name="P102" draw:layer="layout" svg:width="0.086cm" svg:height="0.744cm" svg:x="23.645cm" svg:y="4.345cm" svg:viewBox="0 0 87 745" draw:points="0,0 0,745 87,745 87,0">
          <text:p/>
        </draw:polygon>
        <draw:polygon draw:style-name="gr117" draw:text-style-name="P102" draw:layer="layout" svg:width="0.086cm" svg:height="0.744cm" svg:x="23.731cm" svg:y="4.345cm" svg:viewBox="0 0 87 745" draw:points="0,0 0,745 87,745 87,0">
          <text:p/>
        </draw:polygon>
        <draw:polygon draw:style-name="gr117" draw:text-style-name="P102" draw:layer="layout" svg:width="0.086cm" svg:height="0.744cm" svg:x="23.817cm" svg:y="4.345cm" svg:viewBox="0 0 87 745" draw:points="0,0 0,745 87,745 87,0">
          <text:p/>
        </draw:polygon>
        <draw:polygon draw:style-name="gr117" draw:text-style-name="P102" draw:layer="layout" svg:width="0.087cm" svg:height="0.744cm" svg:x="23.903cm" svg:y="4.345cm" svg:viewBox="0 0 88 745" draw:points="0,0 0,745 88,745 88,0">
          <text:p/>
        </draw:polygon>
        <draw:polygon draw:style-name="gr117" draw:text-style-name="P102" draw:layer="layout" svg:width="0.086cm" svg:height="0.744cm" svg:x="23.99cm" svg:y="4.345cm" svg:viewBox="0 0 87 745" draw:points="0,0 0,745 87,745 87,0">
          <text:p/>
        </draw:polygon>
        <draw:polygon draw:style-name="gr117" draw:text-style-name="P102" draw:layer="layout" svg:width="0.086cm" svg:height="0.744cm" svg:x="24.076cm" svg:y="4.345cm" svg:viewBox="0 0 87 745" draw:points="0,0 0,745 87,745 87,0">
          <text:p/>
        </draw:polygon>
        <draw:polygon draw:style-name="gr117" draw:text-style-name="P102" draw:layer="layout" svg:width="0.086cm" svg:height="0.744cm" svg:x="24.162cm" svg:y="4.345cm" svg:viewBox="0 0 87 745" draw:points="0,0 0,745 87,745 87,0">
          <text:p/>
        </draw:polygon>
        <draw:polygon draw:style-name="gr117" draw:text-style-name="P102" draw:layer="layout" svg:width="0.086cm" svg:height="0.744cm" svg:x="24.248cm" svg:y="4.345cm" svg:viewBox="0 0 87 745" draw:points="0,0 0,745 87,745 87,0">
          <text:p/>
        </draw:polygon>
        <draw:polygon draw:style-name="gr117" draw:text-style-name="P102" draw:layer="layout" svg:width="0.086cm" svg:height="0.744cm" svg:x="24.334cm" svg:y="4.345cm" svg:viewBox="0 0 87 745" draw:points="0,0 0,745 87,745 87,0">
          <text:p/>
        </draw:polygon>
        <draw:polygon draw:style-name="gr117" draw:text-style-name="P102" draw:layer="layout" svg:width="0.086cm" svg:height="0.744cm" svg:x="24.42cm" svg:y="4.345cm" svg:viewBox="0 0 87 745" draw:points="0,0 0,745 87,745 87,0">
          <text:p/>
        </draw:polygon>
        <draw:polygon draw:style-name="gr117" draw:text-style-name="P102" draw:layer="layout" svg:width="0.086cm" svg:height="0.744cm" svg:x="24.506cm" svg:y="4.345cm" svg:viewBox="0 0 87 745" draw:points="0,0 0,745 87,745 87,0">
          <text:p/>
        </draw:polygon>
        <draw:polygon draw:style-name="gr117" draw:text-style-name="P102" draw:layer="layout" svg:width="0.086cm" svg:height="0.744cm" svg:x="24.592cm" svg:y="4.345cm" svg:viewBox="0 0 87 745" draw:points="0,0 0,745 87,745 87,0">
          <text:p/>
        </draw:polygon>
        <draw:polygon draw:style-name="gr117" draw:text-style-name="P102" draw:layer="layout" svg:width="0.087cm" svg:height="0.744cm" svg:x="24.678cm" svg:y="4.345cm" svg:viewBox="0 0 88 745" draw:points="0,0 0,745 88,745 88,0">
          <text:p/>
        </draw:polygon>
        <draw:polygon draw:style-name="gr117" draw:text-style-name="P102" draw:layer="layout" svg:width="0.086cm" svg:height="0.744cm" svg:x="24.765cm" svg:y="4.345cm" svg:viewBox="0 0 87 745" draw:points="0,0 0,745 87,745 87,0">
          <text:p/>
        </draw:polygon>
        <draw:polygon draw:style-name="gr117" draw:text-style-name="P102" draw:layer="layout" svg:width="0.086cm" svg:height="0.744cm" svg:x="24.851cm" svg:y="4.345cm" svg:viewBox="0 0 87 745" draw:points="0,0 0,745 87,745 87,0">
          <text:p/>
        </draw:polygon>
        <draw:polygon draw:style-name="gr117" draw:text-style-name="P102" draw:layer="layout" svg:width="0.086cm" svg:height="0.744cm" svg:x="24.937cm" svg:y="4.345cm" svg:viewBox="0 0 87 745" draw:points="0,0 0,745 87,745 87,0">
          <text:p/>
        </draw:polygon>
        <draw:polygon draw:style-name="gr117" draw:text-style-name="P102" draw:layer="layout" svg:width="0.086cm" svg:height="0.744cm" svg:x="25.023cm" svg:y="4.345cm" svg:viewBox="0 0 87 745" draw:points="0,0 0,745 87,745 87,0">
          <text:p/>
        </draw:polygon>
        <draw:polygon draw:style-name="gr117" draw:text-style-name="P102" draw:layer="layout" svg:width="0.086cm" svg:height="0.744cm" svg:x="25.109cm" svg:y="4.345cm" svg:viewBox="0 0 87 745" draw:points="0,0 0,745 87,745 87,0">
          <text:p/>
        </draw:polygon>
        <draw:polygon draw:style-name="gr117" draw:text-style-name="P102" draw:layer="layout" svg:width="0.086cm" svg:height="0.744cm" svg:x="25.195cm" svg:y="4.345cm" svg:viewBox="0 0 87 745" draw:points="0,0 0,745 87,745 87,0">
          <text:p/>
        </draw:polygon>
        <draw:polygon draw:style-name="gr117" draw:text-style-name="P102" draw:layer="layout" svg:width="0.086cm" svg:height="0.744cm" svg:x="25.281cm" svg:y="4.345cm" svg:viewBox="0 0 87 745" draw:points="0,0 0,745 87,745 87,0">
          <text:p/>
        </draw:polygon>
        <draw:polygon draw:style-name="gr117" draw:text-style-name="P102" draw:layer="layout" svg:width="0.087cm" svg:height="0.744cm" svg:x="25.367cm" svg:y="4.345cm" svg:viewBox="0 0 88 745" draw:points="0,0 0,745 88,745 88,0">
          <text:p/>
        </draw:polygon>
        <draw:polygon draw:style-name="gr117" draw:text-style-name="P102" draw:layer="layout" svg:width="0.086cm" svg:height="0.744cm" svg:x="25.454cm" svg:y="4.345cm" svg:viewBox="0 0 87 745" draw:points="0,0 0,745 87,745 87,0">
          <text:p/>
        </draw:polygon>
        <draw:polygon draw:style-name="gr117" draw:text-style-name="P102" draw:layer="layout" svg:width="0.086cm" svg:height="0.744cm" svg:x="25.54cm" svg:y="4.345cm" svg:viewBox="0 0 87 745" draw:points="0,0 0,745 87,745 87,0">
          <text:p/>
        </draw:polygon>
        <draw:polygon draw:style-name="gr117" draw:text-style-name="P102" draw:layer="layout" svg:width="0.086cm" svg:height="0.744cm" svg:x="25.626cm" svg:y="4.345cm" svg:viewBox="0 0 87 745" draw:points="0,0 0,745 87,745 87,0">
          <text:p/>
        </draw:polygon>
        <draw:polygon draw:style-name="gr117" draw:text-style-name="P102" draw:layer="layout" svg:width="0.086cm" svg:height="0.744cm" svg:x="25.712cm" svg:y="4.345cm" svg:viewBox="0 0 87 745" draw:points="0,0 0,745 87,745 87,0">
          <text:p/>
        </draw:polygon>
        <draw:polygon draw:style-name="gr117" draw:text-style-name="P102" draw:layer="layout" svg:width="0.086cm" svg:height="0.744cm" svg:x="25.798cm" svg:y="4.345cm" svg:viewBox="0 0 87 745" draw:points="0,0 0,745 87,745 87,0">
          <text:p/>
        </draw:polygon>
        <draw:polygon draw:style-name="gr117" draw:text-style-name="P102" draw:layer="layout" svg:width="0.086cm" svg:height="0.744cm" svg:x="25.884cm" svg:y="4.345cm" svg:viewBox="0 0 87 745" draw:points="0,0 0,745 87,745 87,0">
          <text:p/>
        </draw:polygon>
        <draw:polygon draw:style-name="gr117" draw:text-style-name="P102" draw:layer="layout" svg:width="0.086cm" svg:height="0.744cm" svg:x="25.97cm" svg:y="4.345cm" svg:viewBox="0 0 87 745" draw:points="0,0 0,745 87,745 87,0">
          <text:p/>
        </draw:polygon>
        <draw:polygon draw:style-name="gr117" draw:text-style-name="P102" draw:layer="layout" svg:width="0.088cm" svg:height="0.744cm" svg:x="26.056cm" svg:y="4.345cm" svg:viewBox="0 0 89 745" draw:points="0,0 0,745 89,745 89,0">
          <text:p/>
        </draw:polygon>
        <draw:polygon draw:style-name="gr117" draw:text-style-name="P102" draw:layer="layout" svg:width="0.086cm" svg:height="0.744cm" svg:x="26.143cm" svg:y="4.345cm" svg:viewBox="0 0 87 745" draw:points="0,0 0,745 87,745 87,0">
          <text:p/>
        </draw:polygon>
        <draw:polygon draw:style-name="gr117" draw:text-style-name="P102" draw:layer="layout" svg:width="0.086cm" svg:height="0.744cm" svg:x="26.229cm" svg:y="4.345cm" svg:viewBox="0 0 87 745" draw:points="0,0 0,745 87,745 87,0">
          <text:p/>
        </draw:polygon>
        <draw:polygon draw:style-name="gr117" draw:text-style-name="P102" draw:layer="layout" svg:width="0.086cm" svg:height="0.744cm" svg:x="26.315cm" svg:y="4.345cm" svg:viewBox="0 0 87 745" draw:points="0,0 0,745 87,745 87,0">
          <text:p/>
        </draw:polygon>
        <draw:polygon draw:style-name="gr117" draw:text-style-name="P102" draw:layer="layout" svg:width="0.086cm" svg:height="0.744cm" svg:x="26.401cm" svg:y="4.345cm" svg:viewBox="0 0 87 745" draw:points="0,0 0,745 87,745 87,0">
          <text:p/>
        </draw:polygon>
        <draw:polygon draw:style-name="gr117" draw:text-style-name="P102" draw:layer="layout" svg:width="0.086cm" svg:height="0.744cm" svg:x="26.487cm" svg:y="4.345cm" svg:viewBox="0 0 87 745" draw:points="0,0 0,745 87,745 87,0">
          <text:p/>
        </draw:polygon>
        <draw:polygon draw:style-name="gr117" draw:text-style-name="P102" draw:layer="layout" svg:width="0.086cm" svg:height="0.744cm" svg:x="26.573cm" svg:y="4.345cm" svg:viewBox="0 0 87 745" draw:points="0,0 0,745 87,745 87,0">
          <text:p/>
        </draw:polygon>
        <draw:polygon draw:style-name="gr117" draw:text-style-name="P102" draw:layer="layout" svg:width="0.086cm" svg:height="0.744cm" svg:x="26.659cm" svg:y="4.345cm" svg:viewBox="0 0 87 745" draw:points="0,0 0,745 87,745 87,0">
          <text:p/>
        </draw:polygon>
        <draw:polygon draw:style-name="gr117" draw:text-style-name="P102" draw:layer="layout" svg:width="0.087cm" svg:height="0.744cm" svg:x="26.745cm" svg:y="4.345cm" svg:viewBox="0 0 88 745" draw:points="0,0 0,745 88,745 88,0">
          <text:p/>
        </draw:polygon>
        <draw:polygon draw:style-name="gr117" draw:text-style-name="P102" draw:layer="layout" svg:width="0.086cm" svg:height="0.744cm" svg:x="26.832cm" svg:y="4.345cm" svg:viewBox="0 0 87 745" draw:points="0,0 0,745 87,745 87,0">
          <text:p/>
        </draw:polygon>
        <draw:polygon draw:style-name="gr117" draw:text-style-name="P102" draw:layer="layout" svg:width="0.086cm" svg:height="0.744cm" svg:x="26.918cm" svg:y="4.345cm" svg:viewBox="0 0 87 745" draw:points="0,0 0,745 87,745 87,0">
          <text:p/>
        </draw:polygon>
        <draw:polygon draw:style-name="gr117" draw:text-style-name="P102" draw:layer="layout" svg:width="0.086cm" svg:height="0.744cm" svg:x="27.004cm" svg:y="4.345cm" svg:viewBox="0 0 87 745" draw:points="0,0 0,745 87,745 87,0">
          <text:p/>
        </draw:polygon>
        <draw:polygon draw:style-name="gr117" draw:text-style-name="P102" draw:layer="layout" svg:width="0.086cm" svg:height="0.744cm" svg:x="27.09cm" svg:y="4.345cm" svg:viewBox="0 0 87 745" draw:points="0,0 0,745 87,745 87,0">
          <text:p/>
        </draw:polygon>
        <draw:polygon draw:style-name="gr117" draw:text-style-name="P102" draw:layer="layout" svg:width="0.086cm" svg:height="0.744cm" svg:x="27.176cm" svg:y="4.345cm" svg:viewBox="0 0 87 745" draw:points="0,0 0,745 87,745 87,0">
          <text:p/>
        </draw:polygon>
        <draw:polygon draw:style-name="gr117" draw:text-style-name="P102" draw:layer="layout" svg:width="0.086cm" svg:height="0.744cm" svg:x="27.262cm" svg:y="4.345cm" svg:viewBox="0 0 87 745" draw:points="0,0 0,745 87,745 87,0">
          <text:p/>
        </draw:polygon>
        <draw:polygon draw:style-name="gr117" draw:text-style-name="P102" draw:layer="layout" svg:width="0.086cm" svg:height="0.744cm" svg:x="27.348cm" svg:y="4.345cm" svg:viewBox="0 0 87 745" draw:points="0,0 0,745 87,745 87,0">
          <text:p/>
        </draw:polygon>
        <draw:polygon draw:style-name="gr117" draw:text-style-name="P102" draw:layer="layout" svg:width="0.086cm" svg:height="0.744cm" svg:x="27.434cm" svg:y="4.345cm" svg:viewBox="0 0 87 745" draw:points="0,0 0,745 87,745 87,0">
          <text:p/>
        </draw:polygon>
        <draw:polygon draw:style-name="gr117" draw:text-style-name="P102" draw:layer="layout" svg:width="0.087cm" svg:height="0.744cm" svg:x="27.52cm" svg:y="4.345cm" svg:viewBox="0 0 88 745" draw:points="0,0 0,745 88,745 88,0">
          <text:p/>
        </draw:polygon>
        <draw:polygon draw:style-name="gr117" draw:text-style-name="P102" draw:layer="layout" svg:width="0.086cm" svg:height="0.744cm" svg:x="27.607cm" svg:y="4.345cm" svg:viewBox="0 0 87 745" draw:points="0,0 0,745 87,745 87,0">
          <text:p/>
        </draw:polygon>
        <draw:polygon draw:style-name="gr117" draw:text-style-name="P102" draw:layer="layout" svg:width="0.086cm" svg:height="0.744cm" svg:x="27.693cm" svg:y="4.345cm" svg:viewBox="0 0 87 745" draw:points="0,0 0,745 87,745 87,0">
          <text:p/>
        </draw:polygon>
        <draw:polygon draw:style-name="gr117" draw:text-style-name="P102" draw:layer="layout" svg:width="0.086cm" svg:height="0.744cm" svg:x="27.779cm" svg:y="4.345cm" svg:viewBox="0 0 87 745" draw:points="0,0 0,745 87,745 87,0">
          <text:p/>
        </draw:polygon>
        <draw:polygon draw:style-name="gr117" draw:text-style-name="P102" draw:layer="layout" svg:width="0.086cm" svg:height="0.744cm" svg:x="27.865cm" svg:y="4.345cm" svg:viewBox="0 0 87 745" draw:points="0,0 0,745 87,745 87,0">
          <text:p/>
        </draw:polygon>
        <draw:polygon draw:style-name="gr117" draw:text-style-name="P102" draw:layer="layout" svg:width="0.086cm" svg:height="0.744cm" svg:x="27.951cm" svg:y="4.345cm" svg:viewBox="0 0 87 745" draw:points="0,0 0,745 87,745 87,0">
          <text:p/>
        </draw:polygon>
        <draw:polygon draw:style-name="gr117" draw:text-style-name="P102" draw:layer="layout" svg:width="0.086cm" svg:height="0.744cm" svg:x="28.037cm" svg:y="4.345cm" svg:viewBox="0 0 87 745" draw:points="0,0 0,745 87,745 87,0">
          <text:p/>
        </draw:polygon>
        <draw:polygon draw:style-name="gr117" draw:text-style-name="P102" draw:layer="layout" svg:width="0.086cm" svg:height="0.744cm" svg:x="28.123cm" svg:y="4.345cm" svg:viewBox="0 0 87 745" draw:points="0,0 0,745 87,745 87,0">
          <text:p/>
        </draw:polygon>
        <draw:polygon draw:style-name="gr117" draw:text-style-name="P102" draw:layer="layout" svg:width="0.087cm" svg:height="0.744cm" svg:x="28.209cm" svg:y="4.345cm" svg:viewBox="0 0 88 745" draw:points="0,0 0,745 88,745 88,0">
          <text:p/>
        </draw:polygon>
        <draw:polygon draw:style-name="gr117" draw:text-style-name="P102" draw:layer="layout" svg:width="0.086cm" svg:height="0.744cm" svg:x="28.296cm" svg:y="4.345cm" svg:viewBox="0 0 87 745" draw:points="0,0 0,745 87,745 87,0">
          <text:p/>
        </draw:polygon>
        <draw:polygon draw:style-name="gr117" draw:text-style-name="P102" draw:layer="layout" svg:width="0.086cm" svg:height="0.744cm" svg:x="28.382cm" svg:y="4.345cm" svg:viewBox="0 0 87 745" draw:points="0,0 0,745 87,745 87,0">
          <text:p/>
        </draw:polygon>
        <draw:polygon draw:style-name="gr117" draw:text-style-name="P102" draw:layer="layout" svg:width="0.086cm" svg:height="0.744cm" svg:x="28.468cm" svg:y="4.345cm" svg:viewBox="0 0 87 745" draw:points="0,0 0,745 87,745 87,0">
          <text:p/>
        </draw:polygon>
        <draw:polygon draw:style-name="gr117" draw:text-style-name="P102" draw:layer="layout" svg:width="0.086cm" svg:height="0.743cm" svg:x="23.042cm" svg:y="5.089cm" svg:viewBox="0 0 87 744" draw:points="0,0 0,744 87,744 87,0">
          <text:p/>
        </draw:polygon>
        <draw:polygon draw:style-name="gr118" draw:text-style-name="P103" draw:layer="layout" svg:width="0.086cm" svg:height="0.743cm" svg:x="23.128cm" svg:y="5.089cm" svg:viewBox="0 0 87 744" draw:points="0,0 0,744 87,744 87,0">
          <text:p/>
        </draw:polygon>
        <draw:polygon draw:style-name="gr119" draw:text-style-name="P104" draw:layer="layout" svg:width="0.087cm" svg:height="0.743cm" svg:x="23.214cm" svg:y="5.089cm" svg:viewBox="0 0 88 744" draw:points="0,0 0,744 88,744 88,0">
          <text:p/>
        </draw:polygon>
        <draw:polygon draw:style-name="gr119" draw:text-style-name="P104" draw:layer="layout" svg:width="0.086cm" svg:height="0.743cm" svg:x="23.301cm" svg:y="5.089cm" svg:viewBox="0 0 87 744" draw:points="0,0 0,744 87,744 87,0">
          <text:p/>
        </draw:polygon>
        <draw:polygon draw:style-name="gr120" draw:text-style-name="P105" draw:layer="layout" svg:width="0.086cm" svg:height="0.743cm" svg:x="23.387cm" svg:y="5.089cm" svg:viewBox="0 0 87 744" draw:points="0,0 0,744 87,744 87,0">
          <text:p/>
        </draw:polygon>
        <draw:polygon draw:style-name="gr120" draw:text-style-name="P105" draw:layer="layout" svg:width="0.086cm" svg:height="0.743cm" svg:x="23.473cm" svg:y="5.089cm" svg:viewBox="0 0 87 744" draw:points="0,0 0,744 87,744 87,0">
          <text:p/>
        </draw:polygon>
        <draw:polygon draw:style-name="gr121" draw:text-style-name="P106" draw:layer="layout" svg:width="0.086cm" svg:height="0.743cm" svg:x="23.559cm" svg:y="5.089cm" svg:viewBox="0 0 87 744" draw:points="0,0 0,744 87,744 87,0">
          <text:p/>
        </draw:polygon>
        <draw:polygon draw:style-name="gr122" draw:text-style-name="P107" draw:layer="layout" svg:width="0.086cm" svg:height="0.743cm" svg:x="23.645cm" svg:y="5.089cm" svg:viewBox="0 0 87 744" draw:points="0,0 0,744 87,744 87,0">
          <text:p/>
        </draw:polygon>
        <draw:polygon draw:style-name="gr123" draw:text-style-name="P108" draw:layer="layout" svg:width="0.086cm" svg:height="0.743cm" svg:x="23.731cm" svg:y="5.089cm" svg:viewBox="0 0 87 744" draw:points="0,0 0,744 87,744 87,0">
          <text:p/>
        </draw:polygon>
        <draw:polygon draw:style-name="gr123" draw:text-style-name="P108" draw:layer="layout" svg:width="0.086cm" svg:height="0.743cm" svg:x="23.817cm" svg:y="5.089cm" svg:viewBox="0 0 87 744" draw:points="0,0 0,744 87,744 87,0">
          <text:p/>
        </draw:polygon>
        <draw:polygon draw:style-name="gr120" draw:text-style-name="P105" draw:layer="layout" svg:width="0.087cm" svg:height="0.743cm" svg:x="23.903cm" svg:y="5.089cm" svg:viewBox="0 0 88 744" draw:points="0,0 0,744 88,744 88,0">
          <text:p/>
        </draw:polygon>
        <draw:polygon draw:style-name="gr123" draw:text-style-name="P108" draw:layer="layout" svg:width="0.086cm" svg:height="0.743cm" svg:x="23.99cm" svg:y="5.089cm" svg:viewBox="0 0 87 744" draw:points="0,0 0,744 87,744 87,0">
          <text:p/>
        </draw:polygon>
        <draw:polygon draw:style-name="gr122" draw:text-style-name="P107" draw:layer="layout" svg:width="0.086cm" svg:height="0.743cm" svg:x="24.076cm" svg:y="5.089cm" svg:viewBox="0 0 87 744" draw:points="0,0 0,744 87,744 87,0">
          <text:p/>
        </draw:polygon>
        <draw:polygon draw:style-name="gr124" draw:text-style-name="P109" draw:layer="layout" svg:width="0.086cm" svg:height="0.743cm" svg:x="24.162cm" svg:y="5.089cm" svg:viewBox="0 0 87 744" draw:points="0,0 0,744 87,744 87,0">
          <text:p/>
        </draw:polygon>
        <draw:polygon draw:style-name="gr125" draw:text-style-name="P110" draw:layer="layout" svg:width="0.086cm" svg:height="0.743cm" svg:x="24.248cm" svg:y="5.089cm" svg:viewBox="0 0 87 744" draw:points="0,0 0,744 87,744 87,0">
          <text:p/>
        </draw:polygon>
        <draw:polygon draw:style-name="gr126" draw:text-style-name="P111" draw:layer="layout" svg:width="0.086cm" svg:height="0.743cm" svg:x="24.334cm" svg:y="5.089cm" svg:viewBox="0 0 87 744" draw:points="0,0 0,744 87,744 87,0">
          <text:p/>
        </draw:polygon>
        <draw:polygon draw:style-name="gr125" draw:text-style-name="P110" draw:layer="layout" svg:width="0.086cm" svg:height="0.743cm" svg:x="24.42cm" svg:y="5.089cm" svg:viewBox="0 0 87 744" draw:points="0,0 0,744 87,744 87,0">
          <text:p/>
        </draw:polygon>
        <draw:polygon draw:style-name="gr122" draw:text-style-name="P107" draw:layer="layout" svg:width="0.086cm" svg:height="0.743cm" svg:x="24.506cm" svg:y="5.089cm" svg:viewBox="0 0 87 744" draw:points="0,0 0,744 87,744 87,0">
          <text:p/>
        </draw:polygon>
        <draw:polygon draw:style-name="gr125" draw:text-style-name="P110" draw:layer="layout" svg:width="0.086cm" svg:height="0.743cm" svg:x="24.592cm" svg:y="5.089cm" svg:viewBox="0 0 87 744" draw:points="0,0 0,744 87,744 87,0">
          <text:p/>
        </draw:polygon>
        <draw:polygon draw:style-name="gr125" draw:text-style-name="P110" draw:layer="layout" svg:width="0.087cm" svg:height="0.743cm" svg:x="24.678cm" svg:y="5.089cm" svg:viewBox="0 0 88 744" draw:points="0,0 0,744 88,744 88,0">
          <text:p/>
        </draw:polygon>
        <draw:polygon draw:style-name="gr127" draw:text-style-name="P112" draw:layer="layout" svg:width="0.086cm" svg:height="0.743cm" svg:x="24.765cm" svg:y="5.089cm" svg:viewBox="0 0 87 744" draw:points="0,0 0,744 87,744 87,0">
          <text:p/>
        </draw:polygon>
        <draw:polygon draw:style-name="gr128" draw:text-style-name="P113" draw:layer="layout" svg:width="0.086cm" svg:height="0.743cm" svg:x="24.851cm" svg:y="5.089cm" svg:viewBox="0 0 87 744" draw:points="0,0 0,744 87,744 87,0">
          <text:p/>
        </draw:polygon>
        <draw:polygon draw:style-name="gr129" draw:text-style-name="P114" draw:layer="layout" svg:width="0.086cm" svg:height="0.743cm" svg:x="24.937cm" svg:y="5.089cm" svg:viewBox="0 0 87 744" draw:points="0,0 0,744 87,744 87,0">
          <text:p/>
        </draw:polygon>
        <draw:polygon draw:style-name="gr130" draw:text-style-name="P115" draw:layer="layout" svg:width="0.086cm" svg:height="0.743cm" svg:x="25.023cm" svg:y="5.089cm" svg:viewBox="0 0 87 744" draw:points="0,0 0,744 87,744 87,0">
          <text:p/>
        </draw:polygon>
        <draw:polygon draw:style-name="gr131" draw:text-style-name="P116" draw:layer="layout" svg:width="0.086cm" svg:height="0.743cm" svg:x="25.109cm" svg:y="5.089cm" svg:viewBox="0 0 87 744" draw:points="0,0 0,744 87,744 87,0">
          <text:p/>
        </draw:polygon>
        <draw:polygon draw:style-name="gr132" draw:text-style-name="P117" draw:layer="layout" svg:width="0.086cm" svg:height="0.743cm" svg:x="25.195cm" svg:y="5.089cm" svg:viewBox="0 0 87 744" draw:points="0,0 0,744 87,744 87,0">
          <text:p/>
        </draw:polygon>
        <draw:polygon draw:style-name="gr119" draw:text-style-name="P104" draw:layer="layout" svg:width="0.086cm" svg:height="0.743cm" svg:x="25.281cm" svg:y="5.089cm" svg:viewBox="0 0 87 744" draw:points="0,0 0,744 87,744 87,0">
          <text:p/>
        </draw:polygon>
        <draw:polygon draw:style-name="gr133" draw:text-style-name="P118" draw:layer="layout" svg:width="0.087cm" svg:height="0.743cm" svg:x="25.367cm" svg:y="5.089cm" svg:viewBox="0 0 88 744" draw:points="0,0 0,744 88,744 88,0">
          <text:p/>
        </draw:polygon>
        <draw:polygon draw:style-name="gr117" draw:text-style-name="P102" draw:layer="layout" svg:width="0.086cm" svg:height="0.743cm" svg:x="25.454cm" svg:y="5.089cm" svg:viewBox="0 0 87 744" draw:points="0,0 0,744 87,744 87,0">
          <text:p/>
        </draw:polygon>
        <draw:polygon draw:style-name="gr133" draw:text-style-name="P118" draw:layer="layout" svg:width="0.086cm" svg:height="0.743cm" svg:x="25.54cm" svg:y="5.089cm" svg:viewBox="0 0 87 744" draw:points="0,0 0,744 87,744 87,0">
          <text:p/>
        </draw:polygon>
        <draw:polygon draw:style-name="gr117" draw:text-style-name="P102" draw:layer="layout" svg:width="0.086cm" svg:height="0.743cm" svg:x="25.626cm" svg:y="5.089cm" svg:viewBox="0 0 87 744" draw:points="0,0 0,744 87,744 87,0">
          <text:p/>
        </draw:polygon>
        <draw:polygon draw:style-name="gr117" draw:text-style-name="P102" draw:layer="layout" svg:width="0.086cm" svg:height="0.743cm" svg:x="25.712cm" svg:y="5.089cm" svg:viewBox="0 0 87 744" draw:points="0,0 0,744 87,744 87,0">
          <text:p/>
        </draw:polygon>
        <draw:polygon draw:style-name="gr117" draw:text-style-name="P102" draw:layer="layout" svg:width="0.086cm" svg:height="0.743cm" svg:x="25.798cm" svg:y="5.089cm" svg:viewBox="0 0 87 744" draw:points="0,0 0,744 87,744 87,0">
          <text:p/>
        </draw:polygon>
        <draw:polygon draw:style-name="gr117" draw:text-style-name="P102" draw:layer="layout" svg:width="0.086cm" svg:height="0.743cm" svg:x="25.884cm" svg:y="5.089cm" svg:viewBox="0 0 87 744" draw:points="0,0 0,744 87,744 87,0">
          <text:p/>
        </draw:polygon>
        <draw:polygon draw:style-name="gr117" draw:text-style-name="P102" draw:layer="layout" svg:width="0.086cm" svg:height="0.743cm" svg:x="25.97cm" svg:y="5.089cm" svg:viewBox="0 0 87 744" draw:points="0,0 0,744 87,744 87,0">
          <text:p/>
        </draw:polygon>
        <draw:polygon draw:style-name="gr117" draw:text-style-name="P102" draw:layer="layout" svg:width="0.088cm" svg:height="0.743cm" svg:x="26.056cm" svg:y="5.089cm" svg:viewBox="0 0 89 744" draw:points="0,0 0,744 89,744 89,0">
          <text:p/>
        </draw:polygon>
        <draw:polygon draw:style-name="gr117" draw:text-style-name="P102" draw:layer="layout" svg:width="0.086cm" svg:height="0.743cm" svg:x="26.143cm" svg:y="5.089cm" svg:viewBox="0 0 87 744" draw:points="0,0 0,744 87,744 87,0">
          <text:p/>
        </draw:polygon>
        <draw:polygon draw:style-name="gr117" draw:text-style-name="P102" draw:layer="layout" svg:width="0.086cm" svg:height="0.743cm" svg:x="26.229cm" svg:y="5.089cm" svg:viewBox="0 0 87 744" draw:points="0,0 0,744 87,744 87,0">
          <text:p/>
        </draw:polygon>
        <draw:polygon draw:style-name="gr117" draw:text-style-name="P102" draw:layer="layout" svg:width="0.086cm" svg:height="0.743cm" svg:x="26.315cm" svg:y="5.089cm" svg:viewBox="0 0 87 744" draw:points="0,0 0,744 87,744 87,0">
          <text:p/>
        </draw:polygon>
        <draw:polygon draw:style-name="gr117" draw:text-style-name="P102" draw:layer="layout" svg:width="0.086cm" svg:height="0.743cm" svg:x="26.401cm" svg:y="5.089cm" svg:viewBox="0 0 87 744" draw:points="0,0 0,744 87,744 87,0">
          <text:p/>
        </draw:polygon>
        <draw:polygon draw:style-name="gr117" draw:text-style-name="P102" draw:layer="layout" svg:width="0.086cm" svg:height="0.743cm" svg:x="26.487cm" svg:y="5.089cm" svg:viewBox="0 0 87 744" draw:points="0,0 0,744 87,744 87,0">
          <text:p/>
        </draw:polygon>
        <draw:polygon draw:style-name="gr117" draw:text-style-name="P102" draw:layer="layout" svg:width="0.086cm" svg:height="0.743cm" svg:x="26.573cm" svg:y="5.089cm" svg:viewBox="0 0 87 744" draw:points="0,0 0,744 87,744 87,0">
          <text:p/>
        </draw:polygon>
        <draw:polygon draw:style-name="gr117" draw:text-style-name="P102" draw:layer="layout" svg:width="0.086cm" svg:height="0.743cm" svg:x="26.659cm" svg:y="5.089cm" svg:viewBox="0 0 87 744" draw:points="0,0 0,744 87,744 87,0">
          <text:p/>
        </draw:polygon>
        <draw:polygon draw:style-name="gr117" draw:text-style-name="P102" draw:layer="layout" svg:width="0.087cm" svg:height="0.743cm" svg:x="26.745cm" svg:y="5.089cm" svg:viewBox="0 0 88 744" draw:points="0,0 0,744 88,744 88,0">
          <text:p/>
        </draw:polygon>
        <draw:polygon draw:style-name="gr117" draw:text-style-name="P102" draw:layer="layout" svg:width="0.086cm" svg:height="0.743cm" svg:x="26.832cm" svg:y="5.089cm" svg:viewBox="0 0 87 744" draw:points="0,0 0,744 87,744 87,0">
          <text:p/>
        </draw:polygon>
        <draw:polygon draw:style-name="gr117" draw:text-style-name="P102" draw:layer="layout" svg:width="0.086cm" svg:height="0.743cm" svg:x="26.918cm" svg:y="5.089cm" svg:viewBox="0 0 87 744" draw:points="0,0 0,744 87,744 87,0">
          <text:p/>
        </draw:polygon>
        <draw:polygon draw:style-name="gr117" draw:text-style-name="P102" draw:layer="layout" svg:width="0.086cm" svg:height="0.743cm" svg:x="27.004cm" svg:y="5.089cm" svg:viewBox="0 0 87 744" draw:points="0,0 0,744 87,744 87,0">
          <text:p/>
        </draw:polygon>
        <draw:polygon draw:style-name="gr117" draw:text-style-name="P102" draw:layer="layout" svg:width="0.086cm" svg:height="0.743cm" svg:x="27.09cm" svg:y="5.089cm" svg:viewBox="0 0 87 744" draw:points="0,0 0,744 87,744 87,0">
          <text:p/>
        </draw:polygon>
        <draw:polygon draw:style-name="gr117" draw:text-style-name="P102" draw:layer="layout" svg:width="0.086cm" svg:height="0.743cm" svg:x="27.176cm" svg:y="5.089cm" svg:viewBox="0 0 87 744" draw:points="0,0 0,744 87,744 87,0">
          <text:p/>
        </draw:polygon>
        <draw:polygon draw:style-name="gr117" draw:text-style-name="P102" draw:layer="layout" svg:width="0.086cm" svg:height="0.743cm" svg:x="27.262cm" svg:y="5.089cm" svg:viewBox="0 0 87 744" draw:points="0,0 0,744 87,744 87,0">
          <text:p/>
        </draw:polygon>
        <draw:polygon draw:style-name="gr117" draw:text-style-name="P102" draw:layer="layout" svg:width="0.086cm" svg:height="0.743cm" svg:x="27.348cm" svg:y="5.089cm" svg:viewBox="0 0 87 744" draw:points="0,0 0,744 87,744 87,0">
          <text:p/>
        </draw:polygon>
        <draw:polygon draw:style-name="gr117" draw:text-style-name="P102" draw:layer="layout" svg:width="0.086cm" svg:height="0.743cm" svg:x="27.434cm" svg:y="5.089cm" svg:viewBox="0 0 87 744" draw:points="0,0 0,744 87,744 87,0">
          <text:p/>
        </draw:polygon>
        <draw:polygon draw:style-name="gr117" draw:text-style-name="P102" draw:layer="layout" svg:width="0.087cm" svg:height="0.743cm" svg:x="27.52cm" svg:y="5.089cm" svg:viewBox="0 0 88 744" draw:points="0,0 0,744 88,744 88,0">
          <text:p/>
        </draw:polygon>
        <draw:polygon draw:style-name="gr117" draw:text-style-name="P102" draw:layer="layout" svg:width="0.086cm" svg:height="0.743cm" svg:x="27.607cm" svg:y="5.089cm" svg:viewBox="0 0 87 744" draw:points="0,0 0,744 87,744 87,0">
          <text:p/>
        </draw:polygon>
        <draw:polygon draw:style-name="gr117" draw:text-style-name="P102" draw:layer="layout" svg:width="0.086cm" svg:height="0.743cm" svg:x="27.693cm" svg:y="5.089cm" svg:viewBox="0 0 87 744" draw:points="0,0 0,744 87,744 87,0">
          <text:p/>
        </draw:polygon>
        <draw:polygon draw:style-name="gr117" draw:text-style-name="P102" draw:layer="layout" svg:width="0.086cm" svg:height="0.743cm" svg:x="27.779cm" svg:y="5.089cm" svg:viewBox="0 0 87 744" draw:points="0,0 0,744 87,744 87,0">
          <text:p/>
        </draw:polygon>
        <draw:polygon draw:style-name="gr117" draw:text-style-name="P102" draw:layer="layout" svg:width="0.086cm" svg:height="0.743cm" svg:x="27.865cm" svg:y="5.089cm" svg:viewBox="0 0 87 744" draw:points="0,0 0,744 87,744 87,0">
          <text:p/>
        </draw:polygon>
        <draw:polygon draw:style-name="gr117" draw:text-style-name="P102" draw:layer="layout" svg:width="0.086cm" svg:height="0.743cm" svg:x="27.951cm" svg:y="5.089cm" svg:viewBox="0 0 87 744" draw:points="0,0 0,744 87,744 87,0">
          <text:p/>
        </draw:polygon>
        <draw:polygon draw:style-name="gr117" draw:text-style-name="P102" draw:layer="layout" svg:width="0.086cm" svg:height="0.743cm" svg:x="28.037cm" svg:y="5.089cm" svg:viewBox="0 0 87 744" draw:points="0,0 0,744 87,744 87,0">
          <text:p/>
        </draw:polygon>
        <draw:polygon draw:style-name="gr117" draw:text-style-name="P102" draw:layer="layout" svg:width="0.086cm" svg:height="0.743cm" svg:x="28.123cm" svg:y="5.089cm" svg:viewBox="0 0 87 744" draw:points="0,0 0,744 87,744 87,0">
          <text:p/>
        </draw:polygon>
        <draw:polygon draw:style-name="gr117" draw:text-style-name="P102" draw:layer="layout" svg:width="0.087cm" svg:height="0.743cm" svg:x="28.209cm" svg:y="5.089cm" svg:viewBox="0 0 88 744" draw:points="0,0 0,744 88,744 88,0">
          <text:p/>
        </draw:polygon>
        <draw:polygon draw:style-name="gr117" draw:text-style-name="P102" draw:layer="layout" svg:width="0.086cm" svg:height="0.743cm" svg:x="28.296cm" svg:y="5.089cm" svg:viewBox="0 0 87 744" draw:points="0,0 0,744 87,744 87,0">
          <text:p/>
        </draw:polygon>
        <draw:polygon draw:style-name="gr117" draw:text-style-name="P102" draw:layer="layout" svg:width="0.086cm" svg:height="0.743cm" svg:x="28.382cm" svg:y="5.089cm" svg:viewBox="0 0 87 744" draw:points="0,0 0,744 87,744 87,0">
          <text:p/>
        </draw:polygon>
        <draw:polygon draw:style-name="gr117" draw:text-style-name="P102" draw:layer="layout" svg:width="0.086cm" svg:height="0.743cm" svg:x="28.468cm" svg:y="5.089cm" svg:viewBox="0 0 87 744" draw:points="0,0 0,744 87,744 87,0">
          <text:p/>
        </draw:polygon>
        <draw:polygon draw:style-name="gr117" draw:text-style-name="P102" draw:layer="layout" svg:width="0.086cm" svg:height="0.743cm" svg:x="23.042cm" svg:y="5.832cm" svg:viewBox="0 0 87 744" draw:points="0,0 0,744 87,744 87,0">
          <text:p/>
        </draw:polygon>
        <draw:polygon draw:style-name="gr117" draw:text-style-name="P102" draw:layer="layout" svg:width="0.086cm" svg:height="0.743cm" svg:x="23.128cm" svg:y="5.832cm" svg:viewBox="0 0 87 744" draw:points="0,0 0,744 87,744 87,0">
          <text:p/>
        </draw:polygon>
        <draw:polygon draw:style-name="gr117" draw:text-style-name="P102" draw:layer="layout" svg:width="0.087cm" svg:height="0.743cm" svg:x="23.214cm" svg:y="5.832cm" svg:viewBox="0 0 88 744" draw:points="0,0 0,744 88,744 88,0">
          <text:p/>
        </draw:polygon>
        <draw:polygon draw:style-name="gr117" draw:text-style-name="P102" draw:layer="layout" svg:width="0.086cm" svg:height="0.743cm" svg:x="23.301cm" svg:y="5.832cm" svg:viewBox="0 0 87 744" draw:points="0,0 0,744 87,744 87,0">
          <text:p/>
        </draw:polygon>
        <draw:polygon draw:style-name="gr117" draw:text-style-name="P102" draw:layer="layout" svg:width="0.086cm" svg:height="0.743cm" svg:x="23.387cm" svg:y="5.832cm" svg:viewBox="0 0 87 744" draw:points="0,0 0,744 87,744 87,0">
          <text:p/>
        </draw:polygon>
        <draw:polygon draw:style-name="gr117" draw:text-style-name="P102" draw:layer="layout" svg:width="0.086cm" svg:height="0.743cm" svg:x="23.473cm" svg:y="5.832cm" svg:viewBox="0 0 87 744" draw:points="0,0 0,744 87,744 87,0">
          <text:p/>
        </draw:polygon>
        <draw:polygon draw:style-name="gr117" draw:text-style-name="P102" draw:layer="layout" svg:width="0.086cm" svg:height="0.743cm" svg:x="23.559cm" svg:y="5.832cm" svg:viewBox="0 0 87 744" draw:points="0,0 0,744 87,744 87,0">
          <text:p/>
        </draw:polygon>
        <draw:polygon draw:style-name="gr117" draw:text-style-name="P102" draw:layer="layout" svg:width="0.086cm" svg:height="0.743cm" svg:x="23.645cm" svg:y="5.832cm" svg:viewBox="0 0 87 744" draw:points="0,0 0,744 87,744 87,0">
          <text:p/>
        </draw:polygon>
        <draw:polygon draw:style-name="gr117" draw:text-style-name="P102" draw:layer="layout" svg:width="0.086cm" svg:height="0.743cm" svg:x="23.731cm" svg:y="5.832cm" svg:viewBox="0 0 87 744" draw:points="0,0 0,744 87,744 87,0">
          <text:p/>
        </draw:polygon>
        <draw:polygon draw:style-name="gr117" draw:text-style-name="P102" draw:layer="layout" svg:width="0.086cm" svg:height="0.743cm" svg:x="23.817cm" svg:y="5.832cm" svg:viewBox="0 0 87 744" draw:points="0,0 0,744 87,744 87,0">
          <text:p/>
        </draw:polygon>
        <draw:polygon draw:style-name="gr117" draw:text-style-name="P102" draw:layer="layout" svg:width="0.087cm" svg:height="0.743cm" svg:x="23.903cm" svg:y="5.832cm" svg:viewBox="0 0 88 744" draw:points="0,0 0,744 88,744 88,0">
          <text:p/>
        </draw:polygon>
        <draw:polygon draw:style-name="gr117" draw:text-style-name="P102" draw:layer="layout" svg:width="0.086cm" svg:height="0.743cm" svg:x="23.99cm" svg:y="5.832cm" svg:viewBox="0 0 87 744" draw:points="0,0 0,744 87,744 87,0">
          <text:p/>
        </draw:polygon>
        <draw:polygon draw:style-name="gr117" draw:text-style-name="P102" draw:layer="layout" svg:width="0.086cm" svg:height="0.743cm" svg:x="24.076cm" svg:y="5.832cm" svg:viewBox="0 0 87 744" draw:points="0,0 0,744 87,744 87,0">
          <text:p/>
        </draw:polygon>
        <draw:polygon draw:style-name="gr117" draw:text-style-name="P102" draw:layer="layout" svg:width="0.086cm" svg:height="0.743cm" svg:x="24.162cm" svg:y="5.832cm" svg:viewBox="0 0 87 744" draw:points="0,0 0,744 87,744 87,0">
          <text:p/>
        </draw:polygon>
        <draw:polygon draw:style-name="gr117" draw:text-style-name="P102" draw:layer="layout" svg:width="0.086cm" svg:height="0.743cm" svg:x="24.248cm" svg:y="5.832cm" svg:viewBox="0 0 87 744" draw:points="0,0 0,744 87,744 87,0">
          <text:p/>
        </draw:polygon>
        <draw:polygon draw:style-name="gr117" draw:text-style-name="P102" draw:layer="layout" svg:width="0.086cm" svg:height="0.743cm" svg:x="24.334cm" svg:y="5.832cm" svg:viewBox="0 0 87 744" draw:points="0,0 0,744 87,744 87,0">
          <text:p/>
        </draw:polygon>
        <draw:polygon draw:style-name="gr117" draw:text-style-name="P102" draw:layer="layout" svg:width="0.086cm" svg:height="0.743cm" svg:x="24.42cm" svg:y="5.832cm" svg:viewBox="0 0 87 744" draw:points="0,0 0,744 87,744 87,0">
          <text:p/>
        </draw:polygon>
        <draw:polygon draw:style-name="gr117" draw:text-style-name="P102" draw:layer="layout" svg:width="0.086cm" svg:height="0.743cm" svg:x="24.506cm" svg:y="5.832cm" svg:viewBox="0 0 87 744" draw:points="0,0 0,744 87,744 87,0">
          <text:p/>
        </draw:polygon>
        <draw:polygon draw:style-name="gr117" draw:text-style-name="P102" draw:layer="layout" svg:width="0.086cm" svg:height="0.743cm" svg:x="24.592cm" svg:y="5.832cm" svg:viewBox="0 0 87 744" draw:points="0,0 0,744 87,744 87,0">
          <text:p/>
        </draw:polygon>
        <draw:polygon draw:style-name="gr117" draw:text-style-name="P102" draw:layer="layout" svg:width="0.087cm" svg:height="0.743cm" svg:x="24.678cm" svg:y="5.832cm" svg:viewBox="0 0 88 744" draw:points="0,0 0,744 88,744 88,0">
          <text:p/>
        </draw:polygon>
        <draw:polygon draw:style-name="gr117" draw:text-style-name="P102" draw:layer="layout" svg:width="0.086cm" svg:height="0.743cm" svg:x="24.765cm" svg:y="5.832cm" svg:viewBox="0 0 87 744" draw:points="0,0 0,744 87,744 87,0">
          <text:p/>
        </draw:polygon>
        <draw:polygon draw:style-name="gr117" draw:text-style-name="P102" draw:layer="layout" svg:width="0.086cm" svg:height="0.743cm" svg:x="24.851cm" svg:y="5.832cm" svg:viewBox="0 0 87 744" draw:points="0,0 0,744 87,744 87,0">
          <text:p/>
        </draw:polygon>
        <draw:polygon draw:style-name="gr117" draw:text-style-name="P102" draw:layer="layout" svg:width="0.086cm" svg:height="0.743cm" svg:x="24.937cm" svg:y="5.832cm" svg:viewBox="0 0 87 744" draw:points="0,0 0,744 87,744 87,0">
          <text:p/>
        </draw:polygon>
        <draw:polygon draw:style-name="gr117" draw:text-style-name="P102" draw:layer="layout" svg:width="0.086cm" svg:height="0.743cm" svg:x="25.023cm" svg:y="5.832cm" svg:viewBox="0 0 87 744" draw:points="0,0 0,744 87,744 87,0">
          <text:p/>
        </draw:polygon>
        <draw:polygon draw:style-name="gr117" draw:text-style-name="P102" draw:layer="layout" svg:width="0.086cm" svg:height="0.743cm" svg:x="25.109cm" svg:y="5.832cm" svg:viewBox="0 0 87 744" draw:points="0,0 0,744 87,744 87,0">
          <text:p/>
        </draw:polygon>
        <draw:polygon draw:style-name="gr117" draw:text-style-name="P102" draw:layer="layout" svg:width="0.086cm" svg:height="0.743cm" svg:x="25.195cm" svg:y="5.832cm" svg:viewBox="0 0 87 744" draw:points="0,0 0,744 87,744 87,0">
          <text:p/>
        </draw:polygon>
        <draw:polygon draw:style-name="gr117" draw:text-style-name="P102" draw:layer="layout" svg:width="0.086cm" svg:height="0.743cm" svg:x="25.281cm" svg:y="5.832cm" svg:viewBox="0 0 87 744" draw:points="0,0 0,744 87,744 87,0">
          <text:p/>
        </draw:polygon>
        <draw:polygon draw:style-name="gr117" draw:text-style-name="P102" draw:layer="layout" svg:width="0.087cm" svg:height="0.743cm" svg:x="25.367cm" svg:y="5.832cm" svg:viewBox="0 0 88 744" draw:points="0,0 0,744 88,744 88,0">
          <text:p/>
        </draw:polygon>
        <draw:polygon draw:style-name="gr117" draw:text-style-name="P102" draw:layer="layout" svg:width="0.086cm" svg:height="0.743cm" svg:x="25.454cm" svg:y="5.832cm" svg:viewBox="0 0 87 744" draw:points="0,0 0,744 87,744 87,0">
          <text:p/>
        </draw:polygon>
        <draw:polygon draw:style-name="gr117" draw:text-style-name="P102" draw:layer="layout" svg:width="0.086cm" svg:height="0.743cm" svg:x="25.54cm" svg:y="5.832cm" svg:viewBox="0 0 87 744" draw:points="0,0 0,744 87,744 87,0">
          <text:p/>
        </draw:polygon>
        <draw:polygon draw:style-name="gr117" draw:text-style-name="P102" draw:layer="layout" svg:width="0.086cm" svg:height="0.743cm" svg:x="25.626cm" svg:y="5.832cm" svg:viewBox="0 0 87 744" draw:points="0,0 0,744 87,744 87,0">
          <text:p/>
        </draw:polygon>
        <draw:polygon draw:style-name="gr117" draw:text-style-name="P102" draw:layer="layout" svg:width="0.086cm" svg:height="0.743cm" svg:x="25.712cm" svg:y="5.832cm" svg:viewBox="0 0 87 744" draw:points="0,0 0,744 87,744 87,0">
          <text:p/>
        </draw:polygon>
        <draw:polygon draw:style-name="gr117" draw:text-style-name="P102" draw:layer="layout" svg:width="0.086cm" svg:height="0.743cm" svg:x="25.798cm" svg:y="5.832cm" svg:viewBox="0 0 87 744" draw:points="0,0 0,744 87,744 87,0">
          <text:p/>
        </draw:polygon>
        <draw:polygon draw:style-name="gr117" draw:text-style-name="P102" draw:layer="layout" svg:width="0.086cm" svg:height="0.743cm" svg:x="25.884cm" svg:y="5.832cm" svg:viewBox="0 0 87 744" draw:points="0,0 0,744 87,744 87,0">
          <text:p/>
        </draw:polygon>
        <draw:polygon draw:style-name="gr117" draw:text-style-name="P102" draw:layer="layout" svg:width="0.086cm" svg:height="0.743cm" svg:x="25.97cm" svg:y="5.832cm" svg:viewBox="0 0 87 744" draw:points="0,0 0,744 87,744 87,0">
          <text:p/>
        </draw:polygon>
        <draw:polygon draw:style-name="gr117" draw:text-style-name="P102" draw:layer="layout" svg:width="0.088cm" svg:height="0.743cm" svg:x="26.056cm" svg:y="5.832cm" svg:viewBox="0 0 89 744" draw:points="0,0 0,744 89,744 89,0">
          <text:p/>
        </draw:polygon>
        <draw:polygon draw:style-name="gr117" draw:text-style-name="P102" draw:layer="layout" svg:width="0.086cm" svg:height="0.743cm" svg:x="26.143cm" svg:y="5.832cm" svg:viewBox="0 0 87 744" draw:points="0,0 0,744 87,744 87,0">
          <text:p/>
        </draw:polygon>
        <draw:polygon draw:style-name="gr117" draw:text-style-name="P102" draw:layer="layout" svg:width="0.086cm" svg:height="0.743cm" svg:x="26.229cm" svg:y="5.832cm" svg:viewBox="0 0 87 744" draw:points="0,0 0,744 87,744 87,0">
          <text:p/>
        </draw:polygon>
        <draw:polygon draw:style-name="gr117" draw:text-style-name="P102" draw:layer="layout" svg:width="0.086cm" svg:height="0.743cm" svg:x="26.315cm" svg:y="5.832cm" svg:viewBox="0 0 87 744" draw:points="0,0 0,744 87,744 87,0">
          <text:p/>
        </draw:polygon>
        <draw:polygon draw:style-name="gr117" draw:text-style-name="P102" draw:layer="layout" svg:width="0.086cm" svg:height="0.743cm" svg:x="26.401cm" svg:y="5.832cm" svg:viewBox="0 0 87 744" draw:points="0,0 0,744 87,744 87,0">
          <text:p/>
        </draw:polygon>
        <draw:polygon draw:style-name="gr117" draw:text-style-name="P102" draw:layer="layout" svg:width="0.086cm" svg:height="0.743cm" svg:x="26.487cm" svg:y="5.832cm" svg:viewBox="0 0 87 744" draw:points="0,0 0,744 87,744 87,0">
          <text:p/>
        </draw:polygon>
        <draw:polygon draw:style-name="gr117" draw:text-style-name="P102" draw:layer="layout" svg:width="0.086cm" svg:height="0.743cm" svg:x="26.573cm" svg:y="5.832cm" svg:viewBox="0 0 87 744" draw:points="0,0 0,744 87,744 87,0">
          <text:p/>
        </draw:polygon>
        <draw:polygon draw:style-name="gr117" draw:text-style-name="P102" draw:layer="layout" svg:width="0.086cm" svg:height="0.743cm" svg:x="26.659cm" svg:y="5.832cm" svg:viewBox="0 0 87 744" draw:points="0,0 0,744 87,744 87,0">
          <text:p/>
        </draw:polygon>
        <draw:polygon draw:style-name="gr117" draw:text-style-name="P102" draw:layer="layout" svg:width="0.087cm" svg:height="0.743cm" svg:x="26.745cm" svg:y="5.832cm" svg:viewBox="0 0 88 744" draw:points="0,0 0,744 88,744 88,0">
          <text:p/>
        </draw:polygon>
        <draw:polygon draw:style-name="gr117" draw:text-style-name="P102" draw:layer="layout" svg:width="0.086cm" svg:height="0.743cm" svg:x="26.832cm" svg:y="5.832cm" svg:viewBox="0 0 87 744" draw:points="0,0 0,744 87,744 87,0">
          <text:p/>
        </draw:polygon>
        <draw:polygon draw:style-name="gr117" draw:text-style-name="P102" draw:layer="layout" svg:width="0.086cm" svg:height="0.743cm" svg:x="26.918cm" svg:y="5.832cm" svg:viewBox="0 0 87 744" draw:points="0,0 0,744 87,744 87,0">
          <text:p/>
        </draw:polygon>
        <draw:polygon draw:style-name="gr117" draw:text-style-name="P102" draw:layer="layout" svg:width="0.086cm" svg:height="0.743cm" svg:x="27.004cm" svg:y="5.832cm" svg:viewBox="0 0 87 744" draw:points="0,0 0,744 87,744 87,0">
          <text:p/>
        </draw:polygon>
        <draw:polygon draw:style-name="gr117" draw:text-style-name="P102" draw:layer="layout" svg:width="0.086cm" svg:height="0.743cm" svg:x="27.09cm" svg:y="5.832cm" svg:viewBox="0 0 87 744" draw:points="0,0 0,744 87,744 87,0">
          <text:p/>
        </draw:polygon>
        <draw:polygon draw:style-name="gr117" draw:text-style-name="P102" draw:layer="layout" svg:width="0.086cm" svg:height="0.743cm" svg:x="27.176cm" svg:y="5.832cm" svg:viewBox="0 0 87 744" draw:points="0,0 0,744 87,744 87,0">
          <text:p/>
        </draw:polygon>
        <draw:polygon draw:style-name="gr117" draw:text-style-name="P102" draw:layer="layout" svg:width="0.086cm" svg:height="0.743cm" svg:x="27.262cm" svg:y="5.832cm" svg:viewBox="0 0 87 744" draw:points="0,0 0,744 87,744 87,0">
          <text:p/>
        </draw:polygon>
        <draw:polygon draw:style-name="gr117" draw:text-style-name="P102" draw:layer="layout" svg:width="0.086cm" svg:height="0.743cm" svg:x="27.348cm" svg:y="5.832cm" svg:viewBox="0 0 87 744" draw:points="0,0 0,744 87,744 87,0">
          <text:p/>
        </draw:polygon>
        <draw:polygon draw:style-name="gr117" draw:text-style-name="P102" draw:layer="layout" svg:width="0.086cm" svg:height="0.743cm" svg:x="27.434cm" svg:y="5.832cm" svg:viewBox="0 0 87 744" draw:points="0,0 0,744 87,744 87,0">
          <text:p/>
        </draw:polygon>
        <draw:polygon draw:style-name="gr117" draw:text-style-name="P102" draw:layer="layout" svg:width="0.087cm" svg:height="0.743cm" svg:x="27.52cm" svg:y="5.832cm" svg:viewBox="0 0 88 744" draw:points="0,0 0,744 88,744 88,0">
          <text:p/>
        </draw:polygon>
        <draw:polygon draw:style-name="gr117" draw:text-style-name="P102" draw:layer="layout" svg:width="0.086cm" svg:height="0.743cm" svg:x="27.607cm" svg:y="5.832cm" svg:viewBox="0 0 87 744" draw:points="0,0 0,744 87,744 87,0">
          <text:p/>
        </draw:polygon>
        <draw:polygon draw:style-name="gr117" draw:text-style-name="P102" draw:layer="layout" svg:width="0.086cm" svg:height="0.743cm" svg:x="27.693cm" svg:y="5.832cm" svg:viewBox="0 0 87 744" draw:points="0,0 0,744 87,744 87,0">
          <text:p/>
        </draw:polygon>
        <draw:polygon draw:style-name="gr117" draw:text-style-name="P102" draw:layer="layout" svg:width="0.086cm" svg:height="0.743cm" svg:x="27.779cm" svg:y="5.832cm" svg:viewBox="0 0 87 744" draw:points="0,0 0,744 87,744 87,0">
          <text:p/>
        </draw:polygon>
        <draw:polygon draw:style-name="gr117" draw:text-style-name="P102" draw:layer="layout" svg:width="0.086cm" svg:height="0.743cm" svg:x="27.865cm" svg:y="5.832cm" svg:viewBox="0 0 87 744" draw:points="0,0 0,744 87,744 87,0">
          <text:p/>
        </draw:polygon>
        <draw:polygon draw:style-name="gr117" draw:text-style-name="P102" draw:layer="layout" svg:width="0.086cm" svg:height="0.743cm" svg:x="27.951cm" svg:y="5.832cm" svg:viewBox="0 0 87 744" draw:points="0,0 0,744 87,744 87,0">
          <text:p/>
        </draw:polygon>
        <draw:polygon draw:style-name="gr117" draw:text-style-name="P102" draw:layer="layout" svg:width="0.086cm" svg:height="0.743cm" svg:x="28.037cm" svg:y="5.832cm" svg:viewBox="0 0 87 744" draw:points="0,0 0,744 87,744 87,0">
          <text:p/>
        </draw:polygon>
        <draw:polygon draw:style-name="gr117" draw:text-style-name="P102" draw:layer="layout" svg:width="0.086cm" svg:height="0.743cm" svg:x="28.123cm" svg:y="5.832cm" svg:viewBox="0 0 87 744" draw:points="0,0 0,744 87,744 87,0">
          <text:p/>
        </draw:polygon>
        <draw:polygon draw:style-name="gr117" draw:text-style-name="P102" draw:layer="layout" svg:width="0.087cm" svg:height="0.743cm" svg:x="28.209cm" svg:y="5.832cm" svg:viewBox="0 0 88 744" draw:points="0,0 0,744 88,744 88,0">
          <text:p/>
        </draw:polygon>
        <draw:polygon draw:style-name="gr117" draw:text-style-name="P102" draw:layer="layout" svg:width="0.086cm" svg:height="0.743cm" svg:x="28.296cm" svg:y="5.832cm" svg:viewBox="0 0 87 744" draw:points="0,0 0,744 87,744 87,0">
          <text:p/>
        </draw:polygon>
        <draw:polygon draw:style-name="gr117" draw:text-style-name="P102" draw:layer="layout" svg:width="0.086cm" svg:height="0.743cm" svg:x="28.382cm" svg:y="5.832cm" svg:viewBox="0 0 87 744" draw:points="0,0 0,744 87,744 87,0">
          <text:p/>
        </draw:polygon>
        <draw:polygon draw:style-name="gr117" draw:text-style-name="P102" draw:layer="layout" svg:width="0.086cm" svg:height="0.743cm" svg:x="28.468cm" svg:y="5.832cm" svg:viewBox="0 0 87 744" draw:points="0,0 0,744 87,744 87,0">
          <text:p/>
        </draw:polygon>
        <draw:polygon draw:style-name="gr117" draw:text-style-name="P102" draw:layer="layout" svg:width="0.086cm" svg:height="0.743cm" svg:x="23.042cm" svg:y="6.575cm" svg:viewBox="0 0 87 744" draw:points="0,0 0,744 87,744 87,0">
          <text:p/>
        </draw:polygon>
        <draw:polygon draw:style-name="gr117" draw:text-style-name="P102" draw:layer="layout" svg:width="0.086cm" svg:height="0.743cm" svg:x="23.128cm" svg:y="6.575cm" svg:viewBox="0 0 87 744" draw:points="0,0 0,744 87,744 87,0">
          <text:p/>
        </draw:polygon>
        <draw:polygon draw:style-name="gr117" draw:text-style-name="P102" draw:layer="layout" svg:width="0.087cm" svg:height="0.743cm" svg:x="23.214cm" svg:y="6.575cm" svg:viewBox="0 0 88 744" draw:points="0,0 0,744 88,744 88,0">
          <text:p/>
        </draw:polygon>
        <draw:polygon draw:style-name="gr117" draw:text-style-name="P102" draw:layer="layout" svg:width="0.086cm" svg:height="0.743cm" svg:x="23.301cm" svg:y="6.575cm" svg:viewBox="0 0 87 744" draw:points="0,0 0,744 87,744 87,0">
          <text:p/>
        </draw:polygon>
        <draw:polygon draw:style-name="gr117" draw:text-style-name="P102" draw:layer="layout" svg:width="0.086cm" svg:height="0.743cm" svg:x="23.387cm" svg:y="6.575cm" svg:viewBox="0 0 87 744" draw:points="0,0 0,744 87,744 87,0">
          <text:p/>
        </draw:polygon>
        <draw:polygon draw:style-name="gr117" draw:text-style-name="P102" draw:layer="layout" svg:width="0.086cm" svg:height="0.743cm" svg:x="23.473cm" svg:y="6.575cm" svg:viewBox="0 0 87 744" draw:points="0,0 0,744 87,744 87,0">
          <text:p/>
        </draw:polygon>
        <draw:polygon draw:style-name="gr117" draw:text-style-name="P102" draw:layer="layout" svg:width="0.086cm" svg:height="0.743cm" svg:x="23.559cm" svg:y="6.575cm" svg:viewBox="0 0 87 744" draw:points="0,0 0,744 87,744 87,0">
          <text:p/>
        </draw:polygon>
        <draw:polygon draw:style-name="gr117" draw:text-style-name="P102" draw:layer="layout" svg:width="0.086cm" svg:height="0.743cm" svg:x="23.645cm" svg:y="6.575cm" svg:viewBox="0 0 87 744" draw:points="0,0 0,744 87,744 87,0">
          <text:p/>
        </draw:polygon>
        <draw:polygon draw:style-name="gr117" draw:text-style-name="P102" draw:layer="layout" svg:width="0.086cm" svg:height="0.743cm" svg:x="23.731cm" svg:y="6.575cm" svg:viewBox="0 0 87 744" draw:points="0,0 0,744 87,744 87,0">
          <text:p/>
        </draw:polygon>
        <draw:polygon draw:style-name="gr117" draw:text-style-name="P102" draw:layer="layout" svg:width="0.086cm" svg:height="0.743cm" svg:x="23.817cm" svg:y="6.575cm" svg:viewBox="0 0 87 744" draw:points="0,0 0,744 87,744 87,0">
          <text:p/>
        </draw:polygon>
        <draw:polygon draw:style-name="gr117" draw:text-style-name="P102" draw:layer="layout" svg:width="0.087cm" svg:height="0.743cm" svg:x="23.903cm" svg:y="6.575cm" svg:viewBox="0 0 88 744" draw:points="0,0 0,744 88,744 88,0">
          <text:p/>
        </draw:polygon>
        <draw:polygon draw:style-name="gr117" draw:text-style-name="P102" draw:layer="layout" svg:width="0.086cm" svg:height="0.743cm" svg:x="23.99cm" svg:y="6.575cm" svg:viewBox="0 0 87 744" draw:points="0,0 0,744 87,744 87,0">
          <text:p/>
        </draw:polygon>
        <draw:polygon draw:style-name="gr117" draw:text-style-name="P102" draw:layer="layout" svg:width="0.086cm" svg:height="0.743cm" svg:x="24.076cm" svg:y="6.575cm" svg:viewBox="0 0 87 744" draw:points="0,0 0,744 87,744 87,0">
          <text:p/>
        </draw:polygon>
        <draw:polygon draw:style-name="gr117" draw:text-style-name="P102" draw:layer="layout" svg:width="0.086cm" svg:height="0.743cm" svg:x="24.162cm" svg:y="6.575cm" svg:viewBox="0 0 87 744" draw:points="0,0 0,744 87,744 87,0">
          <text:p/>
        </draw:polygon>
        <draw:polygon draw:style-name="gr117" draw:text-style-name="P102" draw:layer="layout" svg:width="0.086cm" svg:height="0.743cm" svg:x="24.248cm" svg:y="6.575cm" svg:viewBox="0 0 87 744" draw:points="0,0 0,744 87,744 87,0">
          <text:p/>
        </draw:polygon>
        <draw:polygon draw:style-name="gr117" draw:text-style-name="P102" draw:layer="layout" svg:width="0.086cm" svg:height="0.743cm" svg:x="24.334cm" svg:y="6.575cm" svg:viewBox="0 0 87 744" draw:points="0,0 0,744 87,744 87,0">
          <text:p/>
        </draw:polygon>
        <draw:polygon draw:style-name="gr117" draw:text-style-name="P102" draw:layer="layout" svg:width="0.086cm" svg:height="0.743cm" svg:x="24.42cm" svg:y="6.575cm" svg:viewBox="0 0 87 744" draw:points="0,0 0,744 87,744 87,0">
          <text:p/>
        </draw:polygon>
        <draw:polygon draw:style-name="gr117" draw:text-style-name="P102" draw:layer="layout" svg:width="0.086cm" svg:height="0.743cm" svg:x="24.506cm" svg:y="6.575cm" svg:viewBox="0 0 87 744" draw:points="0,0 0,744 87,744 87,0">
          <text:p/>
        </draw:polygon>
        <draw:polygon draw:style-name="gr117" draw:text-style-name="P102" draw:layer="layout" svg:width="0.086cm" svg:height="0.743cm" svg:x="24.592cm" svg:y="6.575cm" svg:viewBox="0 0 87 744" draw:points="0,0 0,744 87,744 87,0">
          <text:p/>
        </draw:polygon>
        <draw:polygon draw:style-name="gr117" draw:text-style-name="P102" draw:layer="layout" svg:width="0.087cm" svg:height="0.743cm" svg:x="24.678cm" svg:y="6.575cm" svg:viewBox="0 0 88 744" draw:points="0,0 0,744 88,744 88,0">
          <text:p/>
        </draw:polygon>
        <draw:polygon draw:style-name="gr117" draw:text-style-name="P102" draw:layer="layout" svg:width="0.086cm" svg:height="0.743cm" svg:x="24.765cm" svg:y="6.575cm" svg:viewBox="0 0 87 744" draw:points="0,0 0,744 87,744 87,0">
          <text:p/>
        </draw:polygon>
        <draw:polygon draw:style-name="gr117" draw:text-style-name="P102" draw:layer="layout" svg:width="0.086cm" svg:height="0.743cm" svg:x="24.851cm" svg:y="6.575cm" svg:viewBox="0 0 87 744" draw:points="0,0 0,744 87,744 87,0">
          <text:p/>
        </draw:polygon>
        <draw:polygon draw:style-name="gr117" draw:text-style-name="P102" draw:layer="layout" svg:width="0.086cm" svg:height="0.743cm" svg:x="24.937cm" svg:y="6.575cm" svg:viewBox="0 0 87 744" draw:points="0,0 0,744 87,744 87,0">
          <text:p/>
        </draw:polygon>
        <draw:polygon draw:style-name="gr117" draw:text-style-name="P102" draw:layer="layout" svg:width="0.086cm" svg:height="0.743cm" svg:x="25.023cm" svg:y="6.575cm" svg:viewBox="0 0 87 744" draw:points="0,0 0,744 87,744 87,0">
          <text:p/>
        </draw:polygon>
        <draw:polygon draw:style-name="gr117" draw:text-style-name="P102" draw:layer="layout" svg:width="0.086cm" svg:height="0.743cm" svg:x="25.109cm" svg:y="6.575cm" svg:viewBox="0 0 87 744" draw:points="0,0 0,744 87,744 87,0">
          <text:p/>
        </draw:polygon>
        <draw:polygon draw:style-name="gr117" draw:text-style-name="P102" draw:layer="layout" svg:width="0.086cm" svg:height="0.743cm" svg:x="25.195cm" svg:y="6.575cm" svg:viewBox="0 0 87 744" draw:points="0,0 0,744 87,744 87,0">
          <text:p/>
        </draw:polygon>
        <draw:polygon draw:style-name="gr117" draw:text-style-name="P102" draw:layer="layout" svg:width="0.086cm" svg:height="0.743cm" svg:x="25.281cm" svg:y="6.575cm" svg:viewBox="0 0 87 744" draw:points="0,0 0,744 87,744 87,0">
          <text:p/>
        </draw:polygon>
        <draw:polygon draw:style-name="gr117" draw:text-style-name="P102" draw:layer="layout" svg:width="0.087cm" svg:height="0.743cm" svg:x="25.367cm" svg:y="6.575cm" svg:viewBox="0 0 88 744" draw:points="0,0 0,744 88,744 88,0">
          <text:p/>
        </draw:polygon>
        <draw:polygon draw:style-name="gr117" draw:text-style-name="P102" draw:layer="layout" svg:width="0.086cm" svg:height="0.743cm" svg:x="25.454cm" svg:y="6.575cm" svg:viewBox="0 0 87 744" draw:points="0,0 0,744 87,744 87,0">
          <text:p/>
        </draw:polygon>
        <draw:polygon draw:style-name="gr117" draw:text-style-name="P102" draw:layer="layout" svg:width="0.086cm" svg:height="0.743cm" svg:x="25.54cm" svg:y="6.575cm" svg:viewBox="0 0 87 744" draw:points="0,0 0,744 87,744 87,0">
          <text:p/>
        </draw:polygon>
        <draw:polygon draw:style-name="gr117" draw:text-style-name="P102" draw:layer="layout" svg:width="0.086cm" svg:height="0.743cm" svg:x="25.626cm" svg:y="6.575cm" svg:viewBox="0 0 87 744" draw:points="0,0 0,744 87,744 87,0">
          <text:p/>
        </draw:polygon>
        <draw:polygon draw:style-name="gr117" draw:text-style-name="P102" draw:layer="layout" svg:width="0.086cm" svg:height="0.743cm" svg:x="25.712cm" svg:y="6.575cm" svg:viewBox="0 0 87 744" draw:points="0,0 0,744 87,744 87,0">
          <text:p/>
        </draw:polygon>
        <draw:polygon draw:style-name="gr117" draw:text-style-name="P102" draw:layer="layout" svg:width="0.086cm" svg:height="0.743cm" svg:x="25.798cm" svg:y="6.575cm" svg:viewBox="0 0 87 744" draw:points="0,0 0,744 87,744 87,0">
          <text:p/>
        </draw:polygon>
        <draw:polygon draw:style-name="gr117" draw:text-style-name="P102" draw:layer="layout" svg:width="0.086cm" svg:height="0.743cm" svg:x="25.884cm" svg:y="6.575cm" svg:viewBox="0 0 87 744" draw:points="0,0 0,744 87,744 87,0">
          <text:p/>
        </draw:polygon>
        <draw:polygon draw:style-name="gr117" draw:text-style-name="P102" draw:layer="layout" svg:width="0.086cm" svg:height="0.743cm" svg:x="25.97cm" svg:y="6.575cm" svg:viewBox="0 0 87 744" draw:points="0,0 0,744 87,744 87,0">
          <text:p/>
        </draw:polygon>
        <draw:polygon draw:style-name="gr117" draw:text-style-name="P102" draw:layer="layout" svg:width="0.088cm" svg:height="0.743cm" svg:x="26.056cm" svg:y="6.575cm" svg:viewBox="0 0 89 744" draw:points="0,0 0,744 89,744 89,0">
          <text:p/>
        </draw:polygon>
        <draw:polygon draw:style-name="gr117" draw:text-style-name="P102" draw:layer="layout" svg:width="0.086cm" svg:height="0.743cm" svg:x="26.143cm" svg:y="6.575cm" svg:viewBox="0 0 87 744" draw:points="0,0 0,744 87,744 87,0">
          <text:p/>
        </draw:polygon>
        <draw:polygon draw:style-name="gr117" draw:text-style-name="P102" draw:layer="layout" svg:width="0.086cm" svg:height="0.743cm" svg:x="26.229cm" svg:y="6.575cm" svg:viewBox="0 0 87 744" draw:points="0,0 0,744 87,744 87,0">
          <text:p/>
        </draw:polygon>
        <draw:polygon draw:style-name="gr117" draw:text-style-name="P102" draw:layer="layout" svg:width="0.086cm" svg:height="0.743cm" svg:x="26.315cm" svg:y="6.575cm" svg:viewBox="0 0 87 744" draw:points="0,0 0,744 87,744 87,0">
          <text:p/>
        </draw:polygon>
        <draw:polygon draw:style-name="gr122" draw:text-style-name="P107" draw:layer="layout" svg:width="0.086cm" svg:height="0.743cm" svg:x="26.401cm" svg:y="6.575cm" svg:viewBox="0 0 87 744" draw:points="0,0 0,744 87,744 87,0">
          <text:p/>
        </draw:polygon>
        <draw:polygon draw:style-name="gr134" draw:text-style-name="P119" draw:layer="layout" svg:width="0.086cm" svg:height="0.743cm" svg:x="26.487cm" svg:y="6.575cm" svg:viewBox="0 0 87 744" draw:points="0,0 0,744 87,744 87,0">
          <text:p/>
        </draw:polygon>
        <draw:polygon draw:style-name="gr135" draw:text-style-name="P120" draw:layer="layout" svg:width="0.086cm" svg:height="0.743cm" svg:x="26.573cm" svg:y="6.575cm" svg:viewBox="0 0 87 744" draw:points="0,0 0,744 87,744 87,0">
          <text:p/>
        </draw:polygon>
        <draw:polygon draw:style-name="gr136" draw:text-style-name="P121" draw:layer="layout" svg:width="0.086cm" svg:height="0.743cm" svg:x="26.659cm" svg:y="6.575cm" svg:viewBox="0 0 87 744" draw:points="0,0 0,744 87,744 87,0">
          <text:p/>
        </draw:polygon>
        <draw:polygon draw:style-name="gr137" draw:text-style-name="P122" draw:layer="layout" svg:width="0.087cm" svg:height="0.743cm" svg:x="26.745cm" svg:y="6.575cm" svg:viewBox="0 0 88 744" draw:points="0,0 0,744 88,744 88,0">
          <text:p/>
        </draw:polygon>
        <draw:polygon draw:style-name="gr137" draw:text-style-name="P122" draw:layer="layout" svg:width="0.086cm" svg:height="0.743cm" svg:x="26.832cm" svg:y="6.575cm" svg:viewBox="0 0 87 744" draw:points="0,0 0,744 87,744 87,0">
          <text:p/>
        </draw:polygon>
        <draw:polygon draw:style-name="gr137" draw:text-style-name="P122" draw:layer="layout" svg:width="0.086cm" svg:height="0.743cm" svg:x="26.918cm" svg:y="6.575cm" svg:viewBox="0 0 87 744" draw:points="0,0 0,744 87,744 87,0">
          <text:p/>
        </draw:polygon>
        <draw:polygon draw:style-name="gr137" draw:text-style-name="P122" draw:layer="layout" svg:width="0.086cm" svg:height="0.743cm" svg:x="27.004cm" svg:y="6.575cm" svg:viewBox="0 0 87 744" draw:points="0,0 0,744 87,744 87,0">
          <text:p/>
        </draw:polygon>
        <draw:polygon draw:style-name="gr137" draw:text-style-name="P122" draw:layer="layout" svg:width="0.086cm" svg:height="0.743cm" svg:x="27.09cm" svg:y="6.575cm" svg:viewBox="0 0 87 744" draw:points="0,0 0,744 87,744 87,0">
          <text:p/>
        </draw:polygon>
        <draw:polygon draw:style-name="gr137" draw:text-style-name="P122" draw:layer="layout" svg:width="0.086cm" svg:height="0.743cm" svg:x="27.176cm" svg:y="6.575cm" svg:viewBox="0 0 87 744" draw:points="0,0 0,744 87,744 87,0">
          <text:p/>
        </draw:polygon>
        <draw:polygon draw:style-name="gr137" draw:text-style-name="P122" draw:layer="layout" svg:width="0.086cm" svg:height="0.743cm" svg:x="27.262cm" svg:y="6.575cm" svg:viewBox="0 0 87 744" draw:points="0,0 0,744 87,744 87,0">
          <text:p/>
        </draw:polygon>
        <draw:polygon draw:style-name="gr137" draw:text-style-name="P122" draw:layer="layout" svg:width="0.086cm" svg:height="0.743cm" svg:x="27.348cm" svg:y="6.575cm" svg:viewBox="0 0 87 744" draw:points="0,0 0,744 87,744 87,0">
          <text:p/>
        </draw:polygon>
        <draw:polygon draw:style-name="gr137" draw:text-style-name="P122" draw:layer="layout" svg:width="0.086cm" svg:height="0.743cm" svg:x="27.434cm" svg:y="6.575cm" svg:viewBox="0 0 87 744" draw:points="0,0 0,744 87,744 87,0">
          <text:p/>
        </draw:polygon>
        <draw:polygon draw:style-name="gr137" draw:text-style-name="P122" draw:layer="layout" svg:width="0.087cm" svg:height="0.743cm" svg:x="27.52cm" svg:y="6.575cm" svg:viewBox="0 0 88 744" draw:points="0,0 0,744 88,744 88,0">
          <text:p/>
        </draw:polygon>
        <draw:polygon draw:style-name="gr138" draw:text-style-name="P123" draw:layer="layout" svg:width="0.086cm" svg:height="0.743cm" svg:x="27.607cm" svg:y="6.575cm" svg:viewBox="0 0 87 744" draw:points="0,0 0,744 87,744 87,0">
          <text:p/>
        </draw:polygon>
        <draw:polygon draw:style-name="gr139" draw:text-style-name="P124" draw:layer="layout" svg:width="0.086cm" svg:height="0.743cm" svg:x="27.693cm" svg:y="6.575cm" svg:viewBox="0 0 87 744" draw:points="0,0 0,744 87,744 87,0">
          <text:p/>
        </draw:polygon>
        <draw:polygon draw:style-name="gr140" draw:text-style-name="P125" draw:layer="layout" svg:width="0.086cm" svg:height="0.743cm" svg:x="27.779cm" svg:y="6.575cm" svg:viewBox="0 0 87 744" draw:points="0,0 0,744 87,744 87,0">
          <text:p/>
        </draw:polygon>
        <draw:polygon draw:style-name="gr141" draw:text-style-name="P126" draw:layer="layout" svg:width="0.086cm" svg:height="0.743cm" svg:x="27.865cm" svg:y="6.575cm" svg:viewBox="0 0 87 744" draw:points="0,0 0,744 87,744 87,0">
          <text:p/>
        </draw:polygon>
        <draw:polygon draw:style-name="gr142" draw:text-style-name="P127" draw:layer="layout" svg:width="0.086cm" svg:height="0.743cm" svg:x="27.951cm" svg:y="6.575cm" svg:viewBox="0 0 87 744" draw:points="0,0 0,744 87,744 87,0">
          <text:p/>
        </draw:polygon>
        <draw:polygon draw:style-name="gr118" draw:text-style-name="P103" draw:layer="layout" svg:width="0.086cm" svg:height="0.743cm" svg:x="28.037cm" svg:y="6.575cm" svg:viewBox="0 0 87 744" draw:points="0,0 0,744 87,744 87,0">
          <text:p/>
        </draw:polygon>
        <draw:polygon draw:style-name="gr132" draw:text-style-name="P117" draw:layer="layout" svg:width="0.086cm" svg:height="0.743cm" svg:x="28.123cm" svg:y="6.575cm" svg:viewBox="0 0 87 744" draw:points="0,0 0,744 87,744 87,0">
          <text:p/>
        </draw:polygon>
        <draw:polygon draw:style-name="gr133" draw:text-style-name="P118" draw:layer="layout" svg:width="0.087cm" svg:height="0.743cm" svg:x="28.209cm" svg:y="6.575cm" svg:viewBox="0 0 88 744" draw:points="0,0 0,744 88,744 88,0">
          <text:p/>
        </draw:polygon>
        <draw:polygon draw:style-name="gr117" draw:text-style-name="P102" draw:layer="layout" svg:width="0.086cm" svg:height="0.743cm" svg:x="28.296cm" svg:y="6.575cm" svg:viewBox="0 0 87 744" draw:points="0,0 0,744 87,744 87,0">
          <text:p/>
        </draw:polygon>
        <draw:polygon draw:style-name="gr133" draw:text-style-name="P118" draw:layer="layout" svg:width="0.086cm" svg:height="0.743cm" svg:x="28.382cm" svg:y="6.575cm" svg:viewBox="0 0 87 744" draw:points="0,0 0,744 87,744 87,0">
          <text:p/>
        </draw:polygon>
        <draw:polygon draw:style-name="gr117" draw:text-style-name="P102" draw:layer="layout" svg:width="0.086cm" svg:height="0.743cm" svg:x="28.468cm" svg:y="6.575cm" svg:viewBox="0 0 87 744" draw:points="0,0 0,744 87,744 87,0">
          <text:p/>
        </draw:polygon>
        <draw:polygon draw:style-name="gr71" draw:text-style-name="P67" draw:layer="layout" svg:width="0cm" svg:height="0.123cm" svg:x="23.085cm" svg:y="7.318cm" svg:viewBox="0 0 0 124" draw:points="0,0 0,124">
          <text:p/>
        </draw:polygon>
        <draw:line draw:style-name="gr72" draw:text-style-name="P68" draw:layer="layout" svg:x1="23.085cm" svg:y1="7.318cm" svg:x2="23.085cm" svg:y2="7.442cm">
          <text:p/>
        </draw:line>
        <draw:polygon draw:style-name="gr71" draw:text-style-name="P67" draw:layer="layout" svg:width="0cm" svg:height="0.123cm" svg:x="23.516cm" svg:y="7.318cm" svg:viewBox="0 0 0 124" draw:points="0,0 0,124">
          <text:p/>
        </draw:polygon>
        <draw:line draw:style-name="gr72" draw:text-style-name="P68" draw:layer="layout" svg:x1="23.516cm" svg:y1="7.318cm" svg:x2="23.516cm" svg:y2="7.442cm">
          <text:p/>
        </draw:line>
        <draw:frame draw:style-name="gr73" draw:text-style-name="P2" draw:layer="layout" svg:width="0.352cm" svg:height="0.39cm" svg:x="22.998cm" svg:y="7.496cm">
          <draw:text-box>
            <text:p text:style-name="P1"><text:span text:style-name="T1">0</text:span></text:p>
          </draw:text-box>
        </draw:frame>
        <draw:polygon draw:style-name="gr71" draw:text-style-name="P67" draw:layer="layout" svg:width="0cm" svg:height="0.123cm" svg:x="23.946cm" svg:y="7.318cm" svg:viewBox="0 0 0 124" draw:points="0,0 0,124">
          <text:p/>
        </draw:polygon>
        <draw:line draw:style-name="gr72" draw:text-style-name="P68" draw:layer="layout" svg:x1="23.946cm" svg:y1="7.318cm" svg:x2="23.946cm" svg:y2="7.442cm">
          <text:p/>
        </draw:line>
        <draw:polygon draw:style-name="gr71" draw:text-style-name="P67" draw:layer="layout" svg:width="0cm" svg:height="0.123cm" svg:x="24.377cm" svg:y="7.318cm" svg:viewBox="0 0 0 124" draw:points="0,0 0,124">
          <text:p/>
        </draw:polygon>
        <draw:line draw:style-name="gr72" draw:text-style-name="P68" draw:layer="layout" svg:x1="24.377cm" svg:y1="7.318cm" svg:x2="24.377cm" svg:y2="7.442cm">
          <text:p/>
        </draw:line>
        <draw:polygon draw:style-name="gr71" draw:text-style-name="P67" draw:layer="layout" svg:width="0cm" svg:height="0.123cm" svg:x="24.808cm" svg:y="7.318cm" svg:viewBox="0 0 0 124" draw:points="0,0 0,124">
          <text:p/>
        </draw:polygon>
        <draw:line draw:style-name="gr72" draw:text-style-name="P68" draw:layer="layout" svg:x1="24.808cm" svg:y1="7.318cm" svg:x2="24.808cm" svg:y2="7.442cm">
          <text:p/>
        </draw:line>
        <draw:polygon draw:style-name="gr71" draw:text-style-name="P67" draw:layer="layout" svg:width="0cm" svg:height="0.123cm" svg:x="25.238cm" svg:y="7.318cm" svg:viewBox="0 0 0 124" draw:points="0,0 0,124">
          <text:p/>
        </draw:polygon>
        <draw:line draw:style-name="gr72" draw:text-style-name="P68" draw:layer="layout" svg:x1="25.238cm" svg:y1="7.318cm" svg:x2="25.238cm" svg:y2="7.442cm">
          <text:p/>
        </draw:line>
        <draw:polygon draw:style-name="gr71" draw:text-style-name="P67" draw:layer="layout" svg:width="0cm" svg:height="0.123cm" svg:x="25.669cm" svg:y="7.318cm" svg:viewBox="0 0 0 124" draw:points="0,0 0,124">
          <text:p/>
        </draw:polygon>
        <draw:line draw:style-name="gr72" draw:text-style-name="P68" draw:layer="layout" svg:x1="25.669cm" svg:y1="7.318cm" svg:x2="25.669cm" svg:y2="7.442cm">
          <text:p/>
        </draw:line>
        <draw:polygon draw:style-name="gr71" draw:text-style-name="P67" draw:layer="layout" svg:width="0cm" svg:height="0.123cm" svg:x="26.099cm" svg:y="7.318cm" svg:viewBox="0 0 0 124" draw:points="0,0 0,124">
          <text:p/>
        </draw:polygon>
        <draw:line draw:style-name="gr72" draw:text-style-name="P68" draw:layer="layout" svg:x1="26.099cm" svg:y1="7.318cm" svg:x2="26.099cm" svg:y2="7.442cm">
          <text:p/>
        </draw:line>
        <draw:polygon draw:style-name="gr71" draw:text-style-name="P67" draw:layer="layout" svg:width="0cm" svg:height="0.123cm" svg:x="26.53cm" svg:y="7.318cm" svg:viewBox="0 0 0 124" draw:points="0,0 0,124">
          <text:p/>
        </draw:polygon>
        <draw:line draw:style-name="gr72" draw:text-style-name="P68" draw:layer="layout" svg:x1="26.53cm" svg:y1="7.318cm" svg:x2="26.53cm" svg:y2="7.442cm">
          <text:p/>
        </draw:line>
        <draw:polygon draw:style-name="gr71" draw:text-style-name="P67" draw:layer="layout" svg:width="0cm" svg:height="0.123cm" svg:x="26.961cm" svg:y="7.318cm" svg:viewBox="0 0 0 124" draw:points="0,0 0,124">
          <text:p/>
        </draw:polygon>
        <draw:line draw:style-name="gr72" draw:text-style-name="P68" draw:layer="layout" svg:x1="26.961cm" svg:y1="7.318cm" svg:x2="26.961cm" svg:y2="7.442cm">
          <text:p/>
        </draw:line>
        <draw:polygon draw:style-name="gr71" draw:text-style-name="P67" draw:layer="layout" svg:width="0cm" svg:height="0.123cm" svg:x="27.391cm" svg:y="7.318cm" svg:viewBox="0 0 0 124" draw:points="0,0 0,124">
          <text:p/>
        </draw:polygon>
        <draw:line draw:style-name="gr72" draw:text-style-name="P68" draw:layer="layout" svg:x1="27.391cm" svg:y1="7.318cm" svg:x2="27.391cm" svg:y2="7.442cm">
          <text:p/>
        </draw:line>
        <draw:polygon draw:style-name="gr71" draw:text-style-name="P67" draw:layer="layout" svg:width="0cm" svg:height="0.123cm" svg:x="27.822cm" svg:y="7.318cm" svg:viewBox="0 0 0 124" draw:points="0,0 0,124">
          <text:p/>
        </draw:polygon>
        <draw:line draw:style-name="gr72" draw:text-style-name="P68" draw:layer="layout" svg:x1="27.822cm" svg:y1="7.318cm" svg:x2="27.822cm" svg:y2="7.442cm">
          <text:p/>
        </draw:line>
        <draw:frame draw:style-name="gr74" draw:text-style-name="P2" draw:layer="layout" svg:width="4.625cm" svg:height="0.39cm" svg:x="23.428cm" svg:y="7.496cm">
          <draw:text-box>
            <text:p text:style-name="P1"><text:span text:style-name="T1">5 </text:span><text:span text:style-name="T1">1</text:span><text:span text:style-name="T1">0 </text:span><text:span text:style-name="T1">1</text:span><text:span text:style-name="T1">5 </text:span><text:span text:style-name="T1">2</text:span><text:span text:style-name="T1">0 </text:span><text:span text:style-name="T1">2</text:span><text:span text:style-name="T1">5 </text:span><text:span text:style-name="T1">3</text:span><text:span text:style-name="T1">0 </text:span><text:span text:style-name="T1">3</text:span><text:span text:style-name="T1">5 </text:span><text:span text:style-name="T1">4</text:span><text:span text:style-name="T1">0 </text:span><text:span text:style-name="T1">4</text:span><text:span text:style-name="T1">5 </text:span><text:span text:style-name="T1">5</text:span><text:span text:style-name="T1">0 </text:span><text:span text:style-name="T1">5</text:span><text:span text:style-name="T1">5</text:span></text:p>
          </draw:text-box>
        </draw:frame>
        <draw:polygon draw:style-name="gr71" draw:text-style-name="P67" draw:layer="layout" svg:width="0.122cm" svg:height="0cm" svg:x="22.919cm" svg:y="3.231cm" svg:viewBox="0 0 123 0" draw:points="123,0 0,0">
          <text:p/>
        </draw:polygon>
        <draw:line draw:style-name="gr72" draw:text-style-name="P68" draw:layer="layout" svg:x1="23.042cm" svg:y1="3.231cm" svg:x2="22.919cm" svg:y2="3.231cm">
          <text:p/>
        </draw:line>
        <draw:polygon draw:style-name="gr71" draw:text-style-name="P67" draw:layer="layout" svg:width="0.122cm" svg:height="0cm" svg:x="22.919cm" svg:y="3.974cm" svg:viewBox="0 0 123 0" draw:points="123,0 0,0">
          <text:p/>
        </draw:polygon>
        <draw:line draw:style-name="gr72" draw:text-style-name="P68" draw:layer="layout" svg:x1="23.042cm" svg:y1="3.974cm" svg:x2="22.919cm" svg:y2="3.974cm">
          <text:p/>
        </draw:line>
        <draw:polygon draw:style-name="gr71" draw:text-style-name="P67" draw:layer="layout" svg:width="0.122cm" svg:height="0cm" svg:x="22.919cm" svg:y="4.717cm" svg:viewBox="0 0 123 0" draw:points="123,0 0,0">
          <text:p/>
        </draw:polygon>
        <draw:line draw:style-name="gr72" draw:text-style-name="P68" draw:layer="layout" svg:x1="23.042cm" svg:y1="4.717cm" svg:x2="22.919cm" svg:y2="4.717cm">
          <text:p/>
        </draw:line>
        <draw:polygon draw:style-name="gr71" draw:text-style-name="P67" draw:layer="layout" svg:width="0.122cm" svg:height="0cm" svg:x="22.919cm" svg:y="5.46cm" svg:viewBox="0 0 123 0" draw:points="123,0 0,0">
          <text:p/>
        </draw:polygon>
        <draw:line draw:style-name="gr72" draw:text-style-name="P68" draw:layer="layout" svg:x1="23.042cm" svg:y1="5.46cm" svg:x2="22.919cm" svg:y2="5.46cm">
          <text:p/>
        </draw:line>
        <draw:polygon draw:style-name="gr71" draw:text-style-name="P67" draw:layer="layout" svg:width="0.122cm" svg:height="0cm" svg:x="22.919cm" svg:y="6.203cm" svg:viewBox="0 0 123 0" draw:points="123,0 0,0">
          <text:p/>
        </draw:polygon>
        <draw:line draw:style-name="gr72" draw:text-style-name="P68" draw:layer="layout" svg:x1="23.042cm" svg:y1="6.203cm" svg:x2="22.919cm" svg:y2="6.203cm">
          <text:p/>
        </draw:line>
        <draw:polygon draw:style-name="gr71" draw:text-style-name="P67" draw:layer="layout" svg:width="0.122cm" svg:height="0cm" svg:x="22.919cm" svg:y="6.947cm" svg:viewBox="0 0 123 0" draw:points="123,0 0,0">
          <text:p/>
        </draw:polygon>
        <draw:line draw:style-name="gr72" draw:text-style-name="P68" draw:layer="layout" svg:x1="23.042cm" svg:y1="6.947cm" svg:x2="22.919cm" svg:y2="6.947cm">
          <text:p/>
        </draw:line>
        <draw:line draw:style-name="gr80" draw:text-style-name="P68" draw:layer="layout" svg:x1="23.042cm" svg:y1="7.318cm" svg:x2="23.042cm" svg:y2="2.859cm">
          <text:p/>
        </draw:line>
        <draw:line draw:style-name="gr80" draw:text-style-name="P68" draw:layer="layout" svg:x1="28.554cm" svg:y1="7.318cm" svg:x2="28.554cm" svg:y2="2.859cm">
          <text:p/>
        </draw:line>
        <draw:line draw:style-name="gr80" draw:text-style-name="P68" draw:layer="layout" svg:x1="23.042cm" svg:y1="7.318cm" svg:x2="28.554cm" svg:y2="7.318cm">
          <text:p/>
        </draw:line>
        <draw:line draw:style-name="gr80" draw:text-style-name="P68" draw:layer="layout" svg:x1="23.042cm" svg:y1="2.859cm" svg:x2="28.554cm" svg:y2="2.859cm">
          <text:p/>
        </draw:line>
        <draw:polygon draw:style-name="gr12" draw:text-style-name="P8" draw:layer="layout" svg:width="0.223cm" svg:height="4.459cm" svg:x="28.898cm" svg:y="2.859cm" svg:viewBox="0 0 224 4460" draw:points="0,4460 224,4460 224,0 0,0">
          <text:p/>
        </draw:polygon>
        <draw:frame draw:style-name="gr82" draw:text-style-name="P68" draw:layer="layout" svg:width="0.228cm" svg:height="4.457cm" svg:x="28.897cm" svg:y="2.849cm">
          <draw:image xlink:href="Pictures/10000000000000120000015F82365475875EF4B2.png" xlink:type="simple" xlink:show="embed" xlink:actuate="onLoad" loext:mime-type="image/png">
            <text:p/>
          </draw:image>
        </draw:frame>
        <draw:polygon draw:style-name="gr71" draw:text-style-name="P67" draw:layer="layout" svg:width="0.123cm" svg:height="0cm" svg:x="29.121cm" svg:y="7.318cm" svg:viewBox="0 0 124 0" draw:points="0,0 124,0">
          <text:p/>
        </draw:polygon>
        <draw:line draw:style-name="gr72" draw:text-style-name="P68" draw:layer="layout" svg:x1="29.121cm" svg:y1="7.318cm" svg:x2="29.245cm" svg:y2="7.318cm">
          <text:p/>
        </draw:line>
        <draw:polygon draw:style-name="gr71" draw:text-style-name="P67" draw:layer="layout" svg:width="0.123cm" svg:height="0cm" svg:x="29.121cm" svg:y="6.426cm" svg:viewBox="0 0 124 0" draw:points="0,0 124,0">
          <text:p/>
        </draw:polygon>
        <draw:line draw:style-name="gr72" draw:text-style-name="P68" draw:layer="layout" svg:x1="29.121cm" svg:y1="6.426cm" svg:x2="29.245cm" svg:y2="6.426cm">
          <text:p/>
        </draw:line>
        <draw:frame draw:style-name="gr83" draw:text-style-name="P2" draw:layer="layout" svg:width="0.447cm" svg:height="0.39cm" svg:x="29.369cm" svg:y="7.127cm">
          <draw:text-box>
            <text:p text:style-name="P1"><text:span text:style-name="T1">0</text:span><text:span text:style-name="T1">.</text:span><text:span text:style-name="T1">0</text:span></text:p>
          </draw:text-box>
        </draw:frame>
        <draw:polygon draw:style-name="gr71" draw:text-style-name="P67" draw:layer="layout" svg:width="0.123cm" svg:height="0cm" svg:x="29.121cm" svg:y="5.534cm" svg:viewBox="0 0 124 0" draw:points="0,0 124,0">
          <text:p/>
        </draw:polygon>
        <draw:line draw:style-name="gr72" draw:text-style-name="P68" draw:layer="layout" svg:x1="29.121cm" svg:y1="5.534cm" svg:x2="29.245cm" svg:y2="5.534cm">
          <text:p/>
        </draw:line>
        <draw:frame draw:style-name="gr83" draw:text-style-name="P2" draw:layer="layout" svg:width="0.447cm" svg:height="0.39cm" svg:x="29.369cm" svg:y="6.235cm">
          <draw:text-box>
            <text:p text:style-name="P1"><text:span text:style-name="T1">0</text:span><text:span text:style-name="T1">.</text:span><text:span text:style-name="T1">1</text:span></text:p>
          </draw:text-box>
        </draw:frame>
        <draw:polygon draw:style-name="gr71" draw:text-style-name="P67" draw:layer="layout" svg:width="0.123cm" svg:height="0cm" svg:x="29.121cm" svg:y="4.643cm" svg:viewBox="0 0 124 0" draw:points="0,0 124,0">
          <text:p/>
        </draw:polygon>
        <draw:line draw:style-name="gr72" draw:text-style-name="P68" draw:layer="layout" svg:x1="29.121cm" svg:y1="4.643cm" svg:x2="29.245cm" svg:y2="4.643cm">
          <text:p/>
        </draw:line>
        <draw:frame draw:style-name="gr83" draw:text-style-name="P2" draw:layer="layout" svg:width="0.447cm" svg:height="0.39cm" svg:x="29.369cm" svg:y="5.343cm">
          <draw:text-box>
            <text:p text:style-name="P1"><text:span text:style-name="T1">0</text:span><text:span text:style-name="T1">.</text:span><text:span text:style-name="T1">2</text:span></text:p>
          </draw:text-box>
        </draw:frame>
        <draw:polygon draw:style-name="gr71" draw:text-style-name="P67" draw:layer="layout" svg:width="0.123cm" svg:height="0cm" svg:x="29.121cm" svg:y="3.751cm" svg:viewBox="0 0 124 0" draw:points="0,0 124,0">
          <text:p/>
        </draw:polygon>
        <draw:line draw:style-name="gr72" draw:text-style-name="P68" draw:layer="layout" svg:x1="29.121cm" svg:y1="3.751cm" svg:x2="29.245cm" svg:y2="3.751cm">
          <text:p/>
        </draw:line>
        <draw:frame draw:style-name="gr83" draw:text-style-name="P2" draw:layer="layout" svg:width="0.447cm" svg:height="0.39cm" svg:x="29.369cm" svg:y="4.451cm">
          <draw:text-box>
            <text:p text:style-name="P1"><text:span text:style-name="T1">0</text:span><text:span text:style-name="T1">.</text:span><text:span text:style-name="T1">3</text:span></text:p>
          </draw:text-box>
        </draw:frame>
        <draw:polygon draw:style-name="gr71" draw:text-style-name="P67" draw:layer="layout" svg:width="0.123cm" svg:height="0cm" svg:x="29.121cm" svg:y="2.859cm" svg:viewBox="0 0 124 0" draw:points="0,0 124,0">
          <text:p/>
        </draw:polygon>
        <draw:line draw:style-name="gr72" draw:text-style-name="P68" draw:layer="layout" svg:x1="29.121cm" svg:y1="2.859cm" svg:x2="29.245cm" svg:y2="2.859cm">
          <text:p/>
        </draw:line>
        <draw:frame draw:style-name="gr83" draw:text-style-name="P2" draw:layer="layout" svg:width="0.447cm" svg:height="0.39cm" svg:x="29.369cm" svg:y="3.559cm">
          <draw:text-box>
            <text:p text:style-name="P1"><text:span text:style-name="T1">0</text:span><text:span text:style-name="T1">.</text:span><text:span text:style-name="T1">4</text:span></text:p>
          </draw:text-box>
        </draw:frame>
        <draw:polygon draw:style-name="gr80" draw:text-style-name="P68" draw:layer="layout" svg:width="0.223cm" svg:height="4.459cm" svg:x="28.898cm" svg:y="2.859cm" svg:viewBox="0 0 224 4460" draw:points="0,4460 113,4460 224,4460 224,0 113,0 0,0">
          <text:p/>
        </draw:polygon>
        <draw:frame draw:style-name="gr83" draw:text-style-name="P2" draw:layer="layout" svg:width="0.447cm" svg:height="0.39cm" svg:x="29.369cm" svg:y="2.668cm">
          <draw:text-box>
            <text:p text:style-name="P1"><text:span text:style-name="T1">0</text:span><text:span text:style-name="T1">.</text:span><text:span text:style-name="T1">5</text:span></text:p>
          </draw:text-box>
        </draw:frame>
        <draw:frame draw:style-name="gr73" draw:text-style-name="P2" draw:layer="layout" svg:width="0.352cm" svg:height="0.39cm" svg:x="28.884cm" svg:y="7.434cm">
          <draw:text-box>
            <text:p text:style-name="P1"><text:span text:style-name="T1">I</text:span><text:span text:style-name="T1">E</text:span></text:p>
          </draw:text-box>
        </draw:frame>
        <draw:frame draw:style-name="gr1" draw:text-style-name="P2" draw:layer="layout" svg:width="5.37cm" svg:height="0.39cm" svg:x="14.581cm" svg:y="7.957cm">
          <draw:text-box>
            <text:p text:style-name="P1"><text:span text:style-name="T1">c</text:span><text:span text:style-name="T1">e</text:span><text:span text:style-name="T1">n</text:span><text:span text:style-name="T1">t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v</text:span><text:span text:style-name="T1">a</text:span><text:span text:style-name="T1">l</text:span><text:span text:style-name="T1"> </text:span><text:span text:style-name="T1">o</text:span><text:span text:style-name="T1">f</text:span><text:span text:style-name="T1"> </text:span><text:span text:style-name="T1">1</text:span><text:span text:style-name="T1">0</text:span><text:span text:style-name="T1"> </text:span><text:span text:style-name="T1">p</text:span><text:span text:style-name="T1">a</text:span><text:span text:style-name="T1">t</text:span><text:span text:style-name="T1">c</text:span><text:span text:style-name="T1">h</text:span><text:span text:style-name="T1">e</text:span><text:span text:style-name="T1">d</text:span><text:span text:style-name="T1"> </text:span><text:span text:style-name="T1">l</text:span><text:span text:style-name="T1">a</text:span><text:span text:style-name="T1">y</text:span><text:span text:style-name="T1">e</text:span><text:span text:style-name="T1">r</text:span><text:span text:style-name="T1">s</text:span></text:p>
          </draw:text-box>
        </draw:frame>
        <draw:frame draw:style-name="gr1" draw:text-style-name="P2" draw:layer="layout" svg:width="5.37cm" svg:height="0.39cm" svg:x="23.281cm" svg:y="7.957cm">
          <draw:text-box>
            <text:p text:style-name="P1"><text:span text:style-name="T1">c</text:span><text:span text:style-name="T1">e</text:span><text:span text:style-name="T1">n</text:span><text:span text:style-name="T1">t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v</text:span><text:span text:style-name="T1">a</text:span><text:span text:style-name="T1">l</text:span><text:span text:style-name="T1"> </text:span><text:span text:style-name="T1">o</text:span><text:span text:style-name="T1">f</text:span><text:span text:style-name="T1"> </text:span><text:span text:style-name="T1">1</text:span><text:span text:style-name="T1">0</text:span><text:span text:style-name="T1"> </text:span><text:span text:style-name="T1">p</text:span><text:span text:style-name="T1">a</text:span><text:span text:style-name="T1">t</text:span><text:span text:style-name="T1">c</text:span><text:span text:style-name="T1">h</text:span><text:span text:style-name="T1">e</text:span><text:span text:style-name="T1">d</text:span><text:span text:style-name="T1"> </text:span><text:span text:style-name="T1">l</text:span><text:span text:style-name="T1">a</text:span><text:span text:style-name="T1">y</text:span><text:span text:style-name="T1">e</text:span><text:span text:style-name="T1">r</text:span><text:span text:style-name="T1">s</text:span></text:p>
          </draw:text-box>
        </draw:frame>
        <draw:frame draw:style-name="gr143" draw:text-style-name="P129" draw:layer="layout" svg:width="0.762cm" svg:height="2.346cm" svg:x="12.065cm" svg:y="3.826cm">
          <draw:text-box>
            <text:p text:style-name="P128"><text:span text:style-name="T7">-</text:span></text:p>
          </draw:text-box>
        </draw:frame>
        <draw:frame draw:style-name="gr143" draw:text-style-name="P131" draw:layer="layout" svg:width="0.762cm" svg:height="4.814cm" svg:x="12.665cm" svg:y="3.326cm">
          <draw:text-box>
            <text:p text:style-name="P130"><text:span text:style-name="T8">(</text:span></text:p>
          </draw:text-box>
        </draw:frame>
        <draw:frame draw:style-name="gr143" draw:text-style-name="P131" draw:layer="layout" svg:width="0.762cm" svg:height="4.814cm" svg:x="29.725cm" svg:y="3.331cm">
          <draw:text-box>
            <text:p text:style-name="P130"><text:span text:style-name="T8">)</text:span></text:p>
          </draw:text-box>
        </draw:frame>
        <draw:frame draw:style-name="gr143" draw:text-style-name="P129" draw:layer="layout" svg:width="0.762cm" svg:height="2.346cm" svg:x="21.445cm" svg:y="3.896cm">
          <draw:text-box>
            <text:p text:style-name="P128"><text:span text:style-name="T7">+</text:span></text:p>
          </draw:text-box>
        </draw:frame>
        <draw:frame draw:style-name="gr143" draw:text-style-name="P133" draw:layer="layout" svg:width="0.762cm" svg:height="2.346cm" svg:x="31.165cm" svg:y="3.926cm">
          <draw:text-box>
            <text:p text:style-name="P132"><text:span text:style-name="T9">=</text:span></text:p>
          </draw:text-box>
        </draw:frame>
        <draw:polygon draw:style-name="gr12" draw:text-style-name="P8" draw:layer="layout" svg:width="5.512cm" svg:height="4.459cm" svg:x="34.152cm" svg:y="2.931cm" svg:viewBox="0 0 5513 4460" draw:points="0,4460 5513,4460 5513,0 0,0">
          <text:p/>
        </draw:polygon>
        <draw:polygon draw:style-name="gr144" draw:text-style-name="P134" draw:layer="layout" svg:width="0.086cm" svg:height="0.744cm" svg:x="34.152cm" svg:y="4.417cm" svg:viewBox="0 0 87 745" draw:points="0,0 0,745 87,745 87,0">
          <text:p/>
        </draw:polygon>
        <draw:polygon draw:style-name="gr145" draw:text-style-name="P135" draw:layer="layout" svg:width="0.086cm" svg:height="0.744cm" svg:x="34.238cm" svg:y="4.417cm" svg:viewBox="0 0 87 745" draw:points="0,0 0,745 87,745 87,0">
          <text:p/>
        </draw:polygon>
        <draw:polygon draw:style-name="gr144" draw:text-style-name="P134" draw:layer="layout" svg:width="0.087cm" svg:height="0.744cm" svg:x="34.324cm" svg:y="4.417cm" svg:viewBox="0 0 88 745" draw:points="0,0 0,745 88,745 88,0">
          <text:p/>
        </draw:polygon>
        <draw:polygon draw:style-name="gr144" draw:text-style-name="P134" draw:layer="layout" svg:width="0.086cm" svg:height="0.744cm" svg:x="34.411cm" svg:y="4.417cm" svg:viewBox="0 0 87 745" draw:points="0,0 0,745 87,745 87,0">
          <text:p/>
        </draw:polygon>
        <draw:polygon draw:style-name="gr146" draw:text-style-name="P136" draw:layer="layout" svg:width="0.086cm" svg:height="0.744cm" svg:x="34.497cm" svg:y="4.417cm" svg:viewBox="0 0 87 745" draw:points="0,0 0,745 87,745 87,0">
          <text:p/>
        </draw:polygon>
        <draw:polygon draw:style-name="gr146" draw:text-style-name="P136" draw:layer="layout" svg:width="0.086cm" svg:height="0.744cm" svg:x="34.583cm" svg:y="4.417cm" svg:viewBox="0 0 87 745" draw:points="0,0 0,745 87,745 87,0">
          <text:p/>
        </draw:polygon>
        <draw:polygon draw:style-name="gr146" draw:text-style-name="P136" draw:layer="layout" svg:width="0.086cm" svg:height="0.744cm" svg:x="34.669cm" svg:y="4.417cm" svg:viewBox="0 0 87 745" draw:points="0,0 0,745 87,745 87,0">
          <text:p/>
        </draw:polygon>
        <draw:polygon draw:style-name="gr145" draw:text-style-name="P135" draw:layer="layout" svg:width="0.086cm" svg:height="0.744cm" svg:x="34.755cm" svg:y="4.417cm" svg:viewBox="0 0 87 745" draw:points="0,0 0,745 87,745 87,0">
          <text:p/>
        </draw:polygon>
        <draw:polygon draw:style-name="gr145" draw:text-style-name="P135" draw:layer="layout" svg:width="0.086cm" svg:height="0.744cm" svg:x="34.841cm" svg:y="4.417cm" svg:viewBox="0 0 87 745" draw:points="0,0 0,745 87,745 87,0">
          <text:p/>
        </draw:polygon>
        <draw:polygon draw:style-name="gr145" draw:text-style-name="P135" draw:layer="layout" svg:width="0.086cm" svg:height="0.744cm" svg:x="34.927cm" svg:y="4.417cm" svg:viewBox="0 0 87 745" draw:points="0,0 0,745 87,745 87,0">
          <text:p/>
        </draw:polygon>
        <draw:polygon draw:style-name="gr145" draw:text-style-name="P135" draw:layer="layout" svg:width="0.087cm" svg:height="0.744cm" svg:x="35.013cm" svg:y="4.417cm" svg:viewBox="0 0 88 745" draw:points="0,0 0,745 88,745 88,0">
          <text:p/>
        </draw:polygon>
        <draw:polygon draw:style-name="gr145" draw:text-style-name="P135" draw:layer="layout" svg:width="0.086cm" svg:height="0.744cm" svg:x="35.1cm" svg:y="4.417cm" svg:viewBox="0 0 87 745" draw:points="0,0 0,745 87,745 87,0">
          <text:p/>
        </draw:polygon>
        <draw:polygon draw:style-name="gr144" draw:text-style-name="P134" draw:layer="layout" svg:width="0.086cm" svg:height="0.744cm" svg:x="35.186cm" svg:y="4.417cm" svg:viewBox="0 0 87 745" draw:points="0,0 0,745 87,745 87,0">
          <text:p/>
        </draw:polygon>
        <draw:polygon draw:style-name="gr145" draw:text-style-name="P135" draw:layer="layout" svg:width="0.086cm" svg:height="0.744cm" svg:x="35.272cm" svg:y="4.417cm" svg:viewBox="0 0 87 745" draw:points="0,0 0,745 87,745 87,0">
          <text:p/>
        </draw:polygon>
        <draw:polygon draw:style-name="gr145" draw:text-style-name="P135" draw:layer="layout" svg:width="0.086cm" svg:height="0.744cm" svg:x="35.358cm" svg:y="4.417cm" svg:viewBox="0 0 87 745" draw:points="0,0 0,745 87,745 87,0">
          <text:p/>
        </draw:polygon>
        <draw:polygon draw:style-name="gr145" draw:text-style-name="P135" draw:layer="layout" svg:width="0.086cm" svg:height="0.744cm" svg:x="35.444cm" svg:y="4.417cm" svg:viewBox="0 0 87 745" draw:points="0,0 0,745 87,745 87,0">
          <text:p/>
        </draw:polygon>
        <draw:polygon draw:style-name="gr145" draw:text-style-name="P135" draw:layer="layout" svg:width="0.086cm" svg:height="0.744cm" svg:x="35.53cm" svg:y="4.417cm" svg:viewBox="0 0 87 745" draw:points="0,0 0,745 87,745 87,0">
          <text:p/>
        </draw:polygon>
        <draw:polygon draw:style-name="gr147" draw:text-style-name="P137" draw:layer="layout" svg:width="0.086cm" svg:height="0.744cm" svg:x="35.616cm" svg:y="4.417cm" svg:viewBox="0 0 87 745" draw:points="0,0 0,745 87,745 87,0">
          <text:p/>
        </draw:polygon>
        <draw:polygon draw:style-name="gr148" draw:text-style-name="P138" draw:layer="layout" svg:width="0.086cm" svg:height="0.744cm" svg:x="35.702cm" svg:y="4.417cm" svg:viewBox="0 0 87 745" draw:points="0,0 0,745 87,745 87,0">
          <text:p/>
        </draw:polygon>
        <draw:polygon draw:style-name="gr148" draw:text-style-name="P138" draw:layer="layout" svg:width="0.087cm" svg:height="0.744cm" svg:x="35.788cm" svg:y="4.417cm" svg:viewBox="0 0 88 745" draw:points="0,0 0,745 88,745 88,0">
          <text:p/>
        </draw:polygon>
        <draw:polygon draw:style-name="gr149" draw:text-style-name="P139" draw:layer="layout" svg:width="0.086cm" svg:height="0.744cm" svg:x="35.875cm" svg:y="4.417cm" svg:viewBox="0 0 87 745" draw:points="0,0 0,745 87,745 87,0">
          <text:p/>
        </draw:polygon>
        <draw:polygon draw:style-name="gr148" draw:text-style-name="P138" draw:layer="layout" svg:width="0.086cm" svg:height="0.744cm" svg:x="35.961cm" svg:y="4.417cm" svg:viewBox="0 0 87 745" draw:points="0,0 0,745 87,745 87,0">
          <text:p/>
        </draw:polygon>
        <draw:polygon draw:style-name="gr147" draw:text-style-name="P137" draw:layer="layout" svg:width="0.086cm" svg:height="0.744cm" svg:x="36.047cm" svg:y="4.417cm" svg:viewBox="0 0 87 745" draw:points="0,0 0,745 87,745 87,0">
          <text:p/>
        </draw:polygon>
        <draw:polygon draw:style-name="gr148" draw:text-style-name="P138" draw:layer="layout" svg:width="0.086cm" svg:height="0.744cm" svg:x="36.133cm" svg:y="4.417cm" svg:viewBox="0 0 87 745" draw:points="0,0 0,745 87,745 87,0">
          <text:p/>
        </draw:polygon>
        <draw:polygon draw:style-name="gr148" draw:text-style-name="P138" draw:layer="layout" svg:width="0.086cm" svg:height="0.744cm" svg:x="36.219cm" svg:y="4.417cm" svg:viewBox="0 0 87 745" draw:points="0,0 0,745 87,745 87,0">
          <text:p/>
        </draw:polygon>
        <draw:polygon draw:style-name="gr147" draw:text-style-name="P137" draw:layer="layout" svg:width="0.086cm" svg:height="0.744cm" svg:x="36.305cm" svg:y="4.417cm" svg:viewBox="0 0 87 745" draw:points="0,0 0,745 87,745 87,0">
          <text:p/>
        </draw:polygon>
        <draw:polygon draw:style-name="gr147" draw:text-style-name="P137" draw:layer="layout" svg:width="0.086cm" svg:height="0.744cm" svg:x="36.391cm" svg:y="4.417cm" svg:viewBox="0 0 87 745" draw:points="0,0 0,745 87,745 87,0">
          <text:p/>
        </draw:polygon>
        <draw:polygon draw:style-name="gr147" draw:text-style-name="P137" draw:layer="layout" svg:width="0.087cm" svg:height="0.744cm" svg:x="36.477cm" svg:y="4.417cm" svg:viewBox="0 0 88 745" draw:points="0,0 0,745 88,745 88,0">
          <text:p/>
        </draw:polygon>
        <draw:polygon draw:style-name="gr147" draw:text-style-name="P137" draw:layer="layout" svg:width="0.086cm" svg:height="0.744cm" svg:x="36.564cm" svg:y="4.417cm" svg:viewBox="0 0 87 745" draw:points="0,0 0,745 87,745 87,0">
          <text:p/>
        </draw:polygon>
        <draw:polygon draw:style-name="gr147" draw:text-style-name="P137" draw:layer="layout" svg:width="0.086cm" svg:height="0.744cm" svg:x="36.65cm" svg:y="4.417cm" svg:viewBox="0 0 87 745" draw:points="0,0 0,745 87,745 87,0">
          <text:p/>
        </draw:polygon>
        <draw:polygon draw:style-name="gr147" draw:text-style-name="P137" draw:layer="layout" svg:width="0.086cm" svg:height="0.744cm" svg:x="36.736cm" svg:y="4.417cm" svg:viewBox="0 0 87 745" draw:points="0,0 0,745 87,745 87,0">
          <text:p/>
        </draw:polygon>
        <draw:polygon draw:style-name="gr148" draw:text-style-name="P138" draw:layer="layout" svg:width="0.086cm" svg:height="0.744cm" svg:x="36.822cm" svg:y="4.417cm" svg:viewBox="0 0 87 745" draw:points="0,0 0,745 87,745 87,0">
          <text:p/>
        </draw:polygon>
        <draw:polygon draw:style-name="gr147" draw:text-style-name="P137" draw:layer="layout" svg:width="0.086cm" svg:height="0.744cm" svg:x="36.908cm" svg:y="4.417cm" svg:viewBox="0 0 87 745" draw:points="0,0 0,745 87,745 87,0">
          <text:p/>
        </draw:polygon>
        <draw:polygon draw:style-name="gr147" draw:text-style-name="P137" draw:layer="layout" svg:width="0.086cm" svg:height="0.744cm" svg:x="36.994cm" svg:y="4.417cm" svg:viewBox="0 0 87 745" draw:points="0,0 0,745 87,745 87,0">
          <text:p/>
        </draw:polygon>
        <draw:polygon draw:style-name="gr147" draw:text-style-name="P137" draw:layer="layout" svg:width="0.086cm" svg:height="0.744cm" svg:x="37.08cm" svg:y="4.417cm" svg:viewBox="0 0 87 745" draw:points="0,0 0,745 87,745 87,0">
          <text:p/>
        </draw:polygon>
        <draw:polygon draw:style-name="gr147" draw:text-style-name="P137" draw:layer="layout" svg:width="0.088cm" svg:height="0.744cm" svg:x="37.166cm" svg:y="4.417cm" svg:viewBox="0 0 89 745" draw:points="0,0 0,745 89,745 89,0">
          <text:p/>
        </draw:polygon>
        <draw:polygon draw:style-name="gr147" draw:text-style-name="P137" draw:layer="layout" svg:width="0.086cm" svg:height="0.744cm" svg:x="37.253cm" svg:y="4.417cm" svg:viewBox="0 0 87 745" draw:points="0,0 0,745 87,745 87,0">
          <text:p/>
        </draw:polygon>
        <draw:polygon draw:style-name="gr147" draw:text-style-name="P137" draw:layer="layout" svg:width="0.086cm" svg:height="0.744cm" svg:x="37.339cm" svg:y="4.417cm" svg:viewBox="0 0 87 745" draw:points="0,0 0,745 87,745 87,0">
          <text:p/>
        </draw:polygon>
        <draw:polygon draw:style-name="gr147" draw:text-style-name="P137" draw:layer="layout" svg:width="0.086cm" svg:height="0.744cm" svg:x="37.425cm" svg:y="4.417cm" svg:viewBox="0 0 87 745" draw:points="0,0 0,745 87,745 87,0">
          <text:p/>
        </draw:polygon>
        <draw:polygon draw:style-name="gr147" draw:text-style-name="P137" draw:layer="layout" svg:width="0.086cm" svg:height="0.744cm" svg:x="37.511cm" svg:y="4.417cm" svg:viewBox="0 0 87 745" draw:points="0,0 0,745 87,745 87,0">
          <text:p/>
        </draw:polygon>
        <draw:polygon draw:style-name="gr147" draw:text-style-name="P137" draw:layer="layout" svg:width="0.086cm" svg:height="0.744cm" svg:x="37.597cm" svg:y="4.417cm" svg:viewBox="0 0 87 745" draw:points="0,0 0,745 87,745 87,0">
          <text:p/>
        </draw:polygon>
        <draw:polygon draw:style-name="gr147" draw:text-style-name="P137" draw:layer="layout" svg:width="0.086cm" svg:height="0.744cm" svg:x="37.683cm" svg:y="4.417cm" svg:viewBox="0 0 87 745" draw:points="0,0 0,745 87,745 87,0">
          <text:p/>
        </draw:polygon>
        <draw:polygon draw:style-name="gr148" draw:text-style-name="P138" draw:layer="layout" svg:width="0.086cm" svg:height="0.744cm" svg:x="37.769cm" svg:y="4.417cm" svg:viewBox="0 0 87 745" draw:points="0,0 0,745 87,745 87,0">
          <text:p/>
        </draw:polygon>
        <draw:polygon draw:style-name="gr148" draw:text-style-name="P138" draw:layer="layout" svg:width="0.087cm" svg:height="0.744cm" svg:x="37.855cm" svg:y="4.417cm" svg:viewBox="0 0 88 745" draw:points="0,0 0,745 88,745 88,0">
          <text:p/>
        </draw:polygon>
        <draw:polygon draw:style-name="gr148" draw:text-style-name="P138" draw:layer="layout" svg:width="0.086cm" svg:height="0.744cm" svg:x="37.942cm" svg:y="4.417cm" svg:viewBox="0 0 87 745" draw:points="0,0 0,745 87,745 87,0">
          <text:p/>
        </draw:polygon>
        <draw:polygon draw:style-name="gr148" draw:text-style-name="P138" draw:layer="layout" svg:width="0.086cm" svg:height="0.744cm" svg:x="38.028cm" svg:y="4.417cm" svg:viewBox="0 0 87 745" draw:points="0,0 0,745 87,745 87,0">
          <text:p/>
        </draw:polygon>
        <draw:polygon draw:style-name="gr148" draw:text-style-name="P138" draw:layer="layout" svg:width="0.086cm" svg:height="0.744cm" svg:x="38.114cm" svg:y="4.417cm" svg:viewBox="0 0 87 745" draw:points="0,0 0,745 87,745 87,0">
          <text:p/>
        </draw:polygon>
        <draw:polygon draw:style-name="gr148" draw:text-style-name="P138" draw:layer="layout" svg:width="0.086cm" svg:height="0.744cm" svg:x="38.2cm" svg:y="4.417cm" svg:viewBox="0 0 87 745" draw:points="0,0 0,745 87,745 87,0">
          <text:p/>
        </draw:polygon>
        <draw:polygon draw:style-name="gr148" draw:text-style-name="P138" draw:layer="layout" svg:width="0.086cm" svg:height="0.744cm" svg:x="38.286cm" svg:y="4.417cm" svg:viewBox="0 0 87 745" draw:points="0,0 0,745 87,745 87,0">
          <text:p/>
        </draw:polygon>
        <draw:polygon draw:style-name="gr148" draw:text-style-name="P138" draw:layer="layout" svg:width="0.086cm" svg:height="0.744cm" svg:x="38.372cm" svg:y="4.417cm" svg:viewBox="0 0 87 745" draw:points="0,0 0,745 87,745 87,0">
          <text:p/>
        </draw:polygon>
        <draw:polygon draw:style-name="gr148" draw:text-style-name="P138" draw:layer="layout" svg:width="0.086cm" svg:height="0.744cm" svg:x="38.458cm" svg:y="4.417cm" svg:viewBox="0 0 87 745" draw:points="0,0 0,745 87,745 87,0">
          <text:p/>
        </draw:polygon>
        <draw:polygon draw:style-name="gr148" draw:text-style-name="P138" draw:layer="layout" svg:width="0.086cm" svg:height="0.744cm" svg:x="38.544cm" svg:y="4.417cm" svg:viewBox="0 0 87 745" draw:points="0,0 0,745 87,745 87,0">
          <text:p/>
        </draw:polygon>
        <draw:polygon draw:style-name="gr148" draw:text-style-name="P138" draw:layer="layout" svg:width="0.087cm" svg:height="0.744cm" svg:x="38.63cm" svg:y="4.417cm" svg:viewBox="0 0 88 745" draw:points="0,0 0,745 88,745 88,0">
          <text:p/>
        </draw:polygon>
        <draw:polygon draw:style-name="gr148" draw:text-style-name="P138" draw:layer="layout" svg:width="0.086cm" svg:height="0.744cm" svg:x="38.717cm" svg:y="4.417cm" svg:viewBox="0 0 87 745" draw:points="0,0 0,745 87,745 87,0">
          <text:p/>
        </draw:polygon>
        <draw:polygon draw:style-name="gr148" draw:text-style-name="P138" draw:layer="layout" svg:width="0.086cm" svg:height="0.744cm" svg:x="38.803cm" svg:y="4.417cm" svg:viewBox="0 0 87 745" draw:points="0,0 0,745 87,745 87,0">
          <text:p/>
        </draw:polygon>
        <draw:polygon draw:style-name="gr148" draw:text-style-name="P138" draw:layer="layout" svg:width="0.086cm" svg:height="0.744cm" svg:x="38.889cm" svg:y="4.417cm" svg:viewBox="0 0 87 745" draw:points="0,0 0,745 87,745 87,0">
          <text:p/>
        </draw:polygon>
        <draw:polygon draw:style-name="gr148" draw:text-style-name="P138" draw:layer="layout" svg:width="0.086cm" svg:height="0.744cm" svg:x="38.975cm" svg:y="4.417cm" svg:viewBox="0 0 87 745" draw:points="0,0 0,745 87,745 87,0">
          <text:p/>
        </draw:polygon>
        <draw:polygon draw:style-name="gr148" draw:text-style-name="P138" draw:layer="layout" svg:width="0.086cm" svg:height="0.744cm" svg:x="39.061cm" svg:y="4.417cm" svg:viewBox="0 0 87 745" draw:points="0,0 0,745 87,745 87,0">
          <text:p/>
        </draw:polygon>
        <draw:polygon draw:style-name="gr148" draw:text-style-name="P138" draw:layer="layout" svg:width="0.086cm" svg:height="0.744cm" svg:x="39.147cm" svg:y="4.417cm" svg:viewBox="0 0 87 745" draw:points="0,0 0,745 87,745 87,0">
          <text:p/>
        </draw:polygon>
        <draw:polygon draw:style-name="gr148" draw:text-style-name="P138" draw:layer="layout" svg:width="0.086cm" svg:height="0.744cm" svg:x="39.233cm" svg:y="4.417cm" svg:viewBox="0 0 87 745" draw:points="0,0 0,745 87,745 87,0">
          <text:p/>
        </draw:polygon>
        <draw:polygon draw:style-name="gr148" draw:text-style-name="P138" draw:layer="layout" svg:width="0.087cm" svg:height="0.744cm" svg:x="39.319cm" svg:y="4.417cm" svg:viewBox="0 0 88 745" draw:points="0,0 0,745 88,745 88,0">
          <text:p/>
        </draw:polygon>
        <draw:polygon draw:style-name="gr148" draw:text-style-name="P138" draw:layer="layout" svg:width="0.086cm" svg:height="0.744cm" svg:x="39.406cm" svg:y="4.417cm" svg:viewBox="0 0 87 745" draw:points="0,0 0,745 87,745 87,0">
          <text:p/>
        </draw:polygon>
        <draw:polygon draw:style-name="gr148" draw:text-style-name="P138" draw:layer="layout" svg:width="0.086cm" svg:height="0.744cm" svg:x="39.492cm" svg:y="4.417cm" svg:viewBox="0 0 87 745" draw:points="0,0 0,745 87,745 87,0">
          <text:p/>
        </draw:polygon>
        <draw:polygon draw:style-name="gr148" draw:text-style-name="P138" draw:layer="layout" svg:width="0.086cm" svg:height="0.744cm" svg:x="39.578cm" svg:y="4.417cm" svg:viewBox="0 0 87 745" draw:points="0,0 0,745 87,745 87,0">
          <text:p/>
        </draw:polygon>
        <draw:polygon draw:style-name="gr144" draw:text-style-name="P134" draw:layer="layout" svg:width="0.086cm" svg:height="0.743cm" svg:x="34.152cm" svg:y="5.161cm" svg:viewBox="0 0 87 744" draw:points="0,0 0,744 87,744 87,0">
          <text:p/>
        </draw:polygon>
        <draw:polygon draw:style-name="gr146" draw:text-style-name="P136" draw:layer="layout" svg:width="0.086cm" svg:height="0.743cm" svg:x="34.238cm" svg:y="5.161cm" svg:viewBox="0 0 87 744" draw:points="0,0 0,744 87,744 87,0">
          <text:p/>
        </draw:polygon>
        <draw:polygon draw:style-name="gr150" draw:text-style-name="P140" draw:layer="layout" svg:width="0.087cm" svg:height="0.743cm" svg:x="34.324cm" svg:y="5.161cm" svg:viewBox="0 0 88 744" draw:points="0,0 0,744 88,744 88,0">
          <text:p/>
        </draw:polygon>
        <draw:polygon draw:style-name="gr151" draw:text-style-name="P141" draw:layer="layout" svg:width="0.086cm" svg:height="0.743cm" svg:x="34.411cm" svg:y="5.161cm" svg:viewBox="0 0 87 744" draw:points="0,0 0,744 87,744 87,0">
          <text:p/>
        </draw:polygon>
        <draw:polygon draw:style-name="gr152" draw:text-style-name="P142" draw:layer="layout" svg:width="0.086cm" svg:height="0.743cm" svg:x="34.497cm" svg:y="5.161cm" svg:viewBox="0 0 87 744" draw:points="0,0 0,744 87,744 87,0">
          <text:p/>
        </draw:polygon>
        <draw:polygon draw:style-name="gr153" draw:text-style-name="P143" draw:layer="layout" svg:width="0.086cm" svg:height="0.743cm" svg:x="34.583cm" svg:y="5.161cm" svg:viewBox="0 0 87 744" draw:points="0,0 0,744 87,744 87,0">
          <text:p/>
        </draw:polygon>
        <draw:polygon draw:style-name="gr154" draw:text-style-name="P144" draw:layer="layout" svg:width="0.086cm" svg:height="0.743cm" svg:x="34.669cm" svg:y="5.161cm" svg:viewBox="0 0 87 744" draw:points="0,0 0,744 87,744 87,0">
          <text:p/>
        </draw:polygon>
        <draw:polygon draw:style-name="gr155" draw:text-style-name="P145" draw:layer="layout" svg:width="0.086cm" svg:height="0.743cm" svg:x="34.755cm" svg:y="5.161cm" svg:viewBox="0 0 87 744" draw:points="0,0 0,744 87,744 87,0">
          <text:p/>
        </draw:polygon>
        <draw:polygon draw:style-name="gr156" draw:text-style-name="P146" draw:layer="layout" svg:width="0.086cm" svg:height="0.743cm" svg:x="34.841cm" svg:y="5.161cm" svg:viewBox="0 0 87 744" draw:points="0,0 0,744 87,744 87,0">
          <text:p/>
        </draw:polygon>
        <draw:polygon draw:style-name="gr157" draw:text-style-name="P147" draw:layer="layout" svg:width="0.086cm" svg:height="0.743cm" svg:x="34.927cm" svg:y="5.161cm" svg:viewBox="0 0 87 744" draw:points="0,0 0,744 87,744 87,0">
          <text:p/>
        </draw:polygon>
        <draw:polygon draw:style-name="gr158" draw:text-style-name="P148" draw:layer="layout" svg:width="0.087cm" svg:height="0.743cm" svg:x="35.013cm" svg:y="5.161cm" svg:viewBox="0 0 88 744" draw:points="0,0 0,744 88,744 88,0">
          <text:p/>
        </draw:polygon>
        <draw:polygon draw:style-name="gr159" draw:text-style-name="P149" draw:layer="layout" svg:width="0.086cm" svg:height="0.743cm" svg:x="35.1cm" svg:y="5.161cm" svg:viewBox="0 0 87 744" draw:points="0,0 0,744 87,744 87,0">
          <text:p/>
        </draw:polygon>
        <draw:polygon draw:style-name="gr160" draw:text-style-name="P150" draw:layer="layout" svg:width="0.086cm" svg:height="0.743cm" svg:x="35.186cm" svg:y="5.161cm" svg:viewBox="0 0 87 744" draw:points="0,0 0,744 87,744 87,0">
          <text:p/>
        </draw:polygon>
        <draw:polygon draw:style-name="gr161" draw:text-style-name="P151" draw:layer="layout" svg:width="0.086cm" svg:height="0.743cm" svg:x="35.272cm" svg:y="5.161cm" svg:viewBox="0 0 87 744" draw:points="0,0 0,744 87,744 87,0">
          <text:p/>
        </draw:polygon>
        <draw:polygon draw:style-name="gr162" draw:text-style-name="P152" draw:layer="layout" svg:width="0.086cm" svg:height="0.743cm" svg:x="35.358cm" svg:y="5.161cm" svg:viewBox="0 0 87 744" draw:points="0,0 0,744 87,744 87,0">
          <text:p/>
        </draw:polygon>
        <draw:polygon draw:style-name="gr163" draw:text-style-name="P153" draw:layer="layout" svg:width="0.086cm" svg:height="0.743cm" svg:x="35.444cm" svg:y="5.161cm" svg:viewBox="0 0 87 744" draw:points="0,0 0,744 87,744 87,0">
          <text:p/>
        </draw:polygon>
        <draw:polygon draw:style-name="gr164" draw:text-style-name="P154" draw:layer="layout" svg:width="0.086cm" svg:height="0.743cm" svg:x="35.53cm" svg:y="5.161cm" svg:viewBox="0 0 87 744" draw:points="0,0 0,744 87,744 87,0">
          <text:p/>
        </draw:polygon>
        <draw:polygon draw:style-name="gr165" draw:text-style-name="P155" draw:layer="layout" svg:width="0.086cm" svg:height="0.743cm" svg:x="35.616cm" svg:y="5.161cm" svg:viewBox="0 0 87 744" draw:points="0,0 0,744 87,744 87,0">
          <text:p/>
        </draw:polygon>
        <draw:polygon draw:style-name="gr165" draw:text-style-name="P155" draw:layer="layout" svg:width="0.086cm" svg:height="0.743cm" svg:x="35.702cm" svg:y="5.161cm" svg:viewBox="0 0 87 744" draw:points="0,0 0,744 87,744 87,0">
          <text:p/>
        </draw:polygon>
        <draw:polygon draw:style-name="gr166" draw:text-style-name="P156" draw:layer="layout" svg:width="0.087cm" svg:height="0.743cm" svg:x="35.788cm" svg:y="5.161cm" svg:viewBox="0 0 88 744" draw:points="0,0 0,744 88,744 88,0">
          <text:p/>
        </draw:polygon>
        <draw:polygon draw:style-name="gr167" draw:text-style-name="P157" draw:layer="layout" svg:width="0.086cm" svg:height="0.743cm" svg:x="35.875cm" svg:y="5.161cm" svg:viewBox="0 0 87 744" draw:points="0,0 0,744 87,744 87,0">
          <text:p/>
        </draw:polygon>
        <draw:polygon draw:style-name="gr167" draw:text-style-name="P157" draw:layer="layout" svg:width="0.086cm" svg:height="0.743cm" svg:x="35.961cm" svg:y="5.161cm" svg:viewBox="0 0 87 744" draw:points="0,0 0,744 87,744 87,0">
          <text:p/>
        </draw:polygon>
        <draw:polygon draw:style-name="gr168" draw:text-style-name="P158" draw:layer="layout" svg:width="0.086cm" svg:height="0.743cm" svg:x="36.047cm" svg:y="5.161cm" svg:viewBox="0 0 87 744" draw:points="0,0 0,744 87,744 87,0">
          <text:p/>
        </draw:polygon>
        <draw:polygon draw:style-name="gr169" draw:text-style-name="P159" draw:layer="layout" svg:width="0.086cm" svg:height="0.743cm" svg:x="36.133cm" svg:y="5.161cm" svg:viewBox="0 0 87 744" draw:points="0,0 0,744 87,744 87,0">
          <text:p/>
        </draw:polygon>
        <draw:polygon draw:style-name="gr170" draw:text-style-name="P160" draw:layer="layout" svg:width="0.086cm" svg:height="0.743cm" svg:x="36.219cm" svg:y="5.161cm" svg:viewBox="0 0 87 744" draw:points="0,0 0,744 87,744 87,0">
          <text:p/>
        </draw:polygon>
        <draw:polygon draw:style-name="gr171" draw:text-style-name="P161" draw:layer="layout" svg:width="0.086cm" svg:height="0.743cm" svg:x="36.305cm" svg:y="5.161cm" svg:viewBox="0 0 87 744" draw:points="0,0 0,744 87,744 87,0">
          <text:p/>
        </draw:polygon>
        <draw:polygon draw:style-name="gr172" draw:text-style-name="P162" draw:layer="layout" svg:width="0.086cm" svg:height="0.743cm" svg:x="36.391cm" svg:y="5.161cm" svg:viewBox="0 0 87 744" draw:points="0,0 0,744 87,744 87,0">
          <text:p/>
        </draw:polygon>
        <draw:polygon draw:style-name="gr173" draw:text-style-name="P163" draw:layer="layout" svg:width="0.087cm" svg:height="0.743cm" svg:x="36.477cm" svg:y="5.161cm" svg:viewBox="0 0 88 744" draw:points="0,0 0,744 88,744 88,0">
          <text:p/>
        </draw:polygon>
        <draw:polygon draw:style-name="gr174" draw:text-style-name="P164" draw:layer="layout" svg:width="0.086cm" svg:height="0.743cm" svg:x="36.564cm" svg:y="5.161cm" svg:viewBox="0 0 87 744" draw:points="0,0 0,744 87,744 87,0">
          <text:p/>
        </draw:polygon>
        <draw:polygon draw:style-name="gr175" draw:text-style-name="P165" draw:layer="layout" svg:width="0.086cm" svg:height="0.743cm" svg:x="36.65cm" svg:y="5.161cm" svg:viewBox="0 0 87 744" draw:points="0,0 0,744 87,744 87,0">
          <text:p/>
        </draw:polygon>
        <draw:polygon draw:style-name="gr173" draw:text-style-name="P163" draw:layer="layout" svg:width="0.086cm" svg:height="0.743cm" svg:x="36.736cm" svg:y="5.161cm" svg:viewBox="0 0 87 744" draw:points="0,0 0,744 87,744 87,0">
          <text:p/>
        </draw:polygon>
        <draw:polygon draw:style-name="gr147" draw:text-style-name="P137" draw:layer="layout" svg:width="0.086cm" svg:height="0.743cm" svg:x="36.822cm" svg:y="5.161cm" svg:viewBox="0 0 87 744" draw:points="0,0 0,744 87,744 87,0">
          <text:p/>
        </draw:polygon>
        <draw:polygon draw:style-name="gr147" draw:text-style-name="P137" draw:layer="layout" svg:width="0.086cm" svg:height="0.743cm" svg:x="36.908cm" svg:y="5.161cm" svg:viewBox="0 0 87 744" draw:points="0,0 0,744 87,744 87,0">
          <text:p/>
        </draw:polygon>
        <draw:polygon draw:style-name="gr149" draw:text-style-name="P139" draw:layer="layout" svg:width="0.086cm" svg:height="0.743cm" svg:x="36.994cm" svg:y="5.161cm" svg:viewBox="0 0 87 744" draw:points="0,0 0,744 87,744 87,0">
          <text:p/>
        </draw:polygon>
        <draw:polygon draw:style-name="gr149" draw:text-style-name="P139" draw:layer="layout" svg:width="0.086cm" svg:height="0.743cm" svg:x="37.08cm" svg:y="5.161cm" svg:viewBox="0 0 87 744" draw:points="0,0 0,744 87,744 87,0">
          <text:p/>
        </draw:polygon>
        <draw:polygon draw:style-name="gr148" draw:text-style-name="P138" draw:layer="layout" svg:width="0.088cm" svg:height="0.743cm" svg:x="37.166cm" svg:y="5.161cm" svg:viewBox="0 0 89 744" draw:points="0,0 0,744 89,744 89,0">
          <text:p/>
        </draw:polygon>
        <draw:polygon draw:style-name="gr149" draw:text-style-name="P139" draw:layer="layout" svg:width="0.086cm" svg:height="0.743cm" svg:x="37.253cm" svg:y="5.161cm" svg:viewBox="0 0 87 744" draw:points="0,0 0,744 87,744 87,0">
          <text:p/>
        </draw:polygon>
        <draw:polygon draw:style-name="gr149" draw:text-style-name="P139" draw:layer="layout" svg:width="0.086cm" svg:height="0.743cm" svg:x="37.339cm" svg:y="5.161cm" svg:viewBox="0 0 87 744" draw:points="0,0 0,744 87,744 87,0">
          <text:p/>
        </draw:polygon>
        <draw:polygon draw:style-name="gr149" draw:text-style-name="P139" draw:layer="layout" svg:width="0.086cm" svg:height="0.743cm" svg:x="37.425cm" svg:y="5.161cm" svg:viewBox="0 0 87 744" draw:points="0,0 0,744 87,744 87,0">
          <text:p/>
        </draw:polygon>
        <draw:polygon draw:style-name="gr147" draw:text-style-name="P137" draw:layer="layout" svg:width="0.086cm" svg:height="0.743cm" svg:x="37.511cm" svg:y="5.161cm" svg:viewBox="0 0 87 744" draw:points="0,0 0,744 87,744 87,0">
          <text:p/>
        </draw:polygon>
        <draw:polygon draw:style-name="gr147" draw:text-style-name="P137" draw:layer="layout" svg:width="0.086cm" svg:height="0.743cm" svg:x="37.597cm" svg:y="5.161cm" svg:viewBox="0 0 87 744" draw:points="0,0 0,744 87,744 87,0">
          <text:p/>
        </draw:polygon>
        <draw:polygon draw:style-name="gr145" draw:text-style-name="P135" draw:layer="layout" svg:width="0.086cm" svg:height="0.743cm" svg:x="37.683cm" svg:y="5.161cm" svg:viewBox="0 0 87 744" draw:points="0,0 0,744 87,744 87,0">
          <text:p/>
        </draw:polygon>
        <draw:polygon draw:style-name="gr147" draw:text-style-name="P137" draw:layer="layout" svg:width="0.086cm" svg:height="0.743cm" svg:x="37.769cm" svg:y="5.161cm" svg:viewBox="0 0 87 744" draw:points="0,0 0,744 87,744 87,0">
          <text:p/>
        </draw:polygon>
        <draw:polygon draw:style-name="gr145" draw:text-style-name="P135" draw:layer="layout" svg:width="0.087cm" svg:height="0.743cm" svg:x="37.855cm" svg:y="5.161cm" svg:viewBox="0 0 88 744" draw:points="0,0 0,744 88,744 88,0">
          <text:p/>
        </draw:polygon>
        <draw:polygon draw:style-name="gr145" draw:text-style-name="P135" draw:layer="layout" svg:width="0.086cm" svg:height="0.743cm" svg:x="37.942cm" svg:y="5.161cm" svg:viewBox="0 0 87 744" draw:points="0,0 0,744 87,744 87,0">
          <text:p/>
        </draw:polygon>
        <draw:polygon draw:style-name="gr145" draw:text-style-name="P135" draw:layer="layout" svg:width="0.086cm" svg:height="0.743cm" svg:x="38.028cm" svg:y="5.161cm" svg:viewBox="0 0 87 744" draw:points="0,0 0,744 87,744 87,0">
          <text:p/>
        </draw:polygon>
        <draw:polygon draw:style-name="gr145" draw:text-style-name="P135" draw:layer="layout" svg:width="0.086cm" svg:height="0.743cm" svg:x="38.114cm" svg:y="5.161cm" svg:viewBox="0 0 87 744" draw:points="0,0 0,744 87,744 87,0">
          <text:p/>
        </draw:polygon>
        <draw:polygon draw:style-name="gr144" draw:text-style-name="P134" draw:layer="layout" svg:width="0.086cm" svg:height="0.743cm" svg:x="38.2cm" svg:y="5.161cm" svg:viewBox="0 0 87 744" draw:points="0,0 0,744 87,744 87,0">
          <text:p/>
        </draw:polygon>
        <draw:polygon draw:style-name="gr145" draw:text-style-name="P135" draw:layer="layout" svg:width="0.086cm" svg:height="0.743cm" svg:x="38.286cm" svg:y="5.161cm" svg:viewBox="0 0 87 744" draw:points="0,0 0,744 87,744 87,0">
          <text:p/>
        </draw:polygon>
        <draw:polygon draw:style-name="gr145" draw:text-style-name="P135" draw:layer="layout" svg:width="0.086cm" svg:height="0.743cm" svg:x="38.372cm" svg:y="5.161cm" svg:viewBox="0 0 87 744" draw:points="0,0 0,744 87,744 87,0">
          <text:p/>
        </draw:polygon>
        <draw:polygon draw:style-name="gr147" draw:text-style-name="P137" draw:layer="layout" svg:width="0.086cm" svg:height="0.743cm" svg:x="38.458cm" svg:y="5.161cm" svg:viewBox="0 0 87 744" draw:points="0,0 0,744 87,744 87,0">
          <text:p/>
        </draw:polygon>
        <draw:polygon draw:style-name="gr147" draw:text-style-name="P137" draw:layer="layout" svg:width="0.086cm" svg:height="0.743cm" svg:x="38.544cm" svg:y="5.161cm" svg:viewBox="0 0 87 744" draw:points="0,0 0,744 87,744 87,0">
          <text:p/>
        </draw:polygon>
        <draw:polygon draw:style-name="gr148" draw:text-style-name="P138" draw:layer="layout" svg:width="0.087cm" svg:height="0.743cm" svg:x="38.63cm" svg:y="5.161cm" svg:viewBox="0 0 88 744" draw:points="0,0 0,744 88,744 88,0">
          <text:p/>
        </draw:polygon>
        <draw:polygon draw:style-name="gr148" draw:text-style-name="P138" draw:layer="layout" svg:width="0.086cm" svg:height="0.743cm" svg:x="38.717cm" svg:y="5.161cm" svg:viewBox="0 0 87 744" draw:points="0,0 0,744 87,744 87,0">
          <text:p/>
        </draw:polygon>
        <draw:polygon draw:style-name="gr148" draw:text-style-name="P138" draw:layer="layout" svg:width="0.086cm" svg:height="0.743cm" svg:x="38.803cm" svg:y="5.161cm" svg:viewBox="0 0 87 744" draw:points="0,0 0,744 87,744 87,0">
          <text:p/>
        </draw:polygon>
        <draw:polygon draw:style-name="gr148" draw:text-style-name="P138" draw:layer="layout" svg:width="0.086cm" svg:height="0.743cm" svg:x="38.889cm" svg:y="5.161cm" svg:viewBox="0 0 87 744" draw:points="0,0 0,744 87,744 87,0">
          <text:p/>
        </draw:polygon>
        <draw:polygon draw:style-name="gr148" draw:text-style-name="P138" draw:layer="layout" svg:width="0.086cm" svg:height="0.743cm" svg:x="38.975cm" svg:y="5.161cm" svg:viewBox="0 0 87 744" draw:points="0,0 0,744 87,744 87,0">
          <text:p/>
        </draw:polygon>
        <draw:polygon draw:style-name="gr148" draw:text-style-name="P138" draw:layer="layout" svg:width="0.086cm" svg:height="0.743cm" svg:x="39.061cm" svg:y="5.161cm" svg:viewBox="0 0 87 744" draw:points="0,0 0,744 87,744 87,0">
          <text:p/>
        </draw:polygon>
        <draw:polygon draw:style-name="gr148" draw:text-style-name="P138" draw:layer="layout" svg:width="0.086cm" svg:height="0.743cm" svg:x="39.147cm" svg:y="5.161cm" svg:viewBox="0 0 87 744" draw:points="0,0 0,744 87,744 87,0">
          <text:p/>
        </draw:polygon>
        <draw:polygon draw:style-name="gr148" draw:text-style-name="P138" draw:layer="layout" svg:width="0.086cm" svg:height="0.743cm" svg:x="39.233cm" svg:y="5.161cm" svg:viewBox="0 0 87 744" draw:points="0,0 0,744 87,744 87,0">
          <text:p/>
        </draw:polygon>
        <draw:polygon draw:style-name="gr148" draw:text-style-name="P138" draw:layer="layout" svg:width="0.087cm" svg:height="0.743cm" svg:x="39.319cm" svg:y="5.161cm" svg:viewBox="0 0 88 744" draw:points="0,0 0,744 88,744 88,0">
          <text:p/>
        </draw:polygon>
        <draw:polygon draw:style-name="gr148" draw:text-style-name="P138" draw:layer="layout" svg:width="0.086cm" svg:height="0.743cm" svg:x="39.406cm" svg:y="5.161cm" svg:viewBox="0 0 87 744" draw:points="0,0 0,744 87,744 87,0">
          <text:p/>
        </draw:polygon>
        <draw:polygon draw:style-name="gr148" draw:text-style-name="P138" draw:layer="layout" svg:width="0.086cm" svg:height="0.743cm" svg:x="39.492cm" svg:y="5.161cm" svg:viewBox="0 0 87 744" draw:points="0,0 0,744 87,744 87,0">
          <text:p/>
        </draw:polygon>
        <draw:polygon draw:style-name="gr148" draw:text-style-name="P138" draw:layer="layout" svg:width="0.086cm" svg:height="0.743cm" svg:x="39.578cm" svg:y="5.161cm" svg:viewBox="0 0 87 744" draw:points="0,0 0,744 87,744 87,0">
          <text:p/>
        </draw:polygon>
        <draw:polygon draw:style-name="gr147" draw:text-style-name="P137" draw:layer="layout" svg:width="0.086cm" svg:height="0.743cm" svg:x="34.152cm" svg:y="5.904cm" svg:viewBox="0 0 87 744" draw:points="0,0 0,744 87,744 87,0">
          <text:p/>
        </draw:polygon>
        <draw:polygon draw:style-name="gr147" draw:text-style-name="P137" draw:layer="layout" svg:width="0.086cm" svg:height="0.743cm" svg:x="34.238cm" svg:y="5.904cm" svg:viewBox="0 0 87 744" draw:points="0,0 0,744 87,744 87,0">
          <text:p/>
        </draw:polygon>
        <draw:polygon draw:style-name="gr147" draw:text-style-name="P137" draw:layer="layout" svg:width="0.087cm" svg:height="0.743cm" svg:x="34.324cm" svg:y="5.904cm" svg:viewBox="0 0 88 744" draw:points="0,0 0,744 88,744 88,0">
          <text:p/>
        </draw:polygon>
        <draw:polygon draw:style-name="gr147" draw:text-style-name="P137" draw:layer="layout" svg:width="0.086cm" svg:height="0.743cm" svg:x="34.411cm" svg:y="5.904cm" svg:viewBox="0 0 87 744" draw:points="0,0 0,744 87,744 87,0">
          <text:p/>
        </draw:polygon>
        <draw:polygon draw:style-name="gr147" draw:text-style-name="P137" draw:layer="layout" svg:width="0.086cm" svg:height="0.743cm" svg:x="34.497cm" svg:y="5.904cm" svg:viewBox="0 0 87 744" draw:points="0,0 0,744 87,744 87,0">
          <text:p/>
        </draw:polygon>
        <draw:polygon draw:style-name="gr147" draw:text-style-name="P137" draw:layer="layout" svg:width="0.086cm" svg:height="0.743cm" svg:x="34.583cm" svg:y="5.904cm" svg:viewBox="0 0 87 744" draw:points="0,0 0,744 87,744 87,0">
          <text:p/>
        </draw:polygon>
        <draw:polygon draw:style-name="gr147" draw:text-style-name="P137" draw:layer="layout" svg:width="0.086cm" svg:height="0.743cm" svg:x="34.669cm" svg:y="5.904cm" svg:viewBox="0 0 87 744" draw:points="0,0 0,744 87,744 87,0">
          <text:p/>
        </draw:polygon>
        <draw:polygon draw:style-name="gr147" draw:text-style-name="P137" draw:layer="layout" svg:width="0.086cm" svg:height="0.743cm" svg:x="34.755cm" svg:y="5.904cm" svg:viewBox="0 0 87 744" draw:points="0,0 0,744 87,744 87,0">
          <text:p/>
        </draw:polygon>
        <draw:polygon draw:style-name="gr147" draw:text-style-name="P137" draw:layer="layout" svg:width="0.086cm" svg:height="0.743cm" svg:x="34.841cm" svg:y="5.904cm" svg:viewBox="0 0 87 744" draw:points="0,0 0,744 87,744 87,0">
          <text:p/>
        </draw:polygon>
        <draw:polygon draw:style-name="gr147" draw:text-style-name="P137" draw:layer="layout" svg:width="0.086cm" svg:height="0.743cm" svg:x="34.927cm" svg:y="5.904cm" svg:viewBox="0 0 87 744" draw:points="0,0 0,744 87,744 87,0">
          <text:p/>
        </draw:polygon>
        <draw:polygon draw:style-name="gr147" draw:text-style-name="P137" draw:layer="layout" svg:width="0.087cm" svg:height="0.743cm" svg:x="35.013cm" svg:y="5.904cm" svg:viewBox="0 0 88 744" draw:points="0,0 0,744 88,744 88,0">
          <text:p/>
        </draw:polygon>
        <draw:polygon draw:style-name="gr147" draw:text-style-name="P137" draw:layer="layout" svg:width="0.086cm" svg:height="0.743cm" svg:x="35.1cm" svg:y="5.904cm" svg:viewBox="0 0 87 744" draw:points="0,0 0,744 87,744 87,0">
          <text:p/>
        </draw:polygon>
        <draw:polygon draw:style-name="gr147" draw:text-style-name="P137" draw:layer="layout" svg:width="0.086cm" svg:height="0.743cm" svg:x="35.186cm" svg:y="5.904cm" svg:viewBox="0 0 87 744" draw:points="0,0 0,744 87,744 87,0">
          <text:p/>
        </draw:polygon>
        <draw:polygon draw:style-name="gr147" draw:text-style-name="P137" draw:layer="layout" svg:width="0.086cm" svg:height="0.743cm" svg:x="35.272cm" svg:y="5.904cm" svg:viewBox="0 0 87 744" draw:points="0,0 0,744 87,744 87,0">
          <text:p/>
        </draw:polygon>
        <draw:polygon draw:style-name="gr147" draw:text-style-name="P137" draw:layer="layout" svg:width="0.086cm" svg:height="0.743cm" svg:x="35.358cm" svg:y="5.904cm" svg:viewBox="0 0 87 744" draw:points="0,0 0,744 87,744 87,0">
          <text:p/>
        </draw:polygon>
        <draw:polygon draw:style-name="gr147" draw:text-style-name="P137" draw:layer="layout" svg:width="0.086cm" svg:height="0.743cm" svg:x="35.444cm" svg:y="5.904cm" svg:viewBox="0 0 87 744" draw:points="0,0 0,744 87,744 87,0">
          <text:p/>
        </draw:polygon>
        <draw:polygon draw:style-name="gr147" draw:text-style-name="P137" draw:layer="layout" svg:width="0.086cm" svg:height="0.743cm" svg:x="35.53cm" svg:y="5.904cm" svg:viewBox="0 0 87 744" draw:points="0,0 0,744 87,744 87,0">
          <text:p/>
        </draw:polygon>
        <draw:polygon draw:style-name="gr147" draw:text-style-name="P137" draw:layer="layout" svg:width="0.086cm" svg:height="0.743cm" svg:x="35.616cm" svg:y="5.904cm" svg:viewBox="0 0 87 744" draw:points="0,0 0,744 87,744 87,0">
          <text:p/>
        </draw:polygon>
        <draw:polygon draw:style-name="gr148" draw:text-style-name="P138" draw:layer="layout" svg:width="0.086cm" svg:height="0.743cm" svg:x="35.702cm" svg:y="5.904cm" svg:viewBox="0 0 87 744" draw:points="0,0 0,744 87,744 87,0">
          <text:p/>
        </draw:polygon>
        <draw:polygon draw:style-name="gr148" draw:text-style-name="P138" draw:layer="layout" svg:width="0.087cm" svg:height="0.743cm" svg:x="35.788cm" svg:y="5.904cm" svg:viewBox="0 0 88 744" draw:points="0,0 0,744 88,744 88,0">
          <text:p/>
        </draw:polygon>
        <draw:polygon draw:style-name="gr149" draw:text-style-name="P139" draw:layer="layout" svg:width="0.086cm" svg:height="0.743cm" svg:x="35.875cm" svg:y="5.904cm" svg:viewBox="0 0 87 744" draw:points="0,0 0,744 87,744 87,0">
          <text:p/>
        </draw:polygon>
        <draw:polygon draw:style-name="gr176" draw:text-style-name="P166" draw:layer="layout" svg:width="0.086cm" svg:height="0.743cm" svg:x="35.961cm" svg:y="5.904cm" svg:viewBox="0 0 87 744" draw:points="0,0 0,744 87,744 87,0">
          <text:p/>
        </draw:polygon>
        <draw:polygon draw:style-name="gr177" draw:text-style-name="P167" draw:layer="layout" svg:width="0.086cm" svg:height="0.743cm" svg:x="36.047cm" svg:y="5.904cm" svg:viewBox="0 0 87 744" draw:points="0,0 0,744 87,744 87,0">
          <text:p/>
        </draw:polygon>
        <draw:polygon draw:style-name="gr176" draw:text-style-name="P166" draw:layer="layout" svg:width="0.086cm" svg:height="0.743cm" svg:x="36.133cm" svg:y="5.904cm" svg:viewBox="0 0 87 744" draw:points="0,0 0,744 87,744 87,0">
          <text:p/>
        </draw:polygon>
        <draw:polygon draw:style-name="gr176" draw:text-style-name="P166" draw:layer="layout" svg:width="0.086cm" svg:height="0.743cm" svg:x="36.219cm" svg:y="5.904cm" svg:viewBox="0 0 87 744" draw:points="0,0 0,744 87,744 87,0">
          <text:p/>
        </draw:polygon>
        <draw:polygon draw:style-name="gr176" draw:text-style-name="P166" draw:layer="layout" svg:width="0.086cm" svg:height="0.743cm" svg:x="36.305cm" svg:y="5.904cm" svg:viewBox="0 0 87 744" draw:points="0,0 0,744 87,744 87,0">
          <text:p/>
        </draw:polygon>
        <draw:polygon draw:style-name="gr176" draw:text-style-name="P166" draw:layer="layout" svg:width="0.086cm" svg:height="0.743cm" svg:x="36.391cm" svg:y="5.904cm" svg:viewBox="0 0 87 744" draw:points="0,0 0,744 87,744 87,0">
          <text:p/>
        </draw:polygon>
        <draw:polygon draw:style-name="gr176" draw:text-style-name="P166" draw:layer="layout" svg:width="0.087cm" svg:height="0.743cm" svg:x="36.477cm" svg:y="5.904cm" svg:viewBox="0 0 88 744" draw:points="0,0 0,744 88,744 88,0">
          <text:p/>
        </draw:polygon>
        <draw:polygon draw:style-name="gr149" draw:text-style-name="P139" draw:layer="layout" svg:width="0.086cm" svg:height="0.743cm" svg:x="36.564cm" svg:y="5.904cm" svg:viewBox="0 0 87 744" draw:points="0,0 0,744 87,744 87,0">
          <text:p/>
        </draw:polygon>
        <draw:polygon draw:style-name="gr149" draw:text-style-name="P139" draw:layer="layout" svg:width="0.086cm" svg:height="0.743cm" svg:x="36.65cm" svg:y="5.904cm" svg:viewBox="0 0 87 744" draw:points="0,0 0,744 87,744 87,0">
          <text:p/>
        </draw:polygon>
        <draw:polygon draw:style-name="gr148" draw:text-style-name="P138" draw:layer="layout" svg:width="0.086cm" svg:height="0.743cm" svg:x="36.736cm" svg:y="5.904cm" svg:viewBox="0 0 87 744" draw:points="0,0 0,744 87,744 87,0">
          <text:p/>
        </draw:polygon>
        <draw:polygon draw:style-name="gr148" draw:text-style-name="P138" draw:layer="layout" svg:width="0.086cm" svg:height="0.743cm" svg:x="36.822cm" svg:y="5.904cm" svg:viewBox="0 0 87 744" draw:points="0,0 0,744 87,744 87,0">
          <text:p/>
        </draw:polygon>
        <draw:polygon draw:style-name="gr149" draw:text-style-name="P139" draw:layer="layout" svg:width="0.086cm" svg:height="0.743cm" svg:x="36.908cm" svg:y="5.904cm" svg:viewBox="0 0 87 744" draw:points="0,0 0,744 87,744 87,0">
          <text:p/>
        </draw:polygon>
        <draw:polygon draw:style-name="gr149" draw:text-style-name="P139" draw:layer="layout" svg:width="0.086cm" svg:height="0.743cm" svg:x="36.994cm" svg:y="5.904cm" svg:viewBox="0 0 87 744" draw:points="0,0 0,744 87,744 87,0">
          <text:p/>
        </draw:polygon>
        <draw:polygon draw:style-name="gr148" draw:text-style-name="P138" draw:layer="layout" svg:width="0.086cm" svg:height="0.743cm" svg:x="37.08cm" svg:y="5.904cm" svg:viewBox="0 0 87 744" draw:points="0,0 0,744 87,744 87,0">
          <text:p/>
        </draw:polygon>
        <draw:polygon draw:style-name="gr148" draw:text-style-name="P138" draw:layer="layout" svg:width="0.088cm" svg:height="0.743cm" svg:x="37.166cm" svg:y="5.904cm" svg:viewBox="0 0 89 744" draw:points="0,0 0,744 89,744 89,0">
          <text:p/>
        </draw:polygon>
        <draw:polygon draw:style-name="gr148" draw:text-style-name="P138" draw:layer="layout" svg:width="0.086cm" svg:height="0.743cm" svg:x="37.253cm" svg:y="5.904cm" svg:viewBox="0 0 87 744" draw:points="0,0 0,744 87,744 87,0">
          <text:p/>
        </draw:polygon>
        <draw:polygon draw:style-name="gr148" draw:text-style-name="P138" draw:layer="layout" svg:width="0.086cm" svg:height="0.743cm" svg:x="37.339cm" svg:y="5.904cm" svg:viewBox="0 0 87 744" draw:points="0,0 0,744 87,744 87,0">
          <text:p/>
        </draw:polygon>
        <draw:polygon draw:style-name="gr148" draw:text-style-name="P138" draw:layer="layout" svg:width="0.086cm" svg:height="0.743cm" svg:x="37.425cm" svg:y="5.904cm" svg:viewBox="0 0 87 744" draw:points="0,0 0,744 87,744 87,0">
          <text:p/>
        </draw:polygon>
        <draw:polygon draw:style-name="gr147" draw:text-style-name="P137" draw:layer="layout" svg:width="0.086cm" svg:height="0.743cm" svg:x="37.511cm" svg:y="5.904cm" svg:viewBox="0 0 87 744" draw:points="0,0 0,744 87,744 87,0">
          <text:p/>
        </draw:polygon>
        <draw:polygon draw:style-name="gr148" draw:text-style-name="P138" draw:layer="layout" svg:width="0.086cm" svg:height="0.743cm" svg:x="37.597cm" svg:y="5.904cm" svg:viewBox="0 0 87 744" draw:points="0,0 0,744 87,744 87,0">
          <text:p/>
        </draw:polygon>
        <draw:polygon draw:style-name="gr147" draw:text-style-name="P137" draw:layer="layout" svg:width="0.086cm" svg:height="0.743cm" svg:x="37.683cm" svg:y="5.904cm" svg:viewBox="0 0 87 744" draw:points="0,0 0,744 87,744 87,0">
          <text:p/>
        </draw:polygon>
        <draw:polygon draw:style-name="gr145" draw:text-style-name="P135" draw:layer="layout" svg:width="0.086cm" svg:height="0.743cm" svg:x="37.769cm" svg:y="5.904cm" svg:viewBox="0 0 87 744" draw:points="0,0 0,744 87,744 87,0">
          <text:p/>
        </draw:polygon>
        <draw:polygon draw:style-name="gr145" draw:text-style-name="P135" draw:layer="layout" svg:width="0.087cm" svg:height="0.743cm" svg:x="37.855cm" svg:y="5.904cm" svg:viewBox="0 0 88 744" draw:points="0,0 0,744 88,744 88,0">
          <text:p/>
        </draw:polygon>
        <draw:polygon draw:style-name="gr145" draw:text-style-name="P135" draw:layer="layout" svg:width="0.086cm" svg:height="0.743cm" svg:x="37.942cm" svg:y="5.904cm" svg:viewBox="0 0 87 744" draw:points="0,0 0,744 87,744 87,0">
          <text:p/>
        </draw:polygon>
        <draw:polygon draw:style-name="gr145" draw:text-style-name="P135" draw:layer="layout" svg:width="0.086cm" svg:height="0.743cm" svg:x="38.028cm" svg:y="5.904cm" svg:viewBox="0 0 87 744" draw:points="0,0 0,744 87,744 87,0">
          <text:p/>
        </draw:polygon>
        <draw:polygon draw:style-name="gr145" draw:text-style-name="P135" draw:layer="layout" svg:width="0.086cm" svg:height="0.743cm" svg:x="38.114cm" svg:y="5.904cm" svg:viewBox="0 0 87 744" draw:points="0,0 0,744 87,744 87,0">
          <text:p/>
        </draw:polygon>
        <draw:polygon draw:style-name="gr145" draw:text-style-name="P135" draw:layer="layout" svg:width="0.086cm" svg:height="0.743cm" svg:x="38.2cm" svg:y="5.904cm" svg:viewBox="0 0 87 744" draw:points="0,0 0,744 87,744 87,0">
          <text:p/>
        </draw:polygon>
        <draw:polygon draw:style-name="gr145" draw:text-style-name="P135" draw:layer="layout" svg:width="0.086cm" svg:height="0.743cm" svg:x="38.286cm" svg:y="5.904cm" svg:viewBox="0 0 87 744" draw:points="0,0 0,744 87,744 87,0">
          <text:p/>
        </draw:polygon>
        <draw:polygon draw:style-name="gr147" draw:text-style-name="P137" draw:layer="layout" svg:width="0.086cm" svg:height="0.743cm" svg:x="38.372cm" svg:y="5.904cm" svg:viewBox="0 0 87 744" draw:points="0,0 0,744 87,744 87,0">
          <text:p/>
        </draw:polygon>
        <draw:polygon draw:style-name="gr147" draw:text-style-name="P137" draw:layer="layout" svg:width="0.086cm" svg:height="0.743cm" svg:x="38.458cm" svg:y="5.904cm" svg:viewBox="0 0 87 744" draw:points="0,0 0,744 87,744 87,0">
          <text:p/>
        </draw:polygon>
        <draw:polygon draw:style-name="gr147" draw:text-style-name="P137" draw:layer="layout" svg:width="0.086cm" svg:height="0.743cm" svg:x="38.544cm" svg:y="5.904cm" svg:viewBox="0 0 87 744" draw:points="0,0 0,744 87,744 87,0">
          <text:p/>
        </draw:polygon>
        <draw:polygon draw:style-name="gr147" draw:text-style-name="P137" draw:layer="layout" svg:width="0.087cm" svg:height="0.743cm" svg:x="38.63cm" svg:y="5.904cm" svg:viewBox="0 0 88 744" draw:points="0,0 0,744 88,744 88,0">
          <text:p/>
        </draw:polygon>
        <draw:polygon draw:style-name="gr147" draw:text-style-name="P137" draw:layer="layout" svg:width="0.086cm" svg:height="0.743cm" svg:x="38.717cm" svg:y="5.904cm" svg:viewBox="0 0 87 744" draw:points="0,0 0,744 87,744 87,0">
          <text:p/>
        </draw:polygon>
        <draw:polygon draw:style-name="gr147" draw:text-style-name="P137" draw:layer="layout" svg:width="0.086cm" svg:height="0.743cm" svg:x="38.803cm" svg:y="5.904cm" svg:viewBox="0 0 87 744" draw:points="0,0 0,744 87,744 87,0">
          <text:p/>
        </draw:polygon>
        <draw:polygon draw:style-name="gr147" draw:text-style-name="P137" draw:layer="layout" svg:width="0.086cm" svg:height="0.743cm" svg:x="38.889cm" svg:y="5.904cm" svg:viewBox="0 0 87 744" draw:points="0,0 0,744 87,744 87,0">
          <text:p/>
        </draw:polygon>
        <draw:polygon draw:style-name="gr147" draw:text-style-name="P137" draw:layer="layout" svg:width="0.086cm" svg:height="0.743cm" svg:x="38.975cm" svg:y="5.904cm" svg:viewBox="0 0 87 744" draw:points="0,0 0,744 87,744 87,0">
          <text:p/>
        </draw:polygon>
        <draw:polygon draw:style-name="gr147" draw:text-style-name="P137" draw:layer="layout" svg:width="0.086cm" svg:height="0.743cm" svg:x="39.061cm" svg:y="5.904cm" svg:viewBox="0 0 87 744" draw:points="0,0 0,744 87,744 87,0">
          <text:p/>
        </draw:polygon>
        <draw:polygon draw:style-name="gr147" draw:text-style-name="P137" draw:layer="layout" svg:width="0.086cm" svg:height="0.743cm" svg:x="39.147cm" svg:y="5.904cm" svg:viewBox="0 0 87 744" draw:points="0,0 0,744 87,744 87,0">
          <text:p/>
        </draw:polygon>
        <draw:polygon draw:style-name="gr147" draw:text-style-name="P137" draw:layer="layout" svg:width="0.086cm" svg:height="0.743cm" svg:x="39.233cm" svg:y="5.904cm" svg:viewBox="0 0 87 744" draw:points="0,0 0,744 87,744 87,0">
          <text:p/>
        </draw:polygon>
        <draw:polygon draw:style-name="gr147" draw:text-style-name="P137" draw:layer="layout" svg:width="0.087cm" svg:height="0.743cm" svg:x="39.319cm" svg:y="5.904cm" svg:viewBox="0 0 88 744" draw:points="0,0 0,744 88,744 88,0">
          <text:p/>
        </draw:polygon>
        <draw:polygon draw:style-name="gr147" draw:text-style-name="P137" draw:layer="layout" svg:width="0.086cm" svg:height="0.743cm" svg:x="39.406cm" svg:y="5.904cm" svg:viewBox="0 0 87 744" draw:points="0,0 0,744 87,744 87,0">
          <text:p/>
        </draw:polygon>
        <draw:polygon draw:style-name="gr148" draw:text-style-name="P138" draw:layer="layout" svg:width="0.086cm" svg:height="0.743cm" svg:x="39.492cm" svg:y="5.904cm" svg:viewBox="0 0 87 744" draw:points="0,0 0,744 87,744 87,0">
          <text:p/>
        </draw:polygon>
        <draw:polygon draw:style-name="gr147" draw:text-style-name="P137" draw:layer="layout" svg:width="0.086cm" svg:height="0.743cm" svg:x="39.578cm" svg:y="5.904cm" svg:viewBox="0 0 87 744" draw:points="0,0 0,744 87,744 87,0">
          <text:p/>
        </draw:polygon>
        <draw:polygon draw:style-name="gr148" draw:text-style-name="P138" draw:layer="layout" svg:width="0.086cm" svg:height="0.743cm" svg:x="34.152cm" svg:y="6.647cm" svg:viewBox="0 0 87 744" draw:points="0,0 0,744 87,744 87,0">
          <text:p/>
        </draw:polygon>
        <draw:polygon draw:style-name="gr148" draw:text-style-name="P138" draw:layer="layout" svg:width="0.086cm" svg:height="0.743cm" svg:x="34.238cm" svg:y="6.647cm" svg:viewBox="0 0 87 744" draw:points="0,0 0,744 87,744 87,0">
          <text:p/>
        </draw:polygon>
        <draw:polygon draw:style-name="gr148" draw:text-style-name="P138" draw:layer="layout" svg:width="0.087cm" svg:height="0.743cm" svg:x="34.324cm" svg:y="6.647cm" svg:viewBox="0 0 88 744" draw:points="0,0 0,744 88,744 88,0">
          <text:p/>
        </draw:polygon>
        <draw:polygon draw:style-name="gr148" draw:text-style-name="P138" draw:layer="layout" svg:width="0.086cm" svg:height="0.743cm" svg:x="34.411cm" svg:y="6.647cm" svg:viewBox="0 0 87 744" draw:points="0,0 0,744 87,744 87,0">
          <text:p/>
        </draw:polygon>
        <draw:polygon draw:style-name="gr148" draw:text-style-name="P138" draw:layer="layout" svg:width="0.086cm" svg:height="0.743cm" svg:x="34.497cm" svg:y="6.647cm" svg:viewBox="0 0 87 744" draw:points="0,0 0,744 87,744 87,0">
          <text:p/>
        </draw:polygon>
        <draw:polygon draw:style-name="gr147" draw:text-style-name="P137" draw:layer="layout" svg:width="0.086cm" svg:height="0.743cm" svg:x="34.583cm" svg:y="6.647cm" svg:viewBox="0 0 87 744" draw:points="0,0 0,744 87,744 87,0">
          <text:p/>
        </draw:polygon>
        <draw:polygon draw:style-name="gr147" draw:text-style-name="P137" draw:layer="layout" svg:width="0.086cm" svg:height="0.743cm" svg:x="34.669cm" svg:y="6.647cm" svg:viewBox="0 0 87 744" draw:points="0,0 0,744 87,744 87,0">
          <text:p/>
        </draw:polygon>
        <draw:polygon draw:style-name="gr147" draw:text-style-name="P137" draw:layer="layout" svg:width="0.086cm" svg:height="0.743cm" svg:x="34.755cm" svg:y="6.647cm" svg:viewBox="0 0 87 744" draw:points="0,0 0,744 87,744 87,0">
          <text:p/>
        </draw:polygon>
        <draw:polygon draw:style-name="gr148" draw:text-style-name="P138" draw:layer="layout" svg:width="0.086cm" svg:height="0.743cm" svg:x="34.841cm" svg:y="6.647cm" svg:viewBox="0 0 87 744" draw:points="0,0 0,744 87,744 87,0">
          <text:p/>
        </draw:polygon>
        <draw:polygon draw:style-name="gr148" draw:text-style-name="P138" draw:layer="layout" svg:width="0.086cm" svg:height="0.743cm" svg:x="34.927cm" svg:y="6.647cm" svg:viewBox="0 0 87 744" draw:points="0,0 0,744 87,744 87,0">
          <text:p/>
        </draw:polygon>
        <draw:polygon draw:style-name="gr147" draw:text-style-name="P137" draw:layer="layout" svg:width="0.087cm" svg:height="0.743cm" svg:x="35.013cm" svg:y="6.647cm" svg:viewBox="0 0 88 744" draw:points="0,0 0,744 88,744 88,0">
          <text:p/>
        </draw:polygon>
        <draw:polygon draw:style-name="gr148" draw:text-style-name="P138" draw:layer="layout" svg:width="0.086cm" svg:height="0.743cm" svg:x="35.1cm" svg:y="6.647cm" svg:viewBox="0 0 87 744" draw:points="0,0 0,744 87,744 87,0">
          <text:p/>
        </draw:polygon>
        <draw:polygon draw:style-name="gr148" draw:text-style-name="P138" draw:layer="layout" svg:width="0.086cm" svg:height="0.743cm" svg:x="35.186cm" svg:y="6.647cm" svg:viewBox="0 0 87 744" draw:points="0,0 0,744 87,744 87,0">
          <text:p/>
        </draw:polygon>
        <draw:polygon draw:style-name="gr148" draw:text-style-name="P138" draw:layer="layout" svg:width="0.086cm" svg:height="0.743cm" svg:x="35.272cm" svg:y="6.647cm" svg:viewBox="0 0 87 744" draw:points="0,0 0,744 87,744 87,0">
          <text:p/>
        </draw:polygon>
        <draw:polygon draw:style-name="gr148" draw:text-style-name="P138" draw:layer="layout" svg:width="0.086cm" svg:height="0.743cm" svg:x="35.358cm" svg:y="6.647cm" svg:viewBox="0 0 87 744" draw:points="0,0 0,744 87,744 87,0">
          <text:p/>
        </draw:polygon>
        <draw:polygon draw:style-name="gr148" draw:text-style-name="P138" draw:layer="layout" svg:width="0.086cm" svg:height="0.743cm" svg:x="35.444cm" svg:y="6.647cm" svg:viewBox="0 0 87 744" draw:points="0,0 0,744 87,744 87,0">
          <text:p/>
        </draw:polygon>
        <draw:polygon draw:style-name="gr148" draw:text-style-name="P138" draw:layer="layout" svg:width="0.086cm" svg:height="0.743cm" svg:x="35.53cm" svg:y="6.647cm" svg:viewBox="0 0 87 744" draw:points="0,0 0,744 87,744 87,0">
          <text:p/>
        </draw:polygon>
        <draw:polygon draw:style-name="gr147" draw:text-style-name="P137" draw:layer="layout" svg:width="0.086cm" svg:height="0.743cm" svg:x="35.616cm" svg:y="6.647cm" svg:viewBox="0 0 87 744" draw:points="0,0 0,744 87,744 87,0">
          <text:p/>
        </draw:polygon>
        <draw:polygon draw:style-name="gr148" draw:text-style-name="P138" draw:layer="layout" svg:width="0.086cm" svg:height="0.743cm" svg:x="35.702cm" svg:y="6.647cm" svg:viewBox="0 0 87 744" draw:points="0,0 0,744 87,744 87,0">
          <text:p/>
        </draw:polygon>
        <draw:polygon draw:style-name="gr149" draw:text-style-name="P139" draw:layer="layout" svg:width="0.087cm" svg:height="0.743cm" svg:x="35.788cm" svg:y="6.647cm" svg:viewBox="0 0 88 744" draw:points="0,0 0,744 88,744 88,0">
          <text:p/>
        </draw:polygon>
        <draw:polygon draw:style-name="gr149" draw:text-style-name="P139" draw:layer="layout" svg:width="0.086cm" svg:height="0.743cm" svg:x="35.875cm" svg:y="6.647cm" svg:viewBox="0 0 87 744" draw:points="0,0 0,744 87,744 87,0">
          <text:p/>
        </draw:polygon>
        <draw:polygon draw:style-name="gr149" draw:text-style-name="P139" draw:layer="layout" svg:width="0.086cm" svg:height="0.743cm" svg:x="35.961cm" svg:y="6.647cm" svg:viewBox="0 0 87 744" draw:points="0,0 0,744 87,744 87,0">
          <text:p/>
        </draw:polygon>
        <draw:polygon draw:style-name="gr176" draw:text-style-name="P166" draw:layer="layout" svg:width="0.086cm" svg:height="0.743cm" svg:x="36.047cm" svg:y="6.647cm" svg:viewBox="0 0 87 744" draw:points="0,0 0,744 87,744 87,0">
          <text:p/>
        </draw:polygon>
        <draw:polygon draw:style-name="gr176" draw:text-style-name="P166" draw:layer="layout" svg:width="0.086cm" svg:height="0.743cm" svg:x="36.133cm" svg:y="6.647cm" svg:viewBox="0 0 87 744" draw:points="0,0 0,744 87,744 87,0">
          <text:p/>
        </draw:polygon>
        <draw:polygon draw:style-name="gr176" draw:text-style-name="P166" draw:layer="layout" svg:width="0.086cm" svg:height="0.743cm" svg:x="36.219cm" svg:y="6.647cm" svg:viewBox="0 0 87 744" draw:points="0,0 0,744 87,744 87,0">
          <text:p/>
        </draw:polygon>
        <draw:polygon draw:style-name="gr176" draw:text-style-name="P166" draw:layer="layout" svg:width="0.086cm" svg:height="0.743cm" svg:x="36.305cm" svg:y="6.647cm" svg:viewBox="0 0 87 744" draw:points="0,0 0,744 87,744 87,0">
          <text:p/>
        </draw:polygon>
        <draw:polygon draw:style-name="gr176" draw:text-style-name="P166" draw:layer="layout" svg:width="0.086cm" svg:height="0.743cm" svg:x="36.391cm" svg:y="6.647cm" svg:viewBox="0 0 87 744" draw:points="0,0 0,744 87,744 87,0">
          <text:p/>
        </draw:polygon>
        <draw:polygon draw:style-name="gr176" draw:text-style-name="P166" draw:layer="layout" svg:width="0.087cm" svg:height="0.743cm" svg:x="36.477cm" svg:y="6.647cm" svg:viewBox="0 0 88 744" draw:points="0,0 0,744 88,744 88,0">
          <text:p/>
        </draw:polygon>
        <draw:polygon draw:style-name="gr177" draw:text-style-name="P167" draw:layer="layout" svg:width="0.086cm" svg:height="0.743cm" svg:x="36.564cm" svg:y="6.647cm" svg:viewBox="0 0 87 744" draw:points="0,0 0,744 87,744 87,0">
          <text:p/>
        </draw:polygon>
        <draw:polygon draw:style-name="gr176" draw:text-style-name="P166" draw:layer="layout" svg:width="0.086cm" svg:height="0.743cm" svg:x="36.65cm" svg:y="6.647cm" svg:viewBox="0 0 87 744" draw:points="0,0 0,744 87,744 87,0">
          <text:p/>
        </draw:polygon>
        <draw:polygon draw:style-name="gr177" draw:text-style-name="P167" draw:layer="layout" svg:width="0.086cm" svg:height="0.743cm" svg:x="36.736cm" svg:y="6.647cm" svg:viewBox="0 0 87 744" draw:points="0,0 0,744 87,744 87,0">
          <text:p/>
        </draw:polygon>
        <draw:polygon draw:style-name="gr176" draw:text-style-name="P166" draw:layer="layout" svg:width="0.086cm" svg:height="0.743cm" svg:x="36.822cm" svg:y="6.647cm" svg:viewBox="0 0 87 744" draw:points="0,0 0,744 87,744 87,0">
          <text:p/>
        </draw:polygon>
        <draw:polygon draw:style-name="gr176" draw:text-style-name="P166" draw:layer="layout" svg:width="0.086cm" svg:height="0.743cm" svg:x="36.908cm" svg:y="6.647cm" svg:viewBox="0 0 87 744" draw:points="0,0 0,744 87,744 87,0">
          <text:p/>
        </draw:polygon>
        <draw:polygon draw:style-name="gr176" draw:text-style-name="P166" draw:layer="layout" svg:width="0.086cm" svg:height="0.743cm" svg:x="36.994cm" svg:y="6.647cm" svg:viewBox="0 0 87 744" draw:points="0,0 0,744 87,744 87,0">
          <text:p/>
        </draw:polygon>
        <draw:polygon draw:style-name="gr149" draw:text-style-name="P139" draw:layer="layout" svg:width="0.086cm" svg:height="0.743cm" svg:x="37.08cm" svg:y="6.647cm" svg:viewBox="0 0 87 744" draw:points="0,0 0,744 87,744 87,0">
          <text:p/>
        </draw:polygon>
        <draw:polygon draw:style-name="gr149" draw:text-style-name="P139" draw:layer="layout" svg:width="0.088cm" svg:height="0.743cm" svg:x="37.166cm" svg:y="6.647cm" svg:viewBox="0 0 89 744" draw:points="0,0 0,744 89,744 89,0">
          <text:p/>
        </draw:polygon>
        <draw:polygon draw:style-name="gr149" draw:text-style-name="P139" draw:layer="layout" svg:width="0.086cm" svg:height="0.743cm" svg:x="37.253cm" svg:y="6.647cm" svg:viewBox="0 0 87 744" draw:points="0,0 0,744 87,744 87,0">
          <text:p/>
        </draw:polygon>
        <draw:polygon draw:style-name="gr149" draw:text-style-name="P139" draw:layer="layout" svg:width="0.086cm" svg:height="0.743cm" svg:x="37.339cm" svg:y="6.647cm" svg:viewBox="0 0 87 744" draw:points="0,0 0,744 87,744 87,0">
          <text:p/>
        </draw:polygon>
        <draw:polygon draw:style-name="gr148" draw:text-style-name="P138" draw:layer="layout" svg:width="0.086cm" svg:height="0.743cm" svg:x="37.425cm" svg:y="6.647cm" svg:viewBox="0 0 87 744" draw:points="0,0 0,744 87,744 87,0">
          <text:p/>
        </draw:polygon>
        <draw:polygon draw:style-name="gr147" draw:text-style-name="P137" draw:layer="layout" svg:width="0.086cm" svg:height="0.743cm" svg:x="37.511cm" svg:y="6.647cm" svg:viewBox="0 0 87 744" draw:points="0,0 0,744 87,744 87,0">
          <text:p/>
        </draw:polygon>
        <draw:polygon draw:style-name="gr148" draw:text-style-name="P138" draw:layer="layout" svg:width="0.086cm" svg:height="0.743cm" svg:x="37.597cm" svg:y="6.647cm" svg:viewBox="0 0 87 744" draw:points="0,0 0,744 87,744 87,0">
          <text:p/>
        </draw:polygon>
        <draw:polygon draw:style-name="gr175" draw:text-style-name="P165" draw:layer="layout" svg:width="0.086cm" svg:height="0.743cm" svg:x="37.683cm" svg:y="6.647cm" svg:viewBox="0 0 87 744" draw:points="0,0 0,744 87,744 87,0">
          <text:p/>
        </draw:polygon>
        <draw:polygon draw:style-name="gr178" draw:text-style-name="P168" draw:layer="layout" svg:width="0.086cm" svg:height="0.743cm" svg:x="37.769cm" svg:y="6.647cm" svg:viewBox="0 0 87 744" draw:points="0,0 0,744 87,744 87,0">
          <text:p/>
        </draw:polygon>
        <draw:polygon draw:style-name="gr177" draw:text-style-name="P167" draw:layer="layout" svg:width="0.087cm" svg:height="0.743cm" svg:x="37.855cm" svg:y="6.647cm" svg:viewBox="0 0 88 744" draw:points="0,0 0,744 88,744 88,0">
          <text:p/>
        </draw:polygon>
        <draw:polygon draw:style-name="gr12" draw:text-style-name="P8" draw:layer="layout" svg:width="0.086cm" svg:height="0.743cm" svg:x="37.942cm" svg:y="6.647cm" svg:viewBox="0 0 87 744" draw:points="0,0 0,744 87,744 87,0">
          <text:p/>
        </draw:polygon>
        <draw:polygon draw:style-name="gr12" draw:text-style-name="P8" draw:layer="layout" svg:width="0.086cm" svg:height="0.743cm" svg:x="38.028cm" svg:y="6.647cm" svg:viewBox="0 0 87 744" draw:points="0,0 0,744 87,744 87,0">
          <text:p/>
        </draw:polygon>
        <draw:polygon draw:style-name="gr12" draw:text-style-name="P8" draw:layer="layout" svg:width="0.086cm" svg:height="0.743cm" svg:x="38.114cm" svg:y="6.647cm" svg:viewBox="0 0 87 744" draw:points="0,0 0,744 87,744 87,0">
          <text:p/>
        </draw:polygon>
        <draw:polygon draw:style-name="gr12" draw:text-style-name="P8" draw:layer="layout" svg:width="0.086cm" svg:height="0.743cm" svg:x="38.2cm" svg:y="6.647cm" svg:viewBox="0 0 87 744" draw:points="0,0 0,744 87,744 87,0">
          <text:p/>
        </draw:polygon>
        <draw:polygon draw:style-name="gr12" draw:text-style-name="P8" draw:layer="layout" svg:width="0.086cm" svg:height="0.743cm" svg:x="38.286cm" svg:y="6.647cm" svg:viewBox="0 0 87 744" draw:points="0,0 0,744 87,744 87,0">
          <text:p/>
        </draw:polygon>
        <draw:polygon draw:style-name="gr147" draw:text-style-name="P137" draw:layer="layout" svg:width="0.086cm" svg:height="0.743cm" svg:x="38.372cm" svg:y="6.647cm" svg:viewBox="0 0 87 744" draw:points="0,0 0,744 87,744 87,0">
          <text:p/>
        </draw:polygon>
        <draw:polygon draw:style-name="gr179" draw:text-style-name="P169" draw:layer="layout" svg:width="0.086cm" svg:height="0.743cm" svg:x="38.458cm" svg:y="6.647cm" svg:viewBox="0 0 87 744" draw:points="0,0 0,744 87,744 87,0">
          <text:p/>
        </draw:polygon>
        <draw:polygon draw:style-name="gr179" draw:text-style-name="P169" draw:layer="layout" svg:width="0.086cm" svg:height="0.743cm" svg:x="38.544cm" svg:y="6.647cm" svg:viewBox="0 0 87 744" draw:points="0,0 0,744 87,744 87,0">
          <text:p/>
        </draw:polygon>
        <draw:polygon draw:style-name="gr12" draw:text-style-name="P8" draw:layer="layout" svg:width="0.087cm" svg:height="0.743cm" svg:x="38.63cm" svg:y="6.647cm" svg:viewBox="0 0 88 744" draw:points="0,0 0,744 88,744 88,0">
          <text:p/>
        </draw:polygon>
        <draw:polygon draw:style-name="gr180" draw:text-style-name="P170" draw:layer="layout" svg:width="0.086cm" svg:height="0.743cm" svg:x="38.717cm" svg:y="6.647cm" svg:viewBox="0 0 87 744" draw:points="0,0 0,744 87,744 87,0">
          <text:p/>
        </draw:polygon>
        <draw:polygon draw:style-name="gr181" draw:text-style-name="P171" draw:layer="layout" svg:width="0.086cm" svg:height="0.743cm" svg:x="38.803cm" svg:y="6.647cm" svg:viewBox="0 0 87 744" draw:points="0,0 0,744 87,744 87,0">
          <text:p/>
        </draw:polygon>
        <draw:polygon draw:style-name="gr178" draw:text-style-name="P168" draw:layer="layout" svg:width="0.086cm" svg:height="0.743cm" svg:x="38.889cm" svg:y="6.647cm" svg:viewBox="0 0 87 744" draw:points="0,0 0,744 87,744 87,0">
          <text:p/>
        </draw:polygon>
        <draw:polygon draw:style-name="gr182" draw:text-style-name="P172" draw:layer="layout" svg:width="0.086cm" svg:height="0.743cm" svg:x="38.975cm" svg:y="6.647cm" svg:viewBox="0 0 87 744" draw:points="0,0 0,744 87,744 87,0">
          <text:p/>
        </draw:polygon>
        <draw:polygon draw:style-name="gr183" draw:text-style-name="P173" draw:layer="layout" svg:width="0.086cm" svg:height="0.743cm" svg:x="39.061cm" svg:y="6.647cm" svg:viewBox="0 0 87 744" draw:points="0,0 0,744 87,744 87,0">
          <text:p/>
        </draw:polygon>
        <draw:polygon draw:style-name="gr184" draw:text-style-name="P174" draw:layer="layout" svg:width="0.086cm" svg:height="0.743cm" svg:x="39.147cm" svg:y="6.647cm" svg:viewBox="0 0 87 744" draw:points="0,0 0,744 87,744 87,0">
          <text:p/>
        </draw:polygon>
        <draw:polygon draw:style-name="gr151" draw:text-style-name="P141" draw:layer="layout" svg:width="0.086cm" svg:height="0.743cm" svg:x="39.233cm" svg:y="6.647cm" svg:viewBox="0 0 87 744" draw:points="0,0 0,744 87,744 87,0">
          <text:p/>
        </draw:polygon>
        <draw:polygon draw:style-name="gr173" draw:text-style-name="P163" draw:layer="layout" svg:width="0.087cm" svg:height="0.743cm" svg:x="39.319cm" svg:y="6.647cm" svg:viewBox="0 0 88 744" draw:points="0,0 0,744 88,744 88,0">
          <text:p/>
        </draw:polygon>
        <draw:polygon draw:style-name="gr180" draw:text-style-name="P170" draw:layer="layout" svg:width="0.086cm" svg:height="0.743cm" svg:x="39.406cm" svg:y="6.647cm" svg:viewBox="0 0 87 744" draw:points="0,0 0,744 87,744 87,0">
          <text:p/>
        </draw:polygon>
        <draw:polygon draw:style-name="gr144" draw:text-style-name="P134" draw:layer="layout" svg:width="0.086cm" svg:height="0.743cm" svg:x="39.492cm" svg:y="6.647cm" svg:viewBox="0 0 87 744" draw:points="0,0 0,744 87,744 87,0">
          <text:p/>
        </draw:polygon>
        <draw:polygon draw:style-name="gr144" draw:text-style-name="P134" draw:layer="layout" svg:width="0.086cm" svg:height="0.743cm" svg:x="39.578cm" svg:y="6.647cm" svg:viewBox="0 0 87 744" draw:points="0,0 0,744 87,744 87,0">
          <text:p/>
        </draw:polygon>
        <draw:polygon draw:style-name="gr71" draw:text-style-name="P67" draw:layer="layout" svg:width="0cm" svg:height="0.123cm" svg:x="34.195cm" svg:y="7.39cm" svg:viewBox="0 0 0 124" draw:points="0,0 0,124">
          <text:p/>
        </draw:polygon>
        <draw:line draw:style-name="gr72" draw:text-style-name="P68" draw:layer="layout" svg:x1="34.195cm" svg:y1="7.39cm" svg:x2="34.195cm" svg:y2="7.514cm">
          <text:p/>
        </draw:line>
        <draw:polygon draw:style-name="gr71" draw:text-style-name="P67" draw:layer="layout" svg:width="0cm" svg:height="0.123cm" svg:x="34.626cm" svg:y="7.39cm" svg:viewBox="0 0 0 124" draw:points="0,0 0,124">
          <text:p/>
        </draw:polygon>
        <draw:line draw:style-name="gr72" draw:text-style-name="P68" draw:layer="layout" svg:x1="34.626cm" svg:y1="7.39cm" svg:x2="34.626cm" svg:y2="7.514cm">
          <text:p/>
        </draw:line>
        <draw:frame draw:style-name="gr185" draw:text-style-name="P175" draw:layer="layout" svg:width="0.352cm" svg:height="0.39cm" svg:x="34.108cm" svg:y="7.568cm">
          <draw:text-box>
            <text:p text:style-name="P1"><text:span text:style-name="T1">0</text:span></text:p>
          </draw:text-box>
        </draw:frame>
        <draw:polygon draw:style-name="gr71" draw:text-style-name="P67" draw:layer="layout" svg:width="0cm" svg:height="0.123cm" svg:x="35.056cm" svg:y="7.39cm" svg:viewBox="0 0 0 124" draw:points="0,0 0,124">
          <text:p/>
        </draw:polygon>
        <draw:line draw:style-name="gr72" draw:text-style-name="P68" draw:layer="layout" svg:x1="35.056cm" svg:y1="7.39cm" svg:x2="35.056cm" svg:y2="7.514cm">
          <text:p/>
        </draw:line>
        <draw:polygon draw:style-name="gr71" draw:text-style-name="P67" draw:layer="layout" svg:width="0cm" svg:height="0.123cm" svg:x="35.487cm" svg:y="7.39cm" svg:viewBox="0 0 0 124" draw:points="0,0 0,124">
          <text:p/>
        </draw:polygon>
        <draw:line draw:style-name="gr72" draw:text-style-name="P68" draw:layer="layout" svg:x1="35.487cm" svg:y1="7.39cm" svg:x2="35.487cm" svg:y2="7.514cm">
          <text:p/>
        </draw:line>
        <draw:polygon draw:style-name="gr71" draw:text-style-name="P67" draw:layer="layout" svg:width="0cm" svg:height="0.123cm" svg:x="35.918cm" svg:y="7.39cm" svg:viewBox="0 0 0 124" draw:points="0,0 0,124">
          <text:p/>
        </draw:polygon>
        <draw:line draw:style-name="gr72" draw:text-style-name="P68" draw:layer="layout" svg:x1="35.918cm" svg:y1="7.39cm" svg:x2="35.918cm" svg:y2="7.514cm">
          <text:p/>
        </draw:line>
        <draw:polygon draw:style-name="gr71" draw:text-style-name="P67" draw:layer="layout" svg:width="0cm" svg:height="0.123cm" svg:x="36.348cm" svg:y="7.39cm" svg:viewBox="0 0 0 124" draw:points="0,0 0,124">
          <text:p/>
        </draw:polygon>
        <draw:line draw:style-name="gr72" draw:text-style-name="P68" draw:layer="layout" svg:x1="36.348cm" svg:y1="7.39cm" svg:x2="36.348cm" svg:y2="7.514cm">
          <text:p/>
        </draw:line>
        <draw:polygon draw:style-name="gr71" draw:text-style-name="P67" draw:layer="layout" svg:width="0cm" svg:height="0.123cm" svg:x="36.779cm" svg:y="7.39cm" svg:viewBox="0 0 0 124" draw:points="0,0 0,124">
          <text:p/>
        </draw:polygon>
        <draw:line draw:style-name="gr72" draw:text-style-name="P68" draw:layer="layout" svg:x1="36.779cm" svg:y1="7.39cm" svg:x2="36.779cm" svg:y2="7.514cm">
          <text:p/>
        </draw:line>
        <draw:polygon draw:style-name="gr71" draw:text-style-name="P67" draw:layer="layout" svg:width="0cm" svg:height="0.123cm" svg:x="37.209cm" svg:y="7.39cm" svg:viewBox="0 0 0 124" draw:points="0,0 0,124">
          <text:p/>
        </draw:polygon>
        <draw:line draw:style-name="gr72" draw:text-style-name="P68" draw:layer="layout" svg:x1="37.209cm" svg:y1="7.39cm" svg:x2="37.209cm" svg:y2="7.514cm">
          <text:p/>
        </draw:line>
        <draw:polygon draw:style-name="gr71" draw:text-style-name="P67" draw:layer="layout" svg:width="0cm" svg:height="0.123cm" svg:x="37.64cm" svg:y="7.39cm" svg:viewBox="0 0 0 124" draw:points="0,0 0,124">
          <text:p/>
        </draw:polygon>
        <draw:line draw:style-name="gr72" draw:text-style-name="P68" draw:layer="layout" svg:x1="37.64cm" svg:y1="7.39cm" svg:x2="37.64cm" svg:y2="7.514cm">
          <text:p/>
        </draw:line>
        <draw:polygon draw:style-name="gr71" draw:text-style-name="P67" draw:layer="layout" svg:width="0cm" svg:height="0.123cm" svg:x="38.071cm" svg:y="7.39cm" svg:viewBox="0 0 0 124" draw:points="0,0 0,124">
          <text:p/>
        </draw:polygon>
        <draw:line draw:style-name="gr72" draw:text-style-name="P68" draw:layer="layout" svg:x1="38.071cm" svg:y1="7.39cm" svg:x2="38.071cm" svg:y2="7.514cm">
          <text:p/>
        </draw:line>
        <draw:polygon draw:style-name="gr71" draw:text-style-name="P67" draw:layer="layout" svg:width="0cm" svg:height="0.123cm" svg:x="38.501cm" svg:y="7.39cm" svg:viewBox="0 0 0 124" draw:points="0,0 0,124">
          <text:p/>
        </draw:polygon>
        <draw:line draw:style-name="gr72" draw:text-style-name="P68" draw:layer="layout" svg:x1="38.501cm" svg:y1="7.39cm" svg:x2="38.501cm" svg:y2="7.514cm">
          <text:p/>
        </draw:line>
        <draw:polygon draw:style-name="gr71" draw:text-style-name="P67" draw:layer="layout" svg:width="0cm" svg:height="0.123cm" svg:x="38.932cm" svg:y="7.39cm" svg:viewBox="0 0 0 124" draw:points="0,0 0,124">
          <text:p/>
        </draw:polygon>
        <draw:line draw:style-name="gr72" draw:text-style-name="P68" draw:layer="layout" svg:x1="38.932cm" svg:y1="7.39cm" svg:x2="38.932cm" svg:y2="7.514cm">
          <text:p/>
        </draw:line>
        <draw:frame draw:style-name="gr185" draw:text-style-name="P175" draw:layer="layout" svg:width="4.625cm" svg:height="0.39cm" svg:x="34.538cm" svg:y="7.568cm">
          <draw:text-box>
            <text:p text:style-name="P1"><text:span text:style-name="T1">5</text:span><text:span text:style-name="T1"> </text:span><text:span text:style-name="T1">1</text:span><text:span text:style-name="T1">0</text:span><text:span text:style-name="T1"> </text:span><text:span text:style-name="T1">1</text:span><text:span text:style-name="T1">5</text:span><text:span text:style-name="T1"> </text:span><text:span text:style-name="T1">2</text:span><text:span text:style-name="T1">0</text:span><text:span text:style-name="T1"> </text:span><text:span text:style-name="T1">2</text:span><text:span text:style-name="T1">5</text:span><text:span text:style-name="T1"> </text:span><text:span text:style-name="T1">3</text:span><text:span text:style-name="T1">0</text:span><text:span text:style-name="T1"> </text:span><text:span text:style-name="T1">3</text:span><text:span text:style-name="T1">5</text:span><text:span text:style-name="T1"> </text:span><text:span text:style-name="T1">4</text:span><text:span text:style-name="T1">0</text:span><text:span text:style-name="T1"> </text:span><text:span text:style-name="T1">4</text:span><text:span text:style-name="T1">5</text:span><text:span text:style-name="T1"> </text:span><text:span text:style-name="T1">5</text:span><text:span text:style-name="T1">0</text:span><text:span text:style-name="T1"> </text:span><text:span text:style-name="T1">5</text:span><text:span text:style-name="T1">5</text:span></text:p>
          </draw:text-box>
        </draw:frame>
        <draw:polygon draw:style-name="gr71" draw:text-style-name="P67" draw:layer="layout" svg:width="0.122cm" svg:height="0cm" svg:x="34.029cm" svg:y="3.303cm" svg:viewBox="0 0 123 0" draw:points="123,0 0,0">
          <text:p/>
        </draw:polygon>
        <draw:line draw:style-name="gr72" draw:text-style-name="P68" draw:layer="layout" svg:x1="34.152cm" svg:y1="3.303cm" svg:x2="34.029cm" svg:y2="3.303cm">
          <text:p/>
        </draw:line>
        <draw:polygon draw:style-name="gr71" draw:text-style-name="P67" draw:layer="layout" svg:width="0.122cm" svg:height="0cm" svg:x="34.029cm" svg:y="4.046cm" svg:viewBox="0 0 123 0" draw:points="123,0 0,0">
          <text:p/>
        </draw:polygon>
        <draw:line draw:style-name="gr72" draw:text-style-name="P68" draw:layer="layout" svg:x1="34.152cm" svg:y1="4.046cm" svg:x2="34.029cm" svg:y2="4.046cm">
          <text:p/>
        </draw:line>
        <draw:frame draw:style-name="gr185" draw:text-style-name="P175" draw:layer="layout" svg:width="0.849cm" svg:height="0.39cm" svg:x="33.063cm" svg:y="3.111cm">
          <draw:text-box>
            <text:p text:style-name="P1"><text:span text:style-name="T1">p</text:span><text:span text:style-name="T1">r</text:span><text:span text:style-name="T1">e</text:span><text:span text:style-name="T1">f</text:span><text:span text:style-name="T1">i</text:span><text:span text:style-name="T1">x</text:span></text:p>
          </draw:text-box>
        </draw:frame>
        <draw:polygon draw:style-name="gr71" draw:text-style-name="P67" draw:layer="layout" svg:width="0.122cm" svg:height="0cm" svg:x="34.029cm" svg:y="4.789cm" svg:viewBox="0 0 123 0" draw:points="123,0 0,0">
          <text:p/>
        </draw:polygon>
        <draw:line draw:style-name="gr72" draw:text-style-name="P68" draw:layer="layout" svg:x1="34.152cm" svg:y1="4.789cm" svg:x2="34.029cm" svg:y2="4.789cm">
          <text:p/>
        </draw:line>
        <draw:frame draw:style-name="gr185" draw:text-style-name="P175" draw:layer="layout" svg:width="1.577cm" svg:height="0.39cm" svg:x="32.428cm" svg:y="3.81cm">
          <draw:text-box>
            <text:p text:style-name="P176"><text:span text:style-name="T1">s</text:span><text:span text:style-name="T1">u</text:span><text:span text:style-name="T1">b</text:span><text:span text:style-name="T1">j</text:span><text:span text:style-name="T1">_</text:span><text:span text:style-name="T1">[</text:span><text:span text:style-name="T1">:</text:span><text:span text:style-name="T1">-</text:span><text:span text:style-name="T1">2</text:span><text:span text:style-name="T1">]</text:span><text:span text:style-name="T1">*</text:span></text:p>
          </draw:text-box>
        </draw:frame>
        <draw:polygon draw:style-name="gr71" draw:text-style-name="P67" draw:layer="layout" svg:width="0.122cm" svg:height="0cm" svg:x="34.029cm" svg:y="5.532cm" svg:viewBox="0 0 123 0" draw:points="123,0 0,0">
          <text:p/>
        </draw:polygon>
        <draw:line draw:style-name="gr72" draw:text-style-name="P68" draw:layer="layout" svg:x1="34.152cm" svg:y1="5.532cm" svg:x2="34.029cm" svg:y2="5.532cm">
          <text:p/>
        </draw:line>
        <draw:frame draw:style-name="gr185" draw:text-style-name="P175" draw:layer="layout" svg:width="1.479cm" svg:height="0.39cm" svg:x="32.473cm" svg:y="4.572cm">
          <draw:text-box>
            <text:p text:style-name="P1"><text:span text:style-name="T1">s</text:span><text:span text:style-name="T1">u</text:span><text:span text:style-name="T1">b</text:span><text:span text:style-name="T1">j</text:span><text:span text:style-name="T1">_</text:span><text:span text:style-name="T1">[</text:span><text:span text:style-name="T1">-</text:span><text:span text:style-name="T1">2</text:span><text:span text:style-name="T1">]</text:span><text:span text:style-name="T1">*</text:span></text:p>
          </draw:text-box>
        </draw:frame>
        <draw:polygon draw:style-name="gr71" draw:text-style-name="P67" draw:layer="layout" svg:width="0.122cm" svg:height="0cm" svg:x="34.029cm" svg:y="6.275cm" svg:viewBox="0 0 123 0" draw:points="123,0 0,0">
          <text:p/>
        </draw:polygon>
        <draw:line draw:style-name="gr72" draw:text-style-name="P68" draw:layer="layout" svg:x1="34.152cm" svg:y1="6.275cm" svg:x2="34.029cm" svg:y2="6.275cm">
          <text:p/>
        </draw:line>
        <draw:frame draw:style-name="gr185" draw:text-style-name="P175" draw:layer="layout" svg:width="1.336cm" svg:height="0.39cm" svg:x="32.616cm" svg:y="5.334cm">
          <draw:text-box>
            <text:p text:style-name="P1"><text:span text:style-name="T1">s</text:span><text:span text:style-name="T1">u</text:span><text:span text:style-name="T1">b</text:span><text:span text:style-name="T1">_</text:span><text:span text:style-name="T1">l</text:span><text:span text:style-name="T1">a</text:span><text:span text:style-name="T1">s</text:span><text:span text:style-name="T1">t</text:span><text:span text:style-name="T1">*</text:span></text:p>
          </draw:text-box>
        </draw:frame>
        <draw:polygon draw:style-name="gr71" draw:text-style-name="P67" draw:layer="layout" svg:width="0.122cm" svg:height="0cm" svg:x="34.029cm" svg:y="7.019cm" svg:viewBox="0 0 123 0" draw:points="123,0 0,0">
          <text:p/>
        </draw:polygon>
        <draw:line draw:style-name="gr72" draw:text-style-name="P68" draw:layer="layout" svg:x1="34.152cm" svg:y1="7.019cm" svg:x2="34.029cm" svg:y2="7.019cm">
          <text:p/>
        </draw:line>
        <draw:frame draw:style-name="gr185" draw:text-style-name="P175" draw:layer="layout" svg:width="1.742cm" svg:height="0.39cm" svg:x="32.174cm" svg:y="6.087cm">
          <draw:text-box>
            <text:p text:style-name="P1"><text:span text:style-name="T1">o</text:span><text:span text:style-name="T1">t</text:span><text:span text:style-name="T1">h</text:span><text:span text:style-name="T1">e</text:span><text:span text:style-name="T1">r</text:span><text:span text:style-name="T1"> </text:span><text:span text:style-name="T1">t</text:span><text:span text:style-name="T1">o</text:span><text:span text:style-name="T1">k</text:span><text:span text:style-name="T1">e</text:span><text:span text:style-name="T1">n</text:span><text:span text:style-name="T1">s</text:span></text:p>
          </draw:text-box>
        </draw:frame>
        <draw:line draw:style-name="gr80" draw:text-style-name="P68" draw:layer="layout" svg:x1="34.152cm" svg:y1="7.39cm" svg:x2="34.152cm" svg:y2="2.931cm">
          <text:p/>
        </draw:line>
        <draw:line draw:style-name="gr80" draw:text-style-name="P68" draw:layer="layout" svg:x1="39.664cm" svg:y1="7.39cm" svg:x2="39.664cm" svg:y2="2.931cm">
          <text:p/>
        </draw:line>
        <draw:line draw:style-name="gr80" draw:text-style-name="P68" draw:layer="layout" svg:x1="34.152cm" svg:y1="7.39cm" svg:x2="39.664cm" svg:y2="7.39cm">
          <text:p/>
        </draw:line>
        <draw:line draw:style-name="gr80" draw:text-style-name="P68" draw:layer="layout" svg:x1="34.152cm" svg:y1="2.931cm" svg:x2="39.664cm" svg:y2="2.931cm">
          <text:p/>
        </draw:line>
        <draw:frame draw:style-name="gr185" draw:text-style-name="P175" draw:layer="layout" svg:width="1.365cm" svg:height="0.39cm" svg:x="32.544cm" svg:y="6.827cm">
          <draw:text-box>
            <text:p text:style-name="P1"><text:span text:style-name="T1">l</text:span><text:span text:style-name="T1">a</text:span><text:span text:style-name="T1">s</text:span><text:span text:style-name="T1">t</text:span><text:span text:style-name="T1"> </text:span><text:span text:style-name="T1">t</text:span><text:span text:style-name="T1">o</text:span><text:span text:style-name="T1">k</text:span><text:span text:style-name="T1">e</text:span><text:span text:style-name="T1">n</text:span></text:p>
          </draw:text-box>
        </draw:frame>
        <draw:polygon draw:style-name="gr12" draw:text-style-name="P8" draw:layer="layout" svg:width="0.223cm" svg:height="4.459cm" svg:x="40.008cm" svg:y="2.931cm" svg:viewBox="0 0 224 4460" draw:points="0,4460 224,4460 224,0 0,0">
          <text:p/>
        </draw:polygon>
        <draw:frame draw:style-name="gr82" draw:text-style-name="P68" draw:layer="layout" svg:width="0.219cm" svg:height="4.452cm" svg:x="40.011cm" svg:y="2.926cm">
          <draw:image xlink:href="Pictures/100000000000001A0000020EA3D83DAC695DBB61.png" xlink:type="simple" xlink:show="embed" xlink:actuate="onLoad" loext:mime-type="image/png">
            <text:p/>
          </draw:image>
        </draw:frame>
        <draw:polygon draw:style-name="gr71" draw:text-style-name="P67" draw:layer="layout" svg:width="0.123cm" svg:height="0cm" svg:x="40.231cm" svg:y="7.39cm" svg:viewBox="0 0 124 0" draw:points="0,0 124,0">
          <text:p/>
        </draw:polygon>
        <draw:line draw:style-name="gr72" draw:text-style-name="P68" draw:layer="layout" svg:x1="40.231cm" svg:y1="7.39cm" svg:x2="40.355cm" svg:y2="7.39cm">
          <text:p/>
        </draw:line>
        <draw:polygon draw:style-name="gr71" draw:text-style-name="P67" draw:layer="layout" svg:width="0.123cm" svg:height="0cm" svg:x="40.231cm" svg:y="6.498cm" svg:viewBox="0 0 124 0" draw:points="0,0 124,0">
          <text:p/>
        </draw:polygon>
        <draw:line draw:style-name="gr72" draw:text-style-name="P68" draw:layer="layout" svg:x1="40.231cm" svg:y1="6.498cm" svg:x2="40.355cm" svg:y2="6.498cm">
          <text:p/>
        </draw:line>
        <draw:frame draw:style-name="gr185" draw:text-style-name="P175" draw:layer="layout" svg:width="0.447cm" svg:height="0.39cm" svg:x="40.479cm" svg:y="7.199cm">
          <draw:text-box>
            <text:p text:style-name="P1"><text:span text:style-name="T1">0</text:span><text:span text:style-name="T1">.</text:span><text:span text:style-name="T1">0</text:span></text:p>
          </draw:text-box>
        </draw:frame>
        <draw:polygon draw:style-name="gr71" draw:text-style-name="P67" draw:layer="layout" svg:width="0.123cm" svg:height="0cm" svg:x="40.231cm" svg:y="5.606cm" svg:viewBox="0 0 124 0" draw:points="0,0 124,0">
          <text:p/>
        </draw:polygon>
        <draw:line draw:style-name="gr72" draw:text-style-name="P68" draw:layer="layout" svg:x1="40.231cm" svg:y1="5.606cm" svg:x2="40.355cm" svg:y2="5.606cm">
          <text:p/>
        </draw:line>
        <draw:frame draw:style-name="gr185" draw:text-style-name="P175" draw:layer="layout" svg:width="0.447cm" svg:height="0.39cm" svg:x="40.479cm" svg:y="6.307cm">
          <draw:text-box>
            <text:p text:style-name="P1"><text:span text:style-name="T1">0</text:span><text:span text:style-name="T1">.</text:span><text:span text:style-name="T1">1</text:span></text:p>
          </draw:text-box>
        </draw:frame>
        <draw:polygon draw:style-name="gr71" draw:text-style-name="P67" draw:layer="layout" svg:width="0.123cm" svg:height="0cm" svg:x="40.231cm" svg:y="4.715cm" svg:viewBox="0 0 124 0" draw:points="0,0 124,0">
          <text:p/>
        </draw:polygon>
        <draw:line draw:style-name="gr72" draw:text-style-name="P68" draw:layer="layout" svg:x1="40.231cm" svg:y1="4.715cm" svg:x2="40.355cm" svg:y2="4.715cm">
          <text:p/>
        </draw:line>
        <draw:frame draw:style-name="gr185" draw:text-style-name="P175" draw:layer="layout" svg:width="0.447cm" svg:height="0.39cm" svg:x="40.479cm" svg:y="5.415cm">
          <draw:text-box>
            <text:p text:style-name="P1"><text:span text:style-name="T1">0</text:span><text:span text:style-name="T1">.</text:span><text:span text:style-name="T1">2</text:span></text:p>
          </draw:text-box>
        </draw:frame>
        <draw:polygon draw:style-name="gr71" draw:text-style-name="P67" draw:layer="layout" svg:width="0.123cm" svg:height="0cm" svg:x="40.231cm" svg:y="3.823cm" svg:viewBox="0 0 124 0" draw:points="0,0 124,0">
          <text:p/>
        </draw:polygon>
        <draw:line draw:style-name="gr72" draw:text-style-name="P68" draw:layer="layout" svg:x1="40.231cm" svg:y1="3.823cm" svg:x2="40.355cm" svg:y2="3.823cm">
          <text:p/>
        </draw:line>
        <draw:frame draw:style-name="gr185" draw:text-style-name="P175" draw:layer="layout" svg:width="0.447cm" svg:height="0.39cm" svg:x="40.479cm" svg:y="4.523cm">
          <draw:text-box>
            <text:p text:style-name="P1"><text:span text:style-name="T1">0</text:span><text:span text:style-name="T1">.</text:span><text:span text:style-name="T1">3</text:span></text:p>
          </draw:text-box>
        </draw:frame>
        <draw:polygon draw:style-name="gr71" draw:text-style-name="P67" draw:layer="layout" svg:width="0.123cm" svg:height="0cm" svg:x="40.231cm" svg:y="2.931cm" svg:viewBox="0 0 124 0" draw:points="0,0 124,0">
          <text:p/>
        </draw:polygon>
        <draw:line draw:style-name="gr72" draw:text-style-name="P68" draw:layer="layout" svg:x1="40.231cm" svg:y1="2.931cm" svg:x2="40.355cm" svg:y2="2.931cm">
          <text:p/>
        </draw:line>
        <draw:frame draw:style-name="gr185" draw:text-style-name="P175" draw:layer="layout" svg:width="0.447cm" svg:height="0.39cm" svg:x="40.479cm" svg:y="3.631cm">
          <draw:text-box>
            <text:p text:style-name="P1"><text:span text:style-name="T1">0</text:span><text:span text:style-name="T1">.</text:span><text:span text:style-name="T1">4</text:span></text:p>
          </draw:text-box>
        </draw:frame>
        <draw:polygon draw:style-name="gr80" draw:text-style-name="P68" draw:layer="layout" svg:width="0.223cm" svg:height="4.459cm" svg:x="40.008cm" svg:y="2.931cm" svg:viewBox="0 0 224 4460" draw:points="0,4460 113,4460 224,4460 224,0 113,0 0,0">
          <text:p/>
        </draw:polygon>
        <draw:frame draw:style-name="gr185" draw:text-style-name="P175" draw:layer="layout" svg:width="0.447cm" svg:height="0.39cm" svg:x="40.479cm" svg:y="2.74cm">
          <draw:text-box>
            <text:p text:style-name="P1"><text:span text:style-name="T1">0</text:span><text:span text:style-name="T1">.</text:span><text:span text:style-name="T1">5</text:span></text:p>
          </draw:text-box>
        </draw:frame>
        <draw:frame draw:style-name="gr185" draw:text-style-name="P175" draw:layer="layout" svg:width="0.352cm" svg:height="0.39cm" svg:x="39.994cm" svg:y="7.506cm">
          <draw:text-box>
            <text:p text:style-name="P1"><text:span text:style-name="T1">I</text:span><text:span text:style-name="T1">E</text:span></text:p>
          </draw:text-box>
        </draw:frame>
        <draw:frame draw:style-name="gr186" draw:text-style-name="P177" draw:layer="layout" svg:width="0.502cm" svg:height="0.585cm" svg:x="34.935cm" svg:y="1.981cm">
          <draw:text-box>
            <text:p text:style-name="P1"><text:span text:style-name="T10">I</text:span><text:span text:style-name="T10">E</text:span><text:span text:style-name="T2"> </text:span></text:p>
          </draw:text-box>
        </draw:frame>
        <draw:frame draw:style-name="gr187" draw:text-style-name="P179" draw:layer="layout" svg:width="0.662cm" svg:height="0.53cm" svg:x="35.403cm" svg:y="2.309cm">
          <draw:text-box>
            <text:p text:style-name="P178"><text:span text:style-name="T11">o</text:span></text:p>
          </draw:text-box>
        </draw:frame>
        <draw:frame draw:style-name="gr5" draw:text-style-name="P181" draw:layer="layout" svg:width="0.159cm" svg:height="0.289cm" svg:x="35.696cm" svg:y="2.199cm">
          <draw:text-box>
            <text:p text:style-name="P180"><text:span text:style-name="T12">(</text:span></text:p>
          </draw:text-box>
        </draw:frame>
        <draw:frame draw:style-name="gr6" draw:text-style-name="P182" draw:layer="layout" svg:width="0.129cm" svg:height="0.32cm" svg:x="35.805cm" svg:y="2.209cm">
          <draw:text-box>
            <text:p text:style-name="P180"><text:span text:style-name="T13">l</text:span></text:p>
          </draw:text-box>
        </draw:frame>
        <draw:frame draw:style-name="gr7" draw:text-style-name="P181" draw:layer="layout" svg:width="0.108cm" svg:height="0.289cm" svg:x="35.893cm" svg:y="2.199cm">
          <draw:text-box>
            <text:p text:style-name="P180"><text:span text:style-name="T12">)</text:span></text:p>
          </draw:text-box>
        </draw:frame>
        <draw:frame draw:style-name="gr188" draw:text-style-name="P183" draw:layer="layout" svg:width="0.208cm" svg:height="0.379cm" svg:x="35.606cm" svg:y="2.642cm">
          <draw:text-box draw:corner-radius="0.057cm">
            <text:p text:style-name="P180"><text:span text:style-name="T14">i</text:span></text:p>
          </draw:text-box>
        </draw:frame>
        <draw:frame draw:style-name="gr186" draw:text-style-name="P185" draw:layer="layout" svg:width="0.328cm" svg:height="0.628cm" svg:x="36.1cm" svg:y="1.905cm">
          <draw:text-box>
            <text:p text:style-name="P184"><text:span text:style-name="T15">- </text:span></text:p>
          </draw:text-box>
        </draw:frame>
        <draw:frame draw:style-name="gr5" draw:text-style-name="P187" draw:layer="layout" svg:width="0.193cm" svg:height="0.513cm" svg:x="36.297cm" svg:y="2.079cm">
          <draw:text-box>
            <text:p text:style-name="P186"><text:span text:style-name="T16">(</text:span></text:p>
          </draw:text-box>
        </draw:frame>
        <draw:frame draw:style-name="gr186" draw:text-style-name="P189" draw:layer="layout" svg:width="0.404cm" svg:height="0.547cm" svg:x="37.642cm" svg:y="2.039cm">
          <draw:text-box>
            <text:p text:style-name="P188"><text:span text:style-name="T17">+</text:span><text:span text:style-name="T17"> </text:span></text:p>
          </draw:text-box>
        </draw:frame>
        <draw:frame draw:style-name="gr189" draw:text-style-name="P185" draw:layer="layout" svg:width="0.193cm" svg:height="0.513cm" svg:x="39.094cm" svg:y="2.124cm">
          <draw:text-box>
            <text:p text:style-name="P184"><text:span text:style-name="T18">)</text:span></text:p>
          </draw:text-box>
        </draw:frame>
        <draw:frame draw:style-name="gr186" draw:text-style-name="P177" draw:layer="layout" svg:width="0.502cm" svg:height="0.585cm" svg:x="36.535cm" svg:y="1.981cm">
          <draw:text-box>
            <text:p text:style-name="P1"><text:span text:style-name="T10">I</text:span><text:span text:style-name="T10">E</text:span><text:span text:style-name="T2"> </text:span></text:p>
          </draw:text-box>
        </draw:frame>
        <draw:frame draw:style-name="gr187" draw:text-style-name="P179" draw:layer="layout" svg:width="0.662cm" svg:height="0.53cm" svg:x="37.003cm" svg:y="2.309cm">
          <draw:text-box>
            <text:p text:style-name="P178"><text:span text:style-name="T11">g</text:span></text:p>
          </draw:text-box>
        </draw:frame>
        <draw:frame draw:style-name="gr5" draw:text-style-name="P181" draw:layer="layout" svg:width="0.159cm" svg:height="0.289cm" svg:x="37.296cm" svg:y="2.199cm">
          <draw:text-box>
            <text:p text:style-name="P180"><text:span text:style-name="T12">(</text:span></text:p>
          </draw:text-box>
        </draw:frame>
        <draw:frame draw:style-name="gr6" draw:text-style-name="P182" draw:layer="layout" svg:width="0.129cm" svg:height="0.32cm" svg:x="37.405cm" svg:y="2.209cm">
          <draw:text-box>
            <text:p text:style-name="P180"><text:span text:style-name="T13">l</text:span></text:p>
          </draw:text-box>
        </draw:frame>
        <draw:frame draw:style-name="gr7" draw:text-style-name="P181" draw:layer="layout" svg:width="0.108cm" svg:height="0.289cm" svg:x="37.493cm" svg:y="2.199cm">
          <draw:text-box>
            <text:p text:style-name="P180"><text:span text:style-name="T12">)</text:span></text:p>
          </draw:text-box>
        </draw:frame>
        <draw:frame draw:style-name="gr9" draw:text-style-name="P183" draw:layer="layout" svg:width="0.208cm" svg:height="0.319cm" svg:x="37.183cm" svg:y="2.7cm">
          <draw:text-box draw:corner-radius="0.057cm">
            <text:p text:style-name="P180"><text:span text:style-name="T14">i</text:span></text:p>
          </draw:text-box>
        </draw:frame>
        <draw:frame draw:style-name="gr186" draw:text-style-name="P177" draw:layer="layout" svg:width="0.502cm" svg:height="0.585cm" svg:x="38.035cm" svg:y="1.981cm">
          <draw:text-box>
            <text:p text:style-name="P1"><text:span text:style-name="T10">I</text:span><text:span text:style-name="T10">E</text:span><text:span text:style-name="T2"> </text:span></text:p>
          </draw:text-box>
        </draw:frame>
        <draw:frame draw:style-name="gr187" draw:text-style-name="P179" draw:layer="layout" svg:width="0.662cm" svg:height="0.53cm" svg:x="38.546cm" svg:y="2.309cm">
          <draw:text-box>
            <text:p text:style-name="P178"><text:span text:style-name="T11">s</text:span></text:p>
          </draw:text-box>
        </draw:frame>
        <draw:frame draw:style-name="gr5" draw:text-style-name="P181" draw:layer="layout" svg:width="0.159cm" svg:height="0.289cm" svg:x="38.796cm" svg:y="2.199cm">
          <draw:text-box>
            <text:p text:style-name="P180"><text:span text:style-name="T12">(</text:span></text:p>
          </draw:text-box>
        </draw:frame>
        <draw:frame draw:style-name="gr6" draw:text-style-name="P182" draw:layer="layout" svg:width="0.129cm" svg:height="0.32cm" svg:x="38.905cm" svg:y="2.209cm">
          <draw:text-box>
            <text:p text:style-name="P180"><text:span text:style-name="T13">l</text:span></text:p>
          </draw:text-box>
        </draw:frame>
        <draw:frame draw:style-name="gr7" draw:text-style-name="P181" draw:layer="layout" svg:width="0.108cm" svg:height="0.289cm" svg:x="38.993cm" svg:y="2.199cm">
          <draw:text-box>
            <text:p text:style-name="P180"><text:span text:style-name="T12">)</text:span></text:p>
          </draw:text-box>
        </draw:frame>
        <draw:frame draw:style-name="gr190" draw:text-style-name="P183" draw:layer="layout" svg:width="0.203cm" svg:height="0.367cm" svg:x="38.681cm" svg:y="2.6cm">
          <draw:text-box draw:corner-radius="0.132cm">
            <text:p text:style-name="P180"><text:span text:style-name="T14">i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" svg:font-family="NimbusRoman"/>
    <style:font-face style:name="OpenSymbol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NimbusRoman1" svg:font-family="NimbusRoman" style:font-pitch="variable"/>
    <style:font-face style:name="OpenSymbol1" svg:font-family="Open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47.117cm" fo:page-height="11.5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04T13:43:10.236110201</dc:date>
    <meta:editing-duration>PT56M32S</meta:editing-duration>
    <meta:editing-cycles>3</meta:editing-cycles>
    <meta:generator>LibreOffice/6.4.7.2$Linux_X86_64 LibreOffice_project/40$Build-2</meta:generator>
    <meta:document-statistic meta:object-count="1348"/>
  </office:meta>
</office:document-meta>
</file>